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72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4543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4055in"/>
    </style:style>
    <style:style style:name="co8" style:family="table-column">
      <style:table-column-properties fo:break-before="auto" style:column-width="1.4417in"/>
    </style:style>
    <style:style style:name="co9" style:family="table-column">
      <style:table-column-properties fo:break-before="auto" style:column-width="1.5in"/>
    </style:style>
    <style:style style:name="co10" style:family="table-column">
      <style:table-column-properties fo:break-before="auto" style:column-width="1.71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ext-properties fo:font-weight="bold"/>
    </style:style>
    <style:style style:name="ce2" style:family="table-cell" style:parent-style-name="Default" style:data-style-name="N107"/>
    <style:style style:name="ce3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row table:style-name="ro1">
          <table:table-cell office:value-type="string">
            <text:p>I</text:p>
          </table:table-cell>
          <table:table-cell/>
          <table:table-cell office:value-type="string">
            <text:p>W</text:p>
          </table:table-cell>
          <table:table-cell office:value-type="string">
            <text:p>Q</text:p>
          </table:table-cell>
          <table:table-cell table:number-columns-repeated="2"/>
          <table:table-cell table:style-name="ce1" table:formula="oooc:=PRODUCT([.J5:.J295])" office:value-type="float" office:value="0.12989496066989">
            <text:p>0.129894961</text:p>
          </table:table-cell>
          <table:table-cell table:formula="oooc:=SUM([.K5:.K295])" office:value-type="float" office:value="2.94458263298211">
            <text:p>2.944582633</text:p>
          </table:table-cell>
          <table:table-cell table:style-name="ce1" table:formula="oooc:=2^-[.H1]" office:value-type="float" office:value="0.12989496066989">
            <text:p>0.129894961</text:p>
          </table:table-cell>
          <table:table-cell table:style-name="Default" table:number-columns-repeated="2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ooc:=([.A2]+[.D2])/3" office:value-type="float" office:value="50">
            <text:p>50</text:p>
          </table:table-cell>
          <table:table-cell table:formula="oooc:=([.A2]+MOD([.A2];2))/2 + MOD([.A2];2)" office:value-type="float" office:value="50">
            <text:p>50</text:p>
          </table:table-cell>
          <table:table-cell table:number-columns-repeated="3"/>
          <table:table-cell table:style-name="Default" table:formula="oooc:=PI()" office:value-type="float" office:value="3.14159265358979">
            <text:p>3.14</text:p>
          </table:table-cell>
          <table:table-cell table:style-name="Default" table:formula="oooc:=2^-[.H2]" office:value-type="float" office:value="0.113314732296761">
            <text:p>0.11</text:p>
          </table:table-cell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table:number-columns-repeated="4"/>
        </table:table-row>
        <table:table-row table:style-name="ro1">
          <table:table-cell office:value-type="string">
            <text:p>K</text:p>
          </table:table-cell>
          <table:table-cell office:value-type="string">
            <text:p>Logk</text:p>
          </table:table-cell>
          <table:table-cell office:value-type="string">
            <text:p>3k+q</text:p>
          </table:table-cell>
          <table:table-cell office:value-type="string">
            <text:p>k+w</text:p>
          </table:table-cell>
          <table:table-cell/>
          <table:table-cell office:value-type="string">
            <text:p>(3k+q,k+w)</text:p>
          </table:table-cell>
          <table:table-cell office:value-type="string">
            <text:p>2^(3k+q)</text:p>
          </table:table-cell>
          <table:table-cell table:style-name="Default"/>
          <table:table-cell table:style-name="Default" office:value-type="string">
            <text:p>(3k+q,k+w)/2^(3k+q)</text:p>
          </table:table-cell>
          <table:table-cell table:style-name="Default" office:value-type="string">
            <text:p>1-(3k+q,k+w)/2^(3k+q)</text:p>
          </table:table-cell>
          <table:table-cell table:style-name="Default" office:value-type="string">
            <text:p>-log2(1-(3k+q,k+w)/2^(3k+q))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ooc:=3*[.A5]+[.D$2]" office:value-type="float" office:value="50">
            <text:p>50</text:p>
          </table:table-cell>
          <table:table-cell table:formula="oooc:=[.A5]+[.C$2]" office:value-type="float" office:value="50">
            <text:p>50</text:p>
          </table:table-cell>
          <table:table-cell table:formula="oooc:=[.C5]-[.D5]" office:value-type="float" office:value="0">
            <text:p>0</text:p>
          </table:table-cell>
          <table:table-cell table:formula="oooc:=COMBIN([.C5];[.D5])" office:value-type="float" office:value="1">
            <text:p>1</text:p>
          </table:table-cell>
          <table:table-cell table:formula="oooc:=2^(3*[.A5]+[.D$2])" office:value-type="float" office:value="1.12589990684262E+015">
            <text:p>1.13E+015</text:p>
          </table:table-cell>
          <table:table-cell table:formula="oooc:=[.F5]/[.G5]" office:value-type="float" office:value="8.88178419700125E-016">
            <text:p>0.000000000</text:p>
          </table:table-cell>
          <table:table-cell table:formula="oooc:=BINOMDIST([.D5];[.C5];0.5;0)" office:value-type="float" office:value="8.88178419700125E-016">
            <text:p>0.000000000000</text:p>
          </table:table-cell>
          <table:table-cell table:formula="oooc:=1-[.I5]" office:value-type="float" office:value="0.999999999999999">
            <text:p>1.000000000</text:p>
          </table:table-cell>
          <table:table-cell table:formula="oooc:=-LOG([.J5];2)" office:value-type="float" office:value="1.28137060152597E-015">
            <text:p>0.000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LOG([.A6];2)" office:value-type="float" office:value="0">
            <text:p>0</text:p>
          </table:table-cell>
          <table:table-cell table:formula="oooc:=3*[.A6]+[.D$2]" office:value-type="float" office:value="53">
            <text:p>53</text:p>
          </table:table-cell>
          <table:table-cell table:formula="oooc:=[.A6]+[.C$2]" office:value-type="float" office:value="51">
            <text:p>51</text:p>
          </table:table-cell>
          <table:table-cell table:formula="oooc:=[.C6]-[.D6]" office:value-type="float" office:value="2">
            <text:p>2</text:p>
          </table:table-cell>
          <table:table-cell table:formula="oooc:=COMBIN([.C6];[.D6])" office:value-type="float" office:value="1378">
            <text:p>1378</text:p>
          </table:table-cell>
          <table:table-cell table:formula="oooc:=2^(3*[.A6]+[.D$2])" office:value-type="float" office:value="9.00719925474099E+015">
            <text:p>9.01E+015</text:p>
          </table:table-cell>
          <table:table-cell table:formula="oooc:=[.F6]/[.G6]" office:value-type="float" office:value="0.000000000000152988732793347">
            <text:p>0.000000000</text:p>
          </table:table-cell>
          <table:table-cell table:formula="oooc:=BINOMDIST([.D6];[.C6];0.5;0)" office:value-type="float" office:value="0.000000000000152988732793347">
            <text:p>0.000000000000</text:p>
          </table:table-cell>
          <table:table-cell table:formula="oooc:=1-[.I6]" office:value-type="float" office:value="0.999999999999847">
            <text:p>1.000000000</text:p>
          </table:table-cell>
          <table:table-cell table:formula="oooc:=-LOG([.J6];2)" office:value-type="float" office:value="0.000000000000220716086112865">
            <text:p>0.00000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LOG([.A7];2)" office:value-type="float" office:value="1">
            <text:p>1</text:p>
          </table:table-cell>
          <table:table-cell table:formula="oooc:=3*[.A7]+[.D$2]" office:value-type="float" office:value="56">
            <text:p>56</text:p>
          </table:table-cell>
          <table:table-cell table:formula="oooc:=[.A7]+[.C$2]" office:value-type="float" office:value="52">
            <text:p>52</text:p>
          </table:table-cell>
          <table:table-cell table:formula="oooc:=[.C7]-[.D7]" office:value-type="float" office:value="4">
            <text:p>4</text:p>
          </table:table-cell>
          <table:table-cell table:formula="oooc:=COMBIN([.C7];[.D7])" office:value-type="float" office:value="367290">
            <text:p>367290</text:p>
          </table:table-cell>
          <table:table-cell table:formula="oooc:=2^(3*[.A7]+[.D$2])" office:value-type="float" office:value="7.20575940379279E+016">
            <text:p>7.21E+016</text:p>
          </table:table-cell>
          <table:table-cell table:formula="oooc:=[.F7]/[.G7]" office:value-type="float" office:value="0.00000000000509717268393217">
            <text:p>0.000000000</text:p>
          </table:table-cell>
          <table:table-cell table:formula="oooc:=BINOMDIST([.D7];[.C7];0.5;0)" office:value-type="float" office:value="0.00000000000509717268393217">
            <text:p>0.000000000005</text:p>
          </table:table-cell>
          <table:table-cell table:formula="oooc:=1-[.I7]" office:value-type="float" office:value="0.999999999994903">
            <text:p>1.000000000</text:p>
          </table:table-cell>
          <table:table-cell table:formula="oooc:=-LOG([.J7];2)" office:value-type="float" office:value="0.00000000000735362571085108">
            <text:p>0.00000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LOG([.A8];2)" office:value-type="float" office:value="1.58496250072116">
            <text:p>1.58</text:p>
          </table:table-cell>
          <table:table-cell table:formula="oooc:=3*[.A8]+[.D$2]" office:value-type="float" office:value="59">
            <text:p>59</text:p>
          </table:table-cell>
          <table:table-cell table:formula="oooc:=[.A8]+[.C$2]" office:value-type="float" office:value="53">
            <text:p>53</text:p>
          </table:table-cell>
          <table:table-cell table:formula="oooc:=[.C8]-[.D8]" office:value-type="float" office:value="6">
            <text:p>6</text:p>
          </table:table-cell>
          <table:table-cell table:formula="oooc:=COMBIN([.C8];[.D8])" office:value-type="float" office:value="45057474">
            <text:p>45057474</text:p>
          </table:table-cell>
          <table:table-cell table:formula="oooc:=2^(3*[.A8]+[.D$2])" office:value-type="float" office:value="5.76460752303424E+017">
            <text:p>5.76E+017</text:p>
          </table:table-cell>
          <table:table-cell table:formula="oooc:=[.F8]/[.G8]" office:value-type="float" office:value="0.0000000000781622579160146">
            <text:p>0.000000000</text:p>
          </table:table-cell>
          <table:table-cell table:formula="oooc:=BINOMDIST([.D8];[.C8];0.5;0)" office:value-type="float" office:value="0.0000000000781622579160146">
            <text:p>0.000000000078</text:p>
          </table:table-cell>
          <table:table-cell table:formula="oooc:=1-[.I8]" office:value-type="float" office:value="0.999999999921838">
            <text:p>1.000000000</text:p>
          </table:table-cell>
          <table:table-cell table:formula="oooc:=-LOG([.J8];2)" office:value-type="float" office:value="0.000000000112764296879171">
            <text:p>0.00000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LOG([.A9];2)" office:value-type="float" office:value="2">
            <text:p>2</text:p>
          </table:table-cell>
          <table:table-cell table:formula="oooc:=3*[.A9]+[.D$2]" office:value-type="float" office:value="62">
            <text:p>62</text:p>
          </table:table-cell>
          <table:table-cell table:formula="oooc:=[.A9]+[.C$2]" office:value-type="float" office:value="54">
            <text:p>54</text:p>
          </table:table-cell>
          <table:table-cell table:formula="oooc:=[.C9]-[.D9]" office:value-type="float" office:value="8">
            <text:p>8</text:p>
          </table:table-cell>
          <table:table-cell table:formula="oooc:=COMBIN([.C9];[.D9])" office:value-type="float" office:value="3381098545">
            <text:p>3381098545</text:p>
          </table:table-cell>
          <table:table-cell table:formula="oooc:=2^(3*[.A9]+[.D$2])" office:value-type="float" office:value="4.61168601842739E+018">
            <text:p>4.61E+018</text:p>
          </table:table-cell>
          <table:table-cell table:formula="oooc:=[.F9]/[.G9]" office:value-type="float" office:value="0.000000000733158877575316">
            <text:p>0.000000001</text:p>
          </table:table-cell>
          <table:table-cell table:formula="oooc:=BINOMDIST([.D9];[.C9];0.5;0)" office:value-type="float" office:value="0.000000000733158877575316">
            <text:p>0.000000000733</text:p>
          </table:table-cell>
          <table:table-cell table:formula="oooc:=1-[.I9]" office:value-type="float" office:value="0.999999999266841">
            <text:p>0.999999999</text:p>
          </table:table-cell>
          <table:table-cell table:formula="oooc:=-LOG([.J9];2)" office:value-type="float" office:value="0.00000000105772466192047">
            <text:p>0.00000000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LOG([.A10];2)" office:value-type="float" office:value="2.32192809488736">
            <text:p>2.32</text:p>
          </table:table-cell>
          <table:table-cell table:formula="oooc:=3*[.A10]+[.D$2]" office:value-type="float" office:value="65">
            <text:p>65</text:p>
          </table:table-cell>
          <table:table-cell table:formula="oooc:=[.A10]+[.C$2]" office:value-type="float" office:value="55">
            <text:p>55</text:p>
          </table:table-cell>
          <table:table-cell table:formula="oooc:=[.C10]-[.D10]" office:value-type="float" office:value="10">
            <text:p>10</text:p>
          </table:table-cell>
          <table:table-cell table:formula="oooc:=COMBIN([.C10];[.D10])" office:value-type="float" office:value="179013799328">
            <text:p>179013799328</text:p>
          </table:table-cell>
          <table:table-cell table:formula="oooc:=2^(3*[.A10]+[.D$2])" office:value-type="float" office:value="3.68934881474191E+019">
            <text:p>3.69E+019</text:p>
          </table:table-cell>
          <table:table-cell table:formula="oooc:=[.F10]/[.G10]" office:value-type="float" office:value="0.00000000485217875340754">
            <text:p>0.000000005</text:p>
          </table:table-cell>
          <table:table-cell table:formula="oooc:=BINOMDIST([.D10];[.C10];0.5;0)" office:value-type="float" office:value="0.00000000485217875340754">
            <text:p>0.000000004852</text:p>
          </table:table-cell>
          <table:table-cell table:formula="oooc:=1-[.I10]" office:value-type="float" office:value="0.999999995147821">
            <text:p>0.999999995</text:p>
          </table:table-cell>
          <table:table-cell table:formula="oooc:=-LOG([.J10];2)" office:value-type="float" office:value="0.00000000700021426580643">
            <text:p>0.00000000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ooc:=LOG([.A11];2)" office:value-type="float" office:value="2.58496250072116">
            <text:p>2.58</text:p>
          </table:table-cell>
          <table:table-cell table:formula="oooc:=3*[.A11]+[.D$2]" office:value-type="float" office:value="68">
            <text:p>68</text:p>
          </table:table-cell>
          <table:table-cell table:formula="oooc:=[.A11]+[.C$2]" office:value-type="float" office:value="56">
            <text:p>56</text:p>
          </table:table-cell>
          <table:table-cell table:formula="oooc:=[.C11]-[.D11]" office:value-type="float" office:value="12">
            <text:p>12</text:p>
          </table:table-cell>
          <table:table-cell table:formula="oooc:=COMBIN([.C11];[.D11])" office:value-type="float" office:value="7282025622664">
            <text:p>7282025622664</text:p>
          </table:table-cell>
          <table:table-cell table:formula="oooc:=2^(3*[.A11]+[.D$2])" office:value-type="float" office:value="2.95147905179353E+020">
            <text:p>2.95E+020</text:p>
          </table:table-cell>
          <table:table-cell table:formula="oooc:=[.F11]/[.G11]" office:value-type="float" office:value="0.0000000246724625005857">
            <text:p>0.000000025</text:p>
          </table:table-cell>
          <table:table-cell table:formula="oooc:=BINOMDIST([.D11];[.C11];0.5;0)" office:value-type="float" office:value="0.0000000246724625005857">
            <text:p>0.000000024672</text:p>
          </table:table-cell>
          <table:table-cell table:formula="oooc:=1-[.I11]" office:value-type="float" office:value="0.999999975327537">
            <text:p>0.999999975</text:p>
          </table:table-cell>
          <table:table-cell table:formula="oooc:=-LOG([.J11];2)" office:value-type="float" office:value="0.000000035594839759582">
            <text:p>0.00000003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LOG([.A12];2)" office:value-type="float" office:value="2.8073549220576">
            <text:p>2.81</text:p>
          </table:table-cell>
          <table:table-cell table:formula="oooc:=3*[.A12]+[.D$2]" office:value-type="float" office:value="71">
            <text:p>71</text:p>
          </table:table-cell>
          <table:table-cell table:formula="oooc:=[.A12]+[.C$2]" office:value-type="float" office:value="57">
            <text:p>57</text:p>
          </table:table-cell>
          <table:table-cell table:formula="oooc:=[.C12]-[.D12]" office:value-type="float" office:value="14">
            <text:p>14</text:p>
          </table:table-cell>
          <table:table-cell table:formula="oooc:=COMBIN([.C12];[.D12])" office:value-type="float" office:value="240719591939480">
            <text:p>240719591939480</text:p>
          </table:table-cell>
          <table:table-cell table:formula="oooc:=2^(3*[.A12]+[.D$2])" office:value-type="float" office:value="2.36118324143482E+021">
            <text:p>2.36E+021</text:p>
          </table:table-cell>
          <table:table-cell table:formula="oooc:=[.F12]/[.G12]" office:value-type="float" office:value="0.000000101948712711175">
            <text:p>0.000000102</text:p>
          </table:table-cell>
          <table:table-cell table:formula="oooc:=BINOMDIST([.D12];[.C12];0.5;0)" office:value-type="float" office:value="0.000000101948712711175">
            <text:p>0.000000101949</text:p>
          </table:table-cell>
          <table:table-cell table:formula="oooc:=1-[.I12]" office:value-type="float" office:value="0.999999898051287">
            <text:p>0.999999898</text:p>
          </table:table-cell>
          <table:table-cell table:formula="oooc:=-LOG([.J12];2)" office:value-type="float" office:value="0.00000014708090972613">
            <text:p>0.00000014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LOG([.A13];2)" office:value-type="float" office:value="3">
            <text:p>3</text:p>
            <draw:frame table:end-cell-address="Sheet1.K40" table:end-x="0.1472in" table:end-y="0.0433in" draw:z-index="0" svg:width="9.1961in" svg:height="4.5291in" svg:x="0.3941in" svg:y="0.0343in">
              <draw:object draw:notify-on-update-of-ranges="Sheet1.A4:Sheet1.A300 Sheet1.K4:Sheet1.K3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ooc:=3*[.A13]+[.D$2]" office:value-type="float" office:value="74">
            <text:p>74</text:p>
          </table:table-cell>
          <table:table-cell table:formula="oooc:=[.A13]+[.C$2]" office:value-type="float" office:value="58">
            <text:p>58</text:p>
          </table:table-cell>
          <table:table-cell table:formula="oooc:=[.C13]-[.D13]" office:value-type="float" office:value="16">
            <text:p>16</text:p>
          </table:table-cell>
          <table:table-cell table:formula="oooc:=COMBIN([.C13];[.D13])" office:value-type="float" office:value="6.72603742581244E+015">
            <text:p>6.73E+015</text:p>
          </table:table-cell>
          <table:table-cell table:formula="oooc:=2^(3*[.A13]+[.D$2])" office:value-type="float" office:value="1.88894659314786E+022">
            <text:p>1.89E+022</text:p>
          </table:table-cell>
          <table:table-cell table:formula="oooc:=[.F13]/[.G13]" office:value-type="float" office:value="0.00000035607345650804">
            <text:p>0.000000356</text:p>
          </table:table-cell>
          <table:table-cell table:formula="oooc:=BINOMDIST([.D13];[.C13];0.5;0)" office:value-type="float" office:value="0.00000035607345650804">
            <text:p>0.000000356073</text:p>
          </table:table-cell>
          <table:table-cell table:formula="oooc:=1-[.I13]" office:value-type="float" office:value="0.999999643926543">
            <text:p>0.999999644</text:p>
          </table:table-cell>
          <table:table-cell table:formula="oooc:=-LOG([.J13];2)" office:value-type="float" office:value="0.000000513705501340015">
            <text:p>0.00000051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ooc:=LOG([.A14];2)" office:value-type="float" office:value="3.16992500144231">
            <text:p>3.17</text:p>
          </table:table-cell>
          <table:table-cell table:formula="oooc:=3*[.A14]+[.D$2]" office:value-type="float" office:value="77">
            <text:p>77</text:p>
          </table:table-cell>
          <table:table-cell table:formula="oooc:=[.A14]+[.C$2]" office:value-type="float" office:value="59">
            <text:p>59</text:p>
          </table:table-cell>
          <table:table-cell table:formula="oooc:=[.C14]-[.D14]" office:value-type="float" office:value="18">
            <text:p>18</text:p>
          </table:table-cell>
          <table:table-cell table:formula="oooc:=COMBIN([.C14];[.D14])" office:value-type="float" office:value="1.63512674542433E+017">
            <text:p>1.64E+017</text:p>
          </table:table-cell>
          <table:table-cell table:formula="oooc:=2^(3*[.A14]+[.D$2])" office:value-type="float" office:value="1.51115727451829E+023">
            <text:p>1.51E+023</text:p>
          </table:table-cell>
          <table:table-cell table:formula="oooc:=[.F14]/[.G14]" office:value-type="float" office:value="0.00000108203611430555">
            <text:p>0.000001082</text:p>
          </table:table-cell>
          <table:table-cell table:formula="oooc:=BINOMDIST([.D14];[.C14];0.5;0)" office:value-type="float" office:value="0.00000108203611430555">
            <text:p>0.000001082036</text:p>
          </table:table-cell>
          <table:table-cell table:formula="oooc:=1-[.I14]" office:value-type="float" office:value="0.999998917963886">
            <text:p>0.999998918</text:p>
          </table:table-cell>
          <table:table-cell table:formula="oooc:=-LOG([.J14];2)" office:value-type="float" office:value="0.00000156104898066703">
            <text:p>0.0000015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LOG([.A15];2)" office:value-type="float" office:value="3.32192809488736">
            <text:p>3.32</text:p>
          </table:table-cell>
          <table:table-cell table:formula="oooc:=3*[.A15]+[.D$2]" office:value-type="float" office:value="80">
            <text:p>80</text:p>
          </table:table-cell>
          <table:table-cell table:formula="oooc:=[.A15]+[.C$2]" office:value-type="float" office:value="60">
            <text:p>60</text:p>
          </table:table-cell>
          <table:table-cell table:formula="oooc:=[.C15]-[.D15]" office:value-type="float" office:value="20">
            <text:p>20</text:p>
          </table:table-cell>
          <table:table-cell table:formula="oooc:=COMBIN([.C15];[.D15])" office:value-type="float" office:value="3.53531614221217E+018">
            <text:p>3.54E+018</text:p>
          </table:table-cell>
          <table:table-cell table:formula="oooc:=2^(3*[.A15]+[.D$2])" office:value-type="float" office:value="1.20892581961463E+024">
            <text:p>1.21E+024</text:p>
          </table:table-cell>
          <table:table-cell table:formula="oooc:=[.F15]/[.G15]" office:value-type="float" office:value="0.00000292434497208367">
            <text:p>0.000002924</text:p>
          </table:table-cell>
          <table:table-cell table:formula="oooc:=BINOMDIST([.D15];[.C15];0.5;0)" office:value-type="float" office:value="0.00000292434497208367">
            <text:p>0.000002924345</text:p>
          </table:table-cell>
          <table:table-cell table:formula="oooc:=1-[.I15]" office:value-type="float" office:value="0.999997075655028">
            <text:p>0.999997076</text:p>
          </table:table-cell>
          <table:table-cell table:formula="oooc:=-LOG([.J15];2)" office:value-type="float" office:value="0.00000421894415787552">
            <text:p>0.0000042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LOG([.A16];2)" office:value-type="float" office:value="3.4594316186373">
            <text:p>3.46</text:p>
          </table:table-cell>
          <table:table-cell table:formula="oooc:=3*[.A16]+[.D$2]" office:value-type="float" office:value="83">
            <text:p>83</text:p>
          </table:table-cell>
          <table:table-cell table:formula="oooc:=[.A16]+[.C$2]" office:value-type="float" office:value="61">
            <text:p>61</text:p>
          </table:table-cell>
          <table:table-cell table:formula="oooc:=[.C16]-[.D16]" office:value-type="float" office:value="22">
            <text:p>22</text:p>
          </table:table-cell>
          <table:table-cell table:formula="oooc:=COMBIN([.C16];[.D16])" office:value-type="float" office:value="6.91565642883962E+019">
            <text:p>6.92E+019</text:p>
          </table:table-cell>
          <table:table-cell table:formula="oooc:=2^(3*[.A16]+[.D$2])" office:value-type="float" office:value="9.67140655691703E+024">
            <text:p>9.67E+024</text:p>
          </table:table-cell>
          <table:table-cell table:formula="oooc:=[.F16]/[.G16]" office:value-type="float" office:value="0.0000071506211512673">
            <text:p>0.000007151</text:p>
          </table:table-cell>
          <table:table-cell table:formula="oooc:=BINOMDIST([.D16];[.C16];0.5;0)" office:value-type="float" office:value="0.0000071506211512673">
            <text:p>0.000007150621</text:p>
          </table:table-cell>
          <table:table-cell table:formula="oooc:=1-[.I16]" office:value-type="float" office:value="0.999992849378849">
            <text:p>0.999992849</text:p>
          </table:table-cell>
          <table:table-cell table:formula="oooc:=-LOG([.J16];2)" office:value-type="float" office:value="0.0000103162025579404">
            <text:p>0.0000103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LOG([.A17];2)" office:value-type="float" office:value="3.58496250072116">
            <text:p>3.58</text:p>
          </table:table-cell>
          <table:table-cell table:formula="oooc:=3*[.A17]+[.D$2]" office:value-type="float" office:value="86">
            <text:p>86</text:p>
          </table:table-cell>
          <table:table-cell table:formula="oooc:=[.A17]+[.C$2]" office:value-type="float" office:value="62">
            <text:p>62</text:p>
          </table:table-cell>
          <table:table-cell table:formula="oooc:=[.C17]-[.D17]" office:value-type="float" office:value="24">
            <text:p>24</text:p>
          </table:table-cell>
          <table:table-cell table:formula="oooc:=COMBIN([.C17];[.D17])" office:value-type="float" office:value="1.2407929153707E+021">
            <text:p>1.24E+021</text:p>
          </table:table-cell>
          <table:table-cell table:formula="oooc:=2^(3*[.A17]+[.D$2])" office:value-type="float" office:value="7.73712524553363E+025">
            <text:p>7.74E+025</text:p>
          </table:table-cell>
          <table:table-cell table:formula="oooc:=[.F17]/[.G17]" office:value-type="float" office:value="0.0000160368725591842">
            <text:p>0.000016037</text:p>
          </table:table-cell>
          <table:table-cell table:formula="oooc:=BINOMDIST([.D17];[.C17];0.5;0)" office:value-type="float" office:value="0.0000160368725591842">
            <text:p>0.000016036873</text:p>
          </table:table-cell>
          <table:table-cell table:formula="oooc:=1-[.I17]" office:value-type="float" office:value="0.999983963127441">
            <text:p>0.999983963</text:p>
          </table:table-cell>
          <table:table-cell table:formula="oooc:=-LOG([.J17];2)" office:value-type="float" office:value="0.0000231365020314928">
            <text:p>0.0000231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LOG([.A18];2)" office:value-type="float" office:value="3.70043971814109">
            <text:p>3.7</text:p>
          </table:table-cell>
          <table:table-cell table:formula="oooc:=3*[.A18]+[.D$2]" office:value-type="float" office:value="89">
            <text:p>89</text:p>
          </table:table-cell>
          <table:table-cell table:formula="oooc:=[.A18]+[.C$2]" office:value-type="float" office:value="63">
            <text:p>63</text:p>
          </table:table-cell>
          <table:table-cell table:formula="oooc:=[.C18]-[.D18]" office:value-type="float" office:value="26">
            <text:p>26</text:p>
          </table:table-cell>
          <table:table-cell table:formula="oooc:=COMBIN([.C18];[.D18])" office:value-type="float" office:value="2.06460669071294E+022">
            <text:p>2.06E+022</text:p>
          </table:table-cell>
          <table:table-cell table:formula="oooc:=2^(3*[.A18]+[.D$2])" office:value-type="float" office:value="6.1897001964269E+026">
            <text:p>6.19E+026</text:p>
          </table:table-cell>
          <table:table-cell table:formula="oooc:=[.F18]/[.G18]" office:value-type="float" office:value="0.0000333555200606447">
            <text:p>0.000033356</text:p>
          </table:table-cell>
          <table:table-cell table:formula="oooc:=BINOMDIST([.D18];[.C18];0.5;0)" office:value-type="float" office:value="0.0000333555200606447">
            <text:p>0.000033355520</text:p>
          </table:table-cell>
          <table:table-cell table:formula="oooc:=1-[.I18]" office:value-type="float" office:value="0.999966644479939">
            <text:p>0.999966644</text:p>
          </table:table-cell>
          <table:table-cell table:formula="oooc:=-LOG([.J18];2)" office:value-type="float" office:value="0.0000481226459602097">
            <text:p>0.0000481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ooc:=LOG([.A19];2)" office:value-type="float" office:value="3.8073549220576">
            <text:p>3.81</text:p>
          </table:table-cell>
          <table:table-cell table:formula="oooc:=3*[.A19]+[.D$2]" office:value-type="float" office:value="92">
            <text:p>92</text:p>
          </table:table-cell>
          <table:table-cell table:formula="oooc:=[.A19]+[.C$2]" office:value-type="float" office:value="64">
            <text:p>64</text:p>
          </table:table-cell>
          <table:table-cell table:formula="oooc:=[.C19]-[.D19]" office:value-type="float" office:value="28">
            <text:p>28</text:p>
          </table:table-cell>
          <table:table-cell table:formula="oooc:=COMBIN([.C19];[.D19])" office:value-type="float" office:value="3.2151947943915E+023">
            <text:p>3.22E+023</text:p>
          </table:table-cell>
          <table:table-cell table:formula="oooc:=2^(3*[.A19]+[.D$2])" office:value-type="float" office:value="4.95176015714152E+027">
            <text:p>4.95E+027</text:p>
          </table:table-cell>
          <table:table-cell table:formula="oooc:=[.F19]/[.G19]" office:value-type="float" office:value="0.0000649303417847185">
            <text:p>0.000064930</text:p>
          </table:table-cell>
          <table:table-cell table:formula="oooc:=BINOMDIST([.D19];[.C19];0.5;0)" office:value-type="float" office:value="0.0000649303417847185">
            <text:p>0.000064930342</text:p>
          </table:table-cell>
          <table:table-cell table:formula="oooc:=1-[.I19]" office:value-type="float" office:value="0.999935069658215">
            <text:p>0.999935070</text:p>
          </table:table-cell>
          <table:table-cell table:formula="oooc:=-LOG([.J19];2)" office:value-type="float" office:value="0.0000936777233921872">
            <text:p>0.00009367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ooc:=LOG([.A20];2)" office:value-type="float" office:value="3.90689059560852">
            <text:p>3.91</text:p>
          </table:table-cell>
          <table:table-cell table:formula="oooc:=3*[.A20]+[.D$2]" office:value-type="float" office:value="95">
            <text:p>95</text:p>
          </table:table-cell>
          <table:table-cell table:formula="oooc:=[.A20]+[.C$2]" office:value-type="float" office:value="65">
            <text:p>65</text:p>
          </table:table-cell>
          <table:table-cell table:formula="oooc:=[.C20]-[.D20]" office:value-type="float" office:value="30">
            <text:p>30</text:p>
          </table:table-cell>
          <table:table-cell table:formula="oooc:=COMBIN([.C20];[.D20])" office:value-type="float" office:value="4.72181631263342E+024">
            <text:p>4.72E+024</text:p>
          </table:table-cell>
          <table:table-cell table:formula="oooc:=2^(3*[.A20]+[.D$2])" office:value-type="float" office:value="3.96140812571322E+028">
            <text:p>3.96E+028</text:p>
          </table:table-cell>
          <table:table-cell table:formula="oooc:=[.F20]/[.G20]" office:value-type="float" office:value="0.000119195401301483">
            <text:p>0.000119195</text:p>
          </table:table-cell>
          <table:table-cell table:formula="oooc:=BINOMDIST([.D20];[.C20];0.5;0)" office:value-type="float" office:value="0.000119195401301483">
            <text:p>0.000119195401</text:p>
          </table:table-cell>
          <table:table-cell table:formula="oooc:=1-[.I20]" office:value-type="float" office:value="0.999880804598699">
            <text:p>0.999880805</text:p>
          </table:table-cell>
          <table:table-cell table:formula="oooc:=-LOG([.J20];2)" office:value-type="float" office:value="0.000171972863745251">
            <text:p>0.00017197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ooc:=LOG([.A21];2)" office:value-type="float" office:value="4">
            <text:p>4</text:p>
          </table:table-cell>
          <table:table-cell table:formula="oooc:=3*[.A21]+[.D$2]" office:value-type="float" office:value="98">
            <text:p>98</text:p>
          </table:table-cell>
          <table:table-cell table:formula="oooc:=[.A21]+[.C$2]" office:value-type="float" office:value="66">
            <text:p>66</text:p>
          </table:table-cell>
          <table:table-cell table:formula="oooc:=[.C21]-[.D21]" office:value-type="float" office:value="32">
            <text:p>32</text:p>
          </table:table-cell>
          <table:table-cell table:formula="oooc:=COMBIN([.C21];[.D21])" office:value-type="float" office:value="6.58146420350341E+025">
            <text:p>6.58E+025</text:p>
          </table:table-cell>
          <table:table-cell table:formula="oooc:=2^(3*[.A21]+[.D$2])" office:value-type="float" office:value="3.16912650057057E+029">
            <text:p>3.17E+029</text:p>
          </table:table-cell>
          <table:table-cell table:formula="oooc:=[.F21]/[.G21]" office:value-type="float" office:value="0.000207674392370216">
            <text:p>0.000207674</text:p>
          </table:table-cell>
          <table:table-cell table:formula="oooc:=BINOMDIST([.D21];[.C21];0.5;0)" office:value-type="float" office:value="0.000207674392370216">
            <text:p>0.000207674392</text:p>
          </table:table-cell>
          <table:table-cell table:formula="oooc:=1-[.I21]" office:value-type="float" office:value="0.99979232560763">
            <text:p>0.999792326</text:p>
          </table:table-cell>
          <table:table-cell table:formula="oooc:=-LOG([.J21];2)" office:value-type="float" office:value="0.000299641931047192">
            <text:p>0.0002996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ooc:=LOG([.A22];2)" office:value-type="float" office:value="4.08746284125034">
            <text:p>4.09</text:p>
          </table:table-cell>
          <table:table-cell table:formula="oooc:=3*[.A22]+[.D$2]" office:value-type="float" office:value="101">
            <text:p>101</text:p>
          </table:table-cell>
          <table:table-cell table:formula="oooc:=[.A22]+[.C$2]" office:value-type="float" office:value="67">
            <text:p>67</text:p>
          </table:table-cell>
          <table:table-cell table:formula="oooc:=[.C22]-[.D22]" office:value-type="float" office:value="34">
            <text:p>34</text:p>
          </table:table-cell>
          <table:table-cell table:formula="oooc:=COMBIN([.C22];[.D22])" office:value-type="float" office:value="8.7540985674343E+026">
            <text:p>8.75E+026</text:p>
          </table:table-cell>
          <table:table-cell table:formula="oooc:=2^(3*[.A22]+[.D$2])" office:value-type="float" office:value="2.53530120045646E+030">
            <text:p>2.54E+030</text:p>
          </table:table-cell>
          <table:table-cell table:formula="oooc:=[.F22]/[.G22]" office:value-type="float" office:value="0.000345288306015009">
            <text:p>0.000345288</text:p>
          </table:table-cell>
          <table:table-cell table:formula="oooc:=BINOMDIST([.D22];[.C22];0.5;0)" office:value-type="float" office:value="0.000345288306015009">
            <text:p>0.000345288306</text:p>
          </table:table-cell>
          <table:table-cell table:formula="oooc:=1-[.I22]" office:value-type="float" office:value="0.999654711693985">
            <text:p>0.999654712</text:p>
          </table:table-cell>
          <table:table-cell table:formula="oooc:=-LOG([.J22];2)" office:value-type="float" office:value="0.000498231748513955">
            <text:p>0.00049823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ooc:=LOG([.A23];2)" office:value-type="float" office:value="4.16992500144231">
            <text:p>4.17</text:p>
          </table:table-cell>
          <table:table-cell table:formula="oooc:=3*[.A23]+[.D$2]" office:value-type="float" office:value="104">
            <text:p>104</text:p>
          </table:table-cell>
          <table:table-cell table:formula="oooc:=[.A23]+[.C$2]" office:value-type="float" office:value="68">
            <text:p>68</text:p>
          </table:table-cell>
          <table:table-cell table:formula="oooc:=[.C23]-[.D23]" office:value-type="float" office:value="36">
            <text:p>36</text:p>
          </table:table-cell>
          <table:table-cell table:formula="oooc:=COMBIN([.C23];[.D23])" office:value-type="float" office:value="1.11635599826615E+028">
            <text:p>1.12E+028</text:p>
          </table:table-cell>
          <table:table-cell table:formula="oooc:=2^(3*[.A23]+[.D$2])" office:value-type="float" office:value="2.02824096036517E+031">
            <text:p>2.03E+031</text:p>
          </table:table-cell>
          <table:table-cell table:formula="oooc:=[.F23]/[.G23]" office:value-type="float" office:value="0.000550406002088211">
            <text:p>0.000550406</text:p>
          </table:table-cell>
          <table:table-cell table:formula="oooc:=BINOMDIST([.D23];[.C23];0.5;0)" office:value-type="float" office:value="0.000550406002088211">
            <text:p>0.000550406002</text:p>
          </table:table-cell>
          <table:table-cell table:formula="oooc:=1-[.I23]" office:value-type="float" office:value="0.999449593997912">
            <text:p>0.999449594</text:p>
          </table:table-cell>
          <table:table-cell table:formula="oooc:=-LOG([.J23];2)" office:value-type="float" office:value="0.000794286619807392">
            <text:p>0.0007942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LOG([.A24];2)" office:value-type="float" office:value="4.24792751344359">
            <text:p>4.25</text:p>
          </table:table-cell>
          <table:table-cell table:formula="oooc:=3*[.A24]+[.D$2]" office:value-type="float" office:value="107">
            <text:p>107</text:p>
          </table:table-cell>
          <table:table-cell table:formula="oooc:=[.A24]+[.C$2]" office:value-type="float" office:value="69">
            <text:p>69</text:p>
          </table:table-cell>
          <table:table-cell table:formula="oooc:=[.C24]-[.D24]" office:value-type="float" office:value="38">
            <text:p>38</text:p>
          </table:table-cell>
          <table:table-cell table:formula="oooc:=COMBIN([.C24];[.D24])" office:value-type="float" office:value="1.3703996556117E+029">
            <text:p>1.37E+029</text:p>
          </table:table-cell>
          <table:table-cell table:formula="oooc:=2^(3*[.A24]+[.D$2])" office:value-type="float" office:value="1.62259276829213E+032">
            <text:p>1.62E+032</text:p>
          </table:table-cell>
          <table:table-cell table:formula="oooc:=[.F24]/[.G24]" office:value-type="float" office:value="0.00084457399440657">
            <text:p>0.000844574</text:p>
          </table:table-cell>
          <table:table-cell table:formula="oooc:=BINOMDIST([.D24];[.C24];0.5;0)" office:value-type="float" office:value="0.00084457399440657">
            <text:p>0.000844573994</text:p>
          </table:table-cell>
          <table:table-cell table:formula="oooc:=1-[.I24]" office:value-type="float" office:value="0.999155426005594">
            <text:p>0.999155426</text:p>
          </table:table-cell>
          <table:table-cell table:formula="oooc:=-LOG([.J24];2)" office:value-type="float" office:value="0.00121897754425009">
            <text:p>0.00121897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LOG([.A25];2)" office:value-type="float" office:value="4.32192809488736">
            <text:p>4.32</text:p>
          </table:table-cell>
          <table:table-cell table:formula="oooc:=3*[.A25]+[.D$2]" office:value-type="float" office:value="110">
            <text:p>110</text:p>
          </table:table-cell>
          <table:table-cell table:formula="oooc:=[.A25]+[.C$2]" office:value-type="float" office:value="70">
            <text:p>70</text:p>
          </table:table-cell>
          <table:table-cell table:formula="oooc:=[.C25]-[.D25]" office:value-type="float" office:value="40">
            <text:p>40</text:p>
          </table:table-cell>
          <table:table-cell table:formula="oooc:=COMBIN([.C25];[.D25])" office:value-type="float" office:value="1.62505304216548E+030">
            <text:p>1.63E+030</text:p>
          </table:table-cell>
          <table:table-cell table:formula="oooc:=2^(3*[.A25]+[.D$2])" office:value-type="float" office:value="1.29807421463371E+033">
            <text:p>1.30E+033</text:p>
          </table:table-cell>
          <table:table-cell table:formula="oooc:=[.F25]/[.G25]" office:value-type="float" office:value="0.00125189532604963">
            <text:p>0.001251895</text:p>
          </table:table-cell>
          <table:table-cell table:formula="oooc:=BINOMDIST([.D25];[.C25];0.5;0)" office:value-type="float" office:value="0.00125189532604963">
            <text:p>0.001251895326</text:p>
          </table:table-cell>
          <table:table-cell table:formula="oooc:=1-[.I25]" office:value-type="float" office:value="0.99874810467395">
            <text:p>0.998748105</text:p>
          </table:table-cell>
          <table:table-cell table:formula="oooc:=-LOG([.J25];2)" office:value-type="float" office:value="0.00180723464908803">
            <text:p>0.0018072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ooc:=LOG([.A26];2)" office:value-type="float" office:value="4.39231742277876">
            <text:p>4.39</text:p>
          </table:table-cell>
          <table:table-cell table:formula="oooc:=3*[.A26]+[.D$2]" office:value-type="float" office:value="113">
            <text:p>113</text:p>
          </table:table-cell>
          <table:table-cell table:formula="oooc:=[.A26]+[.C$2]" office:value-type="float" office:value="71">
            <text:p>71</text:p>
          </table:table-cell>
          <table:table-cell table:formula="oooc:=[.C26]-[.D26]" office:value-type="float" office:value="42">
            <text:p>42</text:p>
          </table:table-cell>
          <table:table-cell table:formula="oooc:=COMBIN([.C26];[.D26])" office:value-type="float" office:value="1.86721999843184E+031">
            <text:p>1.87E+031</text:p>
          </table:table-cell>
          <table:table-cell table:formula="oooc:=2^(3*[.A26]+[.D$2])" office:value-type="float" office:value="1.03845937170697E+034">
            <text:p>1.04E+034</text:p>
          </table:table-cell>
          <table:table-cell table:formula="oooc:=[.F26]/[.G26]" office:value-type="float" office:value="0.00179806745386929">
            <text:p>0.001798067</text:p>
          </table:table-cell>
          <table:table-cell table:formula="oooc:=BINOMDIST([.D26];[.C26];0.5;0)" office:value-type="float" office:value="0.00179806745386929">
            <text:p>0.001798067454</text:p>
          </table:table-cell>
          <table:table-cell table:formula="oooc:=1-[.I26]" office:value-type="float" office:value="0.998201932546131">
            <text:p>0.998201933</text:p>
          </table:table-cell>
          <table:table-cell table:formula="oooc:=-LOG([.J26];2)" office:value-type="float" office:value="0.00259639794835767">
            <text:p>0.00259639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ooc:=LOG([.A27];2)" office:value-type="float" office:value="4.4594316186373">
            <text:p>4.46</text:p>
          </table:table-cell>
          <table:table-cell table:formula="oooc:=3*[.A27]+[.D$2]" office:value-type="float" office:value="116">
            <text:p>116</text:p>
          </table:table-cell>
          <table:table-cell table:formula="oooc:=[.A27]+[.C$2]" office:value-type="float" office:value="72">
            <text:p>72</text:p>
          </table:table-cell>
          <table:table-cell table:formula="oooc:=[.C27]-[.D27]" office:value-type="float" office:value="44">
            <text:p>44</text:p>
          </table:table-cell>
          <table:table-cell table:formula="oooc:=COMBIN([.C27];[.D27])" office:value-type="float" office:value="2.08450308669193E+032">
            <text:p>2.08E+032</text:p>
          </table:table-cell>
          <table:table-cell table:formula="oooc:=2^(3*[.A27]+[.D$2])" office:value-type="float" office:value="8.30767497365573E+034">
            <text:p>8.31E+034</text:p>
          </table:table-cell>
          <table:table-cell table:formula="oooc:=[.F27]/[.G27]" office:value-type="float" office:value="0.00250912932114225">
            <text:p>0.002509129</text:p>
          </table:table-cell>
          <table:table-cell table:formula="oooc:=BINOMDIST([.D27];[.C27];0.5;0)" office:value-type="float" office:value="0.00250912932114225">
            <text:p>0.002509129321</text:p>
          </table:table-cell>
          <table:table-cell table:formula="oooc:=1-[.I27]" office:value-type="float" office:value="0.997490870678858">
            <text:p>0.997490871</text:p>
          </table:table-cell>
          <table:table-cell table:formula="oooc:=-LOG([.J27];2)" office:value-type="float" office:value="0.00362445744872975">
            <text:p>0.00362445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ooc:=LOG([.A28];2)" office:value-type="float" office:value="4.52356195605701">
            <text:p>4.52</text:p>
          </table:table-cell>
          <table:table-cell table:formula="oooc:=3*[.A28]+[.D$2]" office:value-type="float" office:value="119">
            <text:p>119</text:p>
          </table:table-cell>
          <table:table-cell table:formula="oooc:=[.A28]+[.C$2]" office:value-type="float" office:value="73">
            <text:p>73</text:p>
          </table:table-cell>
          <table:table-cell table:formula="oooc:=[.C28]-[.D28]" office:value-type="float" office:value="46">
            <text:p>46</text:p>
          </table:table-cell>
          <table:table-cell table:formula="oooc:=COMBIN([.C28];[.D28])" office:value-type="float" office:value="2.26633532140122E+033">
            <text:p>2.27E+033</text:p>
          </table:table-cell>
          <table:table-cell table:formula="oooc:=2^(3*[.A28]+[.D$2])" office:value-type="float" office:value="6.64613997892458E+035">
            <text:p>6.65E+035</text:p>
          </table:table-cell>
          <table:table-cell table:formula="oooc:=[.F28]/[.G28]" office:value-type="float" office:value="0.00341000239024147">
            <text:p>0.003410002</text:p>
          </table:table-cell>
          <table:table-cell table:formula="oooc:=BINOMDIST([.D28];[.C28];0.5;0)" office:value-type="float" office:value="0.00341000239024147">
            <text:p>0.003410002390</text:p>
          </table:table-cell>
          <table:table-cell table:formula="oooc:=1-[.I28]" office:value-type="float" office:value="0.996589997609759">
            <text:p>0.996589998</text:p>
          </table:table-cell>
          <table:table-cell table:formula="oooc:=-LOG([.J28];2)" office:value-type="float" office:value="0.00492800056811888">
            <text:p>0.0049280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ooc:=LOG([.A29];2)" office:value-type="float" office:value="4.58496250072116">
            <text:p>4.58</text:p>
          </table:table-cell>
          <table:table-cell table:formula="oooc:=3*[.A29]+[.D$2]" office:value-type="float" office:value="122">
            <text:p>122</text:p>
          </table:table-cell>
          <table:table-cell table:formula="oooc:=[.A29]+[.C$2]" office:value-type="float" office:value="74">
            <text:p>74</text:p>
          </table:table-cell>
          <table:table-cell table:formula="oooc:=[.C29]-[.D29]" office:value-type="float" office:value="48">
            <text:p>48</text:p>
          </table:table-cell>
          <table:table-cell table:formula="oooc:=COMBIN([.C29];[.D29])" office:value-type="float" office:value="2.40480463014123E+034">
            <text:p>2.40E+034</text:p>
          </table:table-cell>
          <table:table-cell table:formula="oooc:=2^(3*[.A29]+[.D$2])" office:value-type="float" office:value="5.31691198313966E+036">
            <text:p>5.32E+036</text:p>
          </table:table-cell>
          <table:table-cell table:formula="oooc:=[.F29]/[.G29]" office:value-type="float" office:value="0.00452293481209967">
            <text:p>0.004522935</text:p>
          </table:table-cell>
          <table:table-cell table:formula="oooc:=BINOMDIST([.D29];[.C29];0.5;0)" office:value-type="float" office:value="0.00452293481209967">
            <text:p>0.004522934812</text:p>
          </table:table-cell>
          <table:table-cell table:formula="oooc:=1-[.I29]" office:value-type="float" office:value="0.9954770651879">
            <text:p>0.995477065</text:p>
          </table:table-cell>
          <table:table-cell table:formula="oooc:=-LOG([.J29];2)" office:value-type="float" office:value="0.00654001683292922">
            <text:p>0.00654001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ooc:=LOG([.A30];2)" office:value-type="float" office:value="4.64385618977472">
            <text:p>4.64</text:p>
          </table:table-cell>
          <table:table-cell table:formula="oooc:=3*[.A30]+[.D$2]" office:value-type="float" office:value="125">
            <text:p>125</text:p>
          </table:table-cell>
          <table:table-cell table:formula="oooc:=[.A30]+[.C$2]" office:value-type="float" office:value="75">
            <text:p>75</text:p>
          </table:table-cell>
          <table:table-cell table:formula="oooc:=[.C30]-[.D30]" office:value-type="float" office:value="50">
            <text:p>50</text:p>
          </table:table-cell>
          <table:table-cell table:formula="oooc:=COMBIN([.C30];[.D30])" office:value-type="float" office:value="2.49510749788531E+035">
            <text:p>2.50E+035</text:p>
          </table:table-cell>
          <table:table-cell table:formula="oooc:=2^(3*[.A30]+[.D$2])" office:value-type="float" office:value="4.25352958651173E+037">
            <text:p>4.25E+037</text:p>
          </table:table-cell>
          <table:table-cell table:formula="oooc:=[.F30]/[.G30]" office:value-type="float" office:value="0.00586596953691703">
            <text:p>0.005865970</text:p>
          </table:table-cell>
          <table:table-cell table:formula="oooc:=BINOMDIST([.D30];[.C30];0.5;0)" office:value-type="float" office:value="0.00586596953691703">
            <text:p>0.005865969537</text:p>
          </table:table-cell>
          <table:table-cell table:formula="oooc:=1-[.I30]" office:value-type="float" office:value="0.994134030463083">
            <text:p>0.994134030</text:p>
          </table:table-cell>
          <table:table-cell table:formula="oooc:=-LOG([.J30];2)" office:value-type="float" office:value="0.00848772393585314">
            <text:p>0.00848772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ooc:=LOG([.A31];2)" office:value-type="float" office:value="4.70043971814109">
            <text:p>4.7</text:p>
          </table:table-cell>
          <table:table-cell table:formula="oooc:=3*[.A31]+[.D$2]" office:value-type="float" office:value="128">
            <text:p>128</text:p>
          </table:table-cell>
          <table:table-cell table:formula="oooc:=[.A31]+[.C$2]" office:value-type="float" office:value="76">
            <text:p>76</text:p>
          </table:table-cell>
          <table:table-cell table:formula="oooc:=[.C31]-[.D31]" office:value-type="float" office:value="52">
            <text:p>52</text:p>
          </table:table-cell>
          <table:table-cell table:formula="oooc:=COMBIN([.C31];[.D31])" office:value-type="float" office:value="2.53563293998004E+036">
            <text:p>2.54E+036</text:p>
          </table:table-cell>
          <table:table-cell table:formula="oooc:=2^(3*[.A31]+[.D$2])" office:value-type="float" office:value="3.40282366920938E+038">
            <text:p>3.40E+038</text:p>
          </table:table-cell>
          <table:table-cell table:formula="oooc:=[.F31]/[.G31]" office:value-type="float" office:value="0.00745155549176361">
            <text:p>0.007451555</text:p>
          </table:table-cell>
          <table:table-cell table:formula="oooc:=BINOMDIST([.D31];[.C31];0.5;0)" office:value-type="float" office:value="0.00745155549176361">
            <text:p>0.007451555492</text:p>
          </table:table-cell>
          <table:table-cell table:formula="oooc:=1-[.I31]" office:value-type="float" office:value="0.992548444508236">
            <text:p>0.992548445</text:p>
          </table:table-cell>
          <table:table-cell table:formula="oooc:=-LOG([.J31];2)" office:value-type="float" office:value="0.0107905755575658">
            <text:p>0.01079057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ooc:=LOG([.A32];2)" office:value-type="float" office:value="4.75488750216347">
            <text:p>4.75</text:p>
          </table:table-cell>
          <table:table-cell table:formula="oooc:=3*[.A32]+[.D$2]" office:value-type="float" office:value="131">
            <text:p>131</text:p>
          </table:table-cell>
          <table:table-cell table:formula="oooc:=[.A32]+[.C$2]" office:value-type="float" office:value="77">
            <text:p>77</text:p>
          </table:table-cell>
          <table:table-cell table:formula="oooc:=[.C32]-[.D32]" office:value-type="float" office:value="54">
            <text:p>54</text:p>
          </table:table-cell>
          <table:table-cell table:formula="oooc:=COMBIN([.C32];[.D32])" office:value-type="float" office:value="2.52772828775352E+037">
            <text:p>2.53E+037</text:p>
          </table:table-cell>
          <table:table-cell table:formula="oooc:=2^(3*[.A32]+[.D$2])" office:value-type="float" office:value="2.72225893536751E+039">
            <text:p>2.72E+039</text:p>
          </table:table-cell>
          <table:table-cell table:formula="oooc:=[.F32]/[.G32]" office:value-type="float" office:value="0.00928540725833738">
            <text:p>0.009285407</text:p>
          </table:table-cell>
          <table:table-cell table:formula="oooc:=BINOMDIST([.D32];[.C32];0.5;0)" office:value-type="float" office:value="0.00928540725833738">
            <text:p>0.009285407258</text:p>
          </table:table-cell>
          <table:table-cell table:formula="oooc:=1-[.I32]" office:value-type="float" office:value="0.990714592741663">
            <text:p>0.990714593</text:p>
          </table:table-cell>
          <table:table-cell table:formula="oooc:=-LOG([.J32];2)" office:value-type="float" office:value="0.0134585924102923">
            <text:p>0.01345859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ooc:=LOG([.A33];2)" office:value-type="float" office:value="4.8073549220576">
            <text:p>4.81</text:p>
          </table:table-cell>
          <table:table-cell table:formula="oooc:=3*[.A33]+[.D$2]" office:value-type="float" office:value="134">
            <text:p>134</text:p>
          </table:table-cell>
          <table:table-cell table:formula="oooc:=[.A33]+[.C$2]" office:value-type="float" office:value="78">
            <text:p>78</text:p>
          </table:table-cell>
          <table:table-cell table:formula="oooc:=[.C33]-[.D33]" office:value-type="float" office:value="56">
            <text:p>56</text:p>
          </table:table-cell>
          <table:table-cell table:formula="oooc:=COMBIN([.C33];[.D33])" office:value-type="float" office:value="2.47522931562326E+038">
            <text:p>2.48E+038</text:p>
          </table:table-cell>
          <table:table-cell table:formula="oooc:=2^(3*[.A33]+[.D$2])" office:value-type="float" office:value="2.17780714829401E+040">
            <text:p>2.18E+040</text:p>
          </table:table-cell>
          <table:table-cell table:formula="oooc:=[.F33]/[.G33]" office:value-type="float" office:value="0.0113656956152533">
            <text:p>0.011365696</text:p>
          </table:table-cell>
          <table:table-cell table:formula="oooc:=BINOMDIST([.D33];[.C33];0.5;0)" office:value-type="float" office:value="0.0113656956152533">
            <text:p>0.011365695615</text:p>
          </table:table-cell>
          <table:table-cell table:formula="oooc:=1-[.I33]" office:value-type="float" office:value="0.988634304384747">
            <text:p>0.988634304</text:p>
          </table:table-cell>
          <table:table-cell table:formula="oooc:=-LOG([.J33];2)" office:value-type="float" office:value="0.0164911278117495">
            <text:p>0.0164911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ooc:=LOG([.A34];2)" office:value-type="float" office:value="4.85798099512757">
            <text:p>4.86</text:p>
          </table:table-cell>
          <table:table-cell table:formula="oooc:=3*[.A34]+[.D$2]" office:value-type="float" office:value="137">
            <text:p>137</text:p>
          </table:table-cell>
          <table:table-cell table:formula="oooc:=[.A34]+[.C$2]" office:value-type="float" office:value="79">
            <text:p>79</text:p>
          </table:table-cell>
          <table:table-cell table:formula="oooc:=[.C34]-[.D34]" office:value-type="float" office:value="58">
            <text:p>58</text:p>
          </table:table-cell>
          <table:table-cell table:formula="oooc:=COMBIN([.C34];[.D34])" office:value-type="float" office:value="2.38384900571018E+039">
            <text:p>2.38E+039</text:p>
          </table:table-cell>
          <table:table-cell table:formula="oooc:=2^(3*[.A34]+[.D$2])" office:value-type="float" office:value="1.74224571863521E+041">
            <text:p>1.74E+041</text:p>
          </table:table-cell>
          <table:table-cell table:formula="oooc:=[.F34]/[.G34]" office:value-type="float" office:value="0.0136826222628205">
            <text:p>0.013682622</text:p>
          </table:table-cell>
          <table:table-cell table:formula="oooc:=BINOMDIST([.D34];[.C34];0.5;0)" office:value-type="float" office:value="0.0136826222628205">
            <text:p>0.013682622263</text:p>
          </table:table-cell>
          <table:table-cell table:formula="oooc:=1-[.I34]" office:value-type="float" office:value="0.98631737773718">
            <text:p>0.986317378</text:p>
          </table:table-cell>
          <table:table-cell table:formula="oooc:=-LOG([.J34];2)" office:value-type="float" office:value="0.0198761423903696">
            <text:p>0.0198761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ooc:=LOG([.A35];2)" office:value-type="float" office:value="4.90689059560852">
            <text:p>4.91</text:p>
          </table:table-cell>
          <table:table-cell table:formula="oooc:=3*[.A35]+[.D$2]" office:value-type="float" office:value="140">
            <text:p>140</text:p>
          </table:table-cell>
          <table:table-cell table:formula="oooc:=[.A35]+[.C$2]" office:value-type="float" office:value="80">
            <text:p>80</text:p>
          </table:table-cell>
          <table:table-cell/>
          <table:table-cell table:formula="oooc:=COMBIN([.C35];[.D35])" office:value-type="float" office:value="2.26051512283E+040">
            <text:p>2.26E+040</text:p>
          </table:table-cell>
          <table:table-cell table:formula="oooc:=2^(3*[.A35]+[.D$2])" office:value-type="float" office:value="1.39379657490816E+042">
            <text:p>1.39E+042</text:p>
          </table:table-cell>
          <table:table-cell table:formula="oooc:=[.F35]/[.G35]" office:value-type="float" office:value="0.0162184006154481">
            <text:p>0.016218401</text:p>
          </table:table-cell>
          <table:table-cell table:formula="oooc:=BINOMDIST([.D35];[.C35];0.5;0)" office:value-type="float" office:value="0.0162184006154481">
            <text:p>0.016218400615</text:p>
          </table:table-cell>
          <table:table-cell table:formula="oooc:=1-[.I35]" office:value-type="float" office:value="0.983781599384552">
            <text:p>0.983781599</text:p>
          </table:table-cell>
          <table:table-cell table:formula="oooc:=-LOG([.J35];2)" office:value-type="float" office:value="0.0235900236896269">
            <text:p>0.02359002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ooc:=LOG([.A36];2)" office:value-type="float" office:value="4.95419631038688">
            <text:p>4.95</text:p>
          </table:table-cell>
          <table:table-cell table:formula="oooc:=3*[.A36]+[.D$2]" office:value-type="float" office:value="143">
            <text:p>143</text:p>
          </table:table-cell>
          <table:table-cell table:formula="oooc:=[.A36]+[.C$2]" office:value-type="float" office:value="81">
            <text:p>81</text:p>
          </table:table-cell>
          <table:table-cell/>
          <table:table-cell table:formula="oooc:=COMBIN([.C36];[.D36])" office:value-type="float" office:value="2.11273179383507E+041">
            <text:p>2.11E+041</text:p>
          </table:table-cell>
          <table:table-cell table:formula="oooc:=2^(3*[.A36]+[.D$2])" office:value-type="float" office:value="1.11503725992653E+043">
            <text:p>1.12E+043</text:p>
          </table:table-cell>
          <table:table-cell table:formula="oooc:=[.F36]/[.G36]" office:value-type="float" office:value="0.0189476340366803">
            <text:p>0.018947634</text:p>
          </table:table-cell>
          <table:table-cell table:formula="oooc:=BINOMDIST([.D36];[.C36];0.5;0)" office:value-type="float" office:value="0.0189476340366803">
            <text:p>0.018947634037</text:p>
          </table:table-cell>
          <table:table-cell table:formula="oooc:=1-[.I36]" office:value-type="float" office:value="0.98105236596332">
            <text:p>0.981052366</text:p>
          </table:table-cell>
          <table:table-cell table:formula="oooc:=-LOG([.J36];2)" office:value-type="float" office:value="0.0275979491673354">
            <text:p>0.02759794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ooc:=LOG([.A37];2)" office:value-type="float" office:value="5">
            <text:p>5</text:p>
          </table:table-cell>
          <table:table-cell table:formula="oooc:=3*[.A37]+[.D$2]" office:value-type="float" office:value="146">
            <text:p>146</text:p>
          </table:table-cell>
          <table:table-cell table:formula="oooc:=[.A37]+[.C$2]" office:value-type="float" office:value="82">
            <text:p>82</text:p>
          </table:table-cell>
          <table:table-cell/>
          <table:table-cell table:formula="oooc:=COMBIN([.C37];[.D37])" office:value-type="float" office:value="1.94801968969897E+042">
            <text:p>1.95E+042</text:p>
          </table:table-cell>
          <table:table-cell table:formula="oooc:=2^(3*[.A37]+[.D$2])" office:value-type="float" office:value="8.92029807941225E+043">
            <text:p>8.92E+043</text:p>
          </table:table-cell>
          <table:table-cell table:formula="oooc:=[.F37]/[.G37]" office:value-type="float" office:value="0.0218380559971974">
            <text:p>0.021838056</text:p>
          </table:table-cell>
          <table:table-cell table:formula="oooc:=BINOMDIST([.D37];[.C37];0.5;0)" office:value-type="float" office:value="0.0218380559971974">
            <text:p>0.021838055997</text:p>
          </table:table-cell>
          <table:table-cell table:formula="oooc:=1-[.I37]" office:value-type="float" office:value="0.978161944002803">
            <text:p>0.978161944</text:p>
          </table:table-cell>
          <table:table-cell table:formula="oooc:=-LOG([.J37];2)" office:value-type="float" office:value="0.0318547580653098">
            <text:p>0.03185475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ooc:=LOG([.A38];2)" office:value-type="float" office:value="5.04439411935845">
            <text:p>5.04</text:p>
          </table:table-cell>
          <table:table-cell table:formula="oooc:=3*[.A38]+[.D$2]" office:value-type="float" office:value="149">
            <text:p>149</text:p>
          </table:table-cell>
          <table:table-cell table:formula="oooc:=[.A38]+[.C$2]" office:value-type="float" office:value="83">
            <text:p>83</text:p>
          </table:table-cell>
          <table:table-cell/>
          <table:table-cell table:formula="oooc:=COMBIN([.C38];[.D38])" office:value-type="float" office:value="1.77346767180457E+043">
            <text:p>1.77E+043</text:p>
          </table:table-cell>
          <table:table-cell table:formula="oooc:=2^(3*[.A38]+[.D$2])" office:value-type="float" office:value="7.1362384635298E+044">
            <text:p>7.14E+044</text:p>
          </table:table-cell>
          <table:table-cell table:formula="oooc:=[.F38]/[.G38]" office:value-type="float" office:value="0.0248515752502945">
            <text:p>0.024851575</text:p>
          </table:table-cell>
          <table:table-cell table:formula="oooc:=BINOMDIST([.D38];[.C38];0.5;0)" office:value-type="float" office:value="0.0248515752502945">
            <text:p>0.024851575250</text:p>
          </table:table-cell>
          <table:table-cell table:formula="oooc:=1-[.I38]" office:value-type="float" office:value="0.975148424749705">
            <text:p>0.975148425</text:p>
          </table:table-cell>
          <table:table-cell table:formula="oooc:=-LOG([.J38];2)" office:value-type="float" office:value="0.0363062705345359">
            <text:p>0.03630627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ooc:=LOG([.A39];2)" office:value-type="float" office:value="5.08746284125034">
            <text:p>5.09</text:p>
          </table:table-cell>
          <table:table-cell table:formula="oooc:=3*[.A39]+[.D$2]" office:value-type="float" office:value="152">
            <text:p>152</text:p>
          </table:table-cell>
          <table:table-cell table:formula="oooc:=[.A39]+[.C$2]" office:value-type="float" office:value="84">
            <text:p>84</text:p>
          </table:table-cell>
          <table:table-cell/>
          <table:table-cell table:formula="oooc:=COMBIN([.C39];[.D39])" office:value-type="float" office:value="1.59540911526631E+044">
            <text:p>1.60E+044</text:p>
          </table:table-cell>
          <table:table-cell table:formula="oooc:=2^(3*[.A39]+[.D$2])" office:value-type="float" office:value="5.70899077082384E+045">
            <text:p>5.71E+045</text:p>
          </table:table-cell>
          <table:table-cell table:formula="oooc:=[.F39]/[.G39]" office:value-type="float" office:value="0.0279455542899062">
            <text:p>0.027945554</text:p>
          </table:table-cell>
          <table:table-cell table:formula="oooc:=BINOMDIST([.D39];[.C39];0.5;0)" office:value-type="float" office:value="0.0279455542899062">
            <text:p>0.027945554290</text:p>
          </table:table-cell>
          <table:table-cell table:formula="oooc:=1-[.I39]" office:value-type="float" office:value="0.972054445710094">
            <text:p>0.972054446</text:p>
          </table:table-cell>
          <table:table-cell table:formula="oooc:=-LOG([.J39];2)" office:value-type="float" office:value="0.0408909720479536">
            <text:p>0.04089097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ooc:=LOG([.A40];2)" office:value-type="float" office:value="5.12928301694497">
            <text:p>5.13</text:p>
          </table:table-cell>
          <table:table-cell table:formula="oooc:=3*[.A40]+[.D$2]" office:value-type="float" office:value="155">
            <text:p>155</text:p>
          </table:table-cell>
          <table:table-cell table:formula="oooc:=[.A40]+[.C$2]" office:value-type="float" office:value="85">
            <text:p>85</text:p>
          </table:table-cell>
          <table:table-cell/>
          <table:table-cell table:formula="oooc:=COMBIN([.C40];[.D40])" office:value-type="float" office:value="1.41922045644994E+045">
            <text:p>1.42E+045</text:p>
          </table:table-cell>
          <table:table-cell table:formula="oooc:=2^(3*[.A40]+[.D$2])" office:value-type="float" office:value="4.56719261665907E+046">
            <text:p>4.57E+046</text:p>
          </table:table-cell>
          <table:table-cell table:formula="oooc:=[.F40]/[.G40]" office:value-type="float" office:value="0.0310742413462761">
            <text:p>0.031074241</text:p>
          </table:table-cell>
          <table:table-cell table:formula="oooc:=BINOMDIST([.D40];[.C40];0.5;0)" office:value-type="float" office:value="0.0310742413462761">
            <text:p>0.031074241346</text:p>
          </table:table-cell>
          <table:table-cell table:formula="oooc:=1-[.I40]" office:value-type="float" office:value="0.968925758653724">
            <text:p>0.968925759</text:p>
          </table:table-cell>
          <table:table-cell table:formula="oooc:=-LOG([.J40];2)" office:value-type="float" office:value="0.0455419676633262">
            <text:p>0.04554196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ooc:=LOG([.A41];2)" office:value-type="float" office:value="5.16992500144231">
            <text:p>5.17</text:p>
          </table:table-cell>
          <table:table-cell table:formula="oooc:=3*[.A41]+[.D$2]" office:value-type="float" office:value="158">
            <text:p>158</text:p>
          </table:table-cell>
          <table:table-cell table:formula="oooc:=[.A41]+[.C$2]" office:value-type="float" office:value="86">
            <text:p>86</text:p>
          </table:table-cell>
          <table:table-cell/>
          <table:table-cell table:formula="oooc:=COMBIN([.C41];[.D41])" office:value-type="float" office:value="1.24922855758015E+046">
            <text:p>1.25E+046</text:p>
          </table:table-cell>
          <table:table-cell table:formula="oooc:=2^(3*[.A41]+[.D$2])" office:value-type="float" office:value="3.65375409332726E+047">
            <text:p>3.65E+047</text:p>
          </table:table-cell>
          <table:table-cell table:formula="oooc:=[.F41]/[.G41]" office:value-type="float" office:value="0.0341902745962456">
            <text:p>0.034190275</text:p>
          </table:table-cell>
          <table:table-cell table:formula="oooc:=BINOMDIST([.D41];[.C41];0.5;0)" office:value-type="float" office:value="0.0341902745962456">
            <text:p>0.034190274596</text:p>
          </table:table-cell>
          <table:table-cell table:formula="oooc:=1-[.I41]" office:value-type="float" office:value="0.965809725403754">
            <text:p>0.965809725</text:p>
          </table:table-cell>
          <table:table-cell table:formula="oooc:=-LOG([.J41];2)" office:value-type="float" office:value="0.0501891038129877">
            <text:p>0.05018910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ooc:=LOG([.A42];2)" office:value-type="float" office:value="5.20945336562895">
            <text:p>5.21</text:p>
          </table:table-cell>
          <table:table-cell table:formula="oooc:=3*[.A42]+[.D$2]" office:value-type="float" office:value="161">
            <text:p>161</text:p>
          </table:table-cell>
          <table:table-cell table:formula="oooc:=[.A42]+[.C$2]" office:value-type="float" office:value="87">
            <text:p>87</text:p>
          </table:table-cell>
          <table:table-cell/>
          <table:table-cell table:formula="oooc:=COMBIN([.C42];[.D42])" office:value-type="float" office:value="1.08870709768606E+047">
            <text:p>1.09E+047</text:p>
          </table:table-cell>
          <table:table-cell table:formula="oooc:=2^(3*[.A42]+[.D$2])" office:value-type="float" office:value="2.92300327466181E+048">
            <text:p>2.92E+048</text:p>
          </table:table-cell>
          <table:table-cell table:formula="oooc:=[.F42]/[.G42]" office:value-type="float" office:value="0.0372461812521242">
            <text:p>0.037246181</text:p>
          </table:table-cell>
          <table:table-cell table:formula="oooc:=BINOMDIST([.D42];[.C42];0.5;0)" office:value-type="float" office:value="0.0372461812521242">
            <text:p>0.037246181252</text:p>
          </table:table-cell>
          <table:table-cell table:formula="oooc:=1-[.I42]" office:value-type="float" office:value="0.962753818747876">
            <text:p>0.962753819</text:p>
          </table:table-cell>
          <table:table-cell table:formula="oooc:=-LOG([.J42];2)" office:value-type="float" office:value="0.0547611544265696">
            <text:p>0.05476115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ooc:=LOG([.A43];2)" office:value-type="float" office:value="5.24792751344359">
            <text:p>5.25</text:p>
          </table:table-cell>
          <table:table-cell table:formula="oooc:=3*[.A43]+[.D$2]" office:value-type="float" office:value="164">
            <text:p>164</text:p>
          </table:table-cell>
          <table:table-cell table:formula="oooc:=[.A43]+[.C$2]" office:value-type="float" office:value="88">
            <text:p>88</text:p>
          </table:table-cell>
          <table:table-cell/>
          <table:table-cell table:formula="oooc:=COMBIN([.C43];[.D43])" office:value-type="float" office:value="9.399397005434E+047">
            <text:p>9.40E+047</text:p>
          </table:table-cell>
          <table:table-cell table:formula="oooc:=2^(3*[.A43]+[.D$2])" office:value-type="float" office:value="2.33840261972944E+049">
            <text:p>2.34E+049</text:p>
          </table:table-cell>
          <table:table-cell table:formula="oooc:=[.F43]/[.G43]" office:value-type="float" office:value="0.0401958025796324">
            <text:p>0.040195803</text:p>
          </table:table-cell>
          <table:table-cell table:formula="oooc:=BINOMDIST([.D43];[.C43];0.5;0)" office:value-type="float" office:value="0.0401958025796324">
            <text:p>0.040195802580</text:p>
          </table:table-cell>
          <table:table-cell table:formula="oooc:=1-[.I43]" office:value-type="float" office:value="0.959804197420368">
            <text:p>0.959804197</text:p>
          </table:table-cell>
          <table:table-cell table:formula="oooc:=-LOG([.J43];2)" office:value-type="float" office:value="0.0591879726185154">
            <text:p>0.05918797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ooc:=LOG([.A44];2)" office:value-type="float" office:value="5.28540221886225">
            <text:p>5.29</text:p>
          </table:table-cell>
          <table:table-cell table:formula="oooc:=3*[.A44]+[.D$2]" office:value-type="float" office:value="167">
            <text:p>167</text:p>
          </table:table-cell>
          <table:table-cell table:formula="oooc:=[.A44]+[.C$2]" office:value-type="float" office:value="89">
            <text:p>89</text:p>
          </table:table-cell>
          <table:table-cell/>
          <table:table-cell table:formula="oooc:=COMBIN([.C44];[.D44])" office:value-type="float" office:value="8.04327953403634E+048">
            <text:p>8.04E+048</text:p>
          </table:table-cell>
          <table:table-cell table:formula="oooc:=2^(3*[.A44]+[.D$2])" office:value-type="float" office:value="1.87072209578356E+050">
            <text:p>1.87E+050</text:p>
          </table:table-cell>
          <table:table-cell table:formula="oooc:=[.F44]/[.G44]" office:value-type="float" office:value="0.0429955873839583">
            <text:p>0.042995587</text:p>
          </table:table-cell>
          <table:table-cell table:formula="oooc:=BINOMDIST([.D44];[.C44];0.5;0)" office:value-type="float" office:value="0.0429955873839583">
            <text:p>0.042995587384</text:p>
          </table:table-cell>
          <table:table-cell table:formula="oooc:=1-[.I44]" office:value-type="float" office:value="0.957004412616042">
            <text:p>0.957004413</text:p>
          </table:table-cell>
          <table:table-cell table:formula="oooc:=-LOG([.J44];2)" office:value-type="float" office:value="0.0634025180918355">
            <text:p>0.06340251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ooc:=LOG([.A45];2)" office:value-type="float" office:value="5.32192809488736">
            <text:p>5.32</text:p>
          </table:table-cell>
          <table:table-cell table:formula="oooc:=3*[.A45]+[.D$2]" office:value-type="float" office:value="170">
            <text:p>170</text:p>
          </table:table-cell>
          <table:table-cell table:formula="oooc:=[.A45]+[.C$2]" office:value-type="float" office:value="90">
            <text:p>90</text:p>
          </table:table-cell>
          <table:table-cell/>
          <table:table-cell table:formula="oooc:=COMBIN([.C45];[.D45])" office:value-type="float" office:value="6.82524872189894E+049">
            <text:p>6.83E+049</text:p>
          </table:table-cell>
          <table:table-cell table:formula="oooc:=2^(3*[.A45]+[.D$2])" office:value-type="float" office:value="1.49657767662684E+051">
            <text:p>1.50E+051</text:p>
          </table:table-cell>
          <table:table-cell table:formula="oooc:=[.F45]/[.G45]" office:value-type="float" office:value="0.0456057098037334">
            <text:p>0.045605710</text:p>
          </table:table-cell>
          <table:table-cell table:formula="oooc:=BINOMDIST([.D45];[.C45];0.5;0)" office:value-type="float" office:value="0.0456057098037334">
            <text:p>0.045605709804</text:p>
          </table:table-cell>
          <table:table-cell table:formula="oooc:=1-[.I45]" office:value-type="float" office:value="0.954394290196267">
            <text:p>0.954394290</text:p>
          </table:table-cell>
          <table:table-cell table:formula="oooc:=-LOG([.J45];2)" office:value-type="float" office:value="0.067342682962951">
            <text:p>0.06734268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ooc:=LOG([.A46];2)" office:value-type="float" office:value="5.35755200461808">
            <text:p>5.36</text:p>
          </table:table-cell>
          <table:table-cell table:formula="oooc:=3*[.A46]+[.D$2]" office:value-type="float" office:value="173">
            <text:p>173</text:p>
          </table:table-cell>
          <table:table-cell table:formula="oooc:=[.A46]+[.C$2]" office:value-type="float" office:value="91">
            <text:p>91</text:p>
          </table:table-cell>
          <table:table-cell/>
          <table:table-cell table:formula="oooc:=COMBIN([.C46];[.D46])" office:value-type="float" office:value="5.74577849013918E+050">
            <text:p>5.75E+050</text:p>
          </table:table-cell>
          <table:table-cell table:formula="oooc:=2^(3*[.A46]+[.D$2])" office:value-type="float" office:value="1.19726214130148E+052">
            <text:p>1.20E+052</text:p>
          </table:table-cell>
          <table:table-cell table:formula="oooc:=[.F46]/[.G46]" office:value-type="float" office:value="0.0479909811889088">
            <text:p>0.047990981</text:p>
          </table:table-cell>
          <table:table-cell table:formula="oooc:=BINOMDIST([.D46];[.C46];0.5;0)" office:value-type="float" office:value="0.0479909811889088">
            <text:p>0.047990981189</text:p>
          </table:table-cell>
          <table:table-cell table:formula="oooc:=1-[.I46]" office:value-type="float" office:value="0.952009018811091">
            <text:p>0.952009019</text:p>
          </table:table-cell>
          <table:table-cell table:formula="oooc:=-LOG([.J46];2)" office:value-type="float" office:value="0.0709528539881727">
            <text:p>0.07095285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ooc:=LOG([.A47];2)" office:value-type="float" office:value="5.39231742277876">
            <text:p>5.39</text:p>
          </table:table-cell>
          <table:table-cell table:formula="oooc:=3*[.A47]+[.D$2]" office:value-type="float" office:value="176">
            <text:p>176</text:p>
          </table:table-cell>
          <table:table-cell table:formula="oooc:=[.A47]+[.C$2]" office:value-type="float" office:value="92">
            <text:p>92</text:p>
          </table:table-cell>
          <table:table-cell/>
          <table:table-cell table:formula="oooc:=COMBIN([.C47];[.D47])" office:value-type="float" office:value="4.80068972853431E+051">
            <text:p>4.80E+051</text:p>
          </table:table-cell>
          <table:table-cell table:formula="oooc:=2^(3*[.A47]+[.D$2])" office:value-type="float" office:value="9.57809713041181E+052">
            <text:p>9.58E+052</text:p>
          </table:table-cell>
          <table:table-cell table:formula="oooc:=[.F47]/[.G47]" office:value-type="float" office:value="0.0501215394161273">
            <text:p>0.050121539</text:p>
          </table:table-cell>
          <table:table-cell table:formula="oooc:=BINOMDIST([.D47];[.C47];0.5;0)" office:value-type="float" office:value="0.0501215394161273">
            <text:p>0.050121539416</text:p>
          </table:table-cell>
          <table:table-cell table:formula="oooc:=1-[.I47]" office:value-type="float" office:value="0.949878460583873">
            <text:p>0.949878461</text:p>
          </table:table-cell>
          <table:table-cell table:formula="oooc:=-LOG([.J47];2)" office:value-type="float" office:value="0.0741851662125359">
            <text:p>0.07418516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ooc:=LOG([.A48];2)" office:value-type="float" office:value="5.4262647547021">
            <text:p>5.43</text:p>
          </table:table-cell>
          <table:table-cell table:formula="oooc:=3*[.A48]+[.D$2]" office:value-type="float" office:value="179">
            <text:p>179</text:p>
          </table:table-cell>
          <table:table-cell table:formula="oooc:=[.A48]+[.C$2]" office:value-type="float" office:value="93">
            <text:p>93</text:p>
          </table:table-cell>
          <table:table-cell/>
          <table:table-cell table:formula="oooc:=COMBIN([.C48];[.D48])" office:value-type="float" office:value="3.98244340130756E+052">
            <text:p>3.98E+052</text:p>
          </table:table-cell>
          <table:table-cell table:formula="oooc:=2^(3*[.A48]+[.D$2])" office:value-type="float" office:value="7.66247770432944E+053">
            <text:p>7.66E+053</text:p>
          </table:table-cell>
          <table:table-cell table:formula="oooc:=[.F48]/[.G48]" office:value-type="float" office:value="0.0519733114402069">
            <text:p>0.051973311</text:p>
          </table:table-cell>
          <table:table-cell table:formula="oooc:=BINOMDIST([.D48];[.C48];0.5;0)" office:value-type="float" office:value="0.0519733114402069">
            <text:p>0.051973311440</text:p>
          </table:table-cell>
          <table:table-cell table:formula="oooc:=1-[.I48]" office:value-type="float" office:value="0.948026688559793">
            <text:p>0.948026689</text:p>
          </table:table-cell>
          <table:table-cell table:formula="oooc:=-LOG([.J48];2)" office:value-type="float" office:value="0.0770004208789249">
            <text:p>0.07700042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ooc:=LOG([.A49];2)" office:value-type="float" office:value="5.4594316186373">
            <text:p>5.46</text:p>
          </table:table-cell>
          <table:table-cell table:formula="oooc:=3*[.A49]+[.D$2]" office:value-type="float" office:value="182">
            <text:p>182</text:p>
          </table:table-cell>
          <table:table-cell table:formula="oooc:=[.A49]+[.C$2]" office:value-type="float" office:value="94">
            <text:p>94</text:p>
          </table:table-cell>
          <table:table-cell/>
          <table:table-cell table:formula="oooc:=COMBIN([.C49];[.D49])" office:value-type="float" office:value="3.28127252365788E+053">
            <text:p>3.28E+053</text:p>
          </table:table-cell>
          <table:table-cell table:formula="oooc:=2^(3*[.A49]+[.D$2])" office:value-type="float" office:value="6.12998216346356E+054">
            <text:p>6.13E+054</text:p>
          </table:table-cell>
          <table:table-cell table:formula="oooc:=[.F49]/[.G49]" office:value-type="float" office:value="0.0535282556483639">
            <text:p>0.053528256</text:p>
          </table:table-cell>
          <table:table-cell table:formula="oooc:=BINOMDIST([.D49];[.C49];0.5;0)" office:value-type="float" office:value="0.0535282556483639">
            <text:p>0.053528255648</text:p>
          </table:table-cell>
          <table:table-cell table:formula="oooc:=1-[.I49]" office:value-type="float" office:value="0.946471744351636">
            <text:p>0.946471744</text:p>
          </table:table-cell>
          <table:table-cell table:formula="oooc:=-LOG([.J49];2)" office:value-type="float" office:value="0.0793686580468627">
            <text:p>0.07936865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ooc:=LOG([.A50];2)" office:value-type="float" office:value="5.49185309632968">
            <text:p>5.49</text:p>
          </table:table-cell>
          <table:table-cell table:formula="oooc:=3*[.A50]+[.D$2]" office:value-type="float" office:value="185">
            <text:p>185</text:p>
          </table:table-cell>
          <table:table-cell table:formula="oooc:=[.A50]+[.C$2]" office:value-type="float" office:value="95">
            <text:p>95</text:p>
          </table:table-cell>
          <table:table-cell/>
          <table:table-cell table:formula="oooc:=COMBIN([.C50];[.D50])" office:value-type="float" office:value="2.68612872817826E+054">
            <text:p>2.69E+054</text:p>
          </table:table-cell>
          <table:table-cell table:formula="oooc:=2^(3*[.A50]+[.D$2])" office:value-type="float" office:value="4.90398573077084E+055">
            <text:p>4.90E+055</text:p>
          </table:table-cell>
          <table:table-cell table:formula="oooc:=[.F50]/[.G50]" office:value-type="float" office:value="0.0547743993487525">
            <text:p>0.054774399</text:p>
          </table:table-cell>
          <table:table-cell table:formula="oooc:=BINOMDIST([.D50];[.C50];0.5;0)" office:value-type="float" office:value="0.0547743993487525">
            <text:p>0.054774399349</text:p>
          </table:table-cell>
          <table:table-cell table:formula="oooc:=1-[.I50]" office:value-type="float" office:value="0.945225600651247">
            <text:p>0.945225601</text:p>
          </table:table-cell>
          <table:table-cell table:formula="oooc:=-LOG([.J50];2)" office:value-type="float" office:value="0.0812693908481043">
            <text:p>0.08126939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ooc:=LOG([.A51];2)" office:value-type="float" office:value="5.52356195605701">
            <text:p>5.52</text:p>
          </table:table-cell>
          <table:table-cell table:formula="oooc:=3*[.A51]+[.D$2]" office:value-type="float" office:value="188">
            <text:p>188</text:p>
          </table:table-cell>
          <table:table-cell table:formula="oooc:=[.A51]+[.C$2]" office:value-type="float" office:value="96">
            <text:p>96</text:p>
          </table:table-cell>
          <table:table-cell/>
          <table:table-cell table:formula="oooc:=COMBIN([.C51];[.D51])" office:value-type="float" office:value="2.18543940262399E+055">
            <text:p>2.19E+055</text:p>
          </table:table-cell>
          <table:table-cell table:formula="oooc:=2^(3*[.A51]+[.D$2])" office:value-type="float" office:value="3.92318858461668E+056">
            <text:p>3.92E+056</text:p>
          </table:table-cell>
          <table:table-cell table:formula="oooc:=[.F51]/[.G51]" office:value-type="float" office:value="0.0557056933534466">
            <text:p>0.055705693</text:p>
          </table:table-cell>
          <table:table-cell table:formula="oooc:=BINOMDIST([.D51];[.C51];0.5;0)" office:value-type="float" office:value="0.0557056933534466">
            <text:p>0.055705693353</text:p>
          </table:table-cell>
          <table:table-cell table:formula="oooc:=1-[.I51]" office:value-type="float" office:value="0.944294306646553">
            <text:p>0.944294307</text:p>
          </table:table-cell>
          <table:table-cell table:formula="oooc:=-LOG([.J51];2)" office:value-type="float" office:value="0.0826915228360111">
            <text:p>0.08269152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ooc:=LOG([.A52];2)" office:value-type="float" office:value="5.55458885167764">
            <text:p>5.55</text:p>
          </table:table-cell>
          <table:table-cell table:formula="oooc:=3*[.A52]+[.D$2]" office:value-type="float" office:value="191">
            <text:p>191</text:p>
          </table:table-cell>
          <table:table-cell table:formula="oooc:=[.A52]+[.C$2]" office:value-type="float" office:value="97">
            <text:p>97</text:p>
          </table:table-cell>
          <table:table-cell/>
          <table:table-cell table:formula="oooc:=COMBIN([.C52];[.D52])" office:value-type="float" office:value="1.76768552209283E+056">
            <text:p>1.77E+056</text:p>
          </table:table-cell>
          <table:table-cell table:formula="oooc:=2^(3*[.A52]+[.D$2])" office:value-type="float" office:value="3.13855086769334E+057">
            <text:p>3.14E+057</text:p>
          </table:table-cell>
          <table:table-cell table:formula="oooc:=[.F52]/[.G52]" office:value-type="float" office:value="0.0563217101334406">
            <text:p>0.056321710</text:p>
          </table:table-cell>
          <table:table-cell table:formula="oooc:=BINOMDIST([.D52];[.C52];0.5;0)" office:value-type="float" office:value="0.0563217101334406">
            <text:p>0.056321710133</text:p>
          </table:table-cell>
          <table:table-cell table:formula="oooc:=1-[.I52]" office:value-type="float" office:value="0.943678289866559">
            <text:p>0.943678290</text:p>
          </table:table-cell>
          <table:table-cell table:formula="oooc:=-LOG([.J52];2)" office:value-type="float" office:value="0.0836329818241143">
            <text:p>0.0836329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ooc:=LOG([.A53];2)" office:value-type="float" office:value="5.58496250072116">
            <text:p>5.58</text:p>
          </table:table-cell>
          <table:table-cell table:formula="oooc:=3*[.A53]+[.D$2]" office:value-type="float" office:value="194">
            <text:p>194</text:p>
          </table:table-cell>
          <table:table-cell table:formula="oooc:=[.A53]+[.C$2]" office:value-type="float" office:value="98">
            <text:p>98</text:p>
          </table:table-cell>
          <table:table-cell/>
          <table:table-cell table:formula="oooc:=COMBIN([.C53];[.D53])" office:value-type="float" office:value="1.42181914754457E+057">
            <text:p>1.42E+057</text:p>
          </table:table-cell>
          <table:table-cell table:formula="oooc:=2^(3*[.A53]+[.D$2])" office:value-type="float" office:value="2.51084069415467E+058">
            <text:p>2.51E+058</text:p>
          </table:table-cell>
          <table:table-cell table:formula="oooc:=[.F53]/[.G53]" office:value-type="float" office:value="0.0566272145761623">
            <text:p>0.056627215</text:p>
          </table:table-cell>
          <table:table-cell table:formula="oooc:=BINOMDIST([.D53];[.C53];0.5;0)" office:value-type="float" office:value="0.0566272145761623">
            <text:p>0.056627214576</text:p>
          </table:table-cell>
          <table:table-cell table:formula="oooc:=1-[.I53]" office:value-type="float" office:value="0.943372785423838">
            <text:p>0.943372785</text:p>
          </table:table-cell>
          <table:table-cell table:formula="oooc:=-LOG([.J53];2)" office:value-type="float" office:value="0.0841001125277886">
            <text:p>0.08410011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ooc:=LOG([.A54];2)" office:value-type="float" office:value="5.61470984411521">
            <text:p>5.61</text:p>
          </table:table-cell>
          <table:table-cell table:formula="oooc:=3*[.A54]+[.D$2]" office:value-type="float" office:value="197">
            <text:p>197</text:p>
          </table:table-cell>
          <table:table-cell table:formula="oooc:=[.A54]+[.C$2]" office:value-type="float" office:value="99">
            <text:p>99</text:p>
          </table:table-cell>
          <table:table-cell/>
          <table:table-cell table:formula="oooc:=COMBIN([.C54];[.D54])" office:value-type="float" office:value="1.13754415397115E+058">
            <text:p>1.14E+058</text:p>
          </table:table-cell>
          <table:table-cell table:formula="oooc:=2^(3*[.A54]+[.D$2])" office:value-type="float" office:value="2.00867255532374E+059">
            <text:p>2.01E+059</text:p>
          </table:table-cell>
          <table:table-cell table:formula="oooc:=[.F54]/[.G54]" office:value-type="float" office:value="0.0566316371952326">
            <text:p>0.056631637</text:p>
          </table:table-cell>
          <table:table-cell table:formula="oooc:=BINOMDIST([.D54];[.C54];0.5;0)" office:value-type="float" office:value="0.0566316371952326">
            <text:p>0.056631637195</text:p>
          </table:table-cell>
          <table:table-cell table:formula="oooc:=1-[.I54]" office:value-type="float" office:value="0.943368362804767">
            <text:p>0.943368363</text:p>
          </table:table-cell>
          <table:table-cell table:formula="oooc:=-LOG([.J54];2)" office:value-type="float" office:value="0.0841068760317345">
            <text:p>0.08410687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ooc:=LOG([.A55];2)" office:value-type="float" office:value="5.64385618977472">
            <text:p>5.64</text:p>
          </table:table-cell>
          <table:table-cell table:formula="oooc:=3*[.A55]+[.D$2]" office:value-type="float" office:value="200">
            <text:p>200</text:p>
          </table:table-cell>
          <table:table-cell table:formula="oooc:=[.A55]+[.C$2]" office:value-type="float" office:value="100">
            <text:p>100</text:p>
          </table:table-cell>
          <table:table-cell/>
          <table:table-cell table:formula="oooc:=COMBIN([.C55];[.D55])" office:value-type="float" office:value="9.05485146561033E+058">
            <text:p>9.05E+058</text:p>
          </table:table-cell>
          <table:table-cell table:formula="oooc:=2^(3*[.A55]+[.D$2])" office:value-type="float" office:value="1.60693804425899E+060">
            <text:p>1.61E+060</text:p>
          </table:table-cell>
          <table:table-cell table:formula="oooc:=[.F55]/[.G55]" office:value-type="float" office:value="0.0563484790092564">
            <text:p>0.056348479</text:p>
          </table:table-cell>
          <table:table-cell table:formula="oooc:=BINOMDIST([.D55];[.C55];0.5;0)" office:value-type="float" office:value="0.0563484790092564">
            <text:p>0.056348479009</text:p>
          </table:table-cell>
          <table:table-cell table:formula="oooc:=1-[.I55]" office:value-type="float" office:value="0.943651520990744">
            <text:p>0.943651521</text:p>
          </table:table-cell>
          <table:table-cell table:formula="oooc:=-LOG([.J55];2)" office:value-type="float" office:value="0.0836739066525891">
            <text:p>0.08367390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ooc:=LOG([.A56];2)" office:value-type="float" office:value="5.6724253419715">
            <text:p>5.67</text:p>
          </table:table-cell>
          <table:table-cell table:formula="oooc:=3*[.A56]+[.D$2]" office:value-type="float" office:value="203">
            <text:p>203</text:p>
          </table:table-cell>
          <table:table-cell table:formula="oooc:=[.A56]+[.C$2]" office:value-type="float" office:value="101">
            <text:p>101</text:p>
          </table:table-cell>
          <table:table-cell/>
          <table:table-cell table:formula="oooc:=COMBIN([.C56];[.D56])" office:value-type="float" office:value="7.17268694139581E+059">
            <text:p>7.17E+059</text:p>
          </table:table-cell>
          <table:table-cell table:formula="oooc:=2^(3*[.A56]+[.D$2])" office:value-type="float" office:value="1.28555043540719E+061">
            <text:p>1.29E+061</text:p>
          </table:table-cell>
          <table:table-cell table:formula="oooc:=[.F56]/[.G56]" office:value-type="float" office:value="0.0557946755245265">
            <text:p>0.055794676</text:p>
          </table:table-cell>
          <table:table-cell table:formula="oooc:=BINOMDIST([.D56];[.C56];0.5;0)" office:value-type="float" office:value="0.0557946755245265">
            <text:p>0.055794675525</text:p>
          </table:table-cell>
          <table:table-cell table:formula="oooc:=1-[.I56]" office:value-type="float" office:value="0.944205324475473">
            <text:p>0.944205324</text:p>
          </table:table-cell>
          <table:table-cell table:formula="oooc:=-LOG([.J56];2)" office:value-type="float" office:value="0.0828274764098682">
            <text:p>0.08282747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ooc:=LOG([.A57];2)" office:value-type="float" office:value="5.70043971814109">
            <text:p>5.7</text:p>
          </table:table-cell>
          <table:table-cell table:formula="oooc:=3*[.A57]+[.D$2]" office:value-type="float" office:value="206">
            <text:p>206</text:p>
          </table:table-cell>
          <table:table-cell table:formula="oooc:=[.A57]+[.C$2]" office:value-type="float" office:value="102">
            <text:p>102</text:p>
          </table:table-cell>
          <table:table-cell/>
          <table:table-cell table:formula="oooc:=COMBIN([.C57];[.D57])" office:value-type="float" office:value="5.65538778071593E+060">
            <text:p>5.66E+060</text:p>
          </table:table-cell>
          <table:table-cell table:formula="oooc:=2^(3*[.A57]+[.D$2])" office:value-type="float" office:value="1.02844034832575E+062">
            <text:p>1.03E+062</text:p>
          </table:table-cell>
          <table:table-cell table:formula="oooc:=[.F57]/[.G57]" office:value-type="float" office:value="0.0549899446275382">
            <text:p>0.054989945</text:p>
          </table:table-cell>
          <table:table-cell table:formula="oooc:=BINOMDIST([.D57];[.C57];0.5;0)" office:value-type="float" office:value="0.0549899446275382">
            <text:p>0.054989944628</text:p>
          </table:table-cell>
          <table:table-cell table:formula="oooc:=1-[.I57]" office:value-type="float" office:value="0.945010055372462">
            <text:p>0.945010055</text:p>
          </table:table-cell>
          <table:table-cell table:formula="oooc:=-LOG([.J57];2)" office:value-type="float" office:value="0.0815984144861338">
            <text:p>0.08159841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ooc:=LOG([.A58];2)" office:value-type="float" office:value="5.7279204545632">
            <text:p>5.73</text:p>
          </table:table-cell>
          <table:table-cell table:formula="oooc:=3*[.A58]+[.D$2]" office:value-type="float" office:value="209">
            <text:p>209</text:p>
          </table:table-cell>
          <table:table-cell table:formula="oooc:=[.A58]+[.C$2]" office:value-type="float" office:value="103">
            <text:p>103</text:p>
          </table:table-cell>
          <table:table-cell/>
          <table:table-cell table:formula="oooc:=COMBIN([.C58];[.D58])" office:value-type="float" office:value="4.43925371329823E+061">
            <text:p>4.44E+061</text:p>
          </table:table-cell>
          <table:table-cell table:formula="oooc:=2^(3*[.A58]+[.D$2])" office:value-type="float" office:value="8.22752278660603E+062">
            <text:p>8.23E+062</text:p>
          </table:table-cell>
          <table:table-cell table:formula="oooc:=[.F58]/[.G58]" office:value-type="float" office:value="0.053956140000306">
            <text:p>0.053956140</text:p>
          </table:table-cell>
          <table:table-cell table:formula="oooc:=BINOMDIST([.D58];[.C58];0.5;0)" office:value-type="float" office:value="0.053956140000306">
            <text:p>0.053956140000</text:p>
          </table:table-cell>
          <table:table-cell table:formula="oooc:=1-[.I58]" office:value-type="float" office:value="0.946043859999694">
            <text:p>0.946043860</text:p>
          </table:table-cell>
          <table:table-cell table:formula="oooc:=-LOG([.J58];2)" office:value-type="float" office:value="0.0800210242854503">
            <text:p>0.08002102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ooc:=LOG([.A59];2)" office:value-type="float" office:value="5.75488750216347">
            <text:p>5.75</text:p>
          </table:table-cell>
          <table:table-cell table:formula="oooc:=3*[.A59]+[.D$2]" office:value-type="float" office:value="212">
            <text:p>212</text:p>
          </table:table-cell>
          <table:table-cell table:formula="oooc:=[.A59]+[.C$2]" office:value-type="float" office:value="104">
            <text:p>104</text:p>
          </table:table-cell>
          <table:table-cell/>
          <table:table-cell table:formula="oooc:=COMBIN([.C59];[.D59])" office:value-type="float" office:value="3.46981807583172E+062">
            <text:p>3.47E+062</text:p>
          </table:table-cell>
          <table:table-cell table:formula="oooc:=2^(3*[.A59]+[.D$2])" office:value-type="float" office:value="6.58201822928482E+063">
            <text:p>6.58E+063</text:p>
          </table:table-cell>
          <table:table-cell table:formula="oooc:=[.F59]/[.G59]" office:value-type="float" office:value="0.0527166281672352">
            <text:p>0.052716628</text:p>
          </table:table-cell>
          <table:table-cell table:formula="oooc:=BINOMDIST([.D59];[.C59];0.5;0)" office:value-type="float" office:value="0.0527166281672352">
            <text:p>0.052716628167</text:p>
          </table:table-cell>
          <table:table-cell table:formula="oooc:=1-[.I59]" office:value-type="float" office:value="0.947283371832765">
            <text:p>0.947283372</text:p>
          </table:table-cell>
          <table:table-cell table:formula="oooc:=-LOG([.J59];2)" office:value-type="float" office:value="0.0781320345745253">
            <text:p>0.07813203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ooc:=LOG([.A60];2)" office:value-type="float" office:value="5.78135971352466">
            <text:p>5.78</text:p>
          </table:table-cell>
          <table:table-cell table:formula="oooc:=3*[.A60]+[.D$2]" office:value-type="float" office:value="215">
            <text:p>215</text:p>
          </table:table-cell>
          <table:table-cell table:formula="oooc:=[.A60]+[.C$2]" office:value-type="float" office:value="105">
            <text:p>105</text:p>
          </table:table-cell>
          <table:table-cell/>
          <table:table-cell table:formula="oooc:=COMBIN([.C60];[.D60])" office:value-type="float" office:value="2.70103405373531E+063">
            <text:p>2.70E+063</text:p>
          </table:table-cell>
          <table:table-cell table:formula="oooc:=2^(3*[.A60]+[.D$2])" office:value-type="float" office:value="5.26561458342786E+064">
            <text:p>5.27E+064</text:p>
          </table:table-cell>
          <table:table-cell table:formula="oooc:=[.F60]/[.G60]" office:value-type="float" office:value="0.0512957036816958">
            <text:p>0.051295704</text:p>
          </table:table-cell>
          <table:table-cell table:formula="oooc:=BINOMDIST([.D60];[.C60];0.5;0)" office:value-type="float" office:value="0.0512957036816958">
            <text:p>0.051295703682</text:p>
          </table:table-cell>
          <table:table-cell table:formula="oooc:=1-[.I60]" office:value-type="float" office:value="0.948704296318304">
            <text:p>0.948704296</text:p>
          </table:table-cell>
          <table:table-cell table:formula="oooc:=-LOG([.J60];2)" office:value-type="float" office:value="0.0759696142940643">
            <text:p>0.07596961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ooc:=LOG([.A61];2)" office:value-type="float" office:value="5.8073549220576">
            <text:p>5.81</text:p>
          </table:table-cell>
          <table:table-cell table:formula="oooc:=3*[.A61]+[.D$2]" office:value-type="float" office:value="218">
            <text:p>218</text:p>
          </table:table-cell>
          <table:table-cell table:formula="oooc:=[.A61]+[.C$2]" office:value-type="float" office:value="106">
            <text:p>106</text:p>
          </table:table-cell>
          <table:table-cell/>
          <table:table-cell table:formula="oooc:=COMBIN([.C61];[.D61])" office:value-type="float" office:value="2.09436885793331E+064">
            <text:p>2.09E+064</text:p>
          </table:table-cell>
          <table:table-cell table:formula="oooc:=2^(3*[.A61]+[.D$2])" office:value-type="float" office:value="4.21249166674229E+065">
            <text:p>4.21E+065</text:p>
          </table:table-cell>
          <table:table-cell table:formula="oooc:=[.F61]/[.G61]" office:value-type="float" office:value="0.0497180534377884">
            <text:p>0.049718053</text:p>
          </table:table-cell>
          <table:table-cell table:formula="oooc:=BINOMDIST([.D61];[.C61];0.5;0)" office:value-type="float" office:value="0.0497180534377884">
            <text:p>0.049718053438</text:p>
          </table:table-cell>
          <table:table-cell table:formula="oooc:=1-[.I61]" office:value-type="float" office:value="0.950281946562212">
            <text:p>0.950281947</text:p>
          </table:table-cell>
          <table:table-cell table:formula="oooc:=-LOG([.J61];2)" office:value-type="float" office:value="0.0735724734876717">
            <text:p>0.07357247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ooc:=LOG([.A62];2)" office:value-type="float" office:value="5.83289001416474">
            <text:p>5.83</text:p>
          </table:table-cell>
          <table:table-cell table:formula="oooc:=3*[.A62]+[.D$2]" office:value-type="float" office:value="221">
            <text:p>221</text:p>
          </table:table-cell>
          <table:table-cell table:formula="oooc:=[.A62]+[.C$2]" office:value-type="float" office:value="107">
            <text:p>107</text:p>
          </table:table-cell>
          <table:table-cell/>
          <table:table-cell table:formula="oooc:=COMBIN([.C62];[.D62])" office:value-type="float" office:value="1.61787576072424E+065">
            <text:p>1.62E+065</text:p>
          </table:table-cell>
          <table:table-cell table:formula="oooc:=2^(3*[.A62]+[.D$2])" office:value-type="float" office:value="3.36999333339383E+066">
            <text:p>3.37E+066</text:p>
          </table:table-cell>
          <table:table-cell table:formula="oooc:=[.F62]/[.G62]" office:value-type="float" office:value="0.0480082777818117">
            <text:p>0.048008278</text:p>
          </table:table-cell>
          <table:table-cell table:formula="oooc:=BINOMDIST([.D62];[.C62];0.5;0)" office:value-type="float" office:value="0.0480082777818117">
            <text:p>0.048008277782</text:p>
          </table:table-cell>
          <table:table-cell table:formula="oooc:=1-[.I62]" office:value-type="float" office:value="0.951991722218188">
            <text:p>0.951991722</text:p>
          </table:table-cell>
          <table:table-cell table:formula="oooc:=-LOG([.J62];2)" office:value-type="float" office:value="0.0709790658569687">
            <text:p>0.07097906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ooc:=LOG([.A63];2)" office:value-type="float" office:value="5.85798099512757">
            <text:p>5.86</text:p>
          </table:table-cell>
          <table:table-cell table:formula="oooc:=3*[.A63]+[.D$2]" office:value-type="float" office:value="224">
            <text:p>224</text:p>
          </table:table-cell>
          <table:table-cell table:formula="oooc:=[.A63]+[.C$2]" office:value-type="float" office:value="108">
            <text:p>108</text:p>
          </table:table-cell>
          <table:table-cell/>
          <table:table-cell table:formula="oooc:=COMBIN([.C63];[.D63])" office:value-type="float" office:value="1.24529269114976E+066">
            <text:p>1.25E+066</text:p>
          </table:table-cell>
          <table:table-cell table:formula="oooc:=2^(3*[.A63]+[.D$2])" office:value-type="float" office:value="2.69599466671506E+067">
            <text:p>2.70E+067</text:p>
          </table:table-cell>
          <table:table-cell table:formula="oooc:=[.F63]/[.G63]" office:value-type="float" office:value="0.0461904730941878">
            <text:p>0.046190473</text:p>
          </table:table-cell>
          <table:table-cell table:formula="oooc:=BINOMDIST([.D63];[.C63];0.5;0)" office:value-type="float" office:value="0.0461904730941878">
            <text:p>0.046190473094</text:p>
          </table:table-cell>
          <table:table-cell table:formula="oooc:=1-[.I63]" office:value-type="float" office:value="0.953809526905812">
            <text:p>0.953809527</text:p>
          </table:table-cell>
          <table:table-cell table:formula="oooc:=-LOG([.J63];2)" office:value-type="float" office:value="0.0682269020574524">
            <text:p>0.06822690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ooc:=LOG([.A64];2)" office:value-type="float" office:value="5.88264304936184">
            <text:p>5.88</text:p>
          </table:table-cell>
          <table:table-cell table:formula="oooc:=3*[.A64]+[.D$2]" office:value-type="float" office:value="227">
            <text:p>227</text:p>
          </table:table-cell>
          <table:table-cell table:formula="oooc:=[.A64]+[.C$2]" office:value-type="float" office:value="109">
            <text:p>109</text:p>
          </table:table-cell>
          <table:table-cell/>
          <table:table-cell table:formula="oooc:=COMBIN([.C64];[.D64])" office:value-type="float" office:value="9.55199060460824E+066">
            <text:p>9.55E+066</text:p>
          </table:table-cell>
          <table:table-cell table:formula="oooc:=2^(3*[.A64]+[.D$2])" office:value-type="float" office:value="2.15679573337205E+068">
            <text:p>2.16E+068</text:p>
          </table:table-cell>
          <table:table-cell table:formula="oooc:=[.F64]/[.G64]" office:value-type="float" office:value="0.0442878778774017">
            <text:p>0.044287878</text:p>
          </table:table-cell>
          <table:table-cell table:formula="oooc:=BINOMDIST([.D64];[.C64];0.5;0)" office:value-type="float" office:value="0.0442878778774017">
            <text:p>0.044287877877</text:p>
          </table:table-cell>
          <table:table-cell table:formula="oooc:=1-[.I64]" office:value-type="float" office:value="0.955712122122598">
            <text:p>0.955712122</text:p>
          </table:table-cell>
          <table:table-cell table:formula="oooc:=-LOG([.J64];2)" office:value-type="float" office:value="0.0653519772365655">
            <text:p>0.06535197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ooc:=LOG([.A65];2)" office:value-type="float" office:value="5.90689059560852">
            <text:p>5.91</text:p>
          </table:table-cell>
          <table:table-cell table:formula="oooc:=3*[.A65]+[.D$2]" office:value-type="float" office:value="230">
            <text:p>230</text:p>
          </table:table-cell>
          <table:table-cell table:formula="oooc:=[.A65]+[.C$2]" office:value-type="float" office:value="110">
            <text:p>110</text:p>
          </table:table-cell>
          <table:table-cell/>
          <table:table-cell table:formula="oooc:=COMBIN([.C65];[.D65])" office:value-type="float" office:value="7.30249316863988E+067">
            <text:p>7.30E+067</text:p>
          </table:table-cell>
          <table:table-cell table:formula="oooc:=2^(3*[.A65]+[.D$2])" office:value-type="float" office:value="1.72543658669764E+069">
            <text:p>1.73E+069</text:p>
          </table:table-cell>
          <table:table-cell table:formula="oooc:=[.F65]/[.G65]" office:value-type="float" office:value="0.0423225821507374">
            <text:p>0.042322582</text:p>
          </table:table-cell>
          <table:table-cell table:formula="oooc:=BINOMDIST([.D65];[.C65];0.5;0)" office:value-type="float" office:value="0.0423225821507374">
            <text:p>0.042322582151</text:p>
          </table:table-cell>
          <table:table-cell table:formula="oooc:=1-[.I65]" office:value-type="float" office:value="0.957677417849263">
            <text:p>0.957677418</text:p>
          </table:table-cell>
          <table:table-cell table:formula="oooc:=-LOG([.J65];2)" office:value-type="float" office:value="0.0623883116195144">
            <text:p>0.0623883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ooc:=LOG([.A66];2)" office:value-type="float" office:value="5.93073733756289">
            <text:p>5.93</text:p>
          </table:table-cell>
          <table:table-cell table:formula="oooc:=3*[.A66]+[.D$2]" office:value-type="float" office:value="233">
            <text:p>233</text:p>
          </table:table-cell>
          <table:table-cell table:formula="oooc:=[.A66]+[.C$2]" office:value-type="float" office:value="111">
            <text:p>111</text:p>
          </table:table-cell>
          <table:table-cell/>
          <table:table-cell table:formula="oooc:=COMBIN([.C66];[.D66])" office:value-type="float" office:value="5.56491923121598E+068">
            <text:p>5.56E+068</text:p>
          </table:table-cell>
          <table:table-cell table:formula="oooc:=2^(3*[.A66]+[.D$2])" office:value-type="float" office:value="1.38034926935811E+070">
            <text:p>1.38E+070</text:p>
          </table:table-cell>
          <table:table-cell table:formula="oooc:=[.F66]/[.G66]" office:value-type="float" office:value="0.0403152981259864">
            <text:p>0.040315298</text:p>
          </table:table-cell>
          <table:table-cell table:formula="oooc:=BINOMDIST([.D66];[.C66];0.5;0)" office:value-type="float" office:value="0.0403152981259864">
            <text:p>0.040315298126</text:p>
          </table:table-cell>
          <table:table-cell table:formula="oooc:=1-[.I66]" office:value-type="float" office:value="0.959684701874014">
            <text:p>0.959684702</text:p>
          </table:table-cell>
          <table:table-cell table:formula="oooc:=-LOG([.J66];2)" office:value-type="float" office:value="0.0593675992185121">
            <text:p>0.05936759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ooc:=LOG([.A67];2)" office:value-type="float" office:value="5.95419631038688">
            <text:p>5.95</text:p>
          </table:table-cell>
          <table:table-cell table:formula="oooc:=3*[.A67]+[.D$2]" office:value-type="float" office:value="236">
            <text:p>236</text:p>
          </table:table-cell>
          <table:table-cell table:formula="oooc:=[.A67]+[.C$2]" office:value-type="float" office:value="112">
            <text:p>112</text:p>
          </table:table-cell>
          <table:table-cell/>
          <table:table-cell table:formula="oooc:=COMBIN([.C67];[.D67])" office:value-type="float" office:value="4.22775458088621E+069">
            <text:p>4.23E+069</text:p>
          </table:table-cell>
          <table:table-cell table:formula="oooc:=2^(3*[.A67]+[.D$2])" office:value-type="float" office:value="1.10427941548649E+071">
            <text:p>1.10E+071</text:p>
          </table:table-cell>
          <table:table-cell table:formula="oooc:=[.F67]/[.G67]" office:value-type="float" office:value="0.0382851887085451">
            <text:p>0.038285189</text:p>
          </table:table-cell>
          <table:table-cell table:formula="oooc:=BINOMDIST([.D67];[.C67];0.5;0)" office:value-type="float" office:value="0.0382851887085451">
            <text:p>0.038285188709</text:p>
          </table:table-cell>
          <table:table-cell table:formula="oooc:=1-[.I67]" office:value-type="float" office:value="0.961714811291455">
            <text:p>0.961714811</text:p>
          </table:table-cell>
          <table:table-cell table:formula="oooc:=-LOG([.J67];2)" office:value-type="float" office:value="0.0563189569566497">
            <text:p>0.05631895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ooc:=LOG([.A68];2)" office:value-type="float" office:value="5.97727992349992">
            <text:p>5.98</text:p>
          </table:table-cell>
          <table:table-cell table:formula="oooc:=3*[.A68]+[.D$2]" office:value-type="float" office:value="239">
            <text:p>239</text:p>
          </table:table-cell>
          <table:table-cell table:formula="oooc:=[.A68]+[.C$2]" office:value-type="float" office:value="113">
            <text:p>113</text:p>
          </table:table-cell>
          <table:table-cell/>
          <table:table-cell table:formula="oooc:=COMBIN([.C68];[.D68])" office:value-type="float" office:value="3.20238815836959E+070">
            <text:p>3.20E+070</text:p>
          </table:table-cell>
          <table:table-cell table:formula="oooc:=2^(3*[.A68]+[.D$2])" office:value-type="float" office:value="8.83423532389192E+071">
            <text:p>8.83E+071</text:p>
          </table:table-cell>
          <table:table-cell table:formula="oooc:=[.F68]/[.G68]" office:value-type="float" office:value="0.0362497493100374">
            <text:p>0.036249749</text:p>
          </table:table-cell>
          <table:table-cell table:formula="oooc:=BINOMDIST([.D68];[.C68];0.5;0)" office:value-type="float" office:value="0.0362497493100374">
            <text:p>0.036249749310</text:p>
          </table:table-cell>
          <table:table-cell table:formula="oooc:=1-[.I68]" office:value-type="float" office:value="0.963750250689963">
            <text:p>0.963750251</text:p>
          </table:table-cell>
          <table:table-cell table:formula="oooc:=-LOG([.J68];2)" office:value-type="float" office:value="0.0532687645869343">
            <text:p>0.05326876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ooc:=LOG([.A69];2)" office:value-type="float" office:value="6">
            <text:p>6</text:p>
          </table:table-cell>
          <table:table-cell table:formula="oooc:=3*[.A69]+[.D$2]" office:value-type="float" office:value="242">
            <text:p>242</text:p>
          </table:table-cell>
          <table:table-cell table:formula="oooc:=[.A69]+[.C$2]" office:value-type="float" office:value="114">
            <text:p>114</text:p>
          </table:table-cell>
          <table:table-cell/>
          <table:table-cell table:formula="oooc:=COMBIN([.C69];[.D69])" office:value-type="float" office:value="2.41879509651408E+071">
            <text:p>2.42E+071</text:p>
          </table:table-cell>
          <table:table-cell table:formula="oooc:=2^(3*[.A69]+[.D$2])" office:value-type="float" office:value="7.06738825911354E+072">
            <text:p>7.07E+072</text:p>
          </table:table-cell>
          <table:table-cell table:formula="oooc:=[.F69]/[.G69]" office:value-type="float" office:value="0.0342247377366738">
            <text:p>0.034224738</text:p>
          </table:table-cell>
          <table:table-cell table:formula="oooc:=BINOMDIST([.D69];[.C69];0.5;0)" office:value-type="float" office:value="0.0342247377366738">
            <text:p>0.034224737737</text:p>
          </table:table-cell>
          <table:table-cell table:formula="oooc:=1-[.I69]" office:value-type="float" office:value="0.965775262263326">
            <text:p>0.965775262</text:p>
          </table:table-cell>
          <table:table-cell table:formula="oooc:=-LOG([.J69];2)" office:value-type="float" office:value="0.0502405846456842">
            <text:p>0.05024058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ooc:=LOG([.A70];2)" office:value-type="float" office:value="6.02236781302845">
            <text:p>6.02</text:p>
          </table:table-cell>
          <table:table-cell table:formula="oooc:=3*[.A70]+[.D$2]" office:value-type="float" office:value="245">
            <text:p>245</text:p>
          </table:table-cell>
          <table:table-cell table:formula="oooc:=[.A70]+[.C$2]" office:value-type="float" office:value="115">
            <text:p>115</text:p>
          </table:table-cell>
          <table:table-cell/>
          <table:table-cell table:formula="oooc:=COMBIN([.C70];[.D70])" office:value-type="float" office:value="1.82192443656196E+072">
            <text:p>1.82E+072</text:p>
          </table:table-cell>
          <table:table-cell table:formula="oooc:=2^(3*[.A70]+[.D$2])" office:value-type="float" office:value="5.65391060729083E+073">
            <text:p>5.65E+073</text:p>
          </table:table-cell>
          <table:table-cell table:formula="oooc:=[.F70]/[.G70]" office:value-type="float" office:value="0.0322241464909712">
            <text:p>0.032224146</text:p>
          </table:table-cell>
          <table:table-cell table:formula="oooc:=BINOMDIST([.D70];[.C70];0.5;0)" office:value-type="float" office:value="0.0322241464909712">
            <text:p>0.032224146491</text:p>
          </table:table-cell>
          <table:table-cell table:formula="oooc:=1-[.I70]" office:value-type="float" office:value="0.967775853509029">
            <text:p>0.967775854</text:p>
          </table:table-cell>
          <table:table-cell table:formula="oooc:=-LOG([.J70];2)" office:value-type="float" office:value="0.0472551511855288">
            <text:p>0.04725515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ooc:=LOG([.A71];2)" office:value-type="float" office:value="6.04439411935845">
            <text:p>6.04</text:p>
          </table:table-cell>
          <table:table-cell table:formula="oooc:=3*[.A71]+[.D$2]" office:value-type="float" office:value="248">
            <text:p>248</text:p>
          </table:table-cell>
          <table:table-cell table:formula="oooc:=[.A71]+[.C$2]" office:value-type="float" office:value="116">
            <text:p>116</text:p>
          </table:table-cell>
          <table:table-cell/>
          <table:table-cell table:formula="oooc:=COMBIN([.C71];[.D71])" office:value-type="float" office:value="1.36870825298751E+073">
            <text:p>1.37E+073</text:p>
          </table:table-cell>
          <table:table-cell table:formula="oooc:=2^(3*[.A71]+[.D$2])" office:value-type="float" office:value="4.52312848583266E+074">
            <text:p>4.52E+074</text:p>
          </table:table-cell>
          <table:table-cell table:formula="oooc:=[.F71]/[.G71]" office:value-type="float" office:value="0.0302602116494055">
            <text:p>0.030260212</text:p>
          </table:table-cell>
          <table:table-cell table:formula="oooc:=BINOMDIST([.D71];[.C71];0.5;0)" office:value-type="float" office:value="0.0302602116494055">
            <text:p>0.030260211649</text:p>
          </table:table-cell>
          <table:table-cell table:formula="oooc:=1-[.I71]" office:value-type="float" office:value="0.969739788350594">
            <text:p>0.969739788</text:p>
          </table:table-cell>
          <table:table-cell table:formula="oooc:=-LOG([.J71];2)" office:value-type="float" office:value="0.0443304160600646">
            <text:p>0.04433041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ooc:=LOG([.A72];2)" office:value-type="float" office:value="6.06608919045777">
            <text:p>6.07</text:p>
          </table:table-cell>
          <table:table-cell table:formula="oooc:=3*[.A72]+[.D$2]" office:value-type="float" office:value="251">
            <text:p>251</text:p>
          </table:table-cell>
          <table:table-cell table:formula="oooc:=[.A72]+[.C$2]" office:value-type="float" office:value="117">
            <text:p>117</text:p>
          </table:table-cell>
          <table:table-cell/>
          <table:table-cell table:formula="oooc:=COMBIN([.C72];[.D72])" office:value-type="float" office:value="1.02560861951409E+074">
            <text:p>1.03E+074</text:p>
          </table:table-cell>
          <table:table-cell table:formula="oooc:=2^(3*[.A72]+[.D$2])" office:value-type="float" office:value="3.61850278866613E+075">
            <text:p>3.62E+075</text:p>
          </table:table-cell>
          <table:table-cell table:formula="oooc:=[.F72]/[.G72]" office:value-type="float" office:value="0.0283434525109804">
            <text:p>0.028343453</text:p>
          </table:table-cell>
          <table:table-cell table:formula="oooc:=BINOMDIST([.D72];[.C72];0.5;0)" office:value-type="float" office:value="0.0283434525109804">
            <text:p>0.028343452511</text:p>
          </table:table-cell>
          <table:table-cell table:formula="oooc:=1-[.I72]" office:value-type="float" office:value="0.97165654748902">
            <text:p>0.971656547</text:p>
          </table:table-cell>
          <table:table-cell table:formula="oooc:=-LOG([.J72];2)" office:value-type="float" office:value="0.0414816419575745">
            <text:p>0.04148164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ooc:=LOG([.A73];2)" office:value-type="float" office:value="6.08746284125034">
            <text:p>6.09</text:p>
          </table:table-cell>
          <table:table-cell table:formula="oooc:=3*[.A73]+[.D$2]" office:value-type="float" office:value="254">
            <text:p>254</text:p>
          </table:table-cell>
          <table:table-cell table:formula="oooc:=[.A73]+[.C$2]" office:value-type="float" office:value="118">
            <text:p>118</text:p>
          </table:table-cell>
          <table:table-cell/>
          <table:table-cell table:formula="oooc:=COMBIN([.C73];[.D73])" office:value-type="float" office:value="7.66622844384346E+074">
            <text:p>7.67E+074</text:p>
          </table:table-cell>
          <table:table-cell table:formula="oooc:=2^(3*[.A73]+[.D$2])" office:value-type="float" office:value="2.8948022309329E+076">
            <text:p>2.89E+076</text:p>
          </table:table-cell>
          <table:table-cell table:formula="oooc:=[.F73]/[.G73]" office:value-type="float" office:value="0.0264827364091566">
            <text:p>0.026482736</text:p>
          </table:table-cell>
          <table:table-cell table:formula="oooc:=BINOMDIST([.D73];[.C73];0.5;0)" office:value-type="float" office:value="0.0264827364091566">
            <text:p>0.026482736409</text:p>
          </table:table-cell>
          <table:table-cell table:formula="oooc:=1-[.I73]" office:value-type="float" office:value="0.973517263590843">
            <text:p>0.973517264</text:p>
          </table:table-cell>
          <table:table-cell table:formula="oooc:=-LOG([.J73];2)" office:value-type="float" office:value="0.0387215320937555">
            <text:p>0.03872153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ooc:=LOG([.A74];2)" office:value-type="float" office:value="6.10852445677817">
            <text:p>6.11</text:p>
          </table:table-cell>
          <table:table-cell table:formula="oooc:=3*[.A74]+[.D$2]" office:value-type="float" office:value="257">
            <text:p>257</text:p>
          </table:table-cell>
          <table:table-cell table:formula="oooc:=[.A74]+[.C$2]" office:value-type="float" office:value="119">
            <text:p>119</text:p>
          </table:table-cell>
          <table:table-cell/>
          <table:table-cell table:formula="oooc:=COMBIN([.C74];[.D74])" office:value-type="float" office:value="5.71673960395055E+075">
            <text:p>5.72E+075</text:p>
          </table:table-cell>
          <table:table-cell table:formula="oooc:=2^(3*[.A74]+[.D$2])" office:value-type="float" office:value="2.31584178474632E+077">
            <text:p>2.32E+077</text:p>
          </table:table-cell>
          <table:table-cell table:formula="oooc:=[.F74]/[.G74]" office:value-type="float" office:value="0.0246853634026504">
            <text:p>0.024685363</text:p>
          </table:table-cell>
          <table:table-cell table:formula="oooc:=BINOMDIST([.D74];[.C74];0.5;0)" office:value-type="float" office:value="0.0246853634026504">
            <text:p>0.024685363403</text:p>
          </table:table-cell>
          <table:table-cell table:formula="oooc:=1-[.I74]" office:value-type="float" office:value="0.97531463659735">
            <text:p>0.975314637</text:p>
          </table:table-cell>
          <table:table-cell table:formula="oooc:=-LOG([.J74];2)" office:value-type="float" office:value="0.0360603873761559">
            <text:p>0.03606038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ooc:=LOG([.A75];2)" office:value-type="float" office:value="6.12928301694497">
            <text:p>6.13</text:p>
          </table:table-cell>
          <table:table-cell table:formula="oooc:=3*[.A75]+[.D$2]" office:value-type="float" office:value="260">
            <text:p>260</text:p>
          </table:table-cell>
          <table:table-cell table:formula="oooc:=[.A75]+[.C$2]" office:value-type="float" office:value="120">
            <text:p>120</text:p>
          </table:table-cell>
          <table:table-cell/>
          <table:table-cell table:formula="oooc:=COMBIN([.C75];[.D75])" office:value-type="float" office:value="4.25321313771616E+076">
            <text:p>4.25E+076</text:p>
          </table:table-cell>
          <table:table-cell table:formula="oooc:=2^(3*[.A75]+[.D$2])" office:value-type="float" office:value="1.85267342779706E+078">
            <text:p>1.85E+078</text:p>
          </table:table-cell>
          <table:table-cell table:formula="oooc:=[.F75]/[.G75]" office:value-type="float" office:value="0.0229571659737868">
            <text:p>0.022957166</text:p>
          </table:table-cell>
          <table:table-cell table:formula="oooc:=BINOMDIST([.D75];[.C75];0.5;0)" office:value-type="float" office:value="0.0229571659737868">
            <text:p>0.022957165974</text:p>
          </table:table-cell>
          <table:table-cell table:formula="oooc:=1-[.I75]" office:value-type="float" office:value="0.977042834026213">
            <text:p>0.977042834</text:p>
          </table:table-cell>
          <table:table-cell table:formula="oooc:=-LOG([.J75];2)" office:value-type="float" office:value="0.0335062828650564">
            <text:p>0.03350628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ooc:=LOG([.A76];2)" office:value-type="float" office:value="6.14974711950468">
            <text:p>6.15</text:p>
          </table:table-cell>
          <table:table-cell table:formula="oooc:=3*[.A76]+[.D$2]" office:value-type="float" office:value="263">
            <text:p>263</text:p>
          </table:table-cell>
          <table:table-cell table:formula="oooc:=[.A76]+[.C$2]" office:value-type="float" office:value="121">
            <text:p>121</text:p>
          </table:table-cell>
          <table:table-cell/>
          <table:table-cell table:formula="oooc:=COMBIN([.C76];[.D76])" office:value-type="float" office:value="3.15734374279241E+077">
            <text:p>3.16E+077</text:p>
          </table:table-cell>
          <table:table-cell table:formula="oooc:=2^(3*[.A76]+[.D$2])" office:value-type="float" office:value="1.48213874223765E+079">
            <text:p>1.48E+079</text:p>
          </table:table-cell>
          <table:table-cell table:formula="oooc:=[.F76]/[.G76]" office:value-type="float" office:value="0.0213026193352563">
            <text:p>0.021302619</text:p>
          </table:table-cell>
          <table:table-cell table:formula="oooc:=BINOMDIST([.D76];[.C76];0.5;0)" office:value-type="float" office:value="0.0213026193352563">
            <text:p>0.021302619335</text:p>
          </table:table-cell>
          <table:table-cell table:formula="oooc:=1-[.I76]" office:value-type="float" office:value="0.978697380664744">
            <text:p>0.978697381</text:p>
          </table:table-cell>
          <table:table-cell table:formula="oooc:=-LOG([.J76];2)" office:value-type="float" office:value="0.0310652564118868">
            <text:p>0.03106525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ooc:=LOG([.A77];2)" office:value-type="float" office:value="6.16992500144231">
            <text:p>6.17</text:p>
          </table:table-cell>
          <table:table-cell table:formula="oooc:=3*[.A77]+[.D$2]" office:value-type="float" office:value="266">
            <text:p>266</text:p>
          </table:table-cell>
          <table:table-cell table:formula="oooc:=[.A77]+[.C$2]" office:value-type="float" office:value="122">
            <text:p>122</text:p>
          </table:table-cell>
          <table:table-cell/>
          <table:table-cell table:formula="oooc:=COMBIN([.C77];[.D77])" office:value-type="float" office:value="2.33881000871624E+078">
            <text:p>2.34E+078</text:p>
          </table:table-cell>
          <table:table-cell table:formula="oooc:=2^(3*[.A77]+[.D$2])" office:value-type="float" office:value="1.18571099379012E+080">
            <text:p>1.19E+080</text:p>
          </table:table-cell>
          <table:table-cell table:formula="oooc:=[.F77]/[.G77]" office:value-type="float" office:value="0.0197249584507962">
            <text:p>0.019724958</text:p>
          </table:table-cell>
          <table:table-cell table:formula="oooc:=BINOMDIST([.D77];[.C77];0.5;0)" office:value-type="float" office:value="0.0197249584507962">
            <text:p>0.019724958451</text:p>
          </table:table-cell>
          <table:table-cell table:formula="oooc:=1-[.I77]" office:value-type="float" office:value="0.980275041549204">
            <text:p>0.980275042</text:p>
          </table:table-cell>
          <table:table-cell table:formula="oooc:=-LOG([.J77];2)" office:value-type="float" office:value="0.028741503407008">
            <text:p>0.02874150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ooc:=LOG([.A78];2)" office:value-type="float" office:value="6.18982455888002">
            <text:p>6.19</text:p>
          </table:table-cell>
          <table:table-cell table:formula="oooc:=3*[.A78]+[.D$2]" office:value-type="float" office:value="269">
            <text:p>269</text:p>
          </table:table-cell>
          <table:table-cell table:formula="oooc:=[.A78]+[.C$2]" office:value-type="float" office:value="123">
            <text:p>123</text:p>
          </table:table-cell>
          <table:table-cell/>
          <table:table-cell table:formula="oooc:=COMBIN([.C78];[.D78])" office:value-type="float" office:value="1.72888979022374E+079">
            <text:p>1.73E+079</text:p>
          </table:table-cell>
          <table:table-cell table:formula="oooc:=2^(3*[.A78]+[.D$2])" office:value-type="float" office:value="9.48568795032094E+080">
            <text:p>9.49E+080</text:p>
          </table:table-cell>
          <table:table-cell table:formula="oooc:=[.F78]/[.G78]" office:value-type="float" office:value="0.018226298390569">
            <text:p>0.018226298</text:p>
          </table:table-cell>
          <table:table-cell table:formula="oooc:=BINOMDIST([.D78];[.C78];0.5;0)" office:value-type="float" office:value="0.018226298390569">
            <text:p>0.018226298391</text:p>
          </table:table-cell>
          <table:table-cell table:formula="oooc:=1-[.I78]" office:value-type="float" office:value="0.981773701609431">
            <text:p>0.981773702</text:p>
          </table:table-cell>
          <table:table-cell table:formula="oooc:=-LOG([.J78];2)" office:value-type="float" office:value="0.0265375725771699">
            <text:p>0.02653757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ooc:=LOG([.A79];2)" office:value-type="float" office:value="6.20945336562895">
            <text:p>6.21</text:p>
          </table:table-cell>
          <table:table-cell table:formula="oooc:=3*[.A79]+[.D$2]" office:value-type="float" office:value="272">
            <text:p>272</text:p>
          </table:table-cell>
          <table:table-cell table:formula="oooc:=[.A79]+[.C$2]" office:value-type="float" office:value="124">
            <text:p>124</text:p>
          </table:table-cell>
          <table:table-cell/>
          <table:table-cell table:formula="oooc:=COMBIN([.C79];[.D79])" office:value-type="float" office:value="1.27546496400632E+080">
            <text:p>1.28E+080</text:p>
          </table:table-cell>
          <table:table-cell table:formula="oooc:=2^(3*[.A79]+[.D$2])" office:value-type="float" office:value="7.58855036025676E+081">
            <text:p>7.59E+081</text:p>
          </table:table-cell>
          <table:table-cell table:formula="oooc:=[.F79]/[.G79]" office:value-type="float" office:value="0.0168077551502625">
            <text:p>0.016807755</text:p>
          </table:table-cell>
          <table:table-cell table:formula="oooc:=BINOMDIST([.D79];[.C79];0.5;0)" office:value-type="float" office:value="0.0168077551502625">
            <text:p>0.016807755150</text:p>
          </table:table-cell>
          <table:table-cell table:formula="oooc:=1-[.I79]" office:value-type="float" office:value="0.983192244849738">
            <text:p>0.983192245</text:p>
          </table:table-cell>
          <table:table-cell table:formula="oooc:=-LOG([.J79];2)" office:value-type="float" office:value="0.0244545587139623">
            <text:p>0.02445455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ooc:=LOG([.A80];2)" office:value-type="float" office:value="6.22881869049588">
            <text:p>6.23</text:p>
          </table:table-cell>
          <table:table-cell table:formula="oooc:=3*[.A80]+[.D$2]" office:value-type="float" office:value="275">
            <text:p>275</text:p>
          </table:table-cell>
          <table:table-cell table:formula="oooc:=[.A80]+[.C$2]" office:value-type="float" office:value="125">
            <text:p>125</text:p>
          </table:table-cell>
          <table:table-cell/>
          <table:table-cell table:formula="oooc:=COMBIN([.C80];[.D80])" office:value-type="float" office:value="9.39132557148641E+080">
            <text:p>9.39E+080</text:p>
          </table:table-cell>
          <table:table-cell table:formula="oooc:=2^(3*[.A80]+[.D$2])" office:value-type="float" office:value="6.0708402882054E+082">
            <text:p>6.07E+082</text:p>
          </table:table-cell>
          <table:table-cell table:formula="oooc:=[.F80]/[.G80]" office:value-type="float" office:value="0.0154695645506144">
            <text:p>0.015469565</text:p>
          </table:table-cell>
          <table:table-cell table:formula="oooc:=BINOMDIST([.D80];[.C80];0.5;0)" office:value-type="float" office:value="0.0154695645506144">
            <text:p>0.015469564551</text:p>
          </table:table-cell>
          <table:table-cell table:formula="oooc:=1-[.I80]" office:value-type="float" office:value="0.984530435449386">
            <text:p>0.984530435</text:p>
          </table:table-cell>
          <table:table-cell table:formula="oooc:=-LOG([.J80];2)" office:value-type="float" office:value="0.0224922890721702">
            <text:p>0.02249228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ooc:=LOG([.A81];2)" office:value-type="float" office:value="6.24792751344359">
            <text:p>6.25</text:p>
          </table:table-cell>
          <table:table-cell table:formula="oooc:=3*[.A81]+[.D$2]" office:value-type="float" office:value="278">
            <text:p>278</text:p>
          </table:table-cell>
          <table:table-cell table:formula="oooc:=[.A81]+[.C$2]" office:value-type="float" office:value="126">
            <text:p>126</text:p>
          </table:table-cell>
          <table:table-cell/>
          <table:table-cell table:formula="oooc:=COMBIN([.C81];[.D81])" office:value-type="float" office:value="6.90191272470551E+081">
            <text:p>6.90E+081</text:p>
          </table:table-cell>
          <table:table-cell table:formula="oooc:=2^(3*[.A81]+[.D$2])" office:value-type="float" office:value="4.85667223056432E+083">
            <text:p>4.86E+083</text:p>
          </table:table-cell>
          <table:table-cell table:formula="oooc:=[.F81]/[.G81]" office:value-type="float" office:value="0.0142111972911615">
            <text:p>0.014211197</text:p>
          </table:table-cell>
          <table:table-cell table:formula="oooc:=BINOMDIST([.D81];[.C81];0.5;0)" office:value-type="float" office:value="0.0142111972911615">
            <text:p>0.014211197291</text:p>
          </table:table-cell>
          <table:table-cell table:formula="oooc:=1-[.I81]" office:value-type="float" office:value="0.985788802708838">
            <text:p>0.985788803</text:p>
          </table:table-cell>
          <table:table-cell table:formula="oooc:=-LOG([.J81];2)" office:value-type="float" office:value="0.0206495009427102">
            <text:p>0.02064950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ooc:=LOG([.A82];2)" office:value-type="float" office:value="6.2667865406949">
            <text:p>6.27</text:p>
          </table:table-cell>
          <table:table-cell table:formula="oooc:=3*[.A82]+[.D$2]" office:value-type="float" office:value="281">
            <text:p>281</text:p>
          </table:table-cell>
          <table:table-cell table:formula="oooc:=[.A82]+[.C$2]" office:value-type="float" office:value="127">
            <text:p>127</text:p>
          </table:table-cell>
          <table:table-cell/>
          <table:table-cell table:formula="oooc:=COMBIN([.C82];[.D82])" office:value-type="float" office:value="5.06316575391888E+082">
            <text:p>5.06E+082</text:p>
          </table:table-cell>
          <table:table-cell table:formula="oooc:=2^(3*[.A82]+[.D$2])" office:value-type="float" office:value="3.88533778445146E+084">
            <text:p>3.89E+084</text:p>
          </table:table-cell>
          <table:table-cell table:formula="oooc:=[.F82]/[.G82]" office:value-type="float" office:value="0.0130314686516599">
            <text:p>0.013031469</text:p>
          </table:table-cell>
          <table:table-cell table:formula="oooc:=BINOMDIST([.D82];[.C82];0.5;0)" office:value-type="float" office:value="0.0130314686516599">
            <text:p>0.013031468652</text:p>
          </table:table-cell>
          <table:table-cell table:formula="oooc:=1-[.I82]" office:value-type="float" office:value="0.98696853134834">
            <text:p>0.986968531</text:p>
          </table:table-cell>
          <table:table-cell table:formula="oooc:=-LOG([.J82];2)" office:value-type="float" office:value="0.0189240085759531">
            <text:p>0.01892400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ooc:=LOG([.A83];2)" office:value-type="float" office:value="6.28540221886225">
            <text:p>6.29</text:p>
          </table:table-cell>
          <table:table-cell table:formula="oooc:=3*[.A83]+[.D$2]" office:value-type="float" office:value="284">
            <text:p>284</text:p>
          </table:table-cell>
          <table:table-cell table:formula="oooc:=[.A83]+[.C$2]" office:value-type="float" office:value="128">
            <text:p>128</text:p>
          </table:table-cell>
          <table:table-cell/>
          <table:table-cell table:formula="oooc:=COMBIN([.C83];[.D83])" office:value-type="float" office:value="3.70774418904631E+083">
            <text:p>3.71E+083</text:p>
          </table:table-cell>
          <table:table-cell table:formula="oooc:=2^(3*[.A83]+[.D$2])" office:value-type="float" office:value="3.10827022756117E+085">
            <text:p>3.11E+085</text:p>
          </table:table-cell>
          <table:table-cell table:formula="oooc:=[.F83]/[.G83]" office:value-type="float" office:value="0.0119286417125821">
            <text:p>0.011928642</text:p>
          </table:table-cell>
          <table:table-cell table:formula="oooc:=BINOMDIST([.D83];[.C83];0.5;0)" office:value-type="float" office:value="0.0119286417125821">
            <text:p>0.011928641713</text:p>
          </table:table-cell>
          <table:table-cell table:formula="oooc:=1-[.I83]" office:value-type="float" office:value="0.988071358287418">
            <text:p>0.988071358</text:p>
          </table:table-cell>
          <table:table-cell table:formula="oooc:=-LOG([.J83];2)" office:value-type="float" office:value="0.017312858209145">
            <text:p>0.01731285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ooc:=LOG([.A84];2)" office:value-type="float" office:value="6.3037807481771">
            <text:p>6.3</text:p>
          </table:table-cell>
          <table:table-cell table:formula="oooc:=3*[.A84]+[.D$2]" office:value-type="float" office:value="287">
            <text:p>287</text:p>
          </table:table-cell>
          <table:table-cell table:formula="oooc:=[.A84]+[.C$2]" office:value-type="float" office:value="129">
            <text:p>129</text:p>
          </table:table-cell>
          <table:table-cell/>
          <table:table-cell table:formula="oooc:=COMBIN([.C84];[.D84])" office:value-type="float" office:value="2.71054176314277E+084">
            <text:p>2.71E+084</text:p>
          </table:table-cell>
          <table:table-cell table:formula="oooc:=2^(3*[.A84]+[.D$2])" office:value-type="float" office:value="2.48661618204893E+086">
            <text:p>2.49E+086</text:p>
          </table:table-cell>
          <table:table-cell table:formula="oooc:=[.F84]/[.G84]" office:value-type="float" office:value="0.0109005233003403">
            <text:p>0.010900523</text:p>
          </table:table-cell>
          <table:table-cell table:formula="oooc:=BINOMDIST([.D84];[.C84];0.5;0)" office:value-type="float" office:value="0.0109005233003403">
            <text:p>0.010900523300</text:p>
          </table:table-cell>
          <table:table-cell table:formula="oooc:=1-[.I84]" office:value-type="float" office:value="0.98909947669966">
            <text:p>0.989099477</text:p>
          </table:table-cell>
          <table:table-cell table:formula="oooc:=-LOG([.J84];2)" office:value-type="float" office:value="0.0158124704406939">
            <text:p>0.01581247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ooc:=LOG([.A85];2)" office:value-type="float" office:value="6.32192809488736">
            <text:p>6.32</text:p>
          </table:table-cell>
          <table:table-cell table:formula="oooc:=3*[.A85]+[.D$2]" office:value-type="float" office:value="290">
            <text:p>290</text:p>
          </table:table-cell>
          <table:table-cell table:formula="oooc:=[.A85]+[.C$2]" office:value-type="float" office:value="130">
            <text:p>130</text:p>
          </table:table-cell>
          <table:table-cell/>
          <table:table-cell table:formula="oooc:=COMBIN([.C85];[.D85])" office:value-type="float" office:value="1.97826274457761E+085">
            <text:p>1.98E+085</text:p>
          </table:table-cell>
          <table:table-cell table:formula="oooc:=2^(3*[.A85]+[.D$2])" office:value-type="float" office:value="1.98929294563915E+087">
            <text:p>1.99E+087</text:p>
          </table:table-cell>
          <table:table-cell table:formula="oooc:=[.F85]/[.G85]" office:value-type="float" office:value="0.00994455215313705">
            <text:p>0.009944552</text:p>
          </table:table-cell>
          <table:table-cell table:formula="oooc:=BINOMDIST([.D85];[.C85];0.5;0)" office:value-type="float" office:value="0.00994455215313705">
            <text:p>0.009944552153</text:p>
          </table:table-cell>
          <table:table-cell table:formula="oooc:=1-[.I85]" office:value-type="float" office:value="0.990055447846863">
            <text:p>0.990055448</text:p>
          </table:table-cell>
          <table:table-cell table:formula="oooc:=-LOG([.J85];2)" office:value-type="float" office:value="0.014418769600547">
            <text:p>0.01441877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ooc:=LOG([.A86];2)" office:value-type="float" office:value="6.33985000288463">
            <text:p>6.34</text:p>
          </table:table-cell>
          <table:table-cell table:formula="oooc:=3*[.A86]+[.D$2]" office:value-type="float" office:value="293">
            <text:p>293</text:p>
          </table:table-cell>
          <table:table-cell table:formula="oooc:=[.A86]+[.C$2]" office:value-type="float" office:value="131">
            <text:p>131</text:p>
          </table:table-cell>
          <table:table-cell/>
          <table:table-cell table:formula="oooc:=COMBIN([.C86];[.D86])" office:value-type="float" office:value="1.44150199184337E+086">
            <text:p>1.44E+086</text:p>
          </table:table-cell>
          <table:table-cell table:formula="oooc:=2^(3*[.A86]+[.D$2])" office:value-type="float" office:value="1.59143435651132E+088">
            <text:p>1.59E+088</text:p>
          </table:table-cell>
          <table:table-cell table:formula="oooc:=[.F86]/[.G86]" office:value-type="float" office:value="0.00905787905071607">
            <text:p>0.009057879</text:p>
          </table:table-cell>
          <table:table-cell table:formula="oooc:=BINOMDIST([.D86];[.C86];0.5;0)" office:value-type="float" office:value="0.00905787905071607">
            <text:p>0.009057879051</text:p>
          </table:table-cell>
          <table:table-cell table:formula="oooc:=1-[.I86]" office:value-type="float" office:value="0.990942120949284">
            <text:p>0.990942121</text:p>
          </table:table-cell>
          <table:table-cell table:formula="oooc:=-LOG([.J86];2)" office:value-type="float" office:value="0.0131273000971765">
            <text:p>0.0131273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ooc:=LOG([.A87];2)" office:value-type="float" office:value="6.35755200461809">
            <text:p>6.36</text:p>
          </table:table-cell>
          <table:table-cell table:formula="oooc:=3*[.A87]+[.D$2]" office:value-type="float" office:value="296">
            <text:p>296</text:p>
          </table:table-cell>
          <table:table-cell table:formula="oooc:=[.A87]+[.C$2]" office:value-type="float" office:value="132">
            <text:p>132</text:p>
          </table:table-cell>
          <table:table-cell/>
          <table:table-cell table:formula="oooc:=COMBIN([.C87];[.D87])" office:value-type="float" office:value="1.04874745665059E+087">
            <text:p>1.05E+087</text:p>
          </table:table-cell>
          <table:table-cell table:formula="oooc:=2^(3*[.A87]+[.D$2])" office:value-type="float" office:value="1.27314748520905E+089">
            <text:p>1.27E+089</text:p>
          </table:table-cell>
          <table:table-cell table:formula="oooc:=[.F87]/[.G87]" office:value-type="float" office:value="0.00823743885790563">
            <text:p>0.008237439</text:p>
          </table:table-cell>
          <table:table-cell table:formula="oooc:=BINOMDIST([.D87];[.C87];0.5;0)" office:value-type="float" office:value="0.00823743885790563">
            <text:p>0.008237438858</text:p>
          </table:table-cell>
          <table:table-cell table:formula="oooc:=1-[.I87]" office:value-type="float" office:value="0.991762561142094">
            <text:p>0.991762561</text:p>
          </table:table-cell>
          <table:table-cell table:formula="oooc:=-LOG([.J87];2)" office:value-type="float" office:value="0.0119333299857797">
            <text:p>0.01193333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ooc:=LOG([.A88];2)" office:value-type="float" office:value="6.37503943134693">
            <text:p>6.38</text:p>
          </table:table-cell>
          <table:table-cell table:formula="oooc:=3*[.A88]+[.D$2]" office:value-type="float" office:value="299">
            <text:p>299</text:p>
          </table:table-cell>
          <table:table-cell table:formula="oooc:=[.A88]+[.C$2]" office:value-type="float" office:value="133">
            <text:p>133</text:p>
          </table:table-cell>
          <table:table-cell/>
          <table:table-cell table:formula="oooc:=COMBIN([.C88];[.D88])" office:value-type="float" office:value="7.61852942243253E+087">
            <text:p>7.62E+087</text:p>
          </table:table-cell>
          <table:table-cell table:formula="oooc:=2^(3*[.A88]+[.D$2])" office:value-type="float" office:value="1.01851798816724E+090">
            <text:p>1.02E+090</text:p>
          </table:table-cell>
          <table:table-cell table:formula="oooc:=[.F88]/[.G88]" office:value-type="float" office:value="0.0074800146005684">
            <text:p>0.007480015</text:p>
          </table:table-cell>
          <table:table-cell table:formula="oooc:=BINOMDIST([.D88];[.C88];0.5;0)" office:value-type="float" office:value="0.0074800146005684">
            <text:p>0.007480014601</text:p>
          </table:table-cell>
          <table:table-cell table:formula="oooc:=1-[.I88]" office:value-type="float" office:value="0.992519985399432">
            <text:p>0.992519985</text:p>
          </table:table-cell>
          <table:table-cell table:formula="oooc:=-LOG([.J88];2)" office:value-type="float" office:value="0.0108319422072238">
            <text:p>0.01083194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ooc:=LOG([.A89];2)" office:value-type="float" office:value="6.39231742277876">
            <text:p>6.39</text:p>
          </table:table-cell>
          <table:table-cell table:formula="oooc:=3*[.A89]+[.D$2]" office:value-type="float" office:value="302">
            <text:p>302</text:p>
          </table:table-cell>
          <table:table-cell table:formula="oooc:=[.A89]+[.C$2]" office:value-type="float" office:value="134">
            <text:p>134</text:p>
          </table:table-cell>
          <table:table-cell/>
          <table:table-cell table:formula="oooc:=COMBIN([.C89];[.D89])" office:value-type="float" office:value="5.52631061085155E+088">
            <text:p>5.53E+088</text:p>
          </table:table-cell>
          <table:table-cell table:formula="oooc:=2^(3*[.A89]+[.D$2])" office:value-type="float" office:value="8.14814390533794E+090">
            <text:p>8.15E+090</text:p>
          </table:table-cell>
          <table:table-cell table:formula="oooc:=[.F89]/[.G89]" office:value-type="float" office:value="0.00678229382673421">
            <text:p>0.006782294</text:p>
          </table:table-cell>
          <table:table-cell table:formula="oooc:=BINOMDIST([.D89];[.C89];0.5;0)" office:value-type="float" office:value="0.00678229382673421">
            <text:p>0.006782293827</text:p>
          </table:table-cell>
          <table:table-cell table:formula="oooc:=1-[.I89]" office:value-type="float" office:value="0.993217706173266">
            <text:p>0.993217706</text:p>
          </table:table-cell>
          <table:table-cell table:formula="oooc:=-LOG([.J89];2)" office:value-type="float" office:value="0.00981811410089149">
            <text:p>0.00981811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ooc:=LOG([.A90];2)" office:value-type="float" office:value="6.4093909361377">
            <text:p>6.41</text:p>
          </table:table-cell>
          <table:table-cell table:formula="oooc:=3*[.A90]+[.D$2]" office:value-type="float" office:value="305">
            <text:p>305</text:p>
          </table:table-cell>
          <table:table-cell table:formula="oooc:=[.A90]+[.C$2]" office:value-type="float" office:value="135">
            <text:p>135</text:p>
          </table:table-cell>
          <table:table-cell/>
          <table:table-cell table:formula="oooc:=COMBIN([.C90];[.D90])" office:value-type="float" office:value="4.00296643103637E+089">
            <text:p>4.00E+089</text:p>
          </table:table-cell>
          <table:table-cell table:formula="oooc:=2^(3*[.A90]+[.D$2])" office:value-type="float" office:value="6.51851512427036E+091">
            <text:p>6.52E+091</text:p>
          </table:table-cell>
          <table:table-cell table:formula="oooc:=[.F90]/[.G90]" office:value-type="float" office:value="0.00614091760887713">
            <text:p>0.006140918</text:p>
          </table:table-cell>
          <table:table-cell table:formula="oooc:=BINOMDIST([.D90];[.C90];0.5;0)" office:value-type="float" office:value="0.00614091760887713">
            <text:p>0.006140917609</text:p>
          </table:table-cell>
          <table:table-cell table:formula="oooc:=1-[.I90]" office:value-type="float" office:value="0.993859082391123">
            <text:p>0.993859082</text:p>
          </table:table-cell>
          <table:table-cell table:formula="oooc:=-LOG([.J90];2)" office:value-type="float" office:value="0.00888678590431092">
            <text:p>0.00888678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ooc:=LOG([.A91];2)" office:value-type="float" office:value="6.4262647547021">
            <text:p>6.43</text:p>
          </table:table-cell>
          <table:table-cell table:formula="oooc:=3*[.A91]+[.D$2]" office:value-type="float" office:value="308">
            <text:p>308</text:p>
          </table:table-cell>
          <table:table-cell table:formula="oooc:=[.A91]+[.C$2]" office:value-type="float" office:value="136">
            <text:p>136</text:p>
          </table:table-cell>
          <table:table-cell/>
          <table:table-cell table:formula="oooc:=COMBIN([.C91];[.D91])" office:value-type="float" office:value="2.89553621368632E+090">
            <text:p>2.90E+090</text:p>
          </table:table-cell>
          <table:table-cell table:formula="oooc:=2^(3*[.A91]+[.D$2])" office:value-type="float" office:value="5.21481209941628E+092">
            <text:p>5.21E+092</text:p>
          </table:table-cell>
          <table:table-cell table:formula="oooc:=[.F91]/[.G91]" office:value-type="float" office:value="0.00555252261919548">
            <text:p>0.005552523</text:p>
          </table:table-cell>
          <table:table-cell table:formula="oooc:=BINOMDIST([.D91];[.C91];0.5;0)" office:value-type="float" office:value="0.00555252261919548">
            <text:p>0.005552522619</text:p>
          </table:table-cell>
          <table:table-cell table:formula="oooc:=1-[.I91]" office:value-type="float" office:value="0.994447477380805">
            <text:p>0.994447477</text:p>
          </table:table-cell>
          <table:table-cell table:formula="oooc:=-LOG([.J91];2)" office:value-type="float" office:value="0.00803291902517678">
            <text:p>0.00803291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ooc:=LOG([.A92];2)" office:value-type="float" office:value="6.44294349584873">
            <text:p>6.44</text:p>
          </table:table-cell>
          <table:table-cell table:formula="oooc:=3*[.A92]+[.D$2]" office:value-type="float" office:value="311">
            <text:p>311</text:p>
          </table:table-cell>
          <table:table-cell table:formula="oooc:=[.A92]+[.C$2]" office:value-type="float" office:value="137">
            <text:p>137</text:p>
          </table:table-cell>
          <table:table-cell/>
          <table:table-cell table:formula="oooc:=COMBIN([.C92];[.D92])" office:value-type="float" office:value="2.09167229778129E+091">
            <text:p>2.09E+091</text:p>
          </table:table-cell>
          <table:table-cell table:formula="oooc:=2^(3*[.A92]+[.D$2])" office:value-type="float" office:value="4.17184967953303E+093">
            <text:p>4.17E+093</text:p>
          </table:table-cell>
          <table:table-cell table:formula="oooc:=[.F92]/[.G92]" office:value-type="float" office:value="0.00501377676200312">
            <text:p>0.005013777</text:p>
          </table:table-cell>
          <table:table-cell table:formula="oooc:=BINOMDIST([.D92];[.C92];0.5;0)" office:value-type="float" office:value="0.00501377676200312">
            <text:p>0.005013776762</text:p>
          </table:table-cell>
          <table:table-cell table:formula="oooc:=1-[.I92]" office:value-type="float" office:value="0.994986223237997">
            <text:p>0.994986223</text:p>
          </table:table-cell>
          <table:table-cell table:formula="oooc:=-LOG([.J92];2)" office:value-type="float" office:value="0.00725154491330883">
            <text:p>0.00725154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ooc:=LOG([.A93];2)" office:value-type="float" office:value="6.4594316186373">
            <text:p>6.46</text:p>
          </table:table-cell>
          <table:table-cell table:formula="oooc:=3*[.A93]+[.D$2]" office:value-type="float" office:value="314">
            <text:p>314</text:p>
          </table:table-cell>
          <table:table-cell table:formula="oooc:=[.A93]+[.C$2]" office:value-type="float" office:value="138">
            <text:p>138</text:p>
          </table:table-cell>
          <table:table-cell/>
          <table:table-cell table:formula="oooc:=COMBIN([.C93];[.D93])" office:value-type="float" office:value="1.50901105478093E+092">
            <text:p>1.51E+092</text:p>
          </table:table-cell>
          <table:table-cell table:formula="oooc:=2^(3*[.A93]+[.D$2])" office:value-type="float" office:value="3.33747974362642E+094">
            <text:p>3.34E+094</text:p>
          </table:table-cell>
          <table:table-cell table:formula="oooc:=[.F93]/[.G93]" office:value-type="float" office:value="0.00452140887944768">
            <text:p>0.004521409</text:p>
          </table:table-cell>
          <table:table-cell table:formula="oooc:=BINOMDIST([.D93];[.C93];0.5;0)" office:value-type="float" office:value="0.00452140887944768">
            <text:p>0.004521408879</text:p>
          </table:table-cell>
          <table:table-cell table:formula="oooc:=1-[.I93]" office:value-type="float" office:value="0.995478591120552">
            <text:p>0.995478591</text:p>
          </table:table-cell>
          <table:table-cell table:formula="oooc:=-LOG([.J93];2)" office:value-type="float" office:value="0.00653780537687512">
            <text:p>0.00653780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ooc:=LOG([.A94];2)" office:value-type="float" office:value="6.4757334309664">
            <text:p>6.48</text:p>
          </table:table-cell>
          <table:table-cell table:formula="oooc:=3*[.A94]+[.D$2]" office:value-type="float" office:value="317">
            <text:p>317</text:p>
          </table:table-cell>
          <table:table-cell table:formula="oooc:=[.A94]+[.C$2]" office:value-type="float" office:value="139">
            <text:p>139</text:p>
          </table:table-cell>
          <table:table-cell/>
          <table:table-cell table:formula="oooc:=COMBIN([.C94];[.D94])" office:value-type="float" office:value="1.08727962846742E+093">
            <text:p>1.09E+093</text:p>
          </table:table-cell>
          <table:table-cell table:formula="oooc:=2^(3*[.A94]+[.D$2])" office:value-type="float" office:value="2.66998379490114E+095">
            <text:p>2.67E+095</text:p>
          </table:table-cell>
          <table:table-cell table:formula="oooc:=[.F94]/[.G94]" office:value-type="float" office:value="0.00407223306202754">
            <text:p>0.004072233</text:p>
          </table:table-cell>
          <table:table-cell table:formula="oooc:=BINOMDIST([.D94];[.C94];0.5;0)" office:value-type="float" office:value="0.00407223306202754">
            <text:p>0.004072233062</text:p>
          </table:table-cell>
          <table:table-cell table:formula="oooc:=1-[.I94]" office:value-type="float" office:value="0.995927766937972">
            <text:p>0.995927767</text:p>
          </table:table-cell>
          <table:table-cell table:formula="oooc:=-LOG([.J94];2)" office:value-type="float" office:value="0.00588698518375229">
            <text:p>0.00588698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ooc:=LOG([.A95];2)" office:value-type="float" office:value="6.49185309632968">
            <text:p>6.49</text:p>
          </table:table-cell>
          <table:table-cell table:formula="oooc:=3*[.A95]+[.D$2]" office:value-type="float" office:value="320">
            <text:p>320</text:p>
          </table:table-cell>
          <table:table-cell table:formula="oooc:=[.A95]+[.C$2]" office:value-type="float" office:value="140">
            <text:p>140</text:p>
          </table:table-cell>
          <table:table-cell/>
          <table:table-cell table:formula="oooc:=COMBIN([.C95];[.D95])" office:value-type="float" office:value="7.82447956520293E+093">
            <text:p>7.82E+093</text:p>
          </table:table-cell>
          <table:table-cell table:formula="oooc:=2^(3*[.A95]+[.D$2])" office:value-type="float" office:value="2.13598703592091E+096">
            <text:p>2.14E+096</text:p>
          </table:table-cell>
          <table:table-cell table:formula="oooc:=[.F95]/[.G95]" office:value-type="float" office:value="0.00366316809681828">
            <text:p>0.003663168</text:p>
          </table:table-cell>
          <table:table-cell table:formula="oooc:=BINOMDIST([.D95];[.C95];0.5;0)" office:value-type="float" office:value="0.00366316809681828">
            <text:p>0.003663168097</text:p>
          </table:table-cell>
          <table:table-cell table:formula="oooc:=1-[.I95]" office:value-type="float" office:value="0.996336831903182">
            <text:p>0.996336832</text:p>
          </table:table-cell>
          <table:table-cell table:formula="oooc:=-LOG([.J95];2)" office:value-type="float" office:value="0.00529453776954287">
            <text:p>0.00529453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ooc:=LOG([.A96];2)" office:value-type="float" office:value="6.5077946401987">
            <text:p>6.51</text:p>
          </table:table-cell>
          <table:table-cell table:formula="oooc:=3*[.A96]+[.D$2]" office:value-type="float" office:value="323">
            <text:p>323</text:p>
          </table:table-cell>
          <table:table-cell table:formula="oooc:=[.A96]+[.C$2]" office:value-type="float" office:value="141">
            <text:p>141</text:p>
          </table:table-cell>
          <table:table-cell/>
          <table:table-cell table:formula="oooc:=COMBIN([.C96];[.D96])" office:value-type="float" office:value="5.62405826859193E+094">
            <text:p>5.62E+094</text:p>
          </table:table-cell>
          <table:table-cell table:formula="oooc:=2^(3*[.A96]+[.D$2])" office:value-type="float" office:value="1.70878962873673E+097">
            <text:p>1.71E+097</text:p>
          </table:table-cell>
          <table:table-cell table:formula="oooc:=[.F96]/[.G96]" office:value-type="float" office:value="0.00329125257668475">
            <text:p>0.003291253</text:p>
          </table:table-cell>
          <table:table-cell table:formula="oooc:=BINOMDIST([.D96];[.C96];0.5;0)" office:value-type="float" office:value="0.00329125257668475">
            <text:p>0.003291252577</text:p>
          </table:table-cell>
          <table:table-cell table:formula="oooc:=1-[.I96]" office:value-type="float" office:value="0.996708747423315">
            <text:p>0.996708747</text:p>
          </table:table-cell>
          <table:table-cell table:formula="oooc:=-LOG([.J96];2)" office:value-type="float" office:value="0.004756104842248">
            <text:p>0.00475610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ooc:=LOG([.A97];2)" office:value-type="float" office:value="6.52356195605701">
            <text:p>6.52</text:p>
          </table:table-cell>
          <table:table-cell table:formula="oooc:=3*[.A97]+[.D$2]" office:value-type="float" office:value="326">
            <text:p>326</text:p>
          </table:table-cell>
          <table:table-cell table:formula="oooc:=[.A97]+[.C$2]" office:value-type="float" office:value="142">
            <text:p>142</text:p>
          </table:table-cell>
          <table:table-cell/>
          <table:table-cell table:formula="oooc:=COMBIN([.C97];[.D97])" office:value-type="float" office:value="4.03774163162627E+095">
            <text:p>4.04E+095</text:p>
          </table:table-cell>
          <table:table-cell table:formula="oooc:=2^(3*[.A97]+[.D$2])" office:value-type="float" office:value="1.36703170298938E+098">
            <text:p>1.37E+098</text:p>
          </table:table-cell>
          <table:table-cell table:formula="oooc:=[.F97]/[.G97]" office:value-type="float" office:value="0.00295365617549078">
            <text:p>0.002953656</text:p>
          </table:table-cell>
          <table:table-cell table:formula="oooc:=BINOMDIST([.D97];[.C97];0.5;0)" office:value-type="float" office:value="0.00295365617549078">
            <text:p>0.002953656175</text:p>
          </table:table-cell>
          <table:table-cell table:formula="oooc:=1-[.I97]" office:value-type="float" office:value="0.997046343824509">
            <text:p>0.997046344</text:p>
          </table:table-cell>
          <table:table-cell table:formula="oooc:=-LOG([.J97];2)" office:value-type="float" office:value="0.00426753063309134">
            <text:p>0.00426753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ooc:=LOG([.A98];2)" office:value-type="float" office:value="6.53915881110803">
            <text:p>6.54</text:p>
          </table:table-cell>
          <table:table-cell table:formula="oooc:=3*[.A98]+[.D$2]" office:value-type="float" office:value="329">
            <text:p>329</text:p>
          </table:table-cell>
          <table:table-cell table:formula="oooc:=[.A98]+[.C$2]" office:value-type="float" office:value="143">
            <text:p>143</text:p>
          </table:table-cell>
          <table:table-cell/>
          <table:table-cell table:formula="oooc:=COMBIN([.C98];[.D98])" office:value-type="float" office:value="2.89557827776772E+096">
            <text:p>2.90E+096</text:p>
          </table:table-cell>
          <table:table-cell table:formula="oooc:=2^(3*[.A98]+[.D$2])" office:value-type="float" office:value="1.09362536239151E+099">
            <text:p>1.09E+099</text:p>
          </table:table-cell>
          <table:table-cell table:formula="oooc:=[.F98]/[.G98]" office:value-type="float" office:value="0.00264768756956748">
            <text:p>0.002647688</text:p>
          </table:table-cell>
          <table:table-cell table:formula="oooc:=BINOMDIST([.D98];[.C98];0.5;0)" office:value-type="float" office:value="0.00264768756956748">
            <text:p>0.002647687570</text:p>
          </table:table-cell>
          <table:table-cell table:formula="oooc:=1-[.I98]" office:value-type="float" office:value="0.997352312430433">
            <text:p>0.997352312</text:p>
          </table:table-cell>
          <table:table-cell table:formula="oooc:=-LOG([.J98];2)" office:value-type="float" office:value="0.00382487149620114">
            <text:p>0.00382487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ooc:=LOG([.A99];2)" office:value-type="float" office:value="6.55458885167764">
            <text:p>6.55</text:p>
          </table:table-cell>
          <table:table-cell table:formula="oooc:=3*[.A99]+[.D$2]" office:value-type="float" office:value="332">
            <text:p>332</text:p>
          </table:table-cell>
          <table:table-cell table:formula="oooc:=[.A99]+[.C$2]" office:value-type="float" office:value="144">
            <text:p>144</text:p>
          </table:table-cell>
          <table:table-cell/>
          <table:table-cell table:formula="oooc:=COMBIN([.C99];[.D99])" office:value-type="float" office:value="2.07421313165187E+097">
            <text:p>2.07E+097</text:p>
          </table:table-cell>
          <table:table-cell table:formula="oooc:=2^(3*[.A99]+[.D$2])" office:value-type="float" office:value="8.74900289913205E+099">
            <text:p>8.75E+099</text:p>
          </table:table-cell>
          <table:table-cell table:formula="oooc:=[.F99]/[.G99]" office:value-type="float" office:value="0.00237079945631021">
            <text:p>0.002370799</text:p>
          </table:table-cell>
          <table:table-cell table:formula="oooc:=BINOMDIST([.D99];[.C99];0.5;0)" office:value-type="float" office:value="0.00237079945631021">
            <text:p>0.002370799456</text:p>
          </table:table-cell>
          <table:table-cell table:formula="oooc:=1-[.I99]" office:value-type="float" office:value="0.99762920054369">
            <text:p>0.997629201</text:p>
          </table:table-cell>
          <table:table-cell table:formula="oooc:=-LOG([.J99];2)" office:value-type="float" office:value="0.00342440150904144">
            <text:p>0.00342440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ooc:=LOG([.A100];2)" office:value-type="float" office:value="6.56985560833095">
            <text:p>6.57</text:p>
          </table:table-cell>
          <table:table-cell table:formula="oooc:=3*[.A100]+[.D$2]" office:value-type="float" office:value="335">
            <text:p>335</text:p>
          </table:table-cell>
          <table:table-cell table:formula="oooc:=[.A100]+[.C$2]" office:value-type="float" office:value="145">
            <text:p>145</text:p>
          </table:table-cell>
          <table:table-cell/>
          <table:table-cell table:formula="oooc:=COMBIN([.C100];[.D100])" office:value-type="float" office:value="1.4842446063641E+098">
            <text:p>1.48E+098</text:p>
          </table:table-cell>
          <table:table-cell table:formula="oooc:=2^(3*[.A100]+[.D$2])" office:value-type="float" office:value="6.99920231930564E+100">
            <text:p>7.00E+100</text:p>
          </table:table-cell>
          <table:table-cell table:formula="oooc:=[.F100]/[.G100]" office:value-type="float" office:value="0.00212059108831612">
            <text:p>0.002120591</text:p>
          </table:table-cell>
          <table:table-cell table:formula="oooc:=BINOMDIST([.D100];[.C100];0.5;0)" office:value-type="float" office:value="0.00212059108831612">
            <text:p>0.002120591088</text:p>
          </table:table-cell>
          <table:table-cell table:formula="oooc:=1-[.I100]" office:value-type="float" office:value="0.997879408911684">
            <text:p>0.997879409</text:p>
          </table:table-cell>
          <table:table-cell table:formula="oooc:=-LOG([.J100];2)" office:value-type="float" office:value="0.00306261467246716">
            <text:p>0.00306261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ooc:=LOG([.A101];2)" office:value-type="float" office:value="6.58496250072116">
            <text:p>6.58</text:p>
          </table:table-cell>
          <table:table-cell table:formula="oooc:=3*[.A101]+[.D$2]" office:value-type="float" office:value="338">
            <text:p>338</text:p>
          </table:table-cell>
          <table:table-cell table:formula="oooc:=[.A101]+[.C$2]" office:value-type="float" office:value="146">
            <text:p>146</text:p>
          </table:table-cell>
          <table:table-cell/>
          <table:table-cell table:formula="oooc:=COMBIN([.C101];[.D101])" office:value-type="float" office:value="1.06097195987912E+099">
            <text:p>1.06E+099</text:p>
          </table:table-cell>
          <table:table-cell table:formula="oooc:=2^(3*[.A101]+[.D$2])" office:value-type="float" office:value="5.59936185544451E+101">
            <text:p>5.60E+101</text:p>
          </table:table-cell>
          <table:table-cell table:formula="oooc:=[.F101]/[.G101]" office:value-type="float" office:value="0.00189480870725919">
            <text:p>0.001894809</text:p>
          </table:table-cell>
          <table:table-cell table:formula="oooc:=BINOMDIST([.D101];[.C101];0.5;0)" office:value-type="float" office:value="0.00189480870725919">
            <text:p>0.001894808707</text:p>
          </table:table-cell>
          <table:table-cell table:formula="oooc:=1-[.I101]" office:value-type="float" office:value="0.998105191292741">
            <text:p>0.998105191</text:p>
          </table:table-cell>
          <table:table-cell table:formula="oooc:=-LOG([.J101];2)" office:value-type="float" office:value="0.0027362242556004">
            <text:p>0.00273622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ooc:=LOG([.A102];2)" office:value-type="float" office:value="6.59991284218713">
            <text:p>6.6</text:p>
          </table:table-cell>
          <table:table-cell table:formula="oooc:=3*[.A102]+[.D$2]" office:value-type="float" office:value="341">
            <text:p>341</text:p>
          </table:table-cell>
          <table:table-cell table:formula="oooc:=[.A102]+[.C$2]" office:value-type="float" office:value="147">
            <text:p>147</text:p>
          </table:table-cell>
          <table:table-cell/>
          <table:table-cell table:formula="oooc:=COMBIN([.C102];[.D102])" office:value-type="float" office:value="7.5763586784063E+099">
            <text:p>7.58E+099</text:p>
          </table:table-cell>
          <table:table-cell table:formula="oooc:=2^(3*[.A102]+[.D$2])" office:value-type="float" office:value="4.47948948435561E+102">
            <text:p>4.48E+102</text:p>
          </table:table-cell>
          <table:table-cell table:formula="oooc:=[.F102]/[.G102]" office:value-type="float" office:value="0.00169134422680673">
            <text:p>0.001691344</text:p>
          </table:table-cell>
          <table:table-cell table:formula="oooc:=BINOMDIST([.D102];[.C102];0.5;0)" office:value-type="float" office:value="0.00169134422680673">
            <text:p>0.001691344227</text:p>
          </table:table-cell>
          <table:table-cell table:formula="oooc:=1-[.I102]" office:value-type="float" office:value="0.998308655773193">
            <text:p>0.998308656</text:p>
          </table:table-cell>
          <table:table-cell table:formula="oooc:=-LOG([.J102];2)" office:value-type="float" office:value="0.00244215977754285">
            <text:p>0.0024421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ooc:=LOG([.A103];2)" office:value-type="float" office:value="6.61470984411521">
            <text:p>6.61</text:p>
          </table:table-cell>
          <table:table-cell table:formula="oooc:=3*[.A103]+[.D$2]" office:value-type="float" office:value="344">
            <text:p>344</text:p>
          </table:table-cell>
          <table:table-cell table:formula="oooc:=[.A103]+[.C$2]" office:value-type="float" office:value="148">
            <text:p>148</text:p>
          </table:table-cell>
          <table:table-cell/>
          <table:table-cell table:formula="oooc:=COMBIN([.C103];[.D103])" office:value-type="float" office:value="5.40488922434166E+100">
            <text:p>5.40E+100</text:p>
          </table:table-cell>
          <table:table-cell table:formula="oooc:=2^(3*[.A103]+[.D$2])" office:value-type="float" office:value="3.58359158748449E+103">
            <text:p>3.58E+103</text:p>
          </table:table-cell>
          <table:table-cell table:formula="oooc:=[.F103]/[.G103]" office:value-type="float" office:value="0.00150823247917479">
            <text:p>0.001508232</text:p>
          </table:table-cell>
          <table:table-cell table:formula="oooc:=BINOMDIST([.D103];[.C103];0.5;0)" office:value-type="float" office:value="0.00150823247917479">
            <text:p>0.001508232479</text:p>
          </table:table-cell>
          <table:table-cell table:formula="oooc:=1-[.I103]" office:value-type="float" office:value="0.998491767520825">
            <text:p>0.998491768</text:p>
          </table:table-cell>
          <table:table-cell table:formula="oooc:=-LOG([.J103];2)" office:value-type="float" office:value="0.00217756206622839">
            <text:p>0.00217756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ooc:=LOG([.A104];2)" office:value-type="float" office:value="6.62935662007961">
            <text:p>6.63</text:p>
          </table:table-cell>
          <table:table-cell table:formula="oooc:=3*[.A104]+[.D$2]" office:value-type="float" office:value="347">
            <text:p>347</text:p>
          </table:table-cell>
          <table:table-cell table:formula="oooc:=[.A104]+[.C$2]" office:value-type="float" office:value="149">
            <text:p>149</text:p>
          </table:table-cell>
          <table:table-cell/>
          <table:table-cell table:formula="oooc:=COMBIN([.C104];[.D104])" office:value-type="float" office:value="3.85206654609071E+101">
            <text:p>3.85E+101</text:p>
          </table:table-cell>
          <table:table-cell table:formula="oooc:=2^(3*[.A104]+[.D$2])" office:value-type="float" office:value="2.86687326998759E+104">
            <text:p>2.87E+104</text:p>
          </table:table-cell>
          <table:table-cell table:formula="oooc:=[.F104]/[.G104]" office:value-type="float" office:value="0.0013436473060797">
            <text:p>0.001343647</text:p>
          </table:table-cell>
          <table:table-cell table:formula="oooc:=BINOMDIST([.D104];[.C104];0.5;0)" office:value-type="float" office:value="0.0013436473060797">
            <text:p>0.001343647306</text:p>
          </table:table-cell>
          <table:table-cell table:formula="oooc:=1-[.I104]" office:value-type="float" office:value="0.99865635269392">
            <text:p>0.998656353</text:p>
          </table:table-cell>
          <table:table-cell table:formula="oooc:=-LOG([.J104];2)" office:value-type="float" office:value="0.00193977678514463">
            <text:p>0.00193977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ooc:=LOG([.A105];2)" office:value-type="float" office:value="6.64385618977473">
            <text:p>6.64</text:p>
          </table:table-cell>
          <table:table-cell table:formula="oooc:=3*[.A105]+[.D$2]" office:value-type="float" office:value="350">
            <text:p>350</text:p>
          </table:table-cell>
          <table:table-cell table:formula="oooc:=[.A105]+[.C$2]" office:value-type="float" office:value="150">
            <text:p>150</text:p>
          </table:table-cell>
          <table:table-cell/>
          <table:table-cell table:formula="oooc:=COMBIN([.C105];[.D105])" office:value-type="float" office:value="2.74278752352652E+102">
            <text:p>2.74E+102</text:p>
          </table:table-cell>
          <table:table-cell table:formula="oooc:=2^(3*[.A105]+[.D$2])" office:value-type="float" office:value="2.29349861599007E+105">
            <text:p>2.29E+105</text:p>
          </table:table-cell>
          <table:table-cell table:formula="oooc:=[.F105]/[.G105]" office:value-type="float" office:value="0.00119589674238478">
            <text:p>0.001195897</text:p>
          </table:table-cell>
          <table:table-cell table:formula="oooc:=BINOMDIST([.D105];[.C105];0.5;0)" office:value-type="float" office:value="0.00119589674238478">
            <text:p>0.001195896742</text:p>
          </table:table-cell>
          <table:table-cell table:formula="oooc:=1-[.I105]" office:value-type="float" office:value="0.998804103257615">
            <text:p>0.998804103</text:p>
          </table:table-cell>
          <table:table-cell table:formula="oooc:=-LOG([.J105];2)" office:value-type="float" office:value="0.00172634677176444">
            <text:p>0.00172634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ooc:=LOG([.A106];2)" office:value-type="float" office:value="6.6582114827518">
            <text:p>6.66</text:p>
          </table:table-cell>
          <table:table-cell table:formula="oooc:=3*[.A106]+[.D$2]" office:value-type="float" office:value="353">
            <text:p>353</text:p>
          </table:table-cell>
          <table:table-cell table:formula="oooc:=[.A106]+[.C$2]" office:value-type="float" office:value="151">
            <text:p>151</text:p>
          </table:table-cell>
          <table:table-cell/>
          <table:table-cell table:formula="oooc:=COMBIN([.C106];[.D106])" office:value-type="float" office:value="1.95115727000174E+103">
            <text:p>1.95E+103</text:p>
          </table:table-cell>
          <table:table-cell table:formula="oooc:=2^(3*[.A106]+[.D$2])" office:value-type="float" office:value="1.83479889279206E+106">
            <text:p>1.83E+106</text:p>
          </table:table-cell>
          <table:table-cell table:formula="oooc:=[.F106]/[.G106]" office:value-type="float" office:value="0.00106341751004254">
            <text:p>0.001063418</text:p>
          </table:table-cell>
          <table:table-cell table:formula="oooc:=BINOMDIST([.D106];[.C106];0.5;0)" office:value-type="float" office:value="0.00106341751004254">
            <text:p>0.001063417510</text:p>
          </table:table-cell>
          <table:table-cell table:formula="oooc:=1-[.I106]" office:value-type="float" office:value="0.998936582489957">
            <text:p>0.998936582</text:p>
          </table:table-cell>
          <table:table-cell table:formula="oooc:=-LOG([.J106];2)" office:value-type="float" office:value="0.00153500348765902">
            <text:p>0.00153500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ooc:=LOG([.A107];2)" office:value-type="float" office:value="6.6724253419715">
            <text:p>6.67</text:p>
          </table:table-cell>
          <table:table-cell table:formula="oooc:=3*[.A107]+[.D$2]" office:value-type="float" office:value="356">
            <text:p>356</text:p>
          </table:table-cell>
          <table:table-cell table:formula="oooc:=[.A107]+[.C$2]" office:value-type="float" office:value="152">
            <text:p>152</text:p>
          </table:table-cell>
          <table:table-cell/>
          <table:table-cell table:formula="oooc:=COMBIN([.C107];[.D107])" office:value-type="float" office:value="1.38676890862931E+104">
            <text:p>1.39E+104</text:p>
          </table:table-cell>
          <table:table-cell table:formula="oooc:=2^(3*[.A107]+[.D$2])" office:value-type="float" office:value="1.46783911423365E+107">
            <text:p>1.47E+107</text:p>
          </table:table-cell>
          <table:table-cell table:formula="oooc:=[.F107]/[.G107]" office:value-type="float" office:value="0.000944769011250483">
            <text:p>0.000944769</text:p>
          </table:table-cell>
          <table:table-cell table:formula="oooc:=BINOMDIST([.D107];[.C107];0.5;0)" office:value-type="float" office:value="0.000944769011250483">
            <text:p>0.000944769011</text:p>
          </table:table-cell>
          <table:table-cell table:formula="oooc:=1-[.I107]" office:value-type="float" office:value="0.999055230988749">
            <text:p>0.999055231</text:p>
          </table:table-cell>
          <table:table-cell table:formula="oooc:=-LOG([.J107];2)" office:value-type="float" office:value="0.00136365783963115">
            <text:p>0.00136365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ooc:=LOG([.A108];2)" office:value-type="float" office:value="6.68650052718322">
            <text:p>6.69</text:p>
          </table:table-cell>
          <table:table-cell table:formula="oooc:=3*[.A108]+[.D$2]" office:value-type="float" office:value="359">
            <text:p>359</text:p>
          </table:table-cell>
          <table:table-cell table:formula="oooc:=[.A108]+[.C$2]" office:value-type="float" office:value="153">
            <text:p>153</text:p>
          </table:table-cell>
          <table:table-cell/>
          <table:table-cell table:formula="oooc:=COMBIN([.C108];[.D108])" office:value-type="float" office:value="9.84775590594356E+104">
            <text:p>9.85E+104</text:p>
          </table:table-cell>
          <table:table-cell table:formula="oooc:=2^(3*[.A108]+[.D$2])" office:value-type="float" office:value="1.17427129138692E+108">
            <text:p>1.17E+108</text:p>
          </table:table-cell>
          <table:table-cell table:formula="oooc:=[.F108]/[.G108]" office:value-type="float" office:value="0.000838626983234216">
            <text:p>0.000838627</text:p>
          </table:table-cell>
          <table:table-cell table:formula="oooc:=BINOMDIST([.D108];[.C108];0.5;0)" office:value-type="float" office:value="0.000838626983234216">
            <text:p>0.000838626983</text:p>
          </table:table-cell>
          <table:table-cell table:formula="oooc:=1-[.I108]" office:value-type="float" office:value="0.999161373016766">
            <text:p>0.999161373</text:p>
          </table:table-cell>
          <table:table-cell table:formula="oooc:=-LOG([.J108];2)" office:value-type="float" office:value="0.00121039059394211">
            <text:p>0.00121039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ooc:=LOG([.A109];2)" office:value-type="float" office:value="6.70043971814109">
            <text:p>6.7</text:p>
          </table:table-cell>
          <table:table-cell table:formula="oooc:=3*[.A109]+[.D$2]" office:value-type="float" office:value="362">
            <text:p>362</text:p>
          </table:table-cell>
          <table:table-cell table:formula="oooc:=[.A109]+[.C$2]" office:value-type="float" office:value="154">
            <text:p>154</text:p>
          </table:table-cell>
          <table:table-cell/>
          <table:table-cell table:formula="oooc:=COMBIN([.C109];[.D109])" office:value-type="float" office:value="6.98716738316312E+105">
            <text:p>6.99E+105</text:p>
          </table:table-cell>
          <table:table-cell table:formula="oooc:=2^(3*[.A109]+[.D$2])" office:value-type="float" office:value="9.39417033109533E+108">
            <text:p>9.39E+108</text:p>
          </table:table-cell>
          <table:table-cell table:formula="oooc:=[.F109]/[.G109]" office:value-type="float" office:value="0.000743776952823086">
            <text:p>0.000743777</text:p>
          </table:table-cell>
          <table:table-cell table:formula="oooc:=BINOMDIST([.D109];[.C109];0.5;0)" office:value-type="float" office:value="0.000743776952823086">
            <text:p>0.000743776953</text:p>
          </table:table-cell>
          <table:table-cell table:formula="oooc:=1-[.I109]" office:value-type="float" office:value="0.999256223047177">
            <text:p>0.999256223</text:p>
          </table:table-cell>
          <table:table-cell table:formula="oooc:=-LOG([.J109];2)" office:value-type="float" office:value="0.00107344257179246">
            <text:p>0.00107344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ooc:=LOG([.A110];2)" office:value-type="float" office:value="6.71424551766612">
            <text:p>6.71</text:p>
          </table:table-cell>
          <table:table-cell table:formula="oooc:=3*[.A110]+[.D$2]" office:value-type="float" office:value="365">
            <text:p>365</text:p>
          </table:table-cell>
          <table:table-cell table:formula="oooc:=[.A110]+[.C$2]" office:value-type="float" office:value="155">
            <text:p>155</text:p>
          </table:table-cell>
          <table:table-cell/>
          <table:table-cell table:formula="oooc:=COMBIN([.C110];[.D110])" office:value-type="float" office:value="4.95341530138131E+106">
            <text:p>4.95E+106</text:p>
          </table:table-cell>
          <table:table-cell table:formula="oooc:=2^(3*[.A110]+[.D$2])" office:value-type="float" office:value="7.51533626487627E+109">
            <text:p>7.52E+109</text:p>
          </table:table-cell>
          <table:table-cell table:formula="oooc:=[.F110]/[.G110]" office:value-type="float" office:value="0.00065910760700511">
            <text:p>0.000659108</text:p>
          </table:table-cell>
          <table:table-cell table:formula="oooc:=BINOMDIST([.D110];[.C110];0.5;0)" office:value-type="float" office:value="0.00065910760700511">
            <text:p>0.000659107607</text:p>
          </table:table-cell>
          <table:table-cell table:formula="oooc:=1-[.I110]" office:value-type="float" office:value="0.999340892392995">
            <text:p>0.999340892</text:p>
          </table:table-cell>
          <table:table-cell table:formula="oooc:=-LOG([.J110];2)" office:value-type="float" office:value="0.000951204783639671">
            <text:p>0.00095120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ooc:=LOG([.A111];2)" office:value-type="float" office:value="6.7279204545632">
            <text:p>6.73</text:p>
          </table:table-cell>
          <table:table-cell table:formula="oooc:=3*[.A111]+[.D$2]" office:value-type="float" office:value="368">
            <text:p>368</text:p>
          </table:table-cell>
          <table:table-cell table:formula="oooc:=[.A111]+[.C$2]" office:value-type="float" office:value="156">
            <text:p>156</text:p>
          </table:table-cell>
          <table:table-cell/>
          <table:table-cell table:formula="oooc:=COMBIN([.C111];[.D111])" office:value-type="float" office:value="3.50878530199897E+107">
            <text:p>3.51E+107</text:p>
          </table:table-cell>
          <table:table-cell table:formula="oooc:=2^(3*[.A111]+[.D$2])" office:value-type="float" office:value="6.01226901190101E+110">
            <text:p>6.01E+110</text:p>
          </table:table-cell>
          <table:table-cell table:formula="oooc:=[.F111]/[.G111]" office:value-type="float" office:value="0.000583604175903222">
            <text:p>0.000583604</text:p>
          </table:table-cell>
          <table:table-cell table:formula="oooc:=BINOMDIST([.D111];[.C111];0.5;0)" office:value-type="float" office:value="0.000583604175903222">
            <text:p>0.000583604176</text:p>
          </table:table-cell>
          <table:table-cell table:formula="oooc:=1-[.I111]" office:value-type="float" office:value="0.999416395824097">
            <text:p>0.999416396</text:p>
          </table:table-cell>
          <table:table-cell table:formula="oooc:=-LOG([.J111];2)" office:value-type="float" office:value="0.000842208632566339">
            <text:p>0.00084220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ooc:=LOG([.A112];2)" office:value-type="float" office:value="6.74146698640115">
            <text:p>6.74</text:p>
          </table:table-cell>
          <table:table-cell table:formula="oooc:=3*[.A112]+[.D$2]" office:value-type="float" office:value="371">
            <text:p>371</text:p>
          </table:table-cell>
          <table:table-cell table:formula="oooc:=[.A112]+[.C$2]" office:value-type="float" office:value="157">
            <text:p>157</text:p>
          </table:table-cell>
          <table:table-cell/>
          <table:table-cell table:formula="oooc:=COMBIN([.C112];[.D112])" office:value-type="float" office:value="2.48350915773256E+108">
            <text:p>2.48E+108</text:p>
          </table:table-cell>
          <table:table-cell table:formula="oooc:=2^(3*[.A112]+[.D$2])" office:value-type="float" office:value="4.80981520952081E+111">
            <text:p>4.81E+111</text:p>
          </table:table-cell>
          <table:table-cell table:formula="oooc:=[.F112]/[.G112]" office:value-type="float" office:value="0.000516341907027232">
            <text:p>0.000516342</text:p>
          </table:table-cell>
          <table:table-cell table:formula="oooc:=BINOMDIST([.D112];[.C112];0.5;0)" office:value-type="float" office:value="0.000516341907027232">
            <text:p>0.000516341907</text:p>
          </table:table-cell>
          <table:table-cell table:formula="oooc:=1-[.I112]" office:value-type="float" office:value="0.999483658092973">
            <text:p>0.999483658</text:p>
          </table:table-cell>
          <table:table-cell table:formula="oooc:=-LOG([.J112];2)" office:value-type="float" office:value="0.000745116292613876">
            <text:p>0.00074511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ooc:=LOG([.A113];2)" office:value-type="float" office:value="6.75488750216347">
            <text:p>6.75</text:p>
          </table:table-cell>
          <table:table-cell table:formula="oooc:=3*[.A113]+[.D$2]" office:value-type="float" office:value="374">
            <text:p>374</text:p>
          </table:table-cell>
          <table:table-cell table:formula="oooc:=[.A113]+[.C$2]" office:value-type="float" office:value="158">
            <text:p>158</text:p>
          </table:table-cell>
          <table:table-cell/>
          <table:table-cell table:formula="oooc:=COMBIN([.C113];[.D113])" office:value-type="float" office:value="1.75646638049623E+109">
            <text:p>1.76E+109</text:p>
          </table:table-cell>
          <table:table-cell table:formula="oooc:=2^(3*[.A113]+[.D$2])" office:value-type="float" office:value="3.84785216761665E+112">
            <text:p>3.85E+112</text:p>
          </table:table-cell>
          <table:table-cell table:formula="oooc:=[.F113]/[.G113]" office:value-type="float" office:value="0.000456479694120936">
            <text:p>0.000456480</text:p>
          </table:table-cell>
          <table:table-cell table:formula="oooc:=BINOMDIST([.D113];[.C113];0.5;0)" office:value-type="float" office:value="0.000456479694120936">
            <text:p>0.000456479694</text:p>
          </table:table-cell>
          <table:table-cell table:formula="oooc:=1-[.I113]" office:value-type="float" office:value="0.999543520305879">
            <text:p>0.999543520</text:p>
          </table:table-cell>
          <table:table-cell table:formula="oooc:=-LOG([.J113];2)" office:value-type="float" office:value="0.000658711346592499">
            <text:p>0.00065871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ooc:=LOG([.A114];2)" office:value-type="float" office:value="6.76818432477693">
            <text:p>6.77</text:p>
          </table:table-cell>
          <table:table-cell table:formula="oooc:=3*[.A114]+[.D$2]" office:value-type="float" office:value="377">
            <text:p>377</text:p>
          </table:table-cell>
          <table:table-cell table:formula="oooc:=[.A114]+[.C$2]" office:value-type="float" office:value="159">
            <text:p>159</text:p>
          </table:table-cell>
          <table:table-cell/>
          <table:table-cell table:formula="oooc:=COMBIN([.C114];[.D114])" office:value-type="float" office:value="1.24132914632923E+110">
            <text:p>1.24E+110</text:p>
          </table:table-cell>
          <table:table-cell table:formula="oooc:=2^(3*[.A114]+[.D$2])" office:value-type="float" office:value="3.07828173409332E+113">
            <text:p>3.08E+113</text:p>
          </table:table-cell>
          <table:table-cell table:formula="oooc:=[.F114]/[.G114]" office:value-type="float" office:value="0.000403253910316577">
            <text:p>0.000403254</text:p>
          </table:table-cell>
          <table:table-cell table:formula="oooc:=BINOMDIST([.D114];[.C114];0.5;0)" office:value-type="float" office:value="0.000403253910316577">
            <text:p>0.000403253910</text:p>
          </table:table-cell>
          <table:table-cell table:formula="oooc:=1-[.I114]" office:value-type="float" office:value="0.999596746089683">
            <text:p>0.999596746</text:p>
          </table:table-cell>
          <table:table-cell table:formula="oooc:=-LOG([.J114];2)" office:value-type="float" office:value="0.000581889749178056">
            <text:p>0.00058189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ooc:=LOG([.A115];2)" office:value-type="float" office:value="6.78135971352466">
            <text:p>6.78</text:p>
          </table:table-cell>
          <table:table-cell table:formula="oooc:=3*[.A115]+[.D$2]" office:value-type="float" office:value="380">
            <text:p>380</text:p>
          </table:table-cell>
          <table:table-cell table:formula="oooc:=[.A115]+[.C$2]" office:value-type="float" office:value="160">
            <text:p>160</text:p>
          </table:table-cell>
          <table:table-cell/>
          <table:table-cell table:formula="oooc:=COMBIN([.C115];[.D115])" office:value-type="float" office:value="8.76626875017365E+110">
            <text:p>8.77E+110</text:p>
          </table:table-cell>
          <table:table-cell table:formula="oooc:=2^(3*[.A115]+[.D$2])" office:value-type="float" office:value="2.46262538727465E+114">
            <text:p>2.46E+114</text:p>
          </table:table-cell>
          <table:table-cell table:formula="oooc:=[.F115]/[.G115]" office:value-type="float" office:value="0.000355972483491496">
            <text:p>0.000355972</text:p>
          </table:table-cell>
          <table:table-cell table:formula="oooc:=BINOMDIST([.D115];[.C115];0.5;0)" office:value-type="float" office:value="0.000355972483491496">
            <text:p>0.000355972483</text:p>
          </table:table-cell>
          <table:table-cell table:formula="oooc:=1-[.I115]" office:value-type="float" office:value="0.999644027516509">
            <text:p>0.999644028</text:p>
          </table:table-cell>
          <table:table-cell table:formula="oooc:=-LOG([.J115];2)" office:value-type="float" office:value="0.000513651164891501">
            <text:p>0.00051365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ooc:=LOG([.A116];2)" office:value-type="float" office:value="6.79441586635011">
            <text:p>6.79</text:p>
          </table:table-cell>
          <table:table-cell table:formula="oooc:=3*[.A116]+[.D$2]" office:value-type="float" office:value="383">
            <text:p>383</text:p>
          </table:table-cell>
          <table:table-cell table:formula="oooc:=[.A116]+[.C$2]" office:value-type="float" office:value="161">
            <text:p>161</text:p>
          </table:table-cell>
          <table:table-cell/>
          <table:table-cell table:formula="oooc:=COMBIN([.C116];[.D116])" office:value-type="float" office:value="6.1862970406271E+111">
            <text:p>6.19E+111</text:p>
          </table:table-cell>
          <table:table-cell table:formula="oooc:=2^(3*[.A116]+[.D$2])" office:value-type="float" office:value="1.97010030981972E+115">
            <text:p>1.97E+115</text:p>
          </table:table-cell>
          <table:table-cell table:formula="oooc:=[.F116]/[.G116]" office:value-type="float" office:value="0.00031400924154939">
            <text:p>0.000314009</text:p>
          </table:table-cell>
          <table:table-cell table:formula="oooc:=BINOMDIST([.D116];[.C116];0.5;0)" office:value-type="float" office:value="0.00031400924154939">
            <text:p>0.000314009242</text:p>
          </table:table-cell>
          <table:table-cell table:formula="oooc:=1-[.I116]" office:value-type="float" office:value="0.999685990758451">
            <text:p>0.999685991</text:p>
          </table:table-cell>
          <table:table-cell table:formula="oooc:=-LOG([.J116];2)" office:value-type="float" office:value="0.000453090716636228">
            <text:p>0.00045309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ooc:=LOG([.A117];2)" office:value-type="float" office:value="6.8073549220576">
            <text:p>6.81</text:p>
          </table:table-cell>
          <table:table-cell table:formula="oooc:=3*[.A117]+[.D$2]" office:value-type="float" office:value="386">
            <text:p>386</text:p>
          </table:table-cell>
          <table:table-cell table:formula="oooc:=[.A117]+[.C$2]" office:value-type="float" office:value="162">
            <text:p>162</text:p>
          </table:table-cell>
          <table:table-cell/>
          <table:table-cell table:formula="oooc:=COMBIN([.C117];[.D117])" office:value-type="float" office:value="4.36256722047877E+112">
            <text:p>4.36E+112</text:p>
          </table:table-cell>
          <table:table-cell table:formula="oooc:=2^(3*[.A117]+[.D$2])" office:value-type="float" office:value="1.57608024785578E+116">
            <text:p>1.58E+116</text:p>
          </table:table-cell>
          <table:table-cell table:formula="oooc:=[.F117]/[.G117]" office:value-type="float" office:value="0.000276798546673873">
            <text:p>0.000276799</text:p>
          </table:table-cell>
          <table:table-cell table:formula="oooc:=BINOMDIST([.D117];[.C117];0.5;0)" office:value-type="float" office:value="0.000276798546673873">
            <text:p>0.000276798547</text:p>
          </table:table-cell>
          <table:table-cell table:formula="oooc:=1-[.I117]" office:value-type="float" office:value="0.999723201453326">
            <text:p>0.999723201</text:p>
          </table:table-cell>
          <table:table-cell table:formula="oooc:=-LOG([.J117];2)" office:value-type="float" office:value="0.000399391168609514">
            <text:p>0.00039939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ooc:=LOG([.A118];2)" office:value-type="float" office:value="6.82017896241519">
            <text:p>6.82</text:p>
          </table:table-cell>
          <table:table-cell table:formula="oooc:=3*[.A118]+[.D$2]" office:value-type="float" office:value="389">
            <text:p>389</text:p>
          </table:table-cell>
          <table:table-cell table:formula="oooc:=[.A118]+[.C$2]" office:value-type="float" office:value="163">
            <text:p>163</text:p>
          </table:table-cell>
          <table:table-cell/>
          <table:table-cell table:formula="oooc:=COMBIN([.C118];[.D118])" office:value-type="float" office:value="3.07436807818187E+113">
            <text:p>3.07E+113</text:p>
          </table:table-cell>
          <table:table-cell table:formula="oooc:=2^(3*[.A118]+[.D$2])" office:value-type="float" office:value="1.26086419828462E+117">
            <text:p>1.26E+117</text:p>
          </table:table-cell>
          <table:table-cell table:formula="oooc:=[.F118]/[.G118]" office:value-type="float" office:value="0.000243830230278921">
            <text:p>0.000243830</text:p>
          </table:table-cell>
          <table:table-cell table:formula="oooc:=BINOMDIST([.D118];[.C118];0.5;0)" office:value-type="float" office:value="0.000243830230278921">
            <text:p>0.000243830230</text:p>
          </table:table-cell>
          <table:table-cell table:formula="oooc:=1-[.I118]" office:value-type="float" office:value="0.999756169769721">
            <text:p>0.999756170</text:p>
          </table:table-cell>
          <table:table-cell table:formula="oooc:=-LOG([.J118];2)" office:value-type="float" office:value="0.000351815557419723">
            <text:p>0.00035181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ooc:=LOG([.A119];2)" office:value-type="float" office:value="6.83289001416474">
            <text:p>6.83</text:p>
          </table:table-cell>
          <table:table-cell table:formula="oooc:=3*[.A119]+[.D$2]" office:value-type="float" office:value="392">
            <text:p>392</text:p>
          </table:table-cell>
          <table:table-cell table:formula="oooc:=[.A119]+[.C$2]" office:value-type="float" office:value="164">
            <text:p>164</text:p>
          </table:table-cell>
          <table:table-cell/>
          <table:table-cell table:formula="oooc:=COMBIN([.C119];[.D119])" office:value-type="float" office:value="2.16510389499846E+114">
            <text:p>2.17E+114</text:p>
          </table:table-cell>
          <table:table-cell table:formula="oooc:=2^(3*[.A119]+[.D$2])" office:value-type="float" office:value="1.0086913586277E+118">
            <text:p>1.01E+118</text:p>
          </table:table-cell>
          <table:table-cell table:formula="oooc:=[.F119]/[.G119]" office:value-type="float" office:value="0.000214644834267643">
            <text:p>0.000214645</text:p>
          </table:table-cell>
          <table:table-cell table:formula="oooc:=BINOMDIST([.D119];[.C119];0.5;0)" office:value-type="float" office:value="0.000214644834267643">
            <text:p>0.000214644834</text:p>
          </table:table-cell>
          <table:table-cell table:formula="oooc:=1-[.I119]" office:value-type="float" office:value="0.999785355165732">
            <text:p>0.999785355</text:p>
          </table:table-cell>
          <table:table-cell table:formula="oooc:=-LOG([.J119];2)" office:value-type="float" office:value="0.000309700276921926">
            <text:p>0.0003097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ooc:=LOG([.A120];2)" office:value-type="float" office:value="6.84549005094438">
            <text:p>6.85</text:p>
          </table:table-cell>
          <table:table-cell table:formula="oooc:=3*[.A120]+[.D$2]" office:value-type="float" office:value="395">
            <text:p>395</text:p>
          </table:table-cell>
          <table:table-cell table:formula="oooc:=[.A120]+[.C$2]" office:value-type="float" office:value="165">
            <text:p>165</text:p>
          </table:table-cell>
          <table:table-cell/>
          <table:table-cell table:formula="oooc:=COMBIN([.C120];[.D120])" office:value-type="float" office:value="1.52376272890892E+115">
            <text:p>1.52E+115</text:p>
          </table:table-cell>
          <table:table-cell table:formula="oooc:=2^(3*[.A120]+[.D$2])" office:value-type="float" office:value="8.06953086902159E+118">
            <text:p>8.07E+118</text:p>
          </table:table-cell>
          <table:table-cell table:formula="oooc:=[.F120]/[.G120]" office:value-type="float" office:value="0.000188829159171885">
            <text:p>0.000188829</text:p>
          </table:table-cell>
          <table:table-cell table:formula="oooc:=BINOMDIST([.D120];[.C120];0.5;0)" office:value-type="float" office:value="0.000188829159171885">
            <text:p>0.000188829159</text:p>
          </table:table-cell>
          <table:table-cell table:formula="oooc:=1-[.I120]" office:value-type="float" office:value="0.999811170840828">
            <text:p>0.999811171</text:p>
          </table:table-cell>
          <table:table-cell table:formula="oooc:=-LOG([.J120];2)" office:value-type="float" office:value="0.00027244861544356">
            <text:p>0.00027244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ooc:=LOG([.A121];2)" office:value-type="float" office:value="6.85798099512757">
            <text:p>6.86</text:p>
          </table:table-cell>
          <table:table-cell table:formula="oooc:=3*[.A121]+[.D$2]" office:value-type="float" office:value="398">
            <text:p>398</text:p>
          </table:table-cell>
          <table:table-cell table:formula="oooc:=[.A121]+[.C$2]" office:value-type="float" office:value="166">
            <text:p>166</text:p>
          </table:table-cell>
          <table:table-cell/>
          <table:table-cell table:formula="oooc:=COMBIN([.C121];[.D121])" office:value-type="float" office:value="1.07171191351408E+116">
            <text:p>1.07E+116</text:p>
          </table:table-cell>
          <table:table-cell table:formula="oooc:=2^(3*[.A121]+[.D$2])" office:value-type="float" office:value="6.45562469521727E+119">
            <text:p>6.46E+119</text:p>
          </table:table-cell>
          <table:table-cell table:formula="oooc:=[.F121]/[.G121]" office:value-type="float" office:value="0.000166012115652892">
            <text:p>0.000166012</text:p>
          </table:table-cell>
          <table:table-cell table:formula="oooc:=BINOMDIST([.D121];[.C121];0.5;0)" office:value-type="float" office:value="0.000166012115652892">
            <text:p>0.000166012116</text:p>
          </table:table-cell>
          <table:table-cell table:formula="oooc:=1-[.I121]" office:value-type="float" office:value="0.999833987884347">
            <text:p>0.999833988</text:p>
          </table:table-cell>
          <table:table-cell table:formula="oooc:=-LOG([.J121];2)" office:value-type="float" office:value="0.000239524738534412">
            <text:p>0.00023952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ooc:=LOG([.A122];2)" office:value-type="float" office:value="6.87036471958341">
            <text:p>6.87</text:p>
          </table:table-cell>
          <table:table-cell table:formula="oooc:=3*[.A122]+[.D$2]" office:value-type="float" office:value="401">
            <text:p>401</text:p>
          </table:table-cell>
          <table:table-cell table:formula="oooc:=[.A122]+[.C$2]" office:value-type="float" office:value="167">
            <text:p>167</text:p>
          </table:table-cell>
          <table:table-cell/>
          <table:table-cell table:formula="oooc:=COMBIN([.C122];[.D122])" office:value-type="float" office:value="7.53298440865989E+116">
            <text:p>7.53E+116</text:p>
          </table:table-cell>
          <table:table-cell table:formula="oooc:=2^(3*[.A122]+[.D$2])" office:value-type="float" office:value="5.16449975617382E+120">
            <text:p>5.16E+120</text:p>
          </table:table-cell>
          <table:table-cell table:formula="oooc:=[.F122]/[.G122]" office:value-type="float" office:value="0.000145860872578311">
            <text:p>0.000145861</text:p>
          </table:table-cell>
          <table:table-cell table:formula="oooc:=BINOMDIST([.D122];[.C122];0.5;0)" office:value-type="float" office:value="0.000145860872578311">
            <text:p>0.000145860873</text:p>
          </table:table-cell>
          <table:table-cell table:formula="oooc:=1-[.I122]" office:value-type="float" office:value="0.999854139127422">
            <text:p>0.999854139</text:p>
          </table:table-cell>
          <table:table-cell table:formula="oooc:=-LOG([.J122];2)" office:value-type="float" office:value="0.000210448105973755">
            <text:p>0.00021044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ooc:=LOG([.A123];2)" office:value-type="float" office:value="6.88264304936184">
            <text:p>6.88</text:p>
          </table:table-cell>
          <table:table-cell table:formula="oooc:=3*[.A123]+[.D$2]" office:value-type="float" office:value="404">
            <text:p>404</text:p>
          </table:table-cell>
          <table:table-cell table:formula="oooc:=[.A123]+[.C$2]" office:value-type="float" office:value="168">
            <text:p>168</text:p>
          </table:table-cell>
          <table:table-cell/>
          <table:table-cell table:formula="oooc:=COMBIN([.C123];[.D123])" office:value-type="float" office:value="5.29164116064108E+117">
            <text:p>5.29E+117</text:p>
          </table:table-cell>
          <table:table-cell table:formula="oooc:=2^(3*[.A123]+[.D$2])" office:value-type="float" office:value="4.13159980493905E+121">
            <text:p>4.13E+121</text:p>
          </table:table-cell>
          <table:table-cell table:formula="oooc:=[.F123]/[.G123]" office:value-type="float" office:value="0.000128077292343641">
            <text:p>0.000128077</text:p>
          </table:table-cell>
          <table:table-cell table:formula="oooc:=BINOMDIST([.D123];[.C123];0.5;0)" office:value-type="float" office:value="0.000128077292343641">
            <text:p>0.000128077292</text:p>
          </table:table-cell>
          <table:table-cell table:formula="oooc:=1-[.I123]" office:value-type="float" office:value="0.999871922707656">
            <text:p>0.999871923</text:p>
          </table:table-cell>
          <table:table-cell table:formula="oooc:=-LOG([.J123];2)" office:value-type="float" office:value="0.000184788308360389">
            <text:p>0.00018478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ooc:=LOG([.A124];2)" office:value-type="float" office:value="6.89481776330794">
            <text:p>6.89</text:p>
          </table:table-cell>
          <table:table-cell table:formula="oooc:=3*[.A124]+[.D$2]" office:value-type="float" office:value="407">
            <text:p>407</text:p>
          </table:table-cell>
          <table:table-cell table:formula="oooc:=[.A124]+[.C$2]" office:value-type="float" office:value="169">
            <text:p>169</text:p>
          </table:table-cell>
          <table:table-cell/>
          <table:table-cell table:formula="oooc:=COMBIN([.C124];[.D124])" office:value-type="float" office:value="3.71495745353787E+118">
            <text:p>3.71E+118</text:p>
          </table:table-cell>
          <table:table-cell table:formula="oooc:=2^(3*[.A124]+[.D$2])" office:value-type="float" office:value="3.30527984395124E+122">
            <text:p>3.31E+122</text:p>
          </table:table-cell>
          <table:table-cell table:formula="oooc:=[.F124]/[.G124]" office:value-type="float" office:value="0.000112394642176406">
            <text:p>0.000112395</text:p>
          </table:table-cell>
          <table:table-cell table:formula="oooc:=BINOMDIST([.D124];[.C124];0.5;0)" office:value-type="float" office:value="0.000112394642176406">
            <text:p>0.000112394642</text:p>
          </table:table-cell>
          <table:table-cell table:formula="oooc:=1-[.I124]" office:value-type="float" office:value="0.999887605357824">
            <text:p>0.999887605</text:p>
          </table:table-cell>
          <table:table-cell table:formula="oooc:=-LOG([.J124];2)" office:value-type="float" office:value="0.000162160306035862">
            <text:p>0.00016216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ooc:=LOG([.A125];2)" office:value-type="float" office:value="6.90689059560852">
            <text:p>6.91</text:p>
          </table:table-cell>
          <table:table-cell table:formula="oooc:=3*[.A125]+[.D$2]" office:value-type="float" office:value="410">
            <text:p>410</text:p>
          </table:table-cell>
          <table:table-cell table:formula="oooc:=[.A125]+[.C$2]" office:value-type="float" office:value="170">
            <text:p>170</text:p>
          </table:table-cell>
          <table:table-cell/>
          <table:table-cell table:formula="oooc:=COMBIN([.C125];[.D125])" office:value-type="float" office:value="2.60653228194044E+119">
            <text:p>2.61E+119</text:p>
          </table:table-cell>
          <table:table-cell table:formula="oooc:=2^(3*[.A125]+[.D$2])" office:value-type="float" office:value="2.64422387516099E+123">
            <text:p>2.64E+123</text:p>
          </table:table-cell>
          <table:table-cell table:formula="oooc:=[.F125]/[.G125]" office:value-type="float" office:value="0.000098574568758167">
            <text:p>0.000098575</text:p>
          </table:table-cell>
          <table:table-cell table:formula="oooc:=BINOMDIST([.D125];[.C125];0.5;0)" office:value-type="float" office:value="0.000098574568758167">
            <text:p>0.000098574569</text:p>
          </table:table-cell>
          <table:table-cell table:formula="oooc:=1-[.I125]" office:value-type="float" office:value="0.999901425431242">
            <text:p>0.999901425</text:p>
          </table:table-cell>
          <table:table-cell table:formula="oooc:=-LOG([.J125];2)" office:value-type="float" office:value="0.000142220051260458">
            <text:p>0.00014222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ooc:=LOG([.A126];2)" office:value-type="float" office:value="6.9188632372746">
            <text:p>6.92</text:p>
          </table:table-cell>
          <table:table-cell table:formula="oooc:=3*[.A126]+[.D$2]" office:value-type="float" office:value="413">
            <text:p>413</text:p>
          </table:table-cell>
          <table:table-cell table:formula="oooc:=[.A126]+[.C$2]" office:value-type="float" office:value="171">
            <text:p>171</text:p>
          </table:table-cell>
          <table:table-cell/>
          <table:table-cell table:formula="oooc:=COMBIN([.C126];[.D126])" office:value-type="float" office:value="1.82777898064774E+120">
            <text:p>1.83E+120</text:p>
          </table:table-cell>
          <table:table-cell table:formula="oooc:=2^(3*[.A126]+[.D$2])" office:value-type="float" office:value="2.1153791001288E+124">
            <text:p>2.12E+124</text:p>
          </table:table-cell>
          <table:table-cell table:formula="oooc:=[.F126]/[.G126]" office:value-type="float" office:value="0.0000864043225413572">
            <text:p>0.000086404</text:p>
          </table:table-cell>
          <table:table-cell table:formula="oooc:=BINOMDIST([.D126];[.C126];0.5;0)" office:value-type="float" office:value="0.0000864043225413572">
            <text:p>0.000086404323</text:p>
          </table:table-cell>
          <table:table-cell table:formula="oooc:=1-[.I126]" office:value-type="float" office:value="0.999913595677459">
            <text:p>0.999913596</text:p>
          </table:table-cell>
          <table:table-cell table:formula="oooc:=-LOG([.J126];2)" office:value-type="float" office:value="0.000124660473321233">
            <text:p>0.00012466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ooc:=LOG([.A127];2)" office:value-type="float" office:value="6.93073733756289">
            <text:p>6.93</text:p>
          </table:table-cell>
          <table:table-cell table:formula="oooc:=3*[.A127]+[.D$2]" office:value-type="float" office:value="416">
            <text:p>416</text:p>
          </table:table-cell>
          <table:table-cell table:formula="oooc:=[.A127]+[.C$2]" office:value-type="float" office:value="172">
            <text:p>172</text:p>
          </table:table-cell>
          <table:table-cell/>
          <table:table-cell table:formula="oooc:=COMBIN([.C127];[.D127])" office:value-type="float" office:value="1.28097572648607E+121">
            <text:p>1.28E+121</text:p>
          </table:table-cell>
          <table:table-cell table:formula="oooc:=2^(3*[.A127]+[.D$2])" office:value-type="float" office:value="1.69230328010304E+125">
            <text:p>1.69E+125</text:p>
          </table:table-cell>
          <table:table-cell table:formula="oooc:=[.F127]/[.G127]" office:value-type="float" office:value="0.0000756942175523101">
            <text:p>0.000075694</text:p>
          </table:table-cell>
          <table:table-cell table:formula="oooc:=BINOMDIST([.D127];[.C127];0.5;0)" office:value-type="float" office:value="0.0000756942175523101">
            <text:p>0.000075694218</text:p>
          </table:table-cell>
          <table:table-cell table:formula="oooc:=1-[.I127]" office:value-type="float" office:value="0.999924305782448">
            <text:p>0.999924306</text:p>
          </table:table-cell>
          <table:table-cell table:formula="oooc:=-LOG([.J127];2)" office:value-type="float" office:value="0.000109207805538469">
            <text:p>0.00010920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ooc:=LOG([.A128];2)" office:value-type="float" office:value="6.94251450533924">
            <text:p>6.94</text:p>
          </table:table-cell>
          <table:table-cell table:formula="oooc:=3*[.A128]+[.D$2]" office:value-type="float" office:value="419">
            <text:p>419</text:p>
          </table:table-cell>
          <table:table-cell table:formula="oooc:=[.A128]+[.C$2]" office:value-type="float" office:value="173">
            <text:p>173</text:p>
          </table:table-cell>
          <table:table-cell/>
          <table:table-cell table:formula="oooc:=COMBIN([.C128];[.D128])" office:value-type="float" office:value="8.97263425730545E+121">
            <text:p>8.97E+121</text:p>
          </table:table-cell>
          <table:table-cell table:formula="oooc:=2^(3*[.A128]+[.D$2])" office:value-type="float" office:value="1.35384262408243E+126">
            <text:p>1.35E+126</text:p>
          </table:table-cell>
          <table:table-cell table:formula="oooc:=[.F128]/[.G128]" office:value-type="float" office:value="0.0000662753121943304">
            <text:p>0.000066275</text:p>
          </table:table-cell>
          <table:table-cell table:formula="oooc:=BINOMDIST([.D128];[.C128];0.5;0)" office:value-type="float" office:value="0.0000662753121943304">
            <text:p>0.000066275312</text:p>
          </table:table-cell>
          <table:table-cell table:formula="oooc:=1-[.I128]" office:value-type="float" office:value="0.999933724687806">
            <text:p>0.999933725</text:p>
          </table:table-cell>
          <table:table-cell table:formula="oooc:=-LOG([.J128];2)" office:value-type="float" office:value="0.0000956182328351654">
            <text:p>0.00009561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ooc:=LOG([.A129];2)" office:value-type="float" office:value="6.95419631038688">
            <text:p>6.95</text:p>
          </table:table-cell>
          <table:table-cell table:formula="oooc:=3*[.A129]+[.D$2]" office:value-type="float" office:value="422">
            <text:p>422</text:p>
          </table:table-cell>
          <table:table-cell table:formula="oooc:=[.A129]+[.C$2]" office:value-type="float" office:value="174">
            <text:p>174</text:p>
          </table:table-cell>
          <table:table-cell/>
          <table:table-cell table:formula="oooc:=COMBIN([.C129];[.D129])" office:value-type="float" office:value="6.28153697087509E+122">
            <text:p>6.28E+122</text:p>
          </table:table-cell>
          <table:table-cell table:formula="oooc:=2^(3*[.A129]+[.D$2])" office:value-type="float" office:value="1.08307409926594E+127">
            <text:p>1.08E+127</text:p>
          </table:table-cell>
          <table:table-cell table:formula="oooc:=[.F129]/[.G129]" office:value-type="float" office:value="0.0000579972965389202">
            <text:p>0.000057997</text:p>
          </table:table-cell>
          <table:table-cell table:formula="oooc:=BINOMDIST([.D129];[.C129];0.5;0)" office:value-type="float" office:value="0.0000579972965389202">
            <text:p>0.000057997297</text:p>
          </table:table-cell>
          <table:table-cell table:formula="oooc:=1-[.I129]" office:value-type="float" office:value="0.999942002703461">
            <text:p>0.999942003</text:p>
          </table:table-cell>
          <table:table-cell table:formula="oooc:=-LOG([.J129];2)" office:value-type="float" office:value="0.0000836748385822784">
            <text:p>0.00008367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ooc:=LOG([.A130];2)" office:value-type="float" office:value="6.96578428466209">
            <text:p>6.97</text:p>
          </table:table-cell>
          <table:table-cell table:formula="oooc:=3*[.A130]+[.D$2]" office:value-type="float" office:value="425">
            <text:p>425</text:p>
          </table:table-cell>
          <table:table-cell table:formula="oooc:=[.A130]+[.C$2]" office:value-type="float" office:value="175">
            <text:p>175</text:p>
          </table:table-cell>
          <table:table-cell/>
          <table:table-cell table:formula="oooc:=COMBIN([.C130];[.D130])" office:value-type="float" office:value="4.39525088229641E+123">
            <text:p>4.40E+123</text:p>
          </table:table-cell>
          <table:table-cell table:formula="oooc:=2^(3*[.A130]+[.D$2])" office:value-type="float" office:value="8.66459279412755E+127">
            <text:p>8.66E+127</text:p>
          </table:table-cell>
          <table:table-cell table:formula="oooc:=[.F130]/[.G130]" office:value-type="float" office:value="0.0000507265717700583">
            <text:p>0.000050727</text:p>
          </table:table-cell>
          <table:table-cell table:formula="oooc:=BINOMDIST([.D130];[.C130];0.5;0)" office:value-type="float" office:value="0.0000507265717700583">
            <text:p>0.000050726572</text:p>
          </table:table-cell>
          <table:table-cell table:formula="oooc:=1-[.I130]" office:value-type="float" office:value="0.99994927342823">
            <text:p>0.999949273</text:p>
          </table:table-cell>
          <table:table-cell table:formula="oooc:=-LOG([.J130];2)" office:value-type="float" office:value="0.0000731848297574409">
            <text:p>0.00007318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ooc:=LOG([.A131];2)" office:value-type="float" office:value="6.97727992349992">
            <text:p>6.98</text:p>
          </table:table-cell>
          <table:table-cell table:formula="oooc:=3*[.A131]+[.D$2]" office:value-type="float" office:value="428">
            <text:p>428</text:p>
          </table:table-cell>
          <table:table-cell table:formula="oooc:=[.A131]+[.C$2]" office:value-type="float" office:value="176">
            <text:p>176</text:p>
          </table:table-cell>
          <table:table-cell/>
          <table:table-cell table:formula="oooc:=COMBIN([.C131];[.D131])" office:value-type="float" office:value="3.07381682077924E+124">
            <text:p>3.07E+124</text:p>
          </table:table-cell>
          <table:table-cell table:formula="oooc:=2^(3*[.A131]+[.D$2])" office:value-type="float" office:value="6.93167423530204E+128">
            <text:p>6.93E+128</text:p>
          </table:table-cell>
          <table:table-cell table:formula="oooc:=[.F131]/[.G131]" office:value-type="float" office:value="0.0000443445077831951">
            <text:p>0.000044345</text:p>
          </table:table-cell>
          <table:table-cell table:formula="oooc:=BINOMDIST([.D131];[.C131];0.5;0)" office:value-type="float" office:value="0.0000443445077831951">
            <text:p>0.000044344508</text:p>
          </table:table-cell>
          <table:table-cell table:formula="oooc:=1-[.I131]" office:value-type="float" office:value="0.999955655492217">
            <text:p>0.999955655</text:p>
          </table:table-cell>
          <table:table-cell table:formula="oooc:=-LOG([.J131];2)" office:value-type="float" office:value="0.0000639770199947482">
            <text:p>0.00006397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ooc:=LOG([.A132];2)" office:value-type="float" office:value="6.98868468677217">
            <text:p>6.99</text:p>
          </table:table-cell>
          <table:table-cell table:formula="oooc:=3*[.A132]+[.D$2]" office:value-type="float" office:value="431">
            <text:p>431</text:p>
          </table:table-cell>
          <table:table-cell table:formula="oooc:=[.A132]+[.C$2]" office:value-type="float" office:value="177">
            <text:p>177</text:p>
          </table:table-cell>
          <table:table-cell/>
          <table:table-cell table:formula="oooc:=COMBIN([.C132];[.D132])" office:value-type="float" office:value="2.14858973538642E+125">
            <text:p>2.15E+125</text:p>
          </table:table-cell>
          <table:table-cell table:formula="oooc:=2^(3*[.A132]+[.D$2])" office:value-type="float" office:value="5.54533938824163E+129">
            <text:p>5.55E+129</text:p>
          </table:table-cell>
          <table:table-cell table:formula="oooc:=[.F132]/[.G132]" office:value-type="float" office:value="0.000038745865400814">
            <text:p>0.000038746</text:p>
          </table:table-cell>
          <table:table-cell table:formula="oooc:=BINOMDIST([.D132];[.C132];0.5;0)" office:value-type="float" office:value="0.000038745865400814">
            <text:p>0.000038745865</text:p>
          </table:table-cell>
          <table:table-cell table:formula="oooc:=1-[.I132]" office:value-type="float" office:value="0.999961254134599">
            <text:p>0.999961254</text:p>
          </table:table-cell>
          <table:table-cell table:formula="oooc:=-LOG([.J132];2)" office:value-type="float" office:value="0.0000558995508140139">
            <text:p>0.0000559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ooc:=LOG([.A133];2)" office:value-type="float" office:value="7">
            <text:p>7</text:p>
          </table:table-cell>
          <table:table-cell table:formula="oooc:=3*[.A133]+[.D$2]" office:value-type="float" office:value="434">
            <text:p>434</text:p>
          </table:table-cell>
          <table:table-cell table:formula="oooc:=[.A133]+[.C$2]" office:value-type="float" office:value="178">
            <text:p>178</text:p>
          </table:table-cell>
          <table:table-cell/>
          <table:table-cell table:formula="oooc:=COMBIN([.C133];[.D133])" office:value-type="float" office:value="1.50111761495356E+126">
            <text:p>1.50E+126</text:p>
          </table:table-cell>
          <table:table-cell table:formula="oooc:=2^(3*[.A133]+[.D$2])" office:value-type="float" office:value="4.4362715105933E+130">
            <text:p>4.44E+130</text:p>
          </table:table-cell>
          <table:table-cell table:formula="oooc:=[.F133]/[.G133]" office:value-type="float" office:value="0.0000338373702188666">
            <text:p>0.000033837</text:p>
          </table:table-cell>
          <table:table-cell table:formula="oooc:=BINOMDIST([.D133];[.C133];0.5;0)" office:value-type="float" office:value="0.0000338373702188666">
            <text:p>0.000033837370</text:p>
          </table:table-cell>
          <table:table-cell table:formula="oooc:=1-[.I133]" office:value-type="float" office:value="0.999966162629781">
            <text:p>0.999966163</text:p>
          </table:table-cell>
          <table:table-cell table:formula="oooc:=-LOG([.J133];2)" office:value-type="float" office:value="0.0000488178321497074">
            <text:p>0.00004881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ooc:=LOG([.A134];2)" office:value-type="float" office:value="7.01122725542325">
            <text:p>7.01</text:p>
          </table:table-cell>
          <table:table-cell table:formula="oooc:=3*[.A134]+[.D$2]" office:value-type="float" office:value="437">
            <text:p>437</text:p>
          </table:table-cell>
          <table:table-cell table:formula="oooc:=[.A134]+[.C$2]" office:value-type="float" office:value="179">
            <text:p>179</text:p>
          </table:table-cell>
          <table:table-cell/>
          <table:table-cell table:formula="oooc:=COMBIN([.C134];[.D134])" office:value-type="float" office:value="1.04825283145811E+127">
            <text:p>1.05E+127</text:p>
          </table:table-cell>
          <table:table-cell table:formula="oooc:=2^(3*[.A134]+[.D$2])" office:value-type="float" office:value="3.54901720847464E+131">
            <text:p>3.55E+131</text:p>
          </table:table-cell>
          <table:table-cell table:formula="oooc:=[.F134]/[.G134]" office:value-type="float" office:value="0.0000295364257168156">
            <text:p>0.000029536</text:p>
          </table:table-cell>
          <table:table-cell table:formula="oooc:=BINOMDIST([.D134];[.C134];0.5;0)" office:value-type="float" office:value="0.0000295364257168156">
            <text:p>0.000029536426</text:p>
          </table:table-cell>
          <table:table-cell table:formula="oooc:=1-[.I134]" office:value-type="float" office:value="0.999970463574283">
            <text:p>0.999970464</text:p>
          </table:table-cell>
          <table:table-cell table:formula="oooc:=-LOG([.J134];2)" office:value-type="float" office:value="0.0000426126842234899">
            <text:p>0.00004261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ooc:=LOG([.A135];2)" office:value-type="float" office:value="7.02236781302845">
            <text:p>7.02</text:p>
          </table:table-cell>
          <table:table-cell table:formula="oooc:=3*[.A135]+[.D$2]" office:value-type="float" office:value="440">
            <text:p>440</text:p>
          </table:table-cell>
          <table:table-cell table:formula="oooc:=[.A135]+[.C$2]" office:value-type="float" office:value="180">
            <text:p>180</text:p>
          </table:table-cell>
          <table:table-cell/>
          <table:table-cell table:formula="oooc:=COMBIN([.C135];[.D135])" office:value-type="float" office:value="7.31664079570578E+127">
            <text:p>7.32E+127</text:p>
          </table:table-cell>
          <table:table-cell table:formula="oooc:=2^(3*[.A135]+[.D$2])" office:value-type="float" office:value="2.83921376677971E+132">
            <text:p>2.84E+132</text:p>
          </table:table-cell>
          <table:table-cell table:formula="oooc:=[.F135]/[.G135]" office:value-type="float" office:value="0.0000257699539263802">
            <text:p>0.000025770</text:p>
          </table:table-cell>
          <table:table-cell table:formula="oooc:=BINOMDIST([.D135];[.C135];0.5;0)" office:value-type="float" office:value="0.0000257699539263802">
            <text:p>0.000025769954</text:p>
          </table:table-cell>
          <table:table-cell table:formula="oooc:=1-[.I135]" office:value-type="float" office:value="0.999974230046074">
            <text:p>0.999974230</text:p>
          </table:table-cell>
          <table:table-cell table:formula="oooc:=-LOG([.J135];2)" office:value-type="float" office:value="0.0000371786637817454">
            <text:p>0.00003717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ooc:=LOG([.A136];2)" office:value-type="float" office:value="7.03342300153745">
            <text:p>7.03</text:p>
          </table:table-cell>
          <table:table-cell table:formula="oooc:=3*[.A136]+[.D$2]" office:value-type="float" office:value="443">
            <text:p>443</text:p>
          </table:table-cell>
          <table:table-cell table:formula="oooc:=[.A136]+[.C$2]" office:value-type="float" office:value="181">
            <text:p>181</text:p>
          </table:table-cell>
          <table:table-cell/>
          <table:table-cell table:formula="oooc:=COMBIN([.C136];[.D136])" office:value-type="float" office:value="5.10453217657993E+128">
            <text:p>5.10E+128</text:p>
          </table:table-cell>
          <table:table-cell table:formula="oooc:=2^(3*[.A136]+[.D$2])" office:value-type="float" office:value="2.27137101342377E+133">
            <text:p>2.27E+133</text:p>
          </table:table-cell>
          <table:table-cell table:formula="oooc:=[.F136]/[.G136]" office:value-type="float" office:value="0.0000224733526421365">
            <text:p>0.000022473</text:p>
          </table:table-cell>
          <table:table-cell table:formula="oooc:=BINOMDIST([.D136];[.C136];0.5;0)" office:value-type="float" office:value="0.0000224733526421365">
            <text:p>0.000022473353</text:p>
          </table:table-cell>
          <table:table-cell table:formula="oooc:=1-[.I136]" office:value-type="float" office:value="0.999977526647358">
            <text:p>0.999977527</text:p>
          </table:table-cell>
          <table:table-cell table:formula="oooc:=-LOG([.J136];2)" office:value-type="float" office:value="0.0000324225587321565">
            <text:p>0.00003242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ooc:=LOG([.A137];2)" office:value-type="float" office:value="7.04439411935845">
            <text:p>7.04</text:p>
          </table:table-cell>
          <table:table-cell table:formula="oooc:=3*[.A137]+[.D$2]" office:value-type="float" office:value="446">
            <text:p>446</text:p>
          </table:table-cell>
          <table:table-cell table:formula="oooc:=[.A137]+[.C$2]" office:value-type="float" office:value="182">
            <text:p>182</text:p>
          </table:table-cell>
          <table:table-cell/>
          <table:table-cell table:formula="oooc:=COMBIN([.C137];[.D137])" office:value-type="float" office:value="3.55961249208731E+129">
            <text:p>3.56E+129</text:p>
          </table:table-cell>
          <table:table-cell table:formula="oooc:=2^(3*[.A137]+[.D$2])" office:value-type="float" office:value="1.81709681073902E+134">
            <text:p>1.82E+134</text:p>
          </table:table-cell>
          <table:table-cell table:formula="oooc:=[.F137]/[.G137]" office:value-type="float" office:value="0.0000195895588559181">
            <text:p>0.000019590</text:p>
          </table:table-cell>
          <table:table-cell table:formula="oooc:=BINOMDIST([.D137];[.C137];0.5;0)" office:value-type="float" office:value="0.0000195895588559181">
            <text:p>0.000019589559</text:p>
          </table:table-cell>
          <table:table-cell table:formula="oooc:=1-[.I137]" office:value-type="float" office:value="0.999980410441144">
            <text:p>0.999980410</text:p>
          </table:table-cell>
          <table:table-cell table:formula="oooc:=-LOG([.J137];2)" office:value-type="float" office:value="0.0000282620362359936">
            <text:p>0.00002826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ooc:=LOG([.A138];2)" office:value-type="float" office:value="7.05528243550119">
            <text:p>7.06</text:p>
          </table:table-cell>
          <table:table-cell table:formula="oooc:=3*[.A138]+[.D$2]" office:value-type="float" office:value="449">
            <text:p>449</text:p>
          </table:table-cell>
          <table:table-cell table:formula="oooc:=[.A138]+[.C$2]" office:value-type="float" office:value="183">
            <text:p>183</text:p>
          </table:table-cell>
          <table:table-cell/>
          <table:table-cell table:formula="oooc:=COMBIN([.C138];[.D138])" office:value-type="float" office:value="2.48116702123179E+130">
            <text:p>2.48E+130</text:p>
          </table:table-cell>
          <table:table-cell table:formula="oooc:=2^(3*[.A138]+[.D$2])" office:value-type="float" office:value="1.45367744859121E+135">
            <text:p>1.45E+135</text:p>
          </table:table-cell>
          <table:table-cell table:formula="oooc:=[.F138]/[.G138]" office:value-type="float" office:value="0.0000170682087944361">
            <text:p>0.000017068</text:p>
          </table:table-cell>
          <table:table-cell table:formula="oooc:=BINOMDIST([.D138];[.C138];0.5;0)" office:value-type="float" office:value="0.0000170682087944361">
            <text:p>0.000017068209</text:p>
          </table:table-cell>
          <table:table-cell table:formula="oooc:=1-[.I138]" office:value-type="float" office:value="0.999982931791206">
            <text:p>0.999982932</text:p>
          </table:table-cell>
          <table:table-cell table:formula="oooc:=-LOG([.J138];2)" office:value-type="float" office:value="0.000024624430332646">
            <text:p>0.00002462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ooc:=LOG([.A139];2)" office:value-type="float" office:value="7.06608919045777">
            <text:p>7.07</text:p>
          </table:table-cell>
          <table:table-cell table:formula="oooc:=3*[.A139]+[.D$2]" office:value-type="float" office:value="452">
            <text:p>452</text:p>
          </table:table-cell>
          <table:table-cell table:formula="oooc:=[.A139]+[.C$2]" office:value-type="float" office:value="184">
            <text:p>184</text:p>
          </table:table-cell>
          <table:table-cell/>
          <table:table-cell table:formula="oooc:=COMBIN([.C139];[.D139])" office:value-type="float" office:value="1.72869992083932E+131">
            <text:p>1.73E+131</text:p>
          </table:table-cell>
          <table:table-cell table:formula="oooc:=2^(3*[.A139]+[.D$2])" office:value-type="float" office:value="1.16294195887297E+136">
            <text:p>1.16E+136</text:p>
          </table:table-cell>
          <table:table-cell table:formula="oooc:=[.F139]/[.G139]" office:value-type="float" office:value="0.0000148648856260603">
            <text:p>0.000014865</text:p>
          </table:table-cell>
          <table:table-cell table:formula="oooc:=BINOMDIST([.D139];[.C139];0.5;0)" office:value-type="float" office:value="0.0000148648856260603">
            <text:p>0.000014864886</text:p>
          </table:table-cell>
          <table:table-cell table:formula="oooc:=1-[.I139]" office:value-type="float" office:value="0.999985135114374">
            <text:p>0.999985135</text:p>
          </table:table-cell>
          <table:table-cell table:formula="oooc:=-LOG([.J139];2)" office:value-type="float" office:value="0.0000214456561701292">
            <text:p>0.00002144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ooc:=LOG([.A140];2)" office:value-type="float" office:value="7.07681559705083">
            <text:p>7.08</text:p>
          </table:table-cell>
          <table:table-cell table:formula="oooc:=3*[.A140]+[.D$2]" office:value-type="float" office:value="455">
            <text:p>455</text:p>
          </table:table-cell>
          <table:table-cell table:formula="oooc:=[.A140]+[.C$2]" office:value-type="float" office:value="185">
            <text:p>185</text:p>
          </table:table-cell>
          <table:table-cell/>
          <table:table-cell table:formula="oooc:=COMBIN([.C140];[.D140])" office:value-type="float" office:value="1.20391906270169E+132">
            <text:p>1.20E+132</text:p>
          </table:table-cell>
          <table:table-cell table:formula="oooc:=2^(3*[.A140]+[.D$2])" office:value-type="float" office:value="9.30353567098377E+136">
            <text:p>9.30E+136</text:p>
          </table:table-cell>
          <table:table-cell table:formula="oooc:=[.F140]/[.G140]" office:value-type="float" office:value="0.0000129404465708292">
            <text:p>0.000012940</text:p>
          </table:table-cell>
          <table:table-cell table:formula="oooc:=BINOMDIST([.D140];[.C140];0.5;0)" office:value-type="float" office:value="0.0000129404465708292">
            <text:p>0.000012940447</text:p>
          </table:table-cell>
          <table:table-cell table:formula="oooc:=1-[.I140]" office:value-type="float" office:value="0.999987059553429">
            <text:p>0.999987060</text:p>
          </table:table-cell>
          <table:table-cell table:formula="oooc:=-LOG([.J140];2)" office:value-type="float" office:value="0.0000186692388890625">
            <text:p>0.00001866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ooc:=LOG([.A141];2)" office:value-type="float" office:value="7.08746284125034">
            <text:p>7.09</text:p>
          </table:table-cell>
          <table:table-cell table:formula="oooc:=3*[.A141]+[.D$2]" office:value-type="float" office:value="458">
            <text:p>458</text:p>
          </table:table-cell>
          <table:table-cell table:formula="oooc:=[.A141]+[.C$2]" office:value-type="float" office:value="186">
            <text:p>186</text:p>
          </table:table-cell>
          <table:table-cell/>
          <table:table-cell table:formula="oooc:=COMBIN([.C141];[.D141])" office:value-type="float" office:value="8.38093886480418E+132">
            <text:p>8.38E+132</text:p>
          </table:table-cell>
          <table:table-cell table:formula="oooc:=2^(3*[.A141]+[.D$2])" office:value-type="float" office:value="7.44282853678701E+137">
            <text:p>7.44E+137</text:p>
          </table:table-cell>
          <table:table-cell table:formula="oooc:=[.F141]/[.G141]" office:value-type="float" office:value="0.0000112604217917697">
            <text:p>0.000011260</text:p>
          </table:table-cell>
          <table:table-cell table:formula="oooc:=BINOMDIST([.D141];[.C141];0.5;0)" office:value-type="float" office:value="0.0000112604217917697">
            <text:p>0.000011260422</text:p>
          </table:table-cell>
          <table:table-cell table:formula="oooc:=1-[.I141]" office:value-type="float" office:value="0.999988739578208">
            <text:p>0.999988740</text:p>
          </table:table-cell>
          <table:table-cell table:formula="oooc:=-LOG([.J141];2)" office:value-type="float" office:value="0.0000162454461427802">
            <text:p>0.00001624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ooc:=LOG([.A142];2)" office:value-type="float" office:value="7.09803208296053">
            <text:p>7.1</text:p>
          </table:table-cell>
          <table:table-cell table:formula="oooc:=3*[.A142]+[.D$2]" office:value-type="float" office:value="461">
            <text:p>461</text:p>
          </table:table-cell>
          <table:table-cell table:formula="oooc:=[.A142]+[.C$2]" office:value-type="float" office:value="187">
            <text:p>187</text:p>
          </table:table-cell>
          <table:table-cell/>
          <table:table-cell table:formula="oooc:=COMBIN([.C142];[.D142])" office:value-type="float" office:value="5.83188966545621E+133">
            <text:p>5.83E+133</text:p>
          </table:table-cell>
          <table:table-cell table:formula="oooc:=2^(3*[.A142]+[.D$2])" office:value-type="float" office:value="5.95426282942961E+138">
            <text:p>5.95E+138</text:p>
          </table:table-cell>
          <table:table-cell table:formula="oooc:=[.F142]/[.G142]" office:value-type="float" office:value="0.00000979447806138393">
            <text:p>0.000009794</text:p>
          </table:table-cell>
          <table:table-cell table:formula="oooc:=BINOMDIST([.D142];[.C142];0.5;0)" office:value-type="float" office:value="0.00000979447806138393">
            <text:p>0.000009794478</text:p>
          </table:table-cell>
          <table:table-cell table:formula="oooc:=1-[.I142]" office:value-type="float" office:value="0.999990205521939">
            <text:p>0.999990206</text:p>
          </table:table-cell>
          <table:table-cell table:formula="oooc:=-LOG([.J142];2)" office:value-type="float" office:value="0.0000141305141278607">
            <text:p>0.00001413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ooc:=LOG([.A143];2)" office:value-type="float" office:value="7.10852445677817">
            <text:p>7.11</text:p>
          </table:table-cell>
          <table:table-cell table:formula="oooc:=3*[.A143]+[.D$2]" office:value-type="float" office:value="464">
            <text:p>464</text:p>
          </table:table-cell>
          <table:table-cell table:formula="oooc:=[.A143]+[.C$2]" office:value-type="float" office:value="188">
            <text:p>188</text:p>
          </table:table-cell>
          <table:table-cell/>
          <table:table-cell table:formula="oooc:=COMBIN([.C143];[.D143])" office:value-type="float" office:value="4.0564919723705E+134">
            <text:p>4.06E+134</text:p>
          </table:table-cell>
          <table:table-cell table:formula="oooc:=2^(3*[.A143]+[.D$2])" office:value-type="float" office:value="4.76341026354369E+139">
            <text:p>4.76E+139</text:p>
          </table:table-cell>
          <table:table-cell table:formula="oooc:=[.F143]/[.G143]" office:value-type="float" office:value="0.00000851594078178921">
            <text:p>0.000008516</text:p>
          </table:table-cell>
          <table:table-cell table:formula="oooc:=BINOMDIST([.D143];[.C143];0.5;0)" office:value-type="float" office:value="0.00000851594078178921">
            <text:p>0.000008515941</text:p>
          </table:table-cell>
          <table:table-cell table:formula="oooc:=1-[.I143]" office:value-type="float" office:value="0.999991484059218">
            <text:p>0.999991484</text:p>
          </table:table-cell>
          <table:table-cell table:formula="oooc:=-LOG([.J143];2)" office:value-type="float" office:value="0.0000122859578476863">
            <text:p>0.00001228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ooc:=LOG([.A144];2)" office:value-type="float" office:value="7.11894107272351">
            <text:p>7.12</text:p>
          </table:table-cell>
          <table:table-cell table:formula="oooc:=3*[.A144]+[.D$2]" office:value-type="float" office:value="467">
            <text:p>467</text:p>
          </table:table-cell>
          <table:table-cell table:formula="oooc:=[.A144]+[.C$2]" office:value-type="float" office:value="189">
            <text:p>189</text:p>
          </table:table-cell>
          <table:table-cell/>
          <table:table-cell table:formula="oooc:=COMBIN([.C144];[.D144])" office:value-type="float" office:value="2.8204603698524E+135">
            <text:p>2.82E+135</text:p>
          </table:table-cell>
          <table:table-cell table:formula="oooc:=2^(3*[.A144]+[.D$2])" office:value-type="float" office:value="3.81072821083495E+140">
            <text:p>3.81E+140</text:p>
          </table:table-cell>
          <table:table-cell table:formula="oooc:=[.F144]/[.G144]" office:value-type="float" office:value="0.00000740136848866066">
            <text:p>0.000007401</text:p>
          </table:table-cell>
          <table:table-cell table:formula="oooc:=BINOMDIST([.D144];[.C144];0.5;0)" office:value-type="float" office:value="0.00000740136848866066">
            <text:p>0.000007401368</text:p>
          </table:table-cell>
          <table:table-cell table:formula="oooc:=1-[.I144]" office:value-type="float" office:value="0.999992598631511">
            <text:p>0.999992599</text:p>
          </table:table-cell>
          <table:table-cell table:formula="oooc:=-LOG([.J144];2)" office:value-type="float" office:value="0.0000106779571301586">
            <text:p>0.00001067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ooc:=LOG([.A145];2)" office:value-type="float" office:value="7.12928301694497">
            <text:p>7.13</text:p>
          </table:table-cell>
          <table:table-cell table:formula="oooc:=3*[.A145]+[.D$2]" office:value-type="float" office:value="470">
            <text:p>470</text:p>
          </table:table-cell>
          <table:table-cell table:formula="oooc:=[.A145]+[.C$2]" office:value-type="float" office:value="190">
            <text:p>190</text:p>
          </table:table-cell>
          <table:table-cell/>
          <table:table-cell table:formula="oooc:=COMBIN([.C145];[.D145])" office:value-type="float" office:value="1.96029178540998E+136">
            <text:p>1.96E+136</text:p>
          </table:table-cell>
          <table:table-cell table:formula="oooc:=2^(3*[.A145]+[.D$2])" office:value-type="float" office:value="3.04858256866796E+141">
            <text:p>3.05E+141</text:p>
          </table:table-cell>
          <table:table-cell table:formula="oooc:=[.F145]/[.G145]" office:value-type="float" office:value="0.0000064301744868485">
            <text:p>0.000006430</text:p>
          </table:table-cell>
          <table:table-cell table:formula="oooc:=BINOMDIST([.D145];[.C145];0.5;0)" office:value-type="float" office:value="0.0000064301744868485">
            <text:p>0.000006430174</text:p>
          </table:table-cell>
          <table:table-cell table:formula="oooc:=1-[.I145]" office:value-type="float" office:value="0.999993569825513">
            <text:p>0.999993570</text:p>
          </table:table-cell>
          <table:table-cell table:formula="oooc:=-LOG([.J145];2)" office:value-type="float" office:value="0.0000092768106700473">
            <text:p>0.00000927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ooc:=LOG([.A146];2)" office:value-type="float" office:value="7.13955135239879">
            <text:p>7.14</text:p>
          </table:table-cell>
          <table:table-cell table:formula="oooc:=3*[.A146]+[.D$2]" office:value-type="float" office:value="473">
            <text:p>473</text:p>
          </table:table-cell>
          <table:table-cell table:formula="oooc:=[.A146]+[.C$2]" office:value-type="float" office:value="191">
            <text:p>191</text:p>
          </table:table-cell>
          <table:table-cell/>
          <table:table-cell table:formula="oooc:=COMBIN([.C146];[.D146])" office:value-type="float" office:value="1.3619337148757E+137">
            <text:p>1.36E+137</text:p>
          </table:table-cell>
          <table:table-cell table:formula="oooc:=2^(3*[.A146]+[.D$2])" office:value-type="float" office:value="2.43886605493437E+142">
            <text:p>2.44E+142</text:p>
          </table:table-cell>
          <table:table-cell table:formula="oooc:=[.F146]/[.G146]" office:value-type="float" office:value="0.00000558429074905612">
            <text:p>0.000005584</text:p>
          </table:table-cell>
          <table:table-cell table:formula="oooc:=BINOMDIST([.D146];[.C146];0.5;0)" office:value-type="float" office:value="0.00000558429074905612">
            <text:p>0.000005584291</text:p>
          </table:table-cell>
          <table:table-cell table:formula="oooc:=1-[.I146]" office:value-type="float" office:value="0.999994415709251">
            <text:p>0.999994416</text:p>
          </table:table-cell>
          <table:table-cell table:formula="oooc:=-LOG([.J146];2)" office:value-type="float" office:value="0.00000805645106532402">
            <text:p>0.00000805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ooc:=LOG([.A147];2)" office:value-type="float" office:value="7.14974711950468">
            <text:p>7.15</text:p>
          </table:table-cell>
          <table:table-cell table:formula="oooc:=3*[.A147]+[.D$2]" office:value-type="float" office:value="476">
            <text:p>476</text:p>
          </table:table-cell>
          <table:table-cell table:formula="oooc:=[.A147]+[.C$2]" office:value-type="float" office:value="192">
            <text:p>192</text:p>
          </table:table-cell>
          <table:table-cell/>
          <table:table-cell table:formula="oooc:=COMBIN([.C147];[.D147])" office:value-type="float" office:value="9.45864379920021E+137">
            <text:p>9.46E+137</text:p>
          </table:table-cell>
          <table:table-cell table:formula="oooc:=2^(3*[.A147]+[.D$2])" office:value-type="float" office:value="1.9510928439475E+143">
            <text:p>1.95E+143</text:p>
          </table:table-cell>
          <table:table-cell table:formula="oooc:=[.F147]/[.G147]" office:value-type="float" office:value="0.00000484786965855673">
            <text:p>0.000004848</text:p>
          </table:table-cell>
          <table:table-cell table:formula="oooc:=BINOMDIST([.D147];[.C147];0.5;0)" office:value-type="float" office:value="0.00000484786965855673">
            <text:p>0.000004847870</text:p>
          </table:table-cell>
          <table:table-cell table:formula="oooc:=1-[.I147]" office:value-type="float" office:value="0.999995152130341">
            <text:p>0.999995152</text:p>
          </table:table-cell>
          <table:table-cell table:formula="oooc:=-LOG([.J147];2)" office:value-type="float" office:value="0.00000699401446838351">
            <text:p>0.00000699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ooc:=LOG([.A148];2)" office:value-type="float" office:value="7.15987133677839">
            <text:p>7.16</text:p>
          </table:table-cell>
          <table:table-cell table:formula="oooc:=3*[.A148]+[.D$2]" office:value-type="float" office:value="479">
            <text:p>479</text:p>
          </table:table-cell>
          <table:table-cell table:formula="oooc:=[.A148]+[.C$2]" office:value-type="float" office:value="193">
            <text:p>193</text:p>
          </table:table-cell>
          <table:table-cell/>
          <table:table-cell table:formula="oooc:=COMBIN([.C148];[.D148])" office:value-type="float" office:value="6.56662865830082E+138">
            <text:p>6.57E+138</text:p>
          </table:table-cell>
          <table:table-cell table:formula="oooc:=2^(3*[.A148]+[.D$2])" office:value-type="float" office:value="1.560874275158E+144">
            <text:p>1.56E+144</text:p>
          </table:table-cell>
          <table:table-cell table:formula="oooc:=[.F148]/[.G148]" office:value-type="float" office:value="0.00000420701959332127">
            <text:p>0.000004207</text:p>
          </table:table-cell>
          <table:table-cell table:formula="oooc:=BINOMDIST([.D148];[.C148];0.5;0)" office:value-type="float" office:value="0.00000420701959332127">
            <text:p>0.000004207020</text:p>
          </table:table-cell>
          <table:table-cell table:formula="oooc:=1-[.I148]" office:value-type="float" office:value="0.999995792980407">
            <text:p>0.999995793</text:p>
          </table:table-cell>
          <table:table-cell table:formula="oooc:=-LOG([.J148];2)" office:value-type="float" office:value="0.00000606945907143988">
            <text:p>0.00000606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ooc:=LOG([.A149];2)" office:value-type="float" office:value="7.16992500144231">
            <text:p>7.17</text:p>
          </table:table-cell>
          <table:table-cell table:formula="oooc:=3*[.A149]+[.D$2]" office:value-type="float" office:value="482">
            <text:p>482</text:p>
          </table:table-cell>
          <table:table-cell table:formula="oooc:=[.A149]+[.C$2]" office:value-type="float" office:value="194">
            <text:p>194</text:p>
          </table:table-cell>
          <table:table-cell/>
          <table:table-cell table:formula="oooc:=COMBIN([.C149];[.D149])" office:value-type="float" office:value="4.55721685823778E+139">
            <text:p>4.56E+139</text:p>
          </table:table-cell>
          <table:table-cell table:formula="oooc:=2^(3*[.A149]+[.D$2])" office:value-type="float" office:value="1.2486994201264E+145">
            <text:p>1.25E+145</text:p>
          </table:table-cell>
          <table:table-cell table:formula="oooc:=[.F149]/[.G149]" office:value-type="float" office:value="0.00000364957073318452">
            <text:p>0.000003650</text:p>
          </table:table-cell>
          <table:table-cell table:formula="oooc:=BINOMDIST([.D149];[.C149];0.5;0)" office:value-type="float" office:value="0.00000364957073318452">
            <text:p>0.000003649571</text:p>
          </table:table-cell>
          <table:table-cell table:formula="oooc:=1-[.I149]" office:value-type="float" office:value="0.999996350429267">
            <text:p>0.999996350</text:p>
          </table:table-cell>
          <table:table-cell table:formula="oooc:=-LOG([.J149];2)" office:value-type="float" office:value="0.00000526522720604393">
            <text:p>0.00000526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ooc:=LOG([.A150];2)" office:value-type="float" office:value="7.17990909001493">
            <text:p>7.18</text:p>
          </table:table-cell>
          <table:table-cell table:formula="oooc:=3*[.A150]+[.D$2]" office:value-type="float" office:value="485">
            <text:p>485</text:p>
          </table:table-cell>
          <table:table-cell table:formula="oooc:=[.A150]+[.C$2]" office:value-type="float" office:value="195">
            <text:p>195</text:p>
          </table:table-cell>
          <table:table-cell/>
          <table:table-cell table:formula="oooc:=COMBIN([.C150];[.D150])" office:value-type="float" office:value="3.16157489438089E+140">
            <text:p>3.16E+140</text:p>
          </table:table-cell>
          <table:table-cell table:formula="oooc:=2^(3*[.A150]+[.D$2])" office:value-type="float" office:value="9.98959536101118E+145">
            <text:p>9.99E+145</text:p>
          </table:table-cell>
          <table:table-cell table:formula="oooc:=[.F150]/[.G150]" office:value-type="float" office:value="0.00000316486782509764">
            <text:p>0.000003165</text:p>
          </table:table-cell>
          <table:table-cell table:formula="oooc:=BINOMDIST([.D150];[.C150];0.5;0)" office:value-type="float" office:value="0.00000316486782509764">
            <text:p>0.000003164868</text:p>
          </table:table-cell>
          <table:table-cell table:formula="oooc:=1-[.I150]" office:value-type="float" office:value="0.999996835132175">
            <text:p>0.999996835</text:p>
          </table:table-cell>
          <table:table-cell table:formula="oooc:=-LOG([.J150];2)" office:value-type="float" office:value="0.00000456594634171791">
            <text:p>0.00000456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ooc:=LOG([.A151];2)" office:value-type="float" office:value="7.18982455888002">
            <text:p>7.19</text:p>
          </table:table-cell>
          <table:table-cell table:formula="oooc:=3*[.A151]+[.D$2]" office:value-type="float" office:value="488">
            <text:p>488</text:p>
          </table:table-cell>
          <table:table-cell table:formula="oooc:=[.A151]+[.C$2]" office:value-type="float" office:value="196">
            <text:p>196</text:p>
          </table:table-cell>
          <table:table-cell/>
          <table:table-cell table:formula="oooc:=COMBIN([.C151];[.D151])" office:value-type="float" office:value="2.19258588991444E+141">
            <text:p>2.19E+141</text:p>
          </table:table-cell>
          <table:table-cell table:formula="oooc:=2^(3*[.A151]+[.D$2])" office:value-type="float" office:value="7.99167628880894E+146">
            <text:p>7.99E+146</text:p>
          </table:table-cell>
          <table:table-cell table:formula="oooc:=[.F151]/[.G151]" office:value-type="float" office:value="0.00000274358696558418">
            <text:p>0.000002744</text:p>
          </table:table-cell>
          <table:table-cell table:formula="oooc:=BINOMDIST([.D151];[.C151];0.5;0)" office:value-type="float" office:value="0.00000274358696558418">
            <text:p>0.000002743587</text:p>
          </table:table-cell>
          <table:table-cell table:formula="oooc:=1-[.I151]" office:value-type="float" office:value="0.999997256413034">
            <text:p>0.999997256</text:p>
          </table:table-cell>
          <table:table-cell table:formula="oooc:=-LOG([.J151];2)" office:value-type="float" office:value="0.00000395816473932671">
            <text:p>0.00000395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ooc:=LOG([.A152];2)" office:value-type="float" office:value="7.19967234483636">
            <text:p>7.2</text:p>
          </table:table-cell>
          <table:table-cell table:formula="oooc:=3*[.A152]+[.D$2]" office:value-type="float" office:value="491">
            <text:p>491</text:p>
          </table:table-cell>
          <table:table-cell table:formula="oooc:=[.A152]+[.C$2]" office:value-type="float" office:value="197">
            <text:p>197</text:p>
          </table:table-cell>
          <table:table-cell/>
          <table:table-cell table:formula="oooc:=COMBIN([.C152];[.D152])" office:value-type="float" office:value="1.52006398475011E+142">
            <text:p>1.52E+142</text:p>
          </table:table-cell>
          <table:table-cell table:formula="oooc:=2^(3*[.A152]+[.D$2])" office:value-type="float" office:value="6.39334103104715E+147">
            <text:p>6.39E+147</text:p>
          </table:table-cell>
          <table:table-cell table:formula="oooc:=[.F152]/[.G152]" office:value-type="float" office:value="0.00000237757375583192">
            <text:p>0.000002378</text:p>
          </table:table-cell>
          <table:table-cell table:formula="oooc:=BINOMDIST([.D152];[.C152];0.5;0)" office:value-type="float" office:value="0.00000237757375583192">
            <text:p>0.000002377574</text:p>
          </table:table-cell>
          <table:table-cell table:formula="oooc:=1-[.I152]" office:value-type="float" office:value="0.999997622426244">
            <text:p>0.999997622</text:p>
          </table:table-cell>
          <table:table-cell table:formula="oooc:=-LOG([.J152];2)" office:value-type="float" office:value="0.00000343011794462798">
            <text:p>0.00000343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ooc:=LOG([.A153];2)" office:value-type="float" office:value="7.20945336562895">
            <text:p>7.21</text:p>
          </table:table-cell>
          <table:table-cell table:formula="oooc:=3*[.A153]+[.D$2]" office:value-type="float" office:value="494">
            <text:p>494</text:p>
          </table:table-cell>
          <table:table-cell table:formula="oooc:=[.A153]+[.C$2]" office:value-type="float" office:value="198">
            <text:p>198</text:p>
          </table:table-cell>
          <table:table-cell/>
          <table:table-cell table:formula="oooc:=COMBIN([.C153];[.D153])" office:value-type="float" office:value="1.0534693944901E+143">
            <text:p>1.05E+143</text:p>
          </table:table-cell>
          <table:table-cell table:formula="oooc:=2^(3*[.A153]+[.D$2])" office:value-type="float" office:value="5.11467282483772E+148">
            <text:p>5.11E+148</text:p>
          </table:table-cell>
          <table:table-cell table:formula="oooc:=[.F153]/[.G153]" office:value-type="float" office:value="0.0000020597004550795">
            <text:p>0.000002060</text:p>
          </table:table-cell>
          <table:table-cell table:formula="oooc:=BINOMDIST([.D153];[.C153];0.5;0)" office:value-type="float" office:value="0.0000020597004550795">
            <text:p>0.000002059700</text:p>
          </table:table-cell>
          <table:table-cell table:formula="oooc:=1-[.I153]" office:value-type="float" office:value="0.999997940299545">
            <text:p>0.999997940</text:p>
          </table:table-cell>
          <table:table-cell table:formula="oooc:=-LOG([.J153];2)" office:value-type="float" office:value="0.00000297152269248723">
            <text:p>0.00000297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ooc:=LOG([.A154];2)" office:value-type="float" office:value="7.21916852046216">
            <text:p>7.22</text:p>
          </table:table-cell>
          <table:table-cell table:formula="oooc:=3*[.A154]+[.D$2]" office:value-type="float" office:value="497">
            <text:p>497</text:p>
          </table:table-cell>
          <table:table-cell table:formula="oooc:=[.A154]+[.C$2]" office:value-type="float" office:value="199">
            <text:p>199</text:p>
          </table:table-cell>
          <table:table-cell/>
          <table:table-cell table:formula="oooc:=COMBIN([.C154];[.D154])" office:value-type="float" office:value="7.29859721916471E+143">
            <text:p>7.30E+143</text:p>
          </table:table-cell>
          <table:table-cell table:formula="oooc:=2^(3*[.A154]+[.D$2])" office:value-type="float" office:value="4.09173825987018E+149">
            <text:p>4.09E+149</text:p>
          </table:table-cell>
          <table:table-cell table:formula="oooc:=[.F154]/[.G154]" office:value-type="float" office:value="0.00000178374000378907">
            <text:p>0.000001784</text:p>
          </table:table-cell>
          <table:table-cell table:formula="oooc:=BINOMDIST([.D154];[.C154];0.5;0)" office:value-type="float" office:value="0.00000178374000378907">
            <text:p>0.000001783740</text:p>
          </table:table-cell>
          <table:table-cell table:formula="oooc:=1-[.I154]" office:value-type="float" office:value="0.999998216259996">
            <text:p>0.999998216</text:p>
          </table:table-cell>
          <table:table-cell table:formula="oooc:=-LOG([.J154];2)" office:value-type="float" office:value="0.00000257339515287151">
            <text:p>0.00000257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ooc:=LOG([.A155];2)" office:value-type="float" office:value="7.22881869049588">
            <text:p>7.23</text:p>
          </table:table-cell>
          <table:table-cell table:formula="oooc:=3*[.A155]+[.D$2]" office:value-type="float" office:value="500">
            <text:p>500</text:p>
          </table:table-cell>
          <table:table-cell table:formula="oooc:=[.A155]+[.C$2]" office:value-type="float" office:value="200">
            <text:p>200</text:p>
          </table:table-cell>
          <table:table-cell/>
          <table:table-cell table:formula="oooc:=COMBIN([.C155];[.D155])" office:value-type="float" office:value="5.05494984993553E+144">
            <text:p>5.05E+144</text:p>
          </table:table-cell>
          <table:table-cell table:formula="oooc:=2^(3*[.A155]+[.D$2])" office:value-type="float" office:value="3.27339060789614E+150">
            <text:p>3.27E+150</text:p>
          </table:table-cell>
          <table:table-cell table:formula="oooc:=[.F155]/[.G155]" office:value-type="float" office:value="0.00000154425501122349">
            <text:p>0.000001544</text:p>
          </table:table-cell>
          <table:table-cell table:formula="oooc:=BINOMDIST([.D155];[.C155];0.5;0)" office:value-type="float" office:value="0.00000154425501122349">
            <text:p>0.000001544255</text:p>
          </table:table-cell>
          <table:table-cell table:formula="oooc:=1-[.I155]" office:value-type="float" office:value="0.999998455744989">
            <text:p>0.999998456</text:p>
          </table:table-cell>
          <table:table-cell table:formula="oooc:=-LOG([.J155];2)" office:value-type="float" office:value="0.00000222789076674064">
            <text:p>0.00000222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ooc:=LOG([.A156];2)" office:value-type="float" office:value="7.23840473932508">
            <text:p>7.24</text:p>
          </table:table-cell>
          <table:table-cell table:formula="oooc:=3*[.A156]+[.D$2]" office:value-type="float" office:value="503">
            <text:p>503</text:p>
          </table:table-cell>
          <table:table-cell table:formula="oooc:=[.A156]+[.C$2]" office:value-type="float" office:value="201">
            <text:p>201</text:p>
          </table:table-cell>
          <table:table-cell/>
          <table:table-cell table:formula="oooc:=COMBIN([.C156];[.D156])" office:value-type="float" office:value="3.49990924878106E+145">
            <text:p>3.50E+145</text:p>
          </table:table-cell>
          <table:table-cell table:formula="oooc:=2^(3*[.A156]+[.D$2])" office:value-type="float" office:value="2.61871248631691E+151">
            <text:p>2.62E+151</text:p>
          </table:table-cell>
          <table:table-cell table:formula="oooc:=[.F156]/[.G156]" office:value-type="float" office:value="0.00000133650000413123">
            <text:p>0.000001337</text:p>
          </table:table-cell>
          <table:table-cell table:formula="oooc:=BINOMDIST([.D156];[.C156];0.5;0)" office:value-type="float" office:value="0.00000133650000413123">
            <text:p>0.000001336500</text:p>
          </table:table-cell>
          <table:table-cell table:formula="oooc:=1-[.I156]" office:value-type="float" office:value="0.999998663499996">
            <text:p>0.999998663</text:p>
          </table:table-cell>
          <table:table-cell table:formula="oooc:=-LOG([.J156];2)" office:value-type="float" office:value="0.00000192816321657599">
            <text:p>0.00000192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ooc:=LOG([.A157];2)" office:value-type="float" office:value="7.24792751344359">
            <text:p>7.25</text:p>
          </table:table-cell>
          <table:table-cell table:formula="oooc:=3*[.A157]+[.D$2]" office:value-type="float" office:value="506">
            <text:p>506</text:p>
          </table:table-cell>
          <table:table-cell table:formula="oooc:=[.A157]+[.C$2]" office:value-type="float" office:value="202">
            <text:p>202</text:p>
          </table:table-cell>
          <table:table-cell/>
          <table:table-cell table:formula="oooc:=COMBIN([.C157];[.D157])" office:value-type="float" office:value="2.42248799358699E+146">
            <text:p>2.42E+146</text:p>
          </table:table-cell>
          <table:table-cell table:formula="oooc:=2^(3*[.A157]+[.D$2])" office:value-type="float" office:value="2.09496998905353E+152">
            <text:p>2.09E+152</text:p>
          </table:table-cell>
          <table:table-cell table:formula="oooc:=[.F157]/[.G157]" office:value-type="float" office:value="0.00000115633541589845">
            <text:p>0.000001156</text:p>
          </table:table-cell>
          <table:table-cell table:formula="oooc:=BINOMDIST([.D157];[.C157];0.5;0)" office:value-type="float" office:value="0.00000115633541589845">
            <text:p>0.000001156335</text:p>
          </table:table-cell>
          <table:table-cell table:formula="oooc:=1-[.I157]" office:value-type="float" office:value="0.999998843664584">
            <text:p>0.999998844</text:p>
          </table:table-cell>
          <table:table-cell table:formula="oooc:=-LOG([.J157];2)" office:value-type="float" office:value="0.00000166824033459401">
            <text:p>0.00000166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ooc:=LOG([.A158];2)" office:value-type="float" office:value="7.25738784269265">
            <text:p>7.26</text:p>
          </table:table-cell>
          <table:table-cell table:formula="oooc:=3*[.A158]+[.D$2]" office:value-type="float" office:value="509">
            <text:p>509</text:p>
          </table:table-cell>
          <table:table-cell table:formula="oooc:=[.A158]+[.C$2]" office:value-type="float" office:value="203">
            <text:p>203</text:p>
          </table:table-cell>
          <table:table-cell/>
          <table:table-cell table:formula="oooc:=COMBIN([.C158];[.D158])" office:value-type="float" office:value="1.67623067307242E+147">
            <text:p>1.68E+147</text:p>
          </table:table-cell>
          <table:table-cell table:formula="oooc:=2^(3*[.A158]+[.D$2])" office:value-type="float" office:value="1.67597599124282E+153">
            <text:p>1.68E+153</text:p>
          </table:table-cell>
          <table:table-cell table:formula="oooc:=[.F158]/[.G158]" office:value-type="float" office:value="0.00000100015196030905">
            <text:p>0.000001000</text:p>
          </table:table-cell>
          <table:table-cell table:formula="oooc:=BINOMDIST([.D158];[.C158];0.5;0)" office:value-type="float" office:value="0.00000100015196030905">
            <text:p>0.000001000152</text:p>
          </table:table-cell>
          <table:table-cell table:formula="oooc:=1-[.I158]" office:value-type="float" office:value="0.99999899984804">
            <text:p>0.999999000</text:p>
          </table:table-cell>
          <table:table-cell table:formula="oooc:=-LOG([.J158];2)" office:value-type="float" office:value="0.00000144291499491683">
            <text:p>0.00000144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ooc:=LOG([.A159];2)" office:value-type="float" office:value="7.2667865406949">
            <text:p>7.27</text:p>
          </table:table-cell>
          <table:table-cell table:formula="oooc:=3*[.A159]+[.D$2]" office:value-type="float" office:value="512">
            <text:p>512</text:p>
          </table:table-cell>
          <table:table-cell table:formula="oooc:=[.A159]+[.C$2]" office:value-type="float" office:value="204">
            <text:p>204</text:p>
          </table:table-cell>
          <table:table-cell/>
          <table:table-cell table:formula="oooc:=COMBIN([.C159];[.D159])" office:value-type="float" office:value="1.15951283751767E+148">
            <text:p>1.16E+148</text:p>
          </table:table-cell>
          <table:table-cell table:formula="oooc:=2^(3*[.A159]+[.D$2])" office:value-type="float" office:value="1.34078079299426E+154">
            <text:p>1.34E+154</text:p>
          </table:table-cell>
          <table:table-cell table:formula="oooc:=[.F159]/[.G159]" office:value-type="float" office:value="0.000000864804182440755">
            <text:p>0.000000865</text:p>
          </table:table-cell>
          <table:table-cell table:formula="oooc:=BINOMDIST([.D159];[.C159];0.5;0)" office:value-type="float" office:value="0.000000864804182440755">
            <text:p>0.000000864804</text:p>
          </table:table-cell>
          <table:table-cell table:formula="oooc:=1-[.I159]" office:value-type="float" office:value="0.999999135195817">
            <text:p>0.999999135</text:p>
          </table:table-cell>
          <table:table-cell table:formula="oooc:=-LOG([.J159];2)" office:value-type="float" office:value="0.00000124764924490124">
            <text:p>0.00000124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ooc:=LOG([.A160];2)" office:value-type="float" office:value="7.27612440527424">
            <text:p>7.28</text:p>
          </table:table-cell>
          <table:table-cell table:formula="oooc:=3*[.A160]+[.D$2]" office:value-type="float" office:value="515">
            <text:p>515</text:p>
          </table:table-cell>
          <table:table-cell table:formula="oooc:=[.A160]+[.C$2]" office:value-type="float" office:value="205">
            <text:p>205</text:p>
          </table:table-cell>
          <table:table-cell/>
          <table:table-cell table:formula="oooc:=COMBIN([.C160];[.D160])" office:value-type="float" office:value="8.01842811493138E+148">
            <text:p>8.02E+148</text:p>
          </table:table-cell>
          <table:table-cell table:formula="oooc:=2^(3*[.A160]+[.D$2])" office:value-type="float" office:value="1.07262463439541E+155">
            <text:p>1.07E+155</text:p>
          </table:table-cell>
          <table:table-cell table:formula="oooc:=[.F160]/[.G160]" office:value-type="float" office:value="0.00000074755211262242">
            <text:p>0.000000748</text:p>
          </table:table-cell>
          <table:table-cell table:formula="oooc:=BINOMDIST([.D160];[.C160];0.5;0)" office:value-type="float" office:value="0.00000074755211262242">
            <text:p>0.000000747552</text:p>
          </table:table-cell>
          <table:table-cell table:formula="oooc:=1-[.I160]" office:value-type="float" office:value="0.999999252447887">
            <text:p>0.999999252</text:p>
          </table:table-cell>
          <table:table-cell table:formula="oooc:=-LOG([.J160];2)" office:value-type="float" office:value="0.00000107849012884949">
            <text:p>0.00000107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ooc:=LOG([.A161];2)" office:value-type="float" office:value="7.28540221886225">
            <text:p>7.29</text:p>
          </table:table-cell>
          <table:table-cell table:formula="oooc:=3*[.A161]+[.D$2]" office:value-type="float" office:value="518">
            <text:p>518</text:p>
          </table:table-cell>
          <table:table-cell table:formula="oooc:=[.A161]+[.C$2]" office:value-type="float" office:value="206">
            <text:p>206</text:p>
          </table:table-cell>
          <table:table-cell/>
          <table:table-cell table:formula="oooc:=COMBIN([.C161];[.D161])" office:value-type="float" office:value="5.54341051350497E+149">
            <text:p>5.54E+149</text:p>
          </table:table-cell>
          <table:table-cell table:formula="oooc:=2^(3*[.A161]+[.D$2])" office:value-type="float" office:value="8.58099707516326E+155">
            <text:p>8.58E+155</text:p>
          </table:table-cell>
          <table:table-cell table:formula="oooc:=[.F161]/[.G161]" office:value-type="float" office:value="0.000000646010069103712">
            <text:p>0.000000646</text:p>
          </table:table-cell>
          <table:table-cell table:formula="oooc:=BINOMDIST([.D161];[.C161];0.5;0)" office:value-type="float" office:value="0.000000646010069103712">
            <text:p>0.000000646010</text:p>
          </table:table-cell>
          <table:table-cell table:formula="oooc:=1-[.I161]" office:value-type="float" office:value="0.999999353989931">
            <text:p>0.999999354</text:p>
          </table:table-cell>
          <table:table-cell table:formula="oooc:=-LOG([.J161];2)" office:value-type="float" office:value="0.000000931995824101859">
            <text:p>0.00000093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ooc:=LOG([.A162];2)" office:value-type="float" office:value="7.29462074889163">
            <text:p>7.29</text:p>
          </table:table-cell>
          <table:table-cell table:formula="oooc:=3*[.A162]+[.D$2]" office:value-type="float" office:value="521">
            <text:p>521</text:p>
          </table:table-cell>
          <table:table-cell table:formula="oooc:=[.A162]+[.C$2]" office:value-type="float" office:value="207">
            <text:p>207</text:p>
          </table:table-cell>
          <table:table-cell/>
          <table:table-cell table:formula="oooc:=COMBIN([.C162];[.D162])" office:value-type="float" office:value="3.83125567249914E+150">
            <text:p>3.83E+150</text:p>
          </table:table-cell>
          <table:table-cell table:formula="oooc:=2^(3*[.A162]+[.D$2])" office:value-type="float" office:value="6.86479766013061E+156">
            <text:p>6.86E+156</text:p>
          </table:table-cell>
          <table:table-cell table:formula="oooc:=[.F162]/[.G162]" office:value-type="float" office:value="0.00000055810176237973">
            <text:p>0.000000558</text:p>
          </table:table-cell>
          <table:table-cell table:formula="oooc:=BINOMDIST([.D162];[.C162];0.5;0)" office:value-type="float" office:value="0.00000055810176237973">
            <text:p>0.000000558102</text:p>
          </table:table-cell>
          <table:table-cell table:formula="oooc:=1-[.I162]" office:value-type="float" office:value="0.999999441898238">
            <text:p>0.999999442</text:p>
          </table:table-cell>
          <table:table-cell table:formula="oooc:=-LOG([.J162];2)" office:value-type="float" office:value="0.000000805170869552044">
            <text:p>0.00000080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ooc:=LOG([.A163];2)" office:value-type="float" office:value="7.3037807481771">
            <text:p>7.3</text:p>
          </table:table-cell>
          <table:table-cell table:formula="oooc:=3*[.A163]+[.D$2]" office:value-type="float" office:value="524">
            <text:p>524</text:p>
          </table:table-cell>
          <table:table-cell table:formula="oooc:=[.A163]+[.C$2]" office:value-type="float" office:value="208">
            <text:p>208</text:p>
          </table:table-cell>
          <table:table-cell/>
          <table:table-cell table:formula="oooc:=COMBIN([.C163];[.D163])" office:value-type="float" office:value="2.64718103241343E+151">
            <text:p>2.65E+151</text:p>
          </table:table-cell>
          <table:table-cell table:formula="oooc:=2^(3*[.A163]+[.D$2])" office:value-type="float" office:value="5.49183812810449E+157">
            <text:p>5.49E+157</text:p>
          </table:table-cell>
          <table:table-cell table:formula="oooc:=[.F163]/[.G163]" office:value-type="float" office:value="0.000000482020950119867">
            <text:p>0.000000482</text:p>
          </table:table-cell>
          <table:table-cell table:formula="oooc:=BINOMDIST([.D163];[.C163];0.5;0)" office:value-type="float" office:value="0.000000482020950119867">
            <text:p>0.000000482021</text:p>
          </table:table-cell>
          <table:table-cell table:formula="oooc:=1-[.I163]" office:value-type="float" office:value="0.99999951797905">
            <text:p>0.999999518</text:p>
          </table:table-cell>
          <table:table-cell table:formula="oooc:=-LOG([.J163];2)" office:value-type="float" office:value="0.000000695409401993262">
            <text:p>0.00000069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ooc:=LOG([.A164];2)" office:value-type="float" office:value="7.31288295528436">
            <text:p>7.31</text:p>
          </table:table-cell>
          <table:table-cell table:formula="oooc:=3*[.A164]+[.D$2]" office:value-type="float" office:value="527">
            <text:p>527</text:p>
          </table:table-cell>
          <table:table-cell table:formula="oooc:=[.A164]+[.C$2]" office:value-type="float" office:value="209">
            <text:p>209</text:p>
          </table:table-cell>
          <table:table-cell/>
          <table:table-cell table:formula="oooc:=COMBIN([.C164];[.D164])" office:value-type="float" office:value="1.82854914360214E+152">
            <text:p>1.83E+152</text:p>
          </table:table-cell>
          <table:table-cell table:formula="oooc:=2^(3*[.A164]+[.D$2])" office:value-type="float" office:value="4.39347050248359E+158">
            <text:p>4.39E+158</text:p>
          </table:table-cell>
          <table:table-cell table:formula="oooc:=[.F164]/[.G164]" office:value-type="float" office:value="0.000000416196977439243">
            <text:p>0.000000416</text:p>
          </table:table-cell>
          <table:table-cell table:formula="oooc:=BINOMDIST([.D164];[.C164];0.5;0)" office:value-type="float" office:value="0.000000416196977439243">
            <text:p>0.000000416197</text:p>
          </table:table-cell>
          <table:table-cell table:formula="oooc:=1-[.I164]" office:value-type="float" office:value="0.999999583803023">
            <text:p>0.999999584</text:p>
          </table:table-cell>
          <table:table-cell table:formula="oooc:=-LOG([.J164];2)" office:value-type="float" office:value="0.000000600445440333774">
            <text:p>0.0000006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ooc:=LOG([.A165];2)" office:value-type="float" office:value="7.32192809488736">
            <text:p>7.32</text:p>
          </table:table-cell>
          <table:table-cell table:formula="oooc:=3*[.A165]+[.D$2]" office:value-type="float" office:value="530">
            <text:p>530</text:p>
          </table:table-cell>
          <table:table-cell table:formula="oooc:=[.A165]+[.C$2]" office:value-type="float" office:value="210">
            <text:p>210</text:p>
          </table:table-cell>
          <table:table-cell/>
          <table:table-cell table:formula="oooc:=COMBIN([.C165];[.D165])" office:value-type="float" office:value="1.26273478667914E+153">
            <text:p>1.26E+153</text:p>
          </table:table-cell>
          <table:table-cell table:formula="oooc:=2^(3*[.A165]+[.D$2])" office:value-type="float" office:value="3.51477640198687E+159">
            <text:p>3.51E+159</text:p>
          </table:table-cell>
          <table:table-cell table:formula="oooc:=[.F165]/[.G165]" office:value-type="float" office:value="0.000000359264613807391">
            <text:p>0.000000359</text:p>
          </table:table-cell>
          <table:table-cell table:formula="oooc:=BINOMDIST([.D165];[.C165];0.5;0)" office:value-type="float" office:value="0.000000359264613807391">
            <text:p>0.000000359265</text:p>
          </table:table-cell>
          <table:table-cell table:formula="oooc:=1-[.I165]" office:value-type="float" office:value="0.999999640735386">
            <text:p>0.999999641</text:p>
          </table:table-cell>
          <table:table-cell table:formula="oooc:=-LOG([.J165];2)" office:value-type="float" office:value="0.000000518309369853451">
            <text:p>0.00000051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ooc:=LOG([.A166];2)" office:value-type="float" office:value="7.33091687811462">
            <text:p>7.33</text:p>
          </table:table-cell>
          <table:table-cell table:formula="oooc:=3*[.A166]+[.D$2]" office:value-type="float" office:value="533">
            <text:p>533</text:p>
          </table:table-cell>
          <table:table-cell table:formula="oooc:=[.A166]+[.C$2]" office:value-type="float" office:value="211">
            <text:p>211</text:p>
          </table:table-cell>
          <table:table-cell/>
          <table:table-cell table:formula="oooc:=COMBIN([.C166];[.D166])" office:value-type="float" office:value="8.71770458081366E+153">
            <text:p>8.72E+153</text:p>
          </table:table-cell>
          <table:table-cell table:formula="oooc:=2^(3*[.A166]+[.D$2])" office:value-type="float" office:value="2.8118211215895E+160">
            <text:p>2.81E+160</text:p>
          </table:table-cell>
          <table:table-cell table:formula="oooc:=[.F166]/[.G166]" office:value-type="float" office:value="0.000000310037666118875">
            <text:p>0.000000310</text:p>
          </table:table-cell>
          <table:table-cell table:formula="oooc:=BINOMDIST([.D166];[.C166];0.5;0)" office:value-type="float" office:value="0.000000310037666118875">
            <text:p>0.000000310038</text:p>
          </table:table-cell>
          <table:table-cell table:formula="oooc:=1-[.I166]" office:value-type="float" office:value="0.999999689962334">
            <text:p>0.999999690</text:p>
          </table:table-cell>
          <table:table-cell table:formula="oooc:=-LOG([.J166];2)" office:value-type="float" office:value="0.000000447289872703601">
            <text:p>0.00000044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ooc:=LOG([.A167];2)" office:value-type="float" office:value="7.33985000288462">
            <text:p>7.34</text:p>
          </table:table-cell>
          <table:table-cell table:formula="oooc:=3*[.A167]+[.D$2]" office:value-type="float" office:value="536">
            <text:p>536</text:p>
          </table:table-cell>
          <table:table-cell table:formula="oooc:=[.A167]+[.C$2]" office:value-type="float" office:value="212">
            <text:p>212</text:p>
          </table:table-cell>
          <table:table-cell/>
          <table:table-cell table:formula="oooc:=COMBIN([.C167];[.D167])" office:value-type="float" office:value="6.01698021090594E+154">
            <text:p>6.02E+154</text:p>
          </table:table-cell>
          <table:table-cell table:formula="oooc:=2^(3*[.A167]+[.D$2])" office:value-type="float" office:value="2.2494568972716E+161">
            <text:p>2.25E+161</text:p>
          </table:table-cell>
          <table:table-cell table:formula="oooc:=[.F167]/[.G167]" office:value-type="float" office:value="0.000000267485908185395">
            <text:p>0.000000267</text:p>
          </table:table-cell>
          <table:table-cell table:formula="oooc:=BINOMDIST([.D167];[.C167];0.5;0)" office:value-type="float" office:value="0.000000267485908185395">
            <text:p>0.000000267486</text:p>
          </table:table-cell>
          <table:table-cell table:formula="oooc:=1-[.I167]" office:value-type="float" office:value="0.999999732514092">
            <text:p>0.999999733</text:p>
          </table:table-cell>
          <table:table-cell table:formula="oooc:=-LOG([.J167];2)" office:value-type="float" office:value="0.000000385900644880475">
            <text:p>0.00000038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ooc:=LOG([.A168];2)" office:value-type="float" office:value="7.34872815423108">
            <text:p>7.35</text:p>
          </table:table-cell>
          <table:table-cell table:formula="oooc:=3*[.A168]+[.D$2]" office:value-type="float" office:value="539">
            <text:p>539</text:p>
          </table:table-cell>
          <table:table-cell table:formula="oooc:=[.A168]+[.C$2]" office:value-type="float" office:value="213">
            <text:p>213</text:p>
          </table:table-cell>
          <table:table-cell/>
          <table:table-cell table:formula="oooc:=COMBIN([.C168];[.D168])" office:value-type="float" office:value="4.15186616112952E+155">
            <text:p>4.15E+155</text:p>
          </table:table-cell>
          <table:table-cell table:formula="oooc:=2^(3*[.A168]+[.D$2])" office:value-type="float" office:value="1.79956551781728E+162">
            <text:p>1.80E+162</text:p>
          </table:table-cell>
          <table:table-cell table:formula="oooc:=[.F168]/[.G168]" office:value-type="float" office:value="0.000000230714920908541">
            <text:p>0.000000231</text:p>
          </table:table-cell>
          <table:table-cell table:formula="oooc:=BINOMDIST([.D168];[.C168];0.5;0)" office:value-type="float" office:value="0.000000230714920908541">
            <text:p>0.000000230715</text:p>
          </table:table-cell>
          <table:table-cell table:formula="oooc:=1-[.I168]" office:value-type="float" office:value="0.999999769285079">
            <text:p>0.999999769</text:p>
          </table:table-cell>
          <table:table-cell table:formula="oooc:=-LOG([.J168];2)" office:value-type="float" office:value="0.000000332851310704376">
            <text:p>0.00000033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ooc:=LOG([.A169];2)" office:value-type="float" office:value="7.35755200461809">
            <text:p>7.36</text:p>
          </table:table-cell>
          <table:table-cell table:formula="oooc:=3*[.A169]+[.D$2]" office:value-type="float" office:value="542">
            <text:p>542</text:p>
          </table:table-cell>
          <table:table-cell table:formula="oooc:=[.A169]+[.C$2]" office:value-type="float" office:value="214">
            <text:p>214</text:p>
          </table:table-cell>
          <table:table-cell/>
          <table:table-cell table:formula="oooc:=COMBIN([.C169];[.D169])" office:value-type="float" office:value="2.86416667245816E+156">
            <text:p>2.86E+156</text:p>
          </table:table-cell>
          <table:table-cell table:formula="oooc:=2^(3*[.A169]+[.D$2])" office:value-type="float" office:value="1.43965241425382E+163">
            <text:p>1.44E+163</text:p>
          </table:table-cell>
          <table:table-cell table:formula="oooc:=[.F169]/[.G169]" office:value-type="float" office:value="0.000000198948485349685">
            <text:p>0.000000199</text:p>
          </table:table-cell>
          <table:table-cell table:formula="oooc:=BINOMDIST([.D169];[.C169];0.5;0)" office:value-type="float" office:value="0.000000198948485349685">
            <text:p>0.000000198948</text:p>
          </table:table-cell>
          <table:table-cell table:formula="oooc:=1-[.I169]" office:value-type="float" office:value="0.999999801051515">
            <text:p>0.999999801</text:p>
          </table:table-cell>
          <table:table-cell table:formula="oooc:=-LOG([.J169];2)" office:value-type="float" office:value="0.0000002870220217619">
            <text:p>0.00000028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ooc:=LOG([.A170];2)" office:value-type="float" office:value="7.36632221424582">
            <text:p>7.37</text:p>
          </table:table-cell>
          <table:table-cell table:formula="oooc:=3*[.A170]+[.D$2]" office:value-type="float" office:value="545">
            <text:p>545</text:p>
          </table:table-cell>
          <table:table-cell table:formula="oooc:=[.A170]+[.C$2]" office:value-type="float" office:value="215">
            <text:p>215</text:p>
          </table:table-cell>
          <table:table-cell/>
          <table:table-cell table:formula="oooc:=COMBIN([.C170];[.D170])" office:value-type="float" office:value="1.97535529465446E+157">
            <text:p>1.98E+157</text:p>
          </table:table-cell>
          <table:table-cell table:formula="oooc:=2^(3*[.A170]+[.D$2])" office:value-type="float" office:value="1.15172193140306E+164">
            <text:p>1.15E+164</text:p>
          </table:table-cell>
          <table:table-cell table:formula="oooc:=[.F170]/[.G170]" office:value-type="float" office:value="0.000000171513213458393">
            <text:p>0.000000172</text:p>
          </table:table-cell>
          <table:table-cell table:formula="oooc:=BINOMDIST([.D170];[.C170];0.5;0)" office:value-type="float" office:value="0.000000171513213458393">
            <text:p>0.000000171513</text:p>
          </table:table-cell>
          <table:table-cell table:formula="oooc:=1-[.I170]" office:value-type="float" office:value="0.999999828486787">
            <text:p>0.999999828</text:p>
          </table:table-cell>
          <table:table-cell table:formula="oooc:=-LOG([.J170];2)" office:value-type="float" office:value="0.000000247441283652497">
            <text:p>0.00000024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ooc:=LOG([.A171];2)" office:value-type="float" office:value="7.37503943134693">
            <text:p>7.38</text:p>
          </table:table-cell>
          <table:table-cell table:formula="oooc:=3*[.A171]+[.D$2]" office:value-type="float" office:value="548">
            <text:p>548</text:p>
          </table:table-cell>
          <table:table-cell table:formula="oooc:=[.A171]+[.C$2]" office:value-type="float" office:value="216">
            <text:p>216</text:p>
          </table:table-cell>
          <table:table-cell/>
          <table:table-cell table:formula="oooc:=COMBIN([.C171];[.D171])" office:value-type="float" office:value="1.36202763610091E+158">
            <text:p>1.36E+158</text:p>
          </table:table-cell>
          <table:table-cell table:formula="oooc:=2^(3*[.A171]+[.D$2])" office:value-type="float" office:value="9.21377545122447E+164">
            <text:p>9.21E+164</text:p>
          </table:table-cell>
          <table:table-cell table:formula="oooc:=[.F171]/[.G171]" office:value-type="float" office:value="0.000000147825138924988">
            <text:p>0.000000148</text:p>
          </table:table-cell>
          <table:table-cell table:formula="oooc:=BINOMDIST([.D171];[.C171];0.5;0)" office:value-type="float" office:value="0.000000147825138924988">
            <text:p>0.000000147825</text:p>
          </table:table-cell>
          <table:table-cell table:formula="oooc:=1-[.I171]" office:value-type="float" office:value="0.999999852174861">
            <text:p>0.999999852</text:p>
          </table:table-cell>
          <table:table-cell table:formula="oooc:=-LOG([.J171];2)" office:value-type="float" office:value="0.000000213266610583717">
            <text:p>0.00000021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ooc:=LOG([.A172];2)" office:value-type="float" office:value="7.38370429247405">
            <text:p>7.38</text:p>
          </table:table-cell>
          <table:table-cell table:formula="oooc:=3*[.A172]+[.D$2]" office:value-type="float" office:value="551">
            <text:p>551</text:p>
          </table:table-cell>
          <table:table-cell table:formula="oooc:=[.A172]+[.C$2]" office:value-type="float" office:value="217">
            <text:p>217</text:p>
          </table:table-cell>
          <table:table-cell/>
          <table:table-cell table:formula="oooc:=COMBIN([.C172];[.D172])" office:value-type="float" office:value="9.38906008471653E+158">
            <text:p>9.39E+158</text:p>
          </table:table-cell>
          <table:table-cell table:formula="oooc:=2^(3*[.A172]+[.D$2])" office:value-type="float" office:value="7.37102036097957E+165">
            <text:p>7.37E+165</text:p>
          </table:table-cell>
          <table:table-cell table:formula="oooc:=[.F172]/[.G172]" office:value-type="float" office:value="0.000000127378024003569">
            <text:p>0.000000127</text:p>
          </table:table-cell>
          <table:table-cell table:formula="oooc:=BINOMDIST([.D172];[.C172];0.5;0)" office:value-type="float" office:value="0.000000127378024003569">
            <text:p>0.000000127378</text:p>
          </table:table-cell>
          <table:table-cell table:formula="oooc:=1-[.I172]" office:value-type="float" office:value="0.999999872621976">
            <text:p>0.999999873</text:p>
          </table:table-cell>
          <table:table-cell table:formula="oooc:=-LOG([.J172];2)" office:value-type="float" office:value="0.000000183767655272134">
            <text:p>0.00000018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ooc:=LOG([.A173];2)" office:value-type="float" office:value="7.39231742277876">
            <text:p>7.39</text:p>
          </table:table-cell>
          <table:table-cell table:formula="oooc:=3*[.A173]+[.D$2]" office:value-type="float" office:value="554">
            <text:p>554</text:p>
          </table:table-cell>
          <table:table-cell table:formula="oooc:=[.A173]+[.C$2]" office:value-type="float" office:value="218">
            <text:p>218</text:p>
          </table:table-cell>
          <table:table-cell/>
          <table:table-cell table:formula="oooc:=COMBIN([.C173];[.D173])" office:value-type="float" office:value="6.47076330573544E+159">
            <text:p>6.47E+159</text:p>
          </table:table-cell>
          <table:table-cell table:formula="oooc:=2^(3*[.A173]+[.D$2])" office:value-type="float" office:value="5.89681628878366E+166">
            <text:p>5.90E+166</text:p>
          </table:table-cell>
          <table:table-cell table:formula="oooc:=[.F173]/[.G173]" office:value-type="float" office:value="0.000000109733167676319">
            <text:p>0.000000110</text:p>
          </table:table-cell>
          <table:table-cell table:formula="oooc:=BINOMDIST([.D173];[.C173];0.5;0)" office:value-type="float" office:value="0.000000109733167676319">
            <text:p>0.000000109733</text:p>
          </table:table-cell>
          <table:table-cell table:formula="oooc:=1-[.I173]" office:value-type="float" office:value="0.999999890266832">
            <text:p>0.999999890</text:p>
          </table:table-cell>
          <table:table-cell table:formula="oooc:=-LOG([.J173];2)" office:value-type="float" office:value="0.000000158311505495333">
            <text:p>0.00000015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ooc:=LOG([.A174];2)" office:value-type="float" office:value="7.40087943628218">
            <text:p>7.4</text:p>
          </table:table-cell>
          <table:table-cell table:formula="oooc:=3*[.A174]+[.D$2]" office:value-type="float" office:value="557">
            <text:p>557</text:p>
          </table:table-cell>
          <table:table-cell table:formula="oooc:=[.A174]+[.C$2]" office:value-type="float" office:value="219">
            <text:p>219</text:p>
          </table:table-cell>
          <table:table-cell/>
          <table:table-cell table:formula="oooc:=COMBIN([.C174];[.D174])" office:value-type="float" office:value="4.45848970264554E+160">
            <text:p>4.46E+160</text:p>
          </table:table-cell>
          <table:table-cell table:formula="oooc:=2^(3*[.A174]+[.D$2])" office:value-type="float" office:value="4.71745303102693E+167">
            <text:p>4.72E+167</text:p>
          </table:table-cell>
          <table:table-cell table:formula="oooc:=[.F174]/[.G174]" office:value-type="float" office:value="0.000000094510526619382">
            <text:p>0.000000095</text:p>
          </table:table-cell>
          <table:table-cell table:formula="oooc:=BINOMDIST([.D174];[.C174];0.5;0)" office:value-type="float" office:value="0.000000094510526619382">
            <text:p>0.000000094511</text:p>
          </table:table-cell>
          <table:table-cell table:formula="oooc:=1-[.I174]" office:value-type="float" office:value="0.999999905489473">
            <text:p>0.999999905</text:p>
          </table:table-cell>
          <table:table-cell table:formula="oooc:=-LOG([.J174];2)" office:value-type="float" office:value="0.000000136349874519844">
            <text:p>0.00000013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ooc:=LOG([.A175];2)" office:value-type="float" office:value="7.4093909361377">
            <text:p>7.41</text:p>
          </table:table-cell>
          <table:table-cell table:formula="oooc:=3*[.A175]+[.D$2]" office:value-type="float" office:value="560">
            <text:p>560</text:p>
          </table:table-cell>
          <table:table-cell table:formula="oooc:=[.A175]+[.C$2]" office:value-type="float" office:value="220">
            <text:p>220</text:p>
          </table:table-cell>
          <table:table-cell/>
          <table:table-cell table:formula="oooc:=COMBIN([.C175];[.D175])" office:value-type="float" office:value="3.07128773687954E+161">
            <text:p>3.07E+161</text:p>
          </table:table-cell>
          <table:table-cell table:formula="oooc:=2^(3*[.A175]+[.D$2])" office:value-type="float" office:value="3.77396242482154E+168">
            <text:p>3.77E+168</text:p>
          </table:table-cell>
          <table:table-cell table:formula="oooc:=[.F175]/[.G175]" office:value-type="float" office:value="0.0000000813809834639456">
            <text:p>0.000000081</text:p>
          </table:table-cell>
          <table:table-cell table:formula="oooc:=BINOMDIST([.D175];[.C175];0.5;0)" office:value-type="float" office:value="0.0000000813809834639456">
            <text:p>0.000000081381</text:p>
          </table:table-cell>
          <table:table-cell table:formula="oooc:=1-[.I175]" office:value-type="float" office:value="0.999999918619016">
            <text:p>0.999999919</text:p>
          </table:table-cell>
          <table:table-cell table:formula="oooc:=-LOG([.J175];2)" office:value-type="float" office:value="0.000000117407946106509">
            <text:p>0.00000011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ooc:=LOG([.A176];2)" office:value-type="float" office:value="7.4178525148859">
            <text:p>7.42</text:p>
          </table:table-cell>
          <table:table-cell table:formula="oooc:=3*[.A176]+[.D$2]" office:value-type="float" office:value="563">
            <text:p>563</text:p>
          </table:table-cell>
          <table:table-cell table:formula="oooc:=[.A176]+[.C$2]" office:value-type="float" office:value="221">
            <text:p>221</text:p>
          </table:table-cell>
          <table:table-cell/>
          <table:table-cell table:formula="oooc:=COMBIN([.C176];[.D176])" office:value-type="float" office:value="2.11521890138676E+162">
            <text:p>2.12E+162</text:p>
          </table:table-cell>
          <table:table-cell table:formula="oooc:=2^(3*[.A176]+[.D$2])" office:value-type="float" office:value="3.01916993985723E+169">
            <text:p>3.02E+169</text:p>
          </table:table-cell>
          <table:table-cell table:formula="oooc:=[.F176]/[.G176]" office:value-type="float" office:value="0.0000000700596171637422">
            <text:p>0.000000070</text:p>
          </table:table-cell>
          <table:table-cell table:formula="oooc:=BINOMDIST([.D176];[.C176];0.5;0)" office:value-type="float" office:value="0.0000000700596171637422">
            <text:p>0.000000070060</text:p>
          </table:table-cell>
          <table:table-cell table:formula="oooc:=1-[.I176]" office:value-type="float" office:value="0.999999929940383">
            <text:p>0.999999930</text:p>
          </table:table-cell>
          <table:table-cell table:formula="oooc:=-LOG([.J176];2)" office:value-type="float" office:value="0.00000010107466586867">
            <text:p>0.00000010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ooc:=LOG([.A177];2)" office:value-type="float" office:value="7.4262647547021">
            <text:p>7.43</text:p>
          </table:table-cell>
          <table:table-cell table:formula="oooc:=3*[.A177]+[.D$2]" office:value-type="float" office:value="566">
            <text:p>566</text:p>
          </table:table-cell>
          <table:table-cell table:formula="oooc:=[.A177]+[.C$2]" office:value-type="float" office:value="222">
            <text:p>222</text:p>
          </table:table-cell>
          <table:table-cell/>
          <table:table-cell table:formula="oooc:=COMBIN([.C177];[.D177])" office:value-type="float" office:value="1.45644391219836E+163">
            <text:p>1.46E+163</text:p>
          </table:table-cell>
          <table:table-cell table:formula="oooc:=2^(3*[.A177]+[.D$2])" office:value-type="float" office:value="2.41533595188579E+170">
            <text:p>2.42E+170</text:p>
          </table:table-cell>
          <table:table-cell table:formula="oooc:=[.F177]/[.G177]" office:value-type="float" office:value="0.0000000602998481872154">
            <text:p>0.000000060</text:p>
          </table:table-cell>
          <table:table-cell table:formula="oooc:=BINOMDIST([.D177];[.C177];0.5;0)" office:value-type="float" office:value="0.0000000602998481872154">
            <text:p>0.000000060300</text:p>
          </table:table-cell>
          <table:table-cell table:formula="oooc:=1-[.I177]" office:value-type="float" office:value="0.999999939700152">
            <text:p>0.999999940</text:p>
          </table:table-cell>
          <table:table-cell table:formula="oooc:=-LOG([.J177];2)" office:value-type="float" office:value="0.0000000869942946245229">
            <text:p>0.00000008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ooc:=LOG([.A178];2)" office:value-type="float" office:value="7.43462822763673">
            <text:p>7.43</text:p>
          </table:table-cell>
          <table:table-cell table:formula="oooc:=3*[.A178]+[.D$2]" office:value-type="float" office:value="569">
            <text:p>569</text:p>
          </table:table-cell>
          <table:table-cell table:formula="oooc:=[.A178]+[.C$2]" office:value-type="float" office:value="223">
            <text:p>223</text:p>
          </table:table-cell>
          <table:table-cell/>
          <table:table-cell table:formula="oooc:=COMBIN([.C178];[.D178])" office:value-type="float" office:value="1.00262232037321E+164">
            <text:p>1.00E+164</text:p>
          </table:table-cell>
          <table:table-cell table:formula="oooc:=2^(3*[.A178]+[.D$2])" office:value-type="float" office:value="1.93226876150863E+171">
            <text:p>1.93E+171</text:p>
          </table:table-cell>
          <table:table-cell table:formula="oooc:=[.F178]/[.G178]" office:value-type="float" office:value="0.0000000518883470222023">
            <text:p>0.000000052</text:p>
          </table:table-cell>
          <table:table-cell table:formula="oooc:=BINOMDIST([.D178];[.C178];0.5;0)" office:value-type="float" office:value="0.0000000518883470222023">
            <text:p>0.000000051888</text:p>
          </table:table-cell>
          <table:table-cell table:formula="oooc:=1-[.I178]" office:value-type="float" office:value="0.999999948111653">
            <text:p>0.999999948</text:p>
          </table:table-cell>
          <table:table-cell table:formula="oooc:=-LOG([.J178];2)" office:value-type="float" office:value="0.0000000748590629305775">
            <text:p>0.00000007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ooc:=LOG([.A179];2)" office:value-type="float" office:value="7.44294349584873">
            <text:p>7.44</text:p>
          </table:table-cell>
          <table:table-cell table:formula="oooc:=3*[.A179]+[.D$2]" office:value-type="float" office:value="572">
            <text:p>572</text:p>
          </table:table-cell>
          <table:table-cell table:formula="oooc:=[.A179]+[.C$2]" office:value-type="float" office:value="224">
            <text:p>224</text:p>
          </table:table-cell>
          <table:table-cell/>
          <table:table-cell table:formula="oooc:=COMBIN([.C179];[.D179])" office:value-type="float" office:value="6.90061224190829E+164">
            <text:p>6.90E+164</text:p>
          </table:table-cell>
          <table:table-cell table:formula="oooc:=2^(3*[.A179]+[.D$2])" office:value-type="float" office:value="1.5458150092069E+172">
            <text:p>1.55E+172</text:p>
          </table:table-cell>
          <table:table-cell table:formula="oooc:=[.F179]/[.G179]" office:value-type="float" office:value="0.0000000446406083574562">
            <text:p>0.000000045</text:p>
          </table:table-cell>
          <table:table-cell table:formula="oooc:=BINOMDIST([.D179];[.C179];0.5;0)" office:value-type="float" office:value="0.0000000446406083574562">
            <text:p>0.000000044641</text:p>
          </table:table-cell>
          <table:table-cell table:formula="oooc:=1-[.I179]" office:value-type="float" office:value="0.999999955359392">
            <text:p>0.999999955</text:p>
          </table:table-cell>
          <table:table-cell table:formula="oooc:=-LOG([.J179];2)" office:value-type="float" office:value="0.0000000644027856844477">
            <text:p>0.00000006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ooc:=LOG([.A180];2)" office:value-type="float" office:value="7.45121111183233">
            <text:p>7.45</text:p>
          </table:table-cell>
          <table:table-cell table:formula="oooc:=3*[.A180]+[.D$2]" office:value-type="float" office:value="575">
            <text:p>575</text:p>
          </table:table-cell>
          <table:table-cell table:formula="oooc:=[.A180]+[.C$2]" office:value-type="float" office:value="225">
            <text:p>225</text:p>
          </table:table-cell>
          <table:table-cell/>
          <table:table-cell table:formula="oooc:=COMBIN([.C180];[.D180])" office:value-type="float" office:value="4.7483857601789E+165">
            <text:p>4.75E+165</text:p>
          </table:table-cell>
          <table:table-cell table:formula="oooc:=2^(3*[.A180]+[.D$2])" office:value-type="float" office:value="1.23665200736552E+173">
            <text:p>1.24E+173</text:p>
          </table:table-cell>
          <table:table-cell table:formula="oooc:=[.F180]/[.G180]" office:value-type="float" office:value="0.0000000383971055066213">
            <text:p>0.000000038</text:p>
          </table:table-cell>
          <table:table-cell table:formula="oooc:=BINOMDIST([.D180];[.C180];0.5;0)" office:value-type="float" office:value="0.0000000383971055066213">
            <text:p>0.000000038397</text:p>
          </table:table-cell>
          <table:table-cell table:formula="oooc:=1-[.I180]" office:value-type="float" office:value="0.999999961602894">
            <text:p>0.999999962</text:p>
          </table:table-cell>
          <table:table-cell table:formula="oooc:=-LOG([.J180];2)" office:value-type="float" office:value="0.0000000553953147458329">
            <text:p>0.00000005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ooc:=LOG([.A181];2)" office:value-type="float" office:value="7.4594316186373">
            <text:p>7.46</text:p>
          </table:table-cell>
          <table:table-cell table:formula="oooc:=3*[.A181]+[.D$2]" office:value-type="float" office:value="578">
            <text:p>578</text:p>
          </table:table-cell>
          <table:table-cell table:formula="oooc:=[.A181]+[.C$2]" office:value-type="float" office:value="226">
            <text:p>226</text:p>
          </table:table-cell>
          <table:table-cell/>
          <table:table-cell table:formula="oooc:=COMBIN([.C181];[.D181])" office:value-type="float" office:value="3.2667350317351E+166">
            <text:p>3.27E+166</text:p>
          </table:table-cell>
          <table:table-cell table:formula="oooc:=2^(3*[.A181]+[.D$2])" office:value-type="float" office:value="9.89321605892418E+173">
            <text:p>9.89E+173</text:p>
          </table:table-cell>
          <table:table-cell table:formula="oooc:=[.F181]/[.G181]" office:value-type="float" office:value="0.0000000330199503607155">
            <text:p>0.000000033</text:p>
          </table:table-cell>
          <table:table-cell table:formula="oooc:=BINOMDIST([.D181];[.C181];0.5;0)" office:value-type="float" office:value="0.0000000330199503607155">
            <text:p>0.000000033020</text:p>
          </table:table-cell>
          <table:table-cell table:formula="oooc:=1-[.I181]" office:value-type="float" office:value="0.99999996698005">
            <text:p>0.999999967</text:p>
          </table:table-cell>
          <table:table-cell table:formula="oooc:=-LOG([.J181];2)" office:value-type="float" office:value="0.0000000476377193773541">
            <text:p>0.00000004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ooc:=LOG([.A182];2)" office:value-type="float" office:value="7.467605550083">
            <text:p>7.47</text:p>
          </table:table-cell>
          <table:table-cell table:formula="oooc:=3*[.A182]+[.D$2]" office:value-type="float" office:value="581">
            <text:p>581</text:p>
          </table:table-cell>
          <table:table-cell table:formula="oooc:=[.A182]+[.C$2]" office:value-type="float" office:value="227">
            <text:p>227</text:p>
          </table:table-cell>
          <table:table-cell/>
          <table:table-cell table:formula="oooc:=COMBIN([.C182];[.D182])" office:value-type="float" office:value="2.2469467222197E+167">
            <text:p>2.25E+167</text:p>
          </table:table-cell>
          <table:table-cell table:formula="oooc:=2^(3*[.A182]+[.D$2])" office:value-type="float" office:value="7.91457284713934E+174">
            <text:p>7.91E+174</text:p>
          </table:table-cell>
          <table:table-cell table:formula="oooc:=[.F182]/[.G182]" office:value-type="float" office:value="0.0000000283899935677746">
            <text:p>0.000000028</text:p>
          </table:table-cell>
          <table:table-cell table:formula="oooc:=BINOMDIST([.D182];[.C182];0.5;0)" office:value-type="float" office:value="0.0000000283899935677746">
            <text:p>0.000000028390</text:p>
          </table:table-cell>
          <table:table-cell table:formula="oooc:=1-[.I182]" office:value-type="float" office:value="0.999999971610006">
            <text:p>0.999999972</text:p>
          </table:table-cell>
          <table:table-cell table:formula="oooc:=-LOG([.J182];2)" office:value-type="float" office:value="0.0000000409581035275925">
            <text:p>0.00000004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ooc:=LOG([.A183];2)" office:value-type="float" office:value="7.4757334309664">
            <text:p>7.48</text:p>
          </table:table-cell>
          <table:table-cell table:formula="oooc:=3*[.A183]+[.D$2]" office:value-type="float" office:value="584">
            <text:p>584</text:p>
          </table:table-cell>
          <table:table-cell table:formula="oooc:=[.A183]+[.C$2]" office:value-type="float" office:value="228">
            <text:p>228</text:p>
          </table:table-cell>
          <table:table-cell/>
          <table:table-cell table:formula="oooc:=COMBIN([.C183];[.D183])" office:value-type="float" office:value="1.54519738107162E+168">
            <text:p>1.55E+168</text:p>
          </table:table-cell>
          <table:table-cell table:formula="oooc:=2^(3*[.A183]+[.D$2])" office:value-type="float" office:value="6.33165827771148E+175">
            <text:p>6.33E+175</text:p>
          </table:table-cell>
          <table:table-cell table:formula="oooc:=[.F183]/[.G183]" office:value-type="float" office:value="0.0000000244043078968898">
            <text:p>0.000000024</text:p>
          </table:table-cell>
          <table:table-cell table:formula="oooc:=BINOMDIST([.D183];[.C183];0.5;0)" office:value-type="float" office:value="0.0000000244043078968898">
            <text:p>0.000000024404</text:p>
          </table:table-cell>
          <table:table-cell table:formula="oooc:=1-[.I183]" office:value-type="float" office:value="0.999999975595692">
            <text:p>0.999999976</text:p>
          </table:table-cell>
          <table:table-cell table:formula="oooc:=-LOG([.J183];2)" office:value-type="float" office:value="0.0000000352079744245866">
            <text:p>0.00000003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ooc:=LOG([.A184];2)" office:value-type="float" office:value="7.48381577726426">
            <text:p>7.48</text:p>
          </table:table-cell>
          <table:table-cell table:formula="oooc:=3*[.A184]+[.D$2]" office:value-type="float" office:value="587">
            <text:p>587</text:p>
          </table:table-cell>
          <table:table-cell table:formula="oooc:=[.A184]+[.C$2]" office:value-type="float" office:value="229">
            <text:p>229</text:p>
          </table:table-cell>
          <table:table-cell/>
          <table:table-cell table:formula="oooc:=COMBIN([.C184];[.D184])" office:value-type="float" office:value="1.06240185824226E+169">
            <text:p>1.06E+169</text:p>
          </table:table-cell>
          <table:table-cell table:formula="oooc:=2^(3*[.A184]+[.D$2])" office:value-type="float" office:value="5.06532662216918E+176">
            <text:p>5.07E+176</text:p>
          </table:table-cell>
          <table:table-cell table:formula="oooc:=[.F184]/[.G184]" office:value-type="float" office:value="0.0000000209740049850388">
            <text:p>0.000000021</text:p>
          </table:table-cell>
          <table:table-cell table:formula="oooc:=BINOMDIST([.D184];[.C184];0.5;0)" office:value-type="float" office:value="0.0000000209740049850388">
            <text:p>0.000000020974</text:p>
          </table:table-cell>
          <table:table-cell table:formula="oooc:=1-[.I184]" office:value-type="float" office:value="0.999999979025995">
            <text:p>0.999999979</text:p>
          </table:table-cell>
          <table:table-cell table:formula="oooc:=-LOG([.J184];2)" office:value-type="float" office:value="0.000000030259093285583">
            <text:p>0.00000003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ooc:=LOG([.A185];2)" office:value-type="float" office:value="7.49185309632968">
            <text:p>7.49</text:p>
          </table:table-cell>
          <table:table-cell table:formula="oooc:=3*[.A185]+[.D$2]" office:value-type="float" office:value="590">
            <text:p>590</text:p>
          </table:table-cell>
          <table:table-cell table:formula="oooc:=[.A185]+[.C$2]" office:value-type="float" office:value="230">
            <text:p>230</text:p>
          </table:table-cell>
          <table:table-cell/>
          <table:table-cell table:formula="oooc:=COMBIN([.C185];[.D185])" office:value-type="float" office:value="7.30312390219639E+169">
            <text:p>7.30E+169</text:p>
          </table:table-cell>
          <table:table-cell table:formula="oooc:=2^(3*[.A185]+[.D$2])" office:value-type="float" office:value="4.05226129773534E+177">
            <text:p>4.05E+177</text:p>
          </table:table-cell>
          <table:table-cell table:formula="oooc:=[.F185]/[.G185]" office:value-type="float" office:value="0.0000000180223420100718">
            <text:p>0.000000018</text:p>
          </table:table-cell>
          <table:table-cell table:formula="oooc:=BINOMDIST([.D185];[.C185];0.5;0)" office:value-type="float" office:value="0.0000000180223420100718">
            <text:p>0.000000018022</text:p>
          </table:table-cell>
          <table:table-cell table:formula="oooc:=1-[.I185]" office:value-type="float" office:value="0.999999981977658">
            <text:p>0.999999982</text:p>
          </table:table-cell>
          <table:table-cell table:formula="oooc:=-LOG([.J185];2)" office:value-type="float" office:value="0.0000000260007437540255">
            <text:p>0.00000002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ooc:=LOG([.A186];2)" office:value-type="float" office:value="7.49984588708321">
            <text:p>7.5</text:p>
          </table:table-cell>
          <table:table-cell table:formula="oooc:=3*[.A186]+[.D$2]" office:value-type="float" office:value="593">
            <text:p>593</text:p>
          </table:table-cell>
          <table:table-cell table:formula="oooc:=[.A186]+[.C$2]" office:value-type="float" office:value="231">
            <text:p>231</text:p>
          </table:table-cell>
          <table:table-cell/>
          <table:table-cell table:formula="oooc:=COMBIN([.C186];[.D186])" office:value-type="float" office:value="5.01931899451829E+170">
            <text:p>5.02E+170</text:p>
          </table:table-cell>
          <table:table-cell table:formula="oooc:=2^(3*[.A186]+[.D$2])" office:value-type="float" office:value="3.24180903818828E+178">
            <text:p>3.24E+178</text:p>
          </table:table-cell>
          <table:table-cell table:formula="oooc:=[.F186]/[.G186]" office:value-type="float" office:value="0.0000000154830803893477">
            <text:p>0.000000015</text:p>
          </table:table-cell>
          <table:table-cell table:formula="oooc:=BINOMDIST([.D186];[.C186];0.5;0)" office:value-type="float" office:value="0.0000000154830803893477">
            <text:p>0.000000015483</text:p>
          </table:table-cell>
          <table:table-cell table:formula="oooc:=1-[.I186]" office:value-type="float" office:value="0.99999998451692">
            <text:p>0.999999985</text:p>
          </table:table-cell>
          <table:table-cell table:formula="oooc:=-LOG([.J186];2)" office:value-type="float" office:value="0.0000000223373634452536">
            <text:p>0.00000002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ooc:=LOG([.A187];2)" office:value-type="float" office:value="7.5077946401987">
            <text:p>7.51</text:p>
          </table:table-cell>
          <table:table-cell table:formula="oooc:=3*[.A187]+[.D$2]" office:value-type="float" office:value="596">
            <text:p>596</text:p>
          </table:table-cell>
          <table:table-cell table:formula="oooc:=[.A187]+[.C$2]" office:value-type="float" office:value="232">
            <text:p>232</text:p>
          </table:table-cell>
          <table:table-cell/>
          <table:table-cell table:formula="oooc:=COMBIN([.C187];[.D187])" office:value-type="float" office:value="3.44904193145749E+171">
            <text:p>3.45E+171</text:p>
          </table:table-cell>
          <table:table-cell table:formula="oooc:=2^(3*[.A187]+[.D$2])" office:value-type="float" office:value="2.59344723055062E+179">
            <text:p>2.59E+179</text:p>
          </table:table-cell>
          <table:table-cell table:formula="oooc:=[.F187]/[.G187]" office:value-type="float" office:value="0.0000000132990634659075">
            <text:p>0.000000013</text:p>
          </table:table-cell>
          <table:table-cell table:formula="oooc:=BINOMDIST([.D187];[.C187];0.5;0)" office:value-type="float" office:value="0.0000000132990634659075">
            <text:p>0.000000013299</text:p>
          </table:table-cell>
          <table:table-cell table:formula="oooc:=1-[.I187]" office:value-type="float" office:value="0.999999986700936">
            <text:p>0.999999987</text:p>
          </table:table-cell>
          <table:table-cell table:formula="oooc:=-LOG([.J187];2)" office:value-type="float" office:value="0.0000000191864931121725">
            <text:p>0.00000001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ooc:=LOG([.A188];2)" office:value-type="float" office:value="7.51569983828404">
            <text:p>7.52</text:p>
          </table:table-cell>
          <table:table-cell table:formula="oooc:=3*[.A188]+[.D$2]" office:value-type="float" office:value="599">
            <text:p>599</text:p>
          </table:table-cell>
          <table:table-cell table:formula="oooc:=[.A188]+[.C$2]" office:value-type="float" office:value="233">
            <text:p>233</text:p>
          </table:table-cell>
          <table:table-cell/>
          <table:table-cell table:formula="oooc:=COMBIN([.C188];[.D188])" office:value-type="float" office:value="2.36957762831881E+172">
            <text:p>2.37E+172</text:p>
          </table:table-cell>
          <table:table-cell table:formula="oooc:=2^(3*[.A188]+[.D$2])" office:value-type="float" office:value="2.0747577844405E+180">
            <text:p>2.07E+180</text:p>
          </table:table-cell>
          <table:table-cell table:formula="oooc:=[.F188]/[.G188]" office:value-type="float" office:value="0.0000000114209843967777">
            <text:p>0.000000011</text:p>
          </table:table-cell>
          <table:table-cell table:formula="oooc:=BINOMDIST([.D188];[.C188];0.5;0)" office:value-type="float" office:value="0.0000000114209843967777">
            <text:p>0.000000011421</text:p>
          </table:table-cell>
          <table:table-cell table:formula="oooc:=1-[.I188]" office:value-type="float" office:value="0.999999988579016">
            <text:p>0.999999989</text:p>
          </table:table-cell>
          <table:table-cell table:formula="oooc:=-LOG([.J188];2)" office:value-type="float" office:value="0.0000000164769976218377">
            <text:p>0.00000001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ooc:=LOG([.A189];2)" office:value-type="float" office:value="7.52356195605701">
            <text:p>7.52</text:p>
          </table:table-cell>
          <table:table-cell table:formula="oooc:=3*[.A189]+[.D$2]" office:value-type="float" office:value="602">
            <text:p>602</text:p>
          </table:table-cell>
          <table:table-cell table:formula="oooc:=[.A189]+[.C$2]" office:value-type="float" office:value="234">
            <text:p>234</text:p>
          </table:table-cell>
          <table:table-cell/>
          <table:table-cell table:formula="oooc:=COMBIN([.C189];[.D189])" office:value-type="float" office:value="1.62765896365307E+173">
            <text:p>1.63E+173</text:p>
          </table:table-cell>
          <table:table-cell table:formula="oooc:=2^(3*[.A189]+[.D$2])" office:value-type="float" office:value="1.6598062275524E+181">
            <text:p>1.66E+181</text:p>
          </table:table-cell>
          <table:table-cell table:formula="oooc:=[.F189]/[.G189]" office:value-type="float" office:value="0.00000000980631917530074">
            <text:p>0.000000010</text:p>
          </table:table-cell>
          <table:table-cell table:formula="oooc:=BINOMDIST([.D189];[.C189];0.5;0)" office:value-type="float" office:value="0.00000000980631917530074">
            <text:p>0.000000009806</text:p>
          </table:table-cell>
          <table:table-cell table:formula="oooc:=1-[.I189]" office:value-type="float" office:value="0.999999990193681">
            <text:p>0.999999990</text:p>
          </table:table-cell>
          <table:table-cell table:formula="oooc:=-LOG([.J189];2)" office:value-type="float" office:value="0.0000000141475281501848">
            <text:p>0.00000001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ooc:=LOG([.A190];2)" office:value-type="float" office:value="7.53138146051631">
            <text:p>7.53</text:p>
          </table:table-cell>
          <table:table-cell table:formula="oooc:=3*[.A190]+[.D$2]" office:value-type="float" office:value="605">
            <text:p>605</text:p>
          </table:table-cell>
          <table:table-cell table:formula="oooc:=[.A190]+[.C$2]" office:value-type="float" office:value="235">
            <text:p>235</text:p>
          </table:table-cell>
          <table:table-cell/>
          <table:table-cell table:formula="oooc:=COMBIN([.C190];[.D190])" office:value-type="float" office:value="1.11783341363478E+174">
            <text:p>1.12E+174</text:p>
          </table:table-cell>
          <table:table-cell table:formula="oooc:=2^(3*[.A190]+[.D$2])" office:value-type="float" office:value="1.32784498204192E+182">
            <text:p>1.33E+182</text:p>
          </table:table-cell>
          <table:table-cell table:formula="oooc:=[.F190]/[.G190]" office:value-type="float" office:value="0.00000000841840296685692">
            <text:p>0.000000008</text:p>
          </table:table-cell>
          <table:table-cell table:formula="oooc:=BINOMDIST([.D190];[.C190];0.5;0)" office:value-type="float" office:value="0.00000000841840296685692">
            <text:p>0.000000008418</text:p>
          </table:table-cell>
          <table:table-cell table:formula="oooc:=1-[.I190]" office:value-type="float" office:value="0.999999991581597">
            <text:p>0.999999992</text:p>
          </table:table-cell>
          <table:table-cell table:formula="oooc:=-LOG([.J190];2)" office:value-type="float" office:value="0.0000000121451882749538">
            <text:p>0.00000001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ooc:=LOG([.A191];2)" office:value-type="float" office:value="7.53915881110803">
            <text:p>7.54</text:p>
          </table:table-cell>
          <table:table-cell table:formula="oooc:=3*[.A191]+[.D$2]" office:value-type="float" office:value="608">
            <text:p>608</text:p>
          </table:table-cell>
          <table:table-cell table:formula="oooc:=[.A191]+[.C$2]" office:value-type="float" office:value="236">
            <text:p>236</text:p>
          </table:table-cell>
          <table:table-cell/>
          <table:table-cell table:formula="oooc:=COMBIN([.C191];[.D191])" office:value-type="float" office:value="7.67561405097824E+174">
            <text:p>7.68E+174</text:p>
          </table:table-cell>
          <table:table-cell table:formula="oooc:=2^(3*[.A191]+[.D$2])" office:value-type="float" office:value="1.06227598563353E+183">
            <text:p>1.06E+183</text:p>
          </table:table-cell>
          <table:table-cell table:formula="oooc:=[.F191]/[.G191]" office:value-type="float" office:value="0.00000000722563077277941">
            <text:p>0.000000007</text:p>
          </table:table-cell>
          <table:table-cell table:formula="oooc:=BINOMDIST([.D191];[.C191];0.5;0)" office:value-type="float" office:value="0.00000000722563077277941">
            <text:p>0.000000007226</text:p>
          </table:table-cell>
          <table:table-cell table:formula="oooc:=1-[.I191]" office:value-type="float" office:value="0.999999992774369">
            <text:p>0.999999993</text:p>
          </table:table-cell>
          <table:table-cell table:formula="oooc:=-LOG([.J191];2)" office:value-type="float" office:value="0.0000000104243817029678">
            <text:p>0.00000001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ooc:=LOG([.A192];2)" office:value-type="float" office:value="7.54689445988764">
            <text:p>7.55</text:p>
          </table:table-cell>
          <table:table-cell table:formula="oooc:=3*[.A192]+[.D$2]" office:value-type="float" office:value="611">
            <text:p>611</text:p>
          </table:table-cell>
          <table:table-cell table:formula="oooc:=[.A192]+[.C$2]" office:value-type="float" office:value="237">
            <text:p>237</text:p>
          </table:table-cell>
          <table:table-cell/>
          <table:table-cell table:formula="oooc:=COMBIN([.C192];[.D192])" office:value-type="float" office:value="5.26953977636218E+175">
            <text:p>5.27E+175</text:p>
          </table:table-cell>
          <table:table-cell table:formula="oooc:=2^(3*[.A192]+[.D$2])" office:value-type="float" office:value="8.49820788506827E+183">
            <text:p>8.50E+183</text:p>
          </table:table-cell>
          <table:table-cell table:formula="oooc:=[.F192]/[.G192]" office:value-type="float" office:value="0.00000000620076591162355">
            <text:p>0.000000006</text:p>
          </table:table-cell>
          <table:table-cell table:formula="oooc:=BINOMDIST([.D192];[.C192];0.5;0)" office:value-type="float" office:value="0.00000000620076591162355">
            <text:p>0.000000006201</text:p>
          </table:table-cell>
          <table:table-cell table:formula="oooc:=1-[.I192]" office:value-type="float" office:value="0.999999993799234">
            <text:p>0.999999994</text:p>
          </table:table-cell>
          <table:table-cell table:formula="oooc:=-LOG([.J192];2)" office:value-type="float" office:value="0.00000000894581424245145">
            <text:p>0.00000000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ooc:=LOG([.A193];2)" office:value-type="float" office:value="7.55458885167764">
            <text:p>7.55</text:p>
          </table:table-cell>
          <table:table-cell table:formula="oooc:=3*[.A193]+[.D$2]" office:value-type="float" office:value="614">
            <text:p>614</text:p>
          </table:table-cell>
          <table:table-cell table:formula="oooc:=[.A193]+[.C$2]" office:value-type="float" office:value="238">
            <text:p>238</text:p>
          </table:table-cell>
          <table:table-cell/>
          <table:table-cell table:formula="oooc:=COMBIN([.C193];[.D193])" office:value-type="float" office:value="3.61706976311261E+176">
            <text:p>3.62E+176</text:p>
          </table:table-cell>
          <table:table-cell table:formula="oooc:=2^(3*[.A193]+[.D$2])" office:value-type="float" office:value="6.79856630805462E+184">
            <text:p>6.80E+184</text:p>
          </table:table-cell>
          <table:table-cell table:formula="oooc:=[.F193]/[.G193]" office:value-type="float" office:value="0.00000000532034196508061">
            <text:p>0.000000005</text:p>
          </table:table-cell>
          <table:table-cell table:formula="oooc:=BINOMDIST([.D193];[.C193];0.5;0)" office:value-type="float" office:value="0.00000000532034196508061">
            <text:p>0.000000005320</text:p>
          </table:table-cell>
          <table:table-cell table:formula="oooc:=1-[.I193]" office:value-type="float" office:value="0.999999994679658">
            <text:p>0.999999995</text:p>
          </table:table-cell>
          <table:table-cell table:formula="oooc:=-LOG([.J193];2)" office:value-type="float" office:value="0.0000000076756309599878">
            <text:p>0.00000000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ooc:=LOG([.A194];2)" office:value-type="float" office:value="7.56224242422107">
            <text:p>7.56</text:p>
          </table:table-cell>
          <table:table-cell table:formula="oooc:=3*[.A194]+[.D$2]" office:value-type="float" office:value="617">
            <text:p>617</text:p>
          </table:table-cell>
          <table:table-cell table:formula="oooc:=[.A194]+[.C$2]" office:value-type="float" office:value="239">
            <text:p>239</text:p>
          </table:table-cell>
          <table:table-cell/>
          <table:table-cell table:formula="oooc:=COMBIN([.C194];[.D194])" office:value-type="float" office:value="2.48237178382778E+177">
            <text:p>2.48E+177</text:p>
          </table:table-cell>
          <table:table-cell table:formula="oooc:=2^(3*[.A194]+[.D$2])" office:value-type="float" office:value="5.4388530464437E+185">
            <text:p>5.44E+185</text:p>
          </table:table-cell>
          <table:table-cell table:formula="oooc:=[.F194]/[.G194]" office:value-type="float" office:value="0.00000000456414571717641">
            <text:p>0.000000005</text:p>
          </table:table-cell>
          <table:table-cell table:formula="oooc:=BINOMDIST([.D194];[.C194];0.5;0)" office:value-type="float" office:value="0.00000000456414571717641">
            <text:p>0.000000004564</text:p>
          </table:table-cell>
          <table:table-cell table:formula="oooc:=1-[.I194]" office:value-type="float" office:value="0.999999995435854">
            <text:p>0.999999995</text:p>
          </table:table-cell>
          <table:table-cell table:formula="oooc:=-LOG([.J194];2)" office:value-type="float" office:value="0.00000000658467042274354">
            <text:p>0.00000000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ooc:=LOG([.A195];2)" office:value-type="float" office:value="7.56985560833095">
            <text:p>7.57</text:p>
          </table:table-cell>
          <table:table-cell table:formula="oooc:=3*[.A195]+[.D$2]" office:value-type="float" office:value="620">
            <text:p>620</text:p>
          </table:table-cell>
          <table:table-cell table:formula="oooc:=[.A195]+[.C$2]" office:value-type="float" office:value="240">
            <text:p>240</text:p>
          </table:table-cell>
          <table:table-cell/>
          <table:table-cell table:formula="oooc:=COMBIN([.C195];[.D195])" office:value-type="float" office:value="1.70334881004956E+178">
            <text:p>1.70E+178</text:p>
          </table:table-cell>
          <table:table-cell table:formula="oooc:=2^(3*[.A195]+[.D$2])" office:value-type="float" office:value="4.35108243715496E+186">
            <text:p>4.35E+186</text:p>
          </table:table-cell>
          <table:table-cell table:formula="oooc:=[.F195]/[.G195]" office:value-type="float" office:value="0.00000000391477025464801">
            <text:p>0.000000004</text:p>
          </table:table-cell>
          <table:table-cell table:formula="oooc:=BINOMDIST([.D195];[.C195];0.5;0)" office:value-type="float" office:value="0.00000000391477025464801">
            <text:p>0.000000003915</text:p>
          </table:table-cell>
          <table:table-cell table:formula="oooc:=1-[.I195]" office:value-type="float" office:value="0.99999999608523">
            <text:p>0.999999996</text:p>
          </table:table-cell>
          <table:table-cell table:formula="oooc:=-LOG([.J195];2)" office:value-type="float" office:value="0.00000000564781968847957">
            <text:p>0.00000000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ooc:=LOG([.A196];2)" office:value-type="float" office:value="7.57742882803575">
            <text:p>7.58</text:p>
          </table:table-cell>
          <table:table-cell table:formula="oooc:=3*[.A196]+[.D$2]" office:value-type="float" office:value="623">
            <text:p>623</text:p>
          </table:table-cell>
          <table:table-cell table:formula="oooc:=[.A196]+[.C$2]" office:value-type="float" office:value="241">
            <text:p>241</text:p>
          </table:table-cell>
          <table:table-cell/>
          <table:table-cell table:formula="oooc:=COMBIN([.C196];[.D196])" office:value-type="float" office:value="1.16860634989158E+179">
            <text:p>1.17E+179</text:p>
          </table:table-cell>
          <table:table-cell table:formula="oooc:=2^(3*[.A196]+[.D$2])" office:value-type="float" office:value="3.48086594972397E+187">
            <text:p>3.48E+187</text:p>
          </table:table-cell>
          <table:table-cell table:formula="oooc:=[.F196]/[.G196]" office:value-type="float" office:value="0.00000000335722882400642">
            <text:p>0.000000003</text:p>
          </table:table-cell>
          <table:table-cell table:formula="oooc:=BINOMDIST([.D196];[.C196];0.5;0)" office:value-type="float" office:value="0.00000000335722882400642">
            <text:p>0.000000003357</text:p>
          </table:table-cell>
          <table:table-cell table:formula="oooc:=1-[.I196]" office:value-type="float" office:value="0.999999996642771">
            <text:p>0.999999997</text:p>
          </table:table-cell>
          <table:table-cell table:formula="oooc:=-LOG([.J196];2)" office:value-type="float" office:value="0.00000000484345738980673">
            <text:p>0.00000000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ooc:=LOG([.A197];2)" office:value-type="float" office:value="7.58496250072116">
            <text:p>7.58</text:p>
          </table:table-cell>
          <table:table-cell table:formula="oooc:=3*[.A197]+[.D$2]" office:value-type="float" office:value="626">
            <text:p>626</text:p>
          </table:table-cell>
          <table:table-cell table:formula="oooc:=[.A197]+[.C$2]" office:value-type="float" office:value="242">
            <text:p>242</text:p>
          </table:table-cell>
          <table:table-cell/>
          <table:table-cell table:formula="oooc:=COMBIN([.C197];[.D197])" office:value-type="float" office:value="8.01607584631988E+179">
            <text:p>8.02E+179</text:p>
          </table:table-cell>
          <table:table-cell table:formula="oooc:=2^(3*[.A197]+[.D$2])" office:value-type="float" office:value="2.78469275977917E+188">
            <text:p>2.78E+188</text:p>
          </table:table-cell>
          <table:table-cell table:formula="oooc:=[.F197]/[.G197]" office:value-type="float" office:value="0.00000000287862128350402">
            <text:p>0.000000003</text:p>
          </table:table-cell>
          <table:table-cell table:formula="oooc:=BINOMDIST([.D197];[.C197];0.5;0)" office:value-type="float" office:value="0.00000000287862128350402">
            <text:p>0.000000002879</text:p>
          </table:table-cell>
          <table:table-cell table:formula="oooc:=1-[.I197]" office:value-type="float" office:value="0.999999997121379">
            <text:p>0.999999997</text:p>
          </table:table-cell>
          <table:table-cell table:formula="oooc:=-LOG([.J197];2)" office:value-type="float" office:value="0.00000000415297257949051">
            <text:p>0.00000000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ooc:=LOG([.A198];2)" office:value-type="float" office:value="7.59245703726808">
            <text:p>7.59</text:p>
          </table:table-cell>
          <table:table-cell table:formula="oooc:=3*[.A198]+[.D$2]" office:value-type="float" office:value="629">
            <text:p>629</text:p>
          </table:table-cell>
          <table:table-cell table:formula="oooc:=[.A198]+[.C$2]" office:value-type="float" office:value="243">
            <text:p>243</text:p>
          </table:table-cell>
          <table:table-cell/>
          <table:table-cell table:formula="oooc:=COMBIN([.C198];[.D198])" office:value-type="float" office:value="5.49775446554666E+180">
            <text:p>5.50E+180</text:p>
          </table:table-cell>
          <table:table-cell table:formula="oooc:=2^(3*[.A198]+[.D$2])" office:value-type="float" office:value="2.22775420782334E+189">
            <text:p>2.23E+189</text:p>
          </table:table-cell>
          <table:table-cell table:formula="oooc:=[.F198]/[.G198]" office:value-type="float" office:value="0.00000000246784606948104">
            <text:p>0.000000002</text:p>
          </table:table-cell>
          <table:table-cell table:formula="oooc:=BINOMDIST([.D198];[.C198];0.5;0)" office:value-type="float" office:value="0.00000000246784606948104">
            <text:p>0.000000002468</text:p>
          </table:table-cell>
          <table:table-cell table:formula="oooc:=1-[.I198]" office:value-type="float" office:value="0.999999997532154">
            <text:p>0.999999998</text:p>
          </table:table-cell>
          <table:table-cell table:formula="oooc:=-LOG([.J198];2)" office:value-type="float" office:value="0.00000000356034924600799">
            <text:p>0.00000000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ooc:=LOG([.A199];2)" office:value-type="float" office:value="7.59991284218713">
            <text:p>7.6</text:p>
          </table:table-cell>
          <table:table-cell table:formula="oooc:=3*[.A199]+[.D$2]" office:value-type="float" office:value="632">
            <text:p>632</text:p>
          </table:table-cell>
          <table:table-cell table:formula="oooc:=[.A199]+[.C$2]" office:value-type="float" office:value="244">
            <text:p>244</text:p>
          </table:table-cell>
          <table:table-cell/>
          <table:table-cell table:formula="oooc:=COMBIN([.C199];[.D199])" office:value-type="float" office:value="3.7699866299139E+181">
            <text:p>3.77E+181</text:p>
          </table:table-cell>
          <table:table-cell table:formula="oooc:=2^(3*[.A199]+[.D$2])" office:value-type="float" office:value="1.78220336625867E+190">
            <text:p>1.78E+190</text:p>
          </table:table-cell>
          <table:table-cell table:formula="oooc:=[.F199]/[.G199]" office:value-type="float" office:value="0.00000000211535153691699">
            <text:p>0.000000002</text:p>
          </table:table-cell>
          <table:table-cell table:formula="oooc:=BINOMDIST([.D199];[.C199];0.5;0)" office:value-type="float" office:value="0.00000000211535153691699">
            <text:p>0.000000002115</text:p>
          </table:table-cell>
          <table:table-cell table:formula="oooc:=1-[.I199]" office:value-type="float" office:value="0.999999997884648">
            <text:p>0.999999998</text:p>
          </table:table-cell>
          <table:table-cell table:formula="oooc:=-LOG([.J199];2)" office:value-type="float" office:value="0.0000000030518072094179">
            <text:p>0.00000000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ooc:=LOG([.A200];2)" office:value-type="float" office:value="7.60733031374961">
            <text:p>7.61</text:p>
          </table:table-cell>
          <table:table-cell table:formula="oooc:=3*[.A200]+[.D$2]" office:value-type="float" office:value="635">
            <text:p>635</text:p>
          </table:table-cell>
          <table:table-cell table:formula="oooc:=[.A200]+[.C$2]" office:value-type="float" office:value="245">
            <text:p>245</text:p>
          </table:table-cell>
          <table:table-cell/>
          <table:table-cell table:formula="oooc:=COMBIN([.C200];[.D200])" office:value-type="float" office:value="2.5847956282713E+182">
            <text:p>2.58E+182</text:p>
          </table:table-cell>
          <table:table-cell table:formula="oooc:=2^(3*[.A200]+[.D$2])" office:value-type="float" office:value="1.42576269300694E+191">
            <text:p>1.43E+191</text:p>
          </table:table-cell>
          <table:table-cell table:formula="oooc:=[.F200]/[.G200]" office:value-type="float" office:value="0.00000000181292135146275">
            <text:p>0.000000002</text:p>
          </table:table-cell>
          <table:table-cell table:formula="oooc:=BINOMDIST([.D200];[.C200];0.5;0)" office:value-type="float" office:value="0.00000000181292135146275">
            <text:p>0.000000001813</text:p>
          </table:table-cell>
          <table:table-cell table:formula="oooc:=1-[.I200]" office:value-type="float" office:value="0.999999998187079">
            <text:p>0.999999998</text:p>
          </table:table-cell>
          <table:table-cell table:formula="oooc:=-LOG([.J200];2)" office:value-type="float" office:value="0.0000000026154926703464">
            <text:p>0.00000000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ooc:=LOG([.A201];2)" office:value-type="float" office:value="7.61470984411521">
            <text:p>7.61</text:p>
          </table:table-cell>
          <table:table-cell table:formula="oooc:=3*[.A201]+[.D$2]" office:value-type="float" office:value="638">
            <text:p>638</text:p>
          </table:table-cell>
          <table:table-cell table:formula="oooc:=[.A201]+[.C$2]" office:value-type="float" office:value="246">
            <text:p>246</text:p>
          </table:table-cell>
          <table:table-cell/>
          <table:table-cell table:formula="oooc:=COMBIN([.C201];[.D201])" office:value-type="float" office:value="1.77192569376014E+183">
            <text:p>1.77E+183</text:p>
          </table:table-cell>
          <table:table-cell table:formula="oooc:=2^(3*[.A201]+[.D$2])" office:value-type="float" office:value="1.14061015440555E+192">
            <text:p>1.14E+192</text:p>
          </table:table-cell>
          <table:table-cell table:formula="oooc:=[.F201]/[.G201]" office:value-type="float" office:value="0.00000000155348932053267">
            <text:p>0.000000002</text:p>
          </table:table-cell>
          <table:table-cell table:formula="oooc:=BINOMDIST([.D201];[.C201];0.5;0)" office:value-type="float" office:value="0.00000000155348932053267">
            <text:p>0.000000001553</text:p>
          </table:table-cell>
          <table:table-cell table:formula="oooc:=1-[.I201]" office:value-type="float" office:value="0.999999998446511">
            <text:p>0.999999998</text:p>
          </table:table-cell>
          <table:table-cell table:formula="oooc:=-LOG([.J201];2)" office:value-type="float" office:value="0.00000000224121136454898">
            <text:p>0.00000000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ooc:=LOG([.A202];2)" office:value-type="float" office:value="7.62205181945638">
            <text:p>7.62</text:p>
          </table:table-cell>
          <table:table-cell table:formula="oooc:=3*[.A202]+[.D$2]" office:value-type="float" office:value="641">
            <text:p>641</text:p>
          </table:table-cell>
          <table:table-cell table:formula="oooc:=[.A202]+[.C$2]" office:value-type="float" office:value="247">
            <text:p>247</text:p>
          </table:table-cell>
          <table:table-cell/>
          <table:table-cell table:formula="oooc:=COMBIN([.C202];[.D202])" office:value-type="float" office:value="1.21450313968371E+184">
            <text:p>1.21E+184</text:p>
          </table:table-cell>
          <table:table-cell table:formula="oooc:=2^(3*[.A202]+[.D$2])" office:value-type="float" office:value="9.12488123524439E+192">
            <text:p>9.12E+192</text:p>
          </table:table-cell>
          <table:table-cell table:formula="oooc:=[.F202]/[.G202]" office:value-type="float" office:value="0.00000000133097966797941">
            <text:p>0.000000001</text:p>
          </table:table-cell>
          <table:table-cell table:formula="oooc:=BINOMDIST([.D202];[.C202];0.5;0)" office:value-type="float" office:value="0.00000000133097966797941">
            <text:p>0.000000001331</text:p>
          </table:table-cell>
          <table:table-cell table:formula="oooc:=1-[.I202]" office:value-type="float" office:value="0.99999999866902">
            <text:p>0.999999999</text:p>
          </table:table-cell>
          <table:table-cell table:formula="oooc:=-LOG([.J202];2)" office:value-type="float" office:value="0.00000000192019775602328">
            <text:p>0.00000000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ooc:=LOG([.A203];2)" office:value-type="float" office:value="7.62935662007961">
            <text:p>7.63</text:p>
          </table:table-cell>
          <table:table-cell table:formula="oooc:=3*[.A203]+[.D$2]" office:value-type="float" office:value="644">
            <text:p>644</text:p>
          </table:table-cell>
          <table:table-cell table:formula="oooc:=[.A203]+[.C$2]" office:value-type="float" office:value="248">
            <text:p>248</text:p>
          </table:table-cell>
          <table:table-cell/>
          <table:table-cell table:formula="oooc:=COMBIN([.C203];[.D203])" office:value-type="float" office:value="8.32312750575621E+184">
            <text:p>8.32E+184</text:p>
          </table:table-cell>
          <table:table-cell table:formula="oooc:=2^(3*[.A203]+[.D$2])" office:value-type="float" office:value="7.29990498819551E+193">
            <text:p>7.30E+193</text:p>
          </table:table-cell>
          <table:table-cell table:formula="oooc:=[.F203]/[.G203]" office:value-type="float" office:value="0.00000000114016929250659">
            <text:p>0.000000001</text:p>
          </table:table-cell>
          <table:table-cell table:formula="oooc:=BINOMDIST([.D203];[.C203];0.5;0)" office:value-type="float" office:value="0.00000000114016929250659">
            <text:p>0.000000001140</text:p>
          </table:table-cell>
          <table:table-cell table:formula="oooc:=1-[.I203]" office:value-type="float" office:value="0.999999998859831">
            <text:p>0.999999999</text:p>
          </table:table-cell>
          <table:table-cell table:formula="oooc:=-LOG([.J203];2)" office:value-type="float" office:value="0.00000000164491658473155">
            <text:p>0.00000000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ooc:=LOG([.A204];2)" office:value-type="float" office:value="7.63662462054365">
            <text:p>7.64</text:p>
          </table:table-cell>
          <table:table-cell table:formula="oooc:=3*[.A204]+[.D$2]" office:value-type="float" office:value="647">
            <text:p>647</text:p>
          </table:table-cell>
          <table:table-cell table:formula="oooc:=[.A204]+[.C$2]" office:value-type="float" office:value="249">
            <text:p>249</text:p>
          </table:table-cell>
          <table:table-cell/>
          <table:table-cell table:formula="oooc:=COMBIN([.C204];[.D204])" office:value-type="float" office:value="5.70308881812014E+185">
            <text:p>5.70E+185</text:p>
          </table:table-cell>
          <table:table-cell table:formula="oooc:=2^(3*[.A204]+[.D$2])" office:value-type="float" office:value="5.83992399055641E+194">
            <text:p>5.84E+194</text:p>
          </table:table-cell>
          <table:table-cell table:formula="oooc:=[.F204]/[.G204]" office:value-type="float" office:value="0.000000000976569014826641">
            <text:p>0.000000001</text:p>
          </table:table-cell>
          <table:table-cell table:formula="oooc:=BINOMDIST([.D204];[.C204];0.5;0)" office:value-type="float" office:value="0.000000000976569014826641">
            <text:p>0.000000000977</text:p>
          </table:table-cell>
          <table:table-cell table:formula="oooc:=1-[.I204]" office:value-type="float" office:value="0.999999999023431">
            <text:p>0.999999999</text:p>
          </table:table-cell>
          <table:table-cell table:formula="oooc:=-LOG([.J204];2)" office:value-type="float" office:value="0.00000000140889132310717">
            <text:p>0.00000000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ooc:=LOG([.A205];2)" office:value-type="float" office:value="7.64385618977472">
            <text:p>7.64</text:p>
          </table:table-cell>
          <table:table-cell table:formula="oooc:=3*[.A205]+[.D$2]" office:value-type="float" office:value="650">
            <text:p>650</text:p>
          </table:table-cell>
          <table:table-cell table:formula="oooc:=[.A205]+[.C$2]" office:value-type="float" office:value="250">
            <text:p>250</text:p>
          </table:table-cell>
          <table:table-cell/>
          <table:table-cell table:formula="oooc:=COMBIN([.C205];[.D205])" office:value-type="float" office:value="3.90724189377127E+186">
            <text:p>3.91E+186</text:p>
          </table:table-cell>
          <table:table-cell table:formula="oooc:=2^(3*[.A205]+[.D$2])" office:value-type="float" office:value="4.67193919244513E+195">
            <text:p>4.67E+195</text:p>
          </table:table-cell>
          <table:table-cell table:formula="oooc:=[.F205]/[.G205]" office:value-type="float" office:value="0.000000000836321221836443">
            <text:p>0.000000001</text:p>
          </table:table-cell>
          <table:table-cell table:formula="oooc:=BINOMDIST([.D205];[.C205];0.5;0)" office:value-type="float" office:value="0.000000000836321221836443">
            <text:p>0.000000000836</text:p>
          </table:table-cell>
          <table:table-cell table:formula="oooc:=1-[.I205]" office:value-type="float" office:value="0.999999999163679">
            <text:p>0.999999999</text:p>
          </table:table-cell>
          <table:table-cell table:formula="oooc:=-LOG([.J205];2)" office:value-type="float" office:value="0.00000000120655649808981">
            <text:p>0.00000000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ooc:=LOG([.A206];2)" office:value-type="float" office:value="7.65105169117893">
            <text:p>7.65</text:p>
          </table:table-cell>
          <table:table-cell table:formula="oooc:=3*[.A206]+[.D$2]" office:value-type="float" office:value="653">
            <text:p>653</text:p>
          </table:table-cell>
          <table:table-cell table:formula="oooc:=[.A206]+[.C$2]" office:value-type="float" office:value="251">
            <text:p>251</text:p>
          </table:table-cell>
          <table:table-cell/>
          <table:table-cell table:formula="oooc:=COMBIN([.C206];[.D206])" office:value-type="float" office:value="2.67650412605144E+187">
            <text:p>2.68E+187</text:p>
          </table:table-cell>
          <table:table-cell table:formula="oooc:=2^(3*[.A206]+[.D$2])" office:value-type="float" office:value="3.7375513539561E+196">
            <text:p>3.74E+196</text:p>
          </table:table-cell>
          <table:table-cell table:formula="oooc:=[.F206]/[.G206]" office:value-type="float" office:value="0.000000000716111665788466">
            <text:p>0.000000001</text:p>
          </table:table-cell>
          <table:table-cell table:formula="oooc:=BINOMDIST([.D206];[.C206];0.5;0)" office:value-type="float" office:value="0.000000000716111665788466">
            <text:p>0.000000000716</text:p>
          </table:table-cell>
          <table:table-cell table:formula="oooc:=1-[.I206]" office:value-type="float" office:value="0.999999999283888">
            <text:p>0.999999999</text:p>
          </table:table-cell>
          <table:table-cell table:formula="oooc:=-LOG([.J206];2)" office:value-type="float" office:value="0.00000000103313067526226">
            <text:p>0.00000000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ooc:=LOG([.A207];2)" office:value-type="float" office:value="7.6582114827518">
            <text:p>7.66</text:p>
          </table:table-cell>
          <table:table-cell table:formula="oooc:=3*[.A207]+[.D$2]" office:value-type="float" office:value="656">
            <text:p>656</text:p>
          </table:table-cell>
          <table:table-cell table:formula="oooc:=[.A207]+[.C$2]" office:value-type="float" office:value="252">
            <text:p>252</text:p>
          </table:table-cell>
          <table:table-cell/>
          <table:table-cell table:formula="oooc:=COMBIN([.C207];[.D207])" office:value-type="float" office:value="1.83317469175833E+188">
            <text:p>1.83E+188</text:p>
          </table:table-cell>
          <table:table-cell table:formula="oooc:=2^(3*[.A207]+[.D$2])" office:value-type="float" office:value="2.99004108316488E+197">
            <text:p>2.99E+197</text:p>
          </table:table-cell>
          <table:table-cell table:formula="oooc:=[.F207]/[.G207]" office:value-type="float" office:value="0.000000000613093479577868">
            <text:p>0.000000001</text:p>
          </table:table-cell>
          <table:table-cell table:formula="oooc:=BINOMDIST([.D207];[.C207];0.5;0)" office:value-type="float" office:value="0.000000000613093479577868">
            <text:p>0.000000000613</text:p>
          </table:table-cell>
          <table:table-cell table:formula="oooc:=1-[.I207]" office:value-type="float" office:value="0.999999999386906">
            <text:p>0.999999999</text:p>
          </table:table-cell>
          <table:table-cell table:formula="oooc:=-LOG([.J207];2)" office:value-type="float" office:value="0.000000000884506901662365">
            <text:p>0.00000000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ooc:=LOG([.A208];2)" office:value-type="float" office:value="7.66533591718518">
            <text:p>7.67</text:p>
          </table:table-cell>
          <table:table-cell table:formula="oooc:=3*[.A208]+[.D$2]" office:value-type="float" office:value="659">
            <text:p>659</text:p>
          </table:table-cell>
          <table:table-cell table:formula="oooc:=[.A208]+[.C$2]" office:value-type="float" office:value="253">
            <text:p>253</text:p>
          </table:table-cell>
          <table:table-cell/>
          <table:table-cell table:formula="oooc:=COMBIN([.C208];[.D208])" office:value-type="float" office:value="1.25539083189667E+189">
            <text:p>1.26E+189</text:p>
          </table:table-cell>
          <table:table-cell table:formula="oooc:=2^(3*[.A208]+[.D$2])" office:value-type="float" office:value="2.39203286653191E+198">
            <text:p>2.39E+198</text:p>
          </table:table-cell>
          <table:table-cell table:formula="oooc:=[.F208]/[.G208]" office:value-type="float" office:value="0.000000000524821731950868">
            <text:p>0.000000001</text:p>
          </table:table-cell>
          <table:table-cell table:formula="oooc:=BINOMDIST([.D208];[.C208];0.5;0)" office:value-type="float" office:value="0.000000000524821731950868">
            <text:p>0.000000000525</text:p>
          </table:table-cell>
          <table:table-cell table:formula="oooc:=1-[.I208]" office:value-type="float" office:value="0.999999999475178">
            <text:p>0.999999999</text:p>
          </table:table-cell>
          <table:table-cell table:formula="oooc:=-LOG([.J208];2)" office:value-type="float" office:value="0.000000000757157724185925">
            <text:p>0.00000000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ooc:=LOG([.A209];2)" office:value-type="float" office:value="7.6724253419715">
            <text:p>7.67</text:p>
          </table:table-cell>
          <table:table-cell table:formula="oooc:=3*[.A209]+[.D$2]" office:value-type="float" office:value="662">
            <text:p>662</text:p>
          </table:table-cell>
          <table:table-cell table:formula="oooc:=[.A209]+[.C$2]" office:value-type="float" office:value="254">
            <text:p>254</text:p>
          </table:table-cell>
          <table:table-cell/>
          <table:table-cell table:formula="oooc:=COMBIN([.C209];[.D209])" office:value-type="float" office:value="8.59595331614691E+189">
            <text:p>8.60E+189</text:p>
          </table:table-cell>
          <table:table-cell table:formula="oooc:=2^(3*[.A209]+[.D$2])" office:value-type="float" office:value="1.91362629322552E+199">
            <text:p>1.91E+199</text:p>
          </table:table-cell>
          <table:table-cell table:formula="oooc:=[.F209]/[.G209]" office:value-type="float" office:value="0.000000000449197073983445">
            <text:p>0.000000000</text:p>
          </table:table-cell>
          <table:table-cell table:formula="oooc:=BINOMDIST([.D209];[.C209];0.5;0)" office:value-type="float" office:value="0.000000000449197073983445">
            <text:p>0.000000000449</text:p>
          </table:table-cell>
          <table:table-cell table:formula="oooc:=1-[.I209]" office:value-type="float" office:value="0.999999999550803">
            <text:p>1.000000000</text:p>
          </table:table-cell>
          <table:table-cell table:formula="oooc:=-LOG([.J209];2)" office:value-type="float" office:value="0.000000000648054463237911">
            <text:p>0.00000000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ooc:=LOG([.A210];2)" office:value-type="float" office:value="7.67948009950545">
            <text:p>7.68</text:p>
          </table:table-cell>
          <table:table-cell table:formula="oooc:=3*[.A210]+[.D$2]" office:value-type="float" office:value="665">
            <text:p>665</text:p>
          </table:table-cell>
          <table:table-cell table:formula="oooc:=[.A210]+[.C$2]" office:value-type="float" office:value="255">
            <text:p>255</text:p>
          </table:table-cell>
          <table:table-cell/>
          <table:table-cell table:formula="oooc:=COMBIN([.C210];[.D210])" office:value-type="float" office:value="5.88504727790706E+190">
            <text:p>5.89E+190</text:p>
          </table:table-cell>
          <table:table-cell table:formula="oooc:=2^(3*[.A210]+[.D$2])" office:value-type="float" office:value="1.53090103458042E+200">
            <text:p>1.53E+200</text:p>
          </table:table-cell>
          <table:table-cell table:formula="oooc:=[.F210]/[.G210]" office:value-type="float" office:value="0.000000000384417225214039">
            <text:p>0.000000000</text:p>
          </table:table-cell>
          <table:table-cell table:formula="oooc:=BINOMDIST([.D210];[.C210];0.5;0)" office:value-type="float" office:value="0.000000000384417225214039">
            <text:p>0.000000000384</text:p>
          </table:table-cell>
          <table:table-cell table:formula="oooc:=1-[.I210]" office:value-type="float" office:value="0.999999999615583">
            <text:p>1.000000000</text:p>
          </table:table-cell>
          <table:table-cell table:formula="oooc:=-LOG([.J210];2)" office:value-type="float" office:value="0.000000000554596897520035">
            <text:p>0.00000000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ooc:=LOG([.A211];2)" office:value-type="float" office:value="7.68650052718322">
            <text:p>7.69</text:p>
          </table:table-cell>
          <table:table-cell table:formula="oooc:=3*[.A211]+[.D$2]" office:value-type="float" office:value="668">
            <text:p>668</text:p>
          </table:table-cell>
          <table:table-cell table:formula="oooc:=[.A211]+[.C$2]" office:value-type="float" office:value="256">
            <text:p>256</text:p>
          </table:table-cell>
          <table:table-cell/>
          <table:table-cell table:formula="oooc:=COMBIN([.C211];[.D211])" office:value-type="float" office:value="4.02853812891459E+191">
            <text:p>4.03E+191</text:p>
          </table:table-cell>
          <table:table-cell table:formula="oooc:=2^(3*[.A211]+[.D$2])" office:value-type="float" office:value="1.22472082766434E+201">
            <text:p>1.22E+201</text:p>
          </table:table-cell>
          <table:table-cell table:formula="oooc:=[.F211]/[.G211]" office:value-type="float" office:value="0.000000000328935218371146">
            <text:p>0.000000000</text:p>
          </table:table-cell>
          <table:table-cell table:formula="oooc:=BINOMDIST([.D211];[.C211];0.5;0)" office:value-type="float" office:value="0.000000000328935218371146">
            <text:p>0.000000000329</text:p>
          </table:table-cell>
          <table:table-cell table:formula="oooc:=1-[.I211]" office:value-type="float" office:value="0.999999999671065">
            <text:p>1.000000000</text:p>
          </table:table-cell>
          <table:table-cell table:formula="oooc:=-LOG([.J211];2)" office:value-type="float" office:value="0.000000000474553199783313">
            <text:p>0.0000000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ooc:=LOG([.A212];2)" office:value-type="float" office:value="7.69348695749933">
            <text:p>7.69</text:p>
          </table:table-cell>
          <table:table-cell table:formula="oooc:=3*[.A212]+[.D$2]" office:value-type="float" office:value="671">
            <text:p>671</text:p>
          </table:table-cell>
          <table:table-cell table:formula="oooc:=[.A212]+[.C$2]" office:value-type="float" office:value="257">
            <text:p>257</text:p>
          </table:table-cell>
          <table:table-cell/>
          <table:table-cell table:formula="oooc:=COMBIN([.C212];[.D212])" office:value-type="float" office:value="2.75732147322353E+192">
            <text:p>2.76E+192</text:p>
          </table:table-cell>
          <table:table-cell table:formula="oooc:=2^(3*[.A212]+[.D$2])" office:value-type="float" office:value="9.79776662131468E+201">
            <text:p>9.80E+201</text:p>
          </table:table-cell>
          <table:table-cell table:formula="oooc:=[.F212]/[.G212]" office:value-type="float" office:value="0.000000000281423469224617">
            <text:p>0.000000000</text:p>
          </table:table-cell>
          <table:table-cell table:formula="oooc:=BINOMDIST([.D212];[.C212];0.5;0)" office:value-type="float" office:value="0.000000000281423469224617">
            <text:p>0.000000000281</text:p>
          </table:table-cell>
          <table:table-cell table:formula="oooc:=1-[.I212]" office:value-type="float" office:value="0.999999999718577">
            <text:p>1.000000000</text:p>
          </table:table-cell>
          <table:table-cell table:formula="oooc:=-LOG([.J212];2)" office:value-type="float" office:value="0.000000000406008201489665">
            <text:p>0.0000000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ooc:=LOG([.A213];2)" office:value-type="float" office:value="7.70043971814109">
            <text:p>7.7</text:p>
          </table:table-cell>
          <table:table-cell table:formula="oooc:=3*[.A213]+[.D$2]" office:value-type="float" office:value="674">
            <text:p>674</text:p>
          </table:table-cell>
          <table:table-cell table:formula="oooc:=[.A213]+[.C$2]" office:value-type="float" office:value="258">
            <text:p>258</text:p>
          </table:table-cell>
          <table:table-cell/>
          <table:table-cell table:formula="oooc:=COMBIN([.C213];[.D213])" office:value-type="float" office:value="1.88699393156454E+193">
            <text:p>1.89E+193</text:p>
          </table:table-cell>
          <table:table-cell table:formula="oooc:=2^(3*[.A213]+[.D$2])" office:value-type="float" office:value="7.83821329705175E+202">
            <text:p>7.84E+202</text:p>
          </table:table-cell>
          <table:table-cell table:formula="oooc:=[.F213]/[.G213]" office:value-type="float" office:value="0.000000000240742865759255">
            <text:p>0.000000000</text:p>
          </table:table-cell>
          <table:table-cell table:formula="oooc:=BINOMDIST([.D213];[.C213];0.5;0)" office:value-type="float" office:value="0.000000000240742865759255">
            <text:p>0.000000000241</text:p>
          </table:table-cell>
          <table:table-cell table:formula="oooc:=1-[.I213]" office:value-type="float" office:value="0.999999999759257">
            <text:p>1.000000000</text:p>
          </table:table-cell>
          <table:table-cell table:formula="oooc:=-LOG([.J213];2)" office:value-type="float" office:value="0.000000000347318544840599">
            <text:p>0.000000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ooc:=LOG([.A214];2)" office:value-type="float" office:value="7.70735913208088">
            <text:p>7.71</text:p>
          </table:table-cell>
          <table:table-cell table:formula="oooc:=3*[.A214]+[.D$2]" office:value-type="float" office:value="677">
            <text:p>677</text:p>
          </table:table-cell>
          <table:table-cell table:formula="oooc:=[.A214]+[.C$2]" office:value-type="float" office:value="259">
            <text:p>259</text:p>
          </table:table-cell>
          <table:table-cell/>
          <table:table-cell table:formula="oooc:=COMBIN([.C214];[.D214])" office:value-type="float" office:value="1.29121196010693E+194">
            <text:p>1.29E+194</text:p>
          </table:table-cell>
          <table:table-cell table:formula="oooc:=2^(3*[.A214]+[.D$2])" office:value-type="float" office:value="6.2705706376414E+203">
            <text:p>6.27E+203</text:p>
          </table:table-cell>
          <table:table-cell table:formula="oooc:=[.F214]/[.G214]" office:value-type="float" office:value="0.000000000205916181273193">
            <text:p>0.000000000</text:p>
          </table:table-cell>
          <table:table-cell table:formula="oooc:=BINOMDIST([.D214];[.C214];0.5;0)" office:value-type="float" office:value="0.000000000205916181273193">
            <text:p>0.000000000206</text:p>
          </table:table-cell>
          <table:table-cell table:formula="oooc:=1-[.I214]" office:value-type="float" office:value="0.999999999794084">
            <text:p>1.000000000</text:p>
          </table:table-cell>
          <table:table-cell table:formula="oooc:=-LOG([.J214];2)" office:value-type="float" office:value="0.000000000297074241658968">
            <text:p>0.0000000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ooc:=LOG([.A215];2)" office:value-type="float" office:value="7.71424551766612">
            <text:p>7.71</text:p>
          </table:table-cell>
          <table:table-cell table:formula="oooc:=3*[.A215]+[.D$2]" office:value-type="float" office:value="680">
            <text:p>680</text:p>
          </table:table-cell>
          <table:table-cell table:formula="oooc:=[.A215]+[.C$2]" office:value-type="float" office:value="260">
            <text:p>260</text:p>
          </table:table-cell>
          <table:table-cell/>
          <table:table-cell table:formula="oooc:=COMBIN([.C215];[.D215])" office:value-type="float" office:value="8.83424134424251E+194">
            <text:p>8.83E+194</text:p>
          </table:table-cell>
          <table:table-cell table:formula="oooc:=2^(3*[.A215]+[.D$2])" office:value-type="float" office:value="5.01645651011312E+204">
            <text:p>5.02E+204</text:p>
          </table:table-cell>
          <table:table-cell table:formula="oooc:=[.F215]/[.G215]" office:value-type="float" office:value="0.000000000176105211446223">
            <text:p>0.000000000</text:p>
          </table:table-cell>
          <table:table-cell table:formula="oooc:=BINOMDIST([.D215];[.C215];0.5;0)" office:value-type="float" office:value="0.000000000176105211446223">
            <text:p>0.000000000176</text:p>
          </table:table-cell>
          <table:table-cell table:formula="oooc:=1-[.I215]" office:value-type="float" office:value="0.999999999823895">
            <text:p>1.000000000</text:p>
          </table:table-cell>
          <table:table-cell table:formula="oooc:=-LOG([.J215];2)" office:value-type="float" office:value="0.00000000025406615860981">
            <text:p>0.0000000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ooc:=LOG([.A216];2)" office:value-type="float" office:value="7.72109918870719">
            <text:p>7.72</text:p>
          </table:table-cell>
          <table:table-cell table:formula="oooc:=3*[.A216]+[.D$2]" office:value-type="float" office:value="683">
            <text:p>683</text:p>
          </table:table-cell>
          <table:table-cell table:formula="oooc:=[.A216]+[.C$2]" office:value-type="float" office:value="261">
            <text:p>261</text:p>
          </table:table-cell>
          <table:table-cell/>
          <table:table-cell table:formula="oooc:=COMBIN([.C216];[.D216])" office:value-type="float" office:value="6.04347035030061E+195">
            <text:p>6.04E+195</text:p>
          </table:table-cell>
          <table:table-cell table:formula="oooc:=2^(3*[.A216]+[.D$2])" office:value-type="float" office:value="4.0131652080905E+205">
            <text:p>4.01E+205</text:p>
          </table:table-cell>
          <table:table-cell table:formula="oooc:=[.F216]/[.G216]" office:value-type="float" office:value="0.00000000015059111790656">
            <text:p>0.000000000</text:p>
          </table:table-cell>
          <table:table-cell table:formula="oooc:=BINOMDIST([.D216];[.C216];0.5;0)" office:value-type="float" office:value="0.00000000015059111790656">
            <text:p>0.000000000151</text:p>
          </table:table-cell>
          <table:table-cell table:formula="oooc:=1-[.I216]" office:value-type="float" office:value="0.999999999849409">
            <text:p>1.000000000</text:p>
          </table:table-cell>
          <table:table-cell table:formula="oooc:=-LOG([.J216];2)" office:value-type="float" office:value="0.000000000217257026190387">
            <text:p>0.0000000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ooc:=LOG([.A217];2)" office:value-type="float" office:value="7.7279204545632">
            <text:p>7.73</text:p>
          </table:table-cell>
          <table:table-cell table:formula="oooc:=3*[.A217]+[.D$2]" office:value-type="float" office:value="686">
            <text:p>686</text:p>
          </table:table-cell>
          <table:table-cell table:formula="oooc:=[.A217]+[.C$2]" office:value-type="float" office:value="262">
            <text:p>262</text:p>
          </table:table-cell>
          <table:table-cell/>
          <table:table-cell table:formula="oooc:=COMBIN([.C217];[.D217])" office:value-type="float" office:value="4.13380198438696E+196">
            <text:p>4.13E+196</text:p>
          </table:table-cell>
          <table:table-cell table:formula="oooc:=2^(3*[.A217]+[.D$2])" office:value-type="float" office:value="3.2105321664724E+206">
            <text:p>3.21E+206</text:p>
          </table:table-cell>
          <table:table-cell table:formula="oooc:=[.F217]/[.G217]" office:value-type="float" office:value="0.000000000128757532086309">
            <text:p>0.000000000</text:p>
          </table:table-cell>
          <table:table-cell table:formula="oooc:=BINOMDIST([.D217];[.C217];0.5;0)" office:value-type="float" office:value="0.000000000128757532086309">
            <text:p>0.000000000129</text:p>
          </table:table-cell>
          <table:table-cell table:formula="oooc:=1-[.I217]" office:value-type="float" office:value="0.999999999871242">
            <text:p>1.000000000</text:p>
          </table:table-cell>
          <table:table-cell table:formula="oooc:=-LOG([.J217];2)" office:value-type="float" office:value="0.0000000001857578935453">
            <text:p>0.0000000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ooc:=LOG([.A218];2)" office:value-type="float" office:value="7.73470962022584">
            <text:p>7.73</text:p>
          </table:table-cell>
          <table:table-cell table:formula="oooc:=3*[.A218]+[.D$2]" office:value-type="float" office:value="689">
            <text:p>689</text:p>
          </table:table-cell>
          <table:table-cell table:formula="oooc:=[.A218]+[.C$2]" office:value-type="float" office:value="263">
            <text:p>263</text:p>
          </table:table-cell>
          <table:table-cell/>
          <table:table-cell table:formula="oooc:=COMBIN([.C218];[.D218])" office:value-type="float" office:value="2.82722120140882E+197">
            <text:p>2.83E+197</text:p>
          </table:table-cell>
          <table:table-cell table:formula="oooc:=2^(3*[.A218]+[.D$2])" office:value-type="float" office:value="2.56842573317792E+207">
            <text:p>2.57E+207</text:p>
          </table:table-cell>
          <table:table-cell table:formula="oooc:=[.F218]/[.G218]" office:value-type="float" office:value="0.000000000110076034704367">
            <text:p>0.000000000</text:p>
          </table:table-cell>
          <table:table-cell table:formula="oooc:=BINOMDIST([.D218];[.C218];0.5;0)" office:value-type="float" office:value="0.000000000110076034704367">
            <text:p>0.000000000110</text:p>
          </table:table-cell>
          <table:table-cell table:formula="oooc:=1-[.I218]" office:value-type="float" office:value="0.999999999889924">
            <text:p>1.000000000</text:p>
          </table:table-cell>
          <table:table-cell table:formula="oooc:=-LOG([.J218];2)" office:value-type="float" office:value="0.000000000158806184994886">
            <text:p>0.0000000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ooc:=LOG([.A219];2)" office:value-type="float" office:value="7.74146698640115">
            <text:p>7.74</text:p>
          </table:table-cell>
          <table:table-cell table:formula="oooc:=3*[.A219]+[.D$2]" office:value-type="float" office:value="692">
            <text:p>692</text:p>
          </table:table-cell>
          <table:table-cell table:formula="oooc:=[.A219]+[.C$2]" office:value-type="float" office:value="264">
            <text:p>264</text:p>
          </table:table-cell>
          <table:table-cell/>
          <table:table-cell table:formula="oooc:=COMBIN([.C219];[.D219])" office:value-type="float" office:value="1.93338101916324E+198">
            <text:p>1.93E+198</text:p>
          </table:table-cell>
          <table:table-cell table:formula="oooc:=2^(3*[.A219]+[.D$2])" office:value-type="float" office:value="2.05474058654233E+208">
            <text:p>2.05E+208</text:p>
          </table:table-cell>
          <table:table-cell table:formula="oooc:=[.F219]/[.G219]" office:value-type="float" office:value="0.0000000000940936793591392">
            <text:p>0.000000000</text:p>
          </table:table-cell>
          <table:table-cell table:formula="oooc:=BINOMDIST([.D219];[.C219];0.5;0)" office:value-type="float" office:value="0.0000000000940936793591392">
            <text:p>0.000000000094</text:p>
          </table:table-cell>
          <table:table-cell table:formula="oooc:=1-[.I219]" office:value-type="float" office:value="0.999999999905906">
            <text:p>1.000000000</text:p>
          </table:table-cell>
          <table:table-cell table:formula="oooc:=-LOG([.J219];2)" office:value-type="float" office:value="0.000000000135748561703373">
            <text:p>0.0000000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ooc:=LOG([.A220];2)" office:value-type="float" office:value="7.74819284958946">
            <text:p>7.75</text:p>
          </table:table-cell>
          <table:table-cell table:formula="oooc:=3*[.A220]+[.D$2]" office:value-type="float" office:value="695">
            <text:p>695</text:p>
          </table:table-cell>
          <table:table-cell table:formula="oooc:=[.A220]+[.C$2]" office:value-type="float" office:value="265">
            <text:p>265</text:p>
          </table:table-cell>
          <table:table-cell/>
          <table:table-cell table:formula="oooc:=COMBIN([.C220];[.D220])" office:value-type="float" office:value="1.32197529324151E+199">
            <text:p>1.32E+199</text:p>
          </table:table-cell>
          <table:table-cell table:formula="oooc:=2^(3*[.A220]+[.D$2])" office:value-type="float" office:value="1.64379246923387E+209">
            <text:p>1.64E+209</text:p>
          </table:table-cell>
          <table:table-cell table:formula="oooc:=[.F220]/[.G220]" office:value-type="float" office:value="0.0000000000804222745866241">
            <text:p>0.000000000</text:p>
          </table:table-cell>
          <table:table-cell table:formula="oooc:=BINOMDIST([.D220];[.C220];0.5;0)" office:value-type="float" office:value="0.0000000000804222745866241">
            <text:p>0.000000000080</text:p>
          </table:table-cell>
          <table:table-cell table:formula="oooc:=1-[.I220]" office:value-type="float" office:value="0.999999999919578">
            <text:p>1.000000000</text:p>
          </table:table-cell>
          <table:table-cell table:formula="oooc:=-LOG([.J220];2)" office:value-type="float" office:value="0.000000000116024744375013">
            <text:p>0.0000000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ooc:=LOG([.A221];2)" office:value-type="float" office:value="7.75488750216347">
            <text:p>7.75</text:p>
          </table:table-cell>
          <table:table-cell table:formula="oooc:=3*[.A221]+[.D$2]" office:value-type="float" office:value="698">
            <text:p>698</text:p>
          </table:table-cell>
          <table:table-cell table:formula="oooc:=[.A221]+[.C$2]" office:value-type="float" office:value="266">
            <text:p>266</text:p>
          </table:table-cell>
          <table:table-cell/>
          <table:table-cell table:formula="oooc:=COMBIN([.C221];[.D221])" office:value-type="float" office:value="9.03812045988854E+199">
            <text:p>9.04E+199</text:p>
          </table:table-cell>
          <table:table-cell table:formula="oooc:=2^(3*[.A221]+[.D$2])" office:value-type="float" office:value="1.31503397538709E+210">
            <text:p>1.32E+210</text:p>
          </table:table-cell>
          <table:table-cell table:formula="oooc:=[.F221]/[.G221]" office:value-type="float" office:value="0.0000000000687291783258153">
            <text:p>0.000000000</text:p>
          </table:table-cell>
          <table:table-cell table:formula="oooc:=BINOMDIST([.D221];[.C221];0.5;0)" office:value-type="float" office:value="0.0000000000687291783258153">
            <text:p>0.000000000069</text:p>
          </table:table-cell>
          <table:table-cell table:formula="oooc:=1-[.I221]" office:value-type="float" office:value="0.999999999931271">
            <text:p>1.000000000</text:p>
          </table:table-cell>
          <table:table-cell table:formula="oooc:=-LOG([.J221];2)" office:value-type="float" office:value="0.000000000099155180062015">
            <text:p>0.0000000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ooc:=LOG([.A222];2)" office:value-type="float" office:value="7.76155123244448">
            <text:p>7.76</text:p>
          </table:table-cell>
          <table:table-cell table:formula="oooc:=3*[.A222]+[.D$2]" office:value-type="float" office:value="701">
            <text:p>701</text:p>
          </table:table-cell>
          <table:table-cell table:formula="oooc:=[.A222]+[.C$2]" office:value-type="float" office:value="267">
            <text:p>267</text:p>
          </table:table-cell>
          <table:table-cell/>
          <table:table-cell table:formula="oooc:=COMBIN([.C222];[.D222])" office:value-type="float" office:value="6.17849175980425E+200">
            <text:p>6.18E+200</text:p>
          </table:table-cell>
          <table:table-cell table:formula="oooc:=2^(3*[.A222]+[.D$2])" office:value-type="float" office:value="1.05202718030967E+211">
            <text:p>1.05E+211</text:p>
          </table:table-cell>
          <table:table-cell table:formula="oooc:=[.F222]/[.G222]" office:value-type="float" office:value="0.00000000005872939288494">
            <text:p>0.000000000</text:p>
          </table:table-cell>
          <table:table-cell table:formula="oooc:=BINOMDIST([.D222];[.C222];0.5;0)" office:value-type="float" office:value="0.00000000005872939288494">
            <text:p>0.000000000059</text:p>
          </table:table-cell>
          <table:table-cell table:formula="oooc:=1-[.I222]" office:value-type="float" office:value="0.999999999941271">
            <text:p>1.000000000</text:p>
          </table:table-cell>
          <table:table-cell table:formula="oooc:=-LOG([.J222];2)" office:value-type="float" office:value="0.0000000000847285488011651">
            <text:p>0.0000000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ooc:=LOG([.A223];2)" office:value-type="float" office:value="7.76818432477693">
            <text:p>7.77</text:p>
          </table:table-cell>
          <table:table-cell table:formula="oooc:=3*[.A223]+[.D$2]" office:value-type="float" office:value="704">
            <text:p>704</text:p>
          </table:table-cell>
          <table:table-cell table:formula="oooc:=[.A223]+[.C$2]" office:value-type="float" office:value="268">
            <text:p>268</text:p>
          </table:table-cell>
          <table:table-cell/>
          <table:table-cell table:formula="oooc:=COMBIN([.C223];[.D223])" office:value-type="float" office:value="4.22315506284503E+201">
            <text:p>4.22E+201</text:p>
          </table:table-cell>
          <table:table-cell table:formula="oooc:=2^(3*[.A223]+[.D$2])" office:value-type="float" office:value="8.4162174424774E+211">
            <text:p>8.42E+211</text:p>
          </table:table-cell>
          <table:table-cell table:formula="oooc:=[.F223]/[.G223]" office:value-type="float" office:value="0.0000000000501787779570712">
            <text:p>0.000000000</text:p>
          </table:table-cell>
          <table:table-cell table:formula="oooc:=BINOMDIST([.D223];[.C223];0.5;0)" office:value-type="float" office:value="0.0000000000501787779570712">
            <text:p>0.000000000050</text:p>
          </table:table-cell>
          <table:table-cell table:formula="oooc:=1-[.I223]" office:value-type="float" office:value="0.999999999949821">
            <text:p>1.000000000</text:p>
          </table:table-cell>
          <table:table-cell table:formula="oooc:=-LOG([.J223];2)" office:value-type="float" office:value="0.0000000000723926338482777">
            <text:p>0.0000000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ooc:=LOG([.A224];2)" office:value-type="float" office:value="7.77478705960117">
            <text:p>7.77</text:p>
          </table:table-cell>
          <table:table-cell table:formula="oooc:=3*[.A224]+[.D$2]" office:value-type="float" office:value="707">
            <text:p>707</text:p>
          </table:table-cell>
          <table:table-cell table:formula="oooc:=[.A224]+[.C$2]" office:value-type="float" office:value="269">
            <text:p>269</text:p>
          </table:table-cell>
          <table:table-cell/>
          <table:table-cell table:formula="oooc:=COMBIN([.C224];[.D224])" office:value-type="float" office:value="2.88630639894969E+202">
            <text:p>2.89E+202</text:p>
          </table:table-cell>
          <table:table-cell table:formula="oooc:=2^(3*[.A224]+[.D$2])" office:value-type="float" office:value="6.73297395398192E+212">
            <text:p>6.73E+212</text:p>
          </table:table-cell>
          <table:table-cell table:formula="oooc:=[.F224]/[.G224]" office:value-type="float" office:value="0.0000000000428682246311485">
            <text:p>0.000000000</text:p>
          </table:table-cell>
          <table:table-cell table:formula="oooc:=BINOMDIST([.D224];[.C224];0.5;0)" office:value-type="float" office:value="0.0000000000428682246311485">
            <text:p>0.000000000043</text:p>
          </table:table-cell>
          <table:table-cell table:formula="oooc:=1-[.I224]" office:value-type="float" office:value="0.999999999957132">
            <text:p>1.000000000</text:p>
          </table:table-cell>
          <table:table-cell table:formula="oooc:=-LOG([.J224];2)" office:value-type="float" office:value="0.000000000061845832597952">
            <text:p>0.0000000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ooc:=LOG([.A225];2)" office:value-type="float" office:value="7.78135971352466">
            <text:p>7.78</text:p>
          </table:table-cell>
          <table:table-cell table:formula="oooc:=3*[.A225]+[.D$2]" office:value-type="float" office:value="710">
            <text:p>710</text:p>
          </table:table-cell>
          <table:table-cell table:formula="oooc:=[.A225]+[.C$2]" office:value-type="float" office:value="270">
            <text:p>270</text:p>
          </table:table-cell>
          <table:table-cell/>
          <table:table-cell table:formula="oooc:=COMBIN([.C225];[.D225])" office:value-type="float" office:value="1.97241961556038E+203">
            <text:p>1.97E+203</text:p>
          </table:table-cell>
          <table:table-cell table:formula="oooc:=2^(3*[.A225]+[.D$2])" office:value-type="float" office:value="5.38637916318553E+213">
            <text:p>5.39E+213</text:p>
          </table:table-cell>
          <table:table-cell table:formula="oooc:=[.F225]/[.G225]" office:value-type="float" office:value="0.0000000000366186552376658">
            <text:p>0.000000000</text:p>
          </table:table-cell>
          <table:table-cell table:formula="oooc:=BINOMDIST([.D225];[.C225];0.5;0)" office:value-type="float" office:value="0.0000000000366186552376658">
            <text:p>0.000000000037</text:p>
          </table:table-cell>
          <table:table-cell table:formula="oooc:=1-[.I225]" office:value-type="float" office:value="0.999999999963381">
            <text:p>1.000000000</text:p>
          </table:table-cell>
          <table:table-cell table:formula="oooc:=-LOG([.J225];2)" office:value-type="float" office:value="0.0000000000528296285312814">
            <text:p>0.000000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ooc:=LOG([.A226];2)" office:value-type="float" office:value="7.78790255939143">
            <text:p>7.79</text:p>
          </table:table-cell>
          <table:table-cell table:formula="oooc:=3*[.A226]+[.D$2]" office:value-type="float" office:value="713">
            <text:p>713</text:p>
          </table:table-cell>
          <table:table-cell table:formula="oooc:=[.A226]+[.C$2]" office:value-type="float" office:value="271">
            <text:p>271</text:p>
          </table:table-cell>
          <table:table-cell/>
          <table:table-cell table:formula="oooc:=COMBIN([.C226];[.D226])" office:value-type="float" office:value="1.34774673200867E+204">
            <text:p>1.35E+204</text:p>
          </table:table-cell>
          <table:table-cell table:formula="oooc:=2^(3*[.A226]+[.D$2])" office:value-type="float" office:value="4.30910333054843E+214">
            <text:p>4.31E+214</text:p>
          </table:table-cell>
          <table:table-cell table:formula="oooc:=[.F226]/[.G226]" office:value-type="float" office:value="0.0000000000312767327358832">
            <text:p>0.000000000</text:p>
          </table:table-cell>
          <table:table-cell table:formula="oooc:=BINOMDIST([.D226];[.C226];0.5;0)" office:value-type="float" office:value="0.0000000000312767327358832">
            <text:p>0.000000000031</text:p>
          </table:table-cell>
          <table:table-cell table:formula="oooc:=1-[.I226]" office:value-type="float" office:value="0.999999999968723">
            <text:p>1.000000000</text:p>
          </table:table-cell>
          <table:table-cell table:formula="oooc:=-LOG([.J226];2)" office:value-type="float" office:value="0.0000000000451228250481418">
            <text:p>0.0000000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ooc:=LOG([.A227];2)" office:value-type="float" office:value="7.79441586635011">
            <text:p>7.79</text:p>
          </table:table-cell>
          <table:table-cell table:formula="oooc:=3*[.A227]+[.D$2]" office:value-type="float" office:value="716">
            <text:p>716</text:p>
          </table:table-cell>
          <table:table-cell table:formula="oooc:=[.A227]+[.C$2]" office:value-type="float" office:value="272">
            <text:p>272</text:p>
          </table:table-cell>
          <table:table-cell/>
          <table:table-cell table:formula="oooc:=COMBIN([.C227];[.D227])" office:value-type="float" office:value="9.2080986400533E+204">
            <text:p>9.21E+204</text:p>
          </table:table-cell>
          <table:table-cell table:formula="oooc:=2^(3*[.A227]+[.D$2])" office:value-type="float" office:value="3.44728266443874E+215">
            <text:p>3.45E+215</text:p>
          </table:table-cell>
          <table:table-cell table:formula="oooc:=[.F227]/[.G227]" office:value-type="float" office:value="0.0000000000267111796054371">
            <text:p>0.000000000</text:p>
          </table:table-cell>
          <table:table-cell table:formula="oooc:=BINOMDIST([.D227];[.C227];0.5;0)" office:value-type="float" office:value="0.0000000000267111796054371">
            <text:p>0.000000000027</text:p>
          </table:table-cell>
          <table:table-cell table:formula="oooc:=1-[.I227]" office:value-type="float" office:value="0.999999999973289">
            <text:p>1.000000000</text:p>
          </table:table-cell>
          <table:table-cell table:formula="oooc:=-LOG([.J227];2)" office:value-type="float" office:value="0.0000000000385360996421318">
            <text:p>0.0000000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ooc:=LOG([.A228];2)" office:value-type="float" office:value="7.80089989992031">
            <text:p>7.8</text:p>
          </table:table-cell>
          <table:table-cell table:formula="oooc:=3*[.A228]+[.D$2]" office:value-type="float" office:value="719">
            <text:p>719</text:p>
          </table:table-cell>
          <table:table-cell table:formula="oooc:=[.A228]+[.C$2]" office:value-type="float" office:value="273">
            <text:p>273</text:p>
          </table:table-cell>
          <table:table-cell/>
          <table:table-cell table:formula="oooc:=COMBIN([.C228];[.D228])" office:value-type="float" office:value="6.29049666595099E+205">
            <text:p>6.29E+205</text:p>
          </table:table-cell>
          <table:table-cell table:formula="oooc:=2^(3*[.A228]+[.D$2])" office:value-type="float" office:value="2.75782613155099E+216">
            <text:p>2.76E+216</text:p>
          </table:table-cell>
          <table:table-cell table:formula="oooc:=[.F228]/[.G228]" office:value-type="float" office:value="0.000000000022809620207686">
            <text:p>0.000000000</text:p>
          </table:table-cell>
          <table:table-cell table:formula="oooc:=BINOMDIST([.D228];[.C228];0.5;0)" office:value-type="float" office:value="0.000000000022809620207686">
            <text:p>0.000000000023</text:p>
          </table:table-cell>
          <table:table-cell table:formula="oooc:=1-[.I228]" office:value-type="float" office:value="0.99999999997719">
            <text:p>1.000000000</text:p>
          </table:table-cell>
          <table:table-cell table:formula="oooc:=-LOG([.J228];2)" office:value-type="float" office:value="0.0000000000329073589321392">
            <text:p>0.0000000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ooc:=LOG([.A229];2)" office:value-type="float" office:value="7.8073549220576">
            <text:p>7.81</text:p>
          </table:table-cell>
          <table:table-cell table:formula="oooc:=3*[.A229]+[.D$2]" office:value-type="float" office:value="722">
            <text:p>722</text:p>
          </table:table-cell>
          <table:table-cell table:formula="oooc:=[.A229]+[.C$2]" office:value-type="float" office:value="274">
            <text:p>274</text:p>
          </table:table-cell>
          <table:table-cell/>
          <table:table-cell table:formula="oooc:=COMBIN([.C229];[.D229])" office:value-type="float" office:value="4.29688564021804E+206">
            <text:p>4.30E+206</text:p>
          </table:table-cell>
          <table:table-cell table:formula="oooc:=2^(3*[.A229]+[.D$2])" office:value-type="float" office:value="2.20626090524079E+217">
            <text:p>2.21E+217</text:p>
          </table:table-cell>
          <table:table-cell table:formula="oooc:=[.F229]/[.G229]" office:value-type="float" office:value="0.0000000000194758726404984">
            <text:p>0.000000000</text:p>
          </table:table-cell>
          <table:table-cell table:formula="oooc:=BINOMDIST([.D229];[.C229];0.5;0)" office:value-type="float" office:value="0.0000000000194758726404984">
            <text:p>0.000000000019</text:p>
          </table:table-cell>
          <table:table-cell table:formula="oooc:=1-[.I229]" office:value-type="float" office:value="0.999999999980524">
            <text:p>1.000000000</text:p>
          </table:table-cell>
          <table:table-cell table:formula="oooc:=-LOG([.J229];2)" office:value-type="float" office:value="0.0000000000280977343792098">
            <text:p>0.000000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ooc:=LOG([.A230];2)" office:value-type="float" office:value="7.81378119121704">
            <text:p>7.81</text:p>
          </table:table-cell>
          <table:table-cell table:formula="oooc:=3*[.A230]+[.D$2]" office:value-type="float" office:value="725">
            <text:p>725</text:p>
          </table:table-cell>
          <table:table-cell table:formula="oooc:=[.A230]+[.C$2]" office:value-type="float" office:value="275">
            <text:p>275</text:p>
          </table:table-cell>
          <table:table-cell/>
          <table:table-cell table:formula="oooc:=COMBIN([.C230];[.D230])" office:value-type="float" office:value="2.9347905820863E+207">
            <text:p>2.93E+207</text:p>
          </table:table-cell>
          <table:table-cell table:formula="oooc:=2^(3*[.A230]+[.D$2])" office:value-type="float" office:value="1.76500872419264E+218">
            <text:p>1.77E+218</text:p>
          </table:table-cell>
          <table:table-cell table:formula="oooc:=[.F230]/[.G230]" office:value-type="float" office:value="0.0000000000166276264919243">
            <text:p>0.000000000</text:p>
          </table:table-cell>
          <table:table-cell table:formula="oooc:=BINOMDIST([.D230];[.C230];0.5;0)" office:value-type="float" office:value="0.0000000000166276264919243">
            <text:p>0.000000000017</text:p>
          </table:table-cell>
          <table:table-cell table:formula="oooc:=1-[.I230]" office:value-type="float" office:value="0.999999999983372">
            <text:p>1.000000000</text:p>
          </table:table-cell>
          <table:table-cell table:formula="oooc:=-LOG([.J230];2)" office:value-type="float" office:value="0.0000000000239885390313671">
            <text:p>0.0000000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ooc:=LOG([.A231];2)" office:value-type="float" office:value="7.82017896241519">
            <text:p>7.82</text:p>
          </table:table-cell>
          <table:table-cell table:formula="oooc:=3*[.A231]+[.D$2]" office:value-type="float" office:value="728">
            <text:p>728</text:p>
          </table:table-cell>
          <table:table-cell table:formula="oooc:=[.A231]+[.C$2]" office:value-type="float" office:value="276">
            <text:p>276</text:p>
          </table:table-cell>
          <table:table-cell/>
          <table:table-cell table:formula="oooc:=COMBIN([.C231];[.D231])" office:value-type="float" office:value="2.0042665058136E+208">
            <text:p>2.00E+208</text:p>
          </table:table-cell>
          <table:table-cell table:formula="oooc:=2^(3*[.A231]+[.D$2])" office:value-type="float" office:value="1.41200697935411E+219">
            <text:p>1.41E+219</text:p>
          </table:table-cell>
          <table:table-cell table:formula="oooc:=[.F231]/[.G231]" office:value-type="float" office:value="0.0000000000141944518342991">
            <text:p>0.000000000</text:p>
          </table:table-cell>
          <table:table-cell table:formula="oooc:=BINOMDIST([.D231];[.C231];0.5;0)" office:value-type="float" office:value="0.0000000000141944518342991">
            <text:p>0.000000000014</text:p>
          </table:table-cell>
          <table:table-cell table:formula="oooc:=1-[.I231]" office:value-type="float" office:value="0.999999999985806">
            <text:p>1.000000000</text:p>
          </table:table-cell>
          <table:table-cell table:formula="oooc:=-LOG([.J231];2)" office:value-type="float" office:value="0.0000000000204782242684326">
            <text:p>0.0000000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ooc:=LOG([.A232];2)" office:value-type="float" office:value="7.82654848729092">
            <text:p>7.83</text:p>
          </table:table-cell>
          <table:table-cell table:formula="oooc:=3*[.A232]+[.D$2]" office:value-type="float" office:value="731">
            <text:p>731</text:p>
          </table:table-cell>
          <table:table-cell table:formula="oooc:=[.A232]+[.C$2]" office:value-type="float" office:value="277">
            <text:p>277</text:p>
          </table:table-cell>
          <table:table-cell/>
          <table:table-cell table:formula="oooc:=COMBIN([.C232];[.D232])" office:value-type="float" office:value="1.36864057271064E+209">
            <text:p>1.37E+209</text:p>
          </table:table-cell>
          <table:table-cell table:formula="oooc:=2^(3*[.A232]+[.D$2])" office:value-type="float" office:value="1.12960558348329E+220">
            <text:p>1.13E+220</text:p>
          </table:table-cell>
          <table:table-cell table:formula="oooc:=[.F232]/[.G232]" office:value-type="float" office:value="0.0000000000121160924903563">
            <text:p>0.000000000</text:p>
          </table:table-cell>
          <table:table-cell table:formula="oooc:=BINOMDIST([.D232];[.C232];0.5;0)" office:value-type="float" office:value="0.0000000000121160924903563">
            <text:p>0.000000000012</text:p>
          </table:table-cell>
          <table:table-cell table:formula="oooc:=1-[.I232]" office:value-type="float" office:value="0.999999999987884">
            <text:p>1.000000000</text:p>
          </table:table-cell>
          <table:table-cell table:formula="oooc:=-LOG([.J232];2)" office:value-type="float" office:value="0.0000000000174798170608224">
            <text:p>0.0000000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ooc:=LOG([.A233];2)" office:value-type="float" office:value="7.83289001416474">
            <text:p>7.83</text:p>
          </table:table-cell>
          <table:table-cell table:formula="oooc:=3*[.A233]+[.D$2]" office:value-type="float" office:value="734">
            <text:p>734</text:p>
          </table:table-cell>
          <table:table-cell table:formula="oooc:=[.A233]+[.C$2]" office:value-type="float" office:value="278">
            <text:p>278</text:p>
          </table:table-cell>
          <table:table-cell/>
          <table:table-cell table:formula="oooc:=COMBIN([.C233];[.D233])" office:value-type="float" office:value="9.34500398010794E+209">
            <text:p>9.35E+209</text:p>
          </table:table-cell>
          <table:table-cell table:formula="oooc:=2^(3*[.A233]+[.D$2])" office:value-type="float" office:value="9.0368446678663E+220">
            <text:p>9.04E+220</text:p>
          </table:table-cell>
          <table:table-cell table:formula="oooc:=[.F233]/[.G233]" office:value-type="float" office:value="0.0000000000103410032191185">
            <text:p>0.000000000</text:p>
          </table:table-cell>
          <table:table-cell table:formula="oooc:=BINOMDIST([.D233];[.C233];0.5;0)" office:value-type="float" office:value="0.0000000000103410032191185">
            <text:p>0.000000000010</text:p>
          </table:table-cell>
          <table:table-cell table:formula="oooc:=1-[.I233]" office:value-type="float" office:value="0.999999999989659">
            <text:p>1.000000000</text:p>
          </table:table-cell>
          <table:table-cell table:formula="oooc:=-LOG([.J233];2)" office:value-type="float" office:value="0.0000000000149188377423188">
            <text:p>0.0000000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ooc:=LOG([.A234];2)" office:value-type="float" office:value="7.83920378809694">
            <text:p>7.84</text:p>
          </table:table-cell>
          <table:table-cell table:formula="oooc:=3*[.A234]+[.D$2]" office:value-type="float" office:value="737">
            <text:p>737</text:p>
          </table:table-cell>
          <table:table-cell table:formula="oooc:=[.A234]+[.C$2]" office:value-type="float" office:value="279">
            <text:p>279</text:p>
          </table:table-cell>
          <table:table-cell/>
          <table:table-cell table:formula="oooc:=COMBIN([.C234];[.D234])" office:value-type="float" office:value="6.38008185443049E+210">
            <text:p>6.38E+210</text:p>
          </table:table-cell>
          <table:table-cell table:formula="oooc:=2^(3*[.A234]+[.D$2])" office:value-type="float" office:value="7.22947573429304E+221">
            <text:p>7.23E+221</text:p>
          </table:table-cell>
          <table:table-cell table:formula="oooc:=[.F234]/[.G234]" office:value-type="float" office:value="0.00000000000882509616038485">
            <text:p>0.000000000</text:p>
          </table:table-cell>
          <table:table-cell table:formula="oooc:=BINOMDIST([.D234];[.C234];0.5;0)" office:value-type="float" office:value="0.00000000000882509616038485">
            <text:p>0.000000000009</text:p>
          </table:table-cell>
          <table:table-cell table:formula="oooc:=1-[.I234]" office:value-type="float" office:value="0.999999999991175">
            <text:p>1.000000000</text:p>
          </table:table-cell>
          <table:table-cell table:formula="oooc:=-LOG([.J234];2)" office:value-type="float" office:value="0.0000000000127318584681434">
            <text:p>0.0000000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ooc:=LOG([.A235];2)" office:value-type="float" office:value="7.84549005094438">
            <text:p>7.85</text:p>
          </table:table-cell>
          <table:table-cell table:formula="oooc:=3*[.A235]+[.D$2]" office:value-type="float" office:value="740">
            <text:p>740</text:p>
          </table:table-cell>
          <table:table-cell table:formula="oooc:=[.A235]+[.C$2]" office:value-type="float" office:value="280">
            <text:p>280</text:p>
          </table:table-cell>
          <table:table-cell/>
          <table:table-cell table:formula="oooc:=COMBIN([.C235];[.D235])" office:value-type="float" office:value="4.35542181462271E+211">
            <text:p>4.36E+211</text:p>
          </table:table-cell>
          <table:table-cell table:formula="oooc:=2^(3*[.A235]+[.D$2])" office:value-type="float" office:value="5.78358058743443E+222">
            <text:p>5.78E+222</text:p>
          </table:table-cell>
          <table:table-cell table:formula="oooc:=[.F235]/[.G235]" office:value-type="float" office:value="0.00000000000753066677083297">
            <text:p>0.000000000</text:p>
          </table:table-cell>
          <table:table-cell table:formula="oooc:=BINOMDIST([.D235];[.C235];0.5;0)" office:value-type="float" office:value="0.00000000000753066677083297">
            <text:p>0.000000000008</text:p>
          </table:table-cell>
          <table:table-cell table:formula="oooc:=1-[.I235]" office:value-type="float" office:value="0.999999999992469">
            <text:p>1.000000000</text:p>
          </table:table-cell>
          <table:table-cell table:formula="oooc:=-LOG([.J235];2)" office:value-type="float" office:value="0.0000000000108644209877292">
            <text:p>0.0000000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ooc:=LOG([.A236];2)" office:value-type="float" office:value="7.85174904141606">
            <text:p>7.85</text:p>
          </table:table-cell>
          <table:table-cell table:formula="oooc:=3*[.A236]+[.D$2]" office:value-type="float" office:value="743">
            <text:p>743</text:p>
          </table:table-cell>
          <table:table-cell table:formula="oooc:=[.A236]+[.C$2]" office:value-type="float" office:value="281">
            <text:p>281</text:p>
          </table:table-cell>
          <table:table-cell/>
          <table:table-cell table:formula="oooc:=COMBIN([.C236];[.D236])" office:value-type="float" office:value="2.97297959316445E+212">
            <text:p>2.97E+212</text:p>
          </table:table-cell>
          <table:table-cell table:formula="oooc:=2^(3*[.A236]+[.D$2])" office:value-type="float" office:value="4.62686446994754E+223">
            <text:p>4.63E+223</text:p>
          </table:table-cell>
          <table:table-cell table:formula="oooc:=[.F236]/[.G236]" office:value-type="float" office:value="0.00000000000642547369276662">
            <text:p>0.000000000</text:p>
          </table:table-cell>
          <table:table-cell table:formula="oooc:=BINOMDIST([.D236];[.C236];0.5;0)" office:value-type="float" office:value="0.00000000000642547369276662">
            <text:p>0.000000000006</text:p>
          </table:table-cell>
          <table:table-cell table:formula="oooc:=1-[.I236]" office:value-type="float" office:value="0.999999999993574">
            <text:p>1.000000000</text:p>
          </table:table-cell>
          <table:table-cell table:formula="oooc:=-LOG([.J236];2)" office:value-type="float" office:value="0.00000000000927007561676939">
            <text:p>0.000000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ooc:=LOG([.A237];2)" office:value-type="float" office:value="7.85798099512757">
            <text:p>7.86</text:p>
          </table:table-cell>
          <table:table-cell table:formula="oooc:=3*[.A237]+[.D$2]" office:value-type="float" office:value="746">
            <text:p>746</text:p>
          </table:table-cell>
          <table:table-cell table:formula="oooc:=[.A237]+[.C$2]" office:value-type="float" office:value="282">
            <text:p>282</text:p>
          </table:table-cell>
          <table:table-cell/>
          <table:table-cell table:formula="oooc:=COMBIN([.C237];[.D237])" office:value-type="float" office:value="2.02913940168521E+213">
            <text:p>2.03E+213</text:p>
          </table:table-cell>
          <table:table-cell table:formula="oooc:=2^(3*[.A237]+[.D$2])" office:value-type="float" office:value="3.70149157595803E+224">
            <text:p>3.70E+224</text:p>
          </table:table-cell>
          <table:table-cell table:formula="oooc:=[.F237]/[.G237]" office:value-type="float" office:value="0.00000000000548195061381442">
            <text:p>0.000000000</text:p>
          </table:table-cell>
          <table:table-cell table:formula="oooc:=BINOMDIST([.D237];[.C237];0.5;0)" office:value-type="float" office:value="0.00000000000548195061381442">
            <text:p>0.000000000005</text:p>
          </table:table-cell>
          <table:table-cell table:formula="oooc:=1-[.I237]" office:value-type="float" office:value="0.999999999994518">
            <text:p>1.000000000</text:p>
          </table:table-cell>
          <table:table-cell table:formula="oooc:=-LOG([.J237];2)" office:value-type="float" office:value="0.00000000000790877952396514">
            <text:p>0.000000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ooc:=LOG([.A238];2)" office:value-type="float" office:value="7.86418614465428">
            <text:p>7.86</text:p>
          </table:table-cell>
          <table:table-cell table:formula="oooc:=3*[.A238]+[.D$2]" office:value-type="float" office:value="749">
            <text:p>749</text:p>
          </table:table-cell>
          <table:table-cell table:formula="oooc:=[.A238]+[.C$2]" office:value-type="float" office:value="283">
            <text:p>283</text:p>
          </table:table-cell>
          <table:table-cell/>
          <table:table-cell table:formula="oooc:=COMBIN([.C238];[.D238])" office:value-type="float" office:value="1.38481129240252E+214">
            <text:p>1.38E+214</text:p>
          </table:table-cell>
          <table:table-cell table:formula="oooc:=2^(3*[.A238]+[.D$2])" office:value-type="float" office:value="2.96119326076643E+225">
            <text:p>2.96E+225</text:p>
          </table:table-cell>
          <table:table-cell table:formula="oooc:=[.F238]/[.G238]" office:value-type="float" office:value="0.00000000000467653128470276">
            <text:p>0.000000000</text:p>
          </table:table-cell>
          <table:table-cell table:formula="oooc:=BINOMDIST([.D238];[.C238];0.5;0)" office:value-type="float" office:value="0.00000000000467653128470276">
            <text:p>0.000000000005</text:p>
          </table:table-cell>
          <table:table-cell table:formula="oooc:=1-[.I238]" office:value-type="float" office:value="0.999999999995323">
            <text:p>1.000000000</text:p>
          </table:table-cell>
          <table:table-cell table:formula="oooc:=-LOG([.J238];2)" office:value-type="float" office:value="0.00000000000674673655970037">
            <text:p>0.0000000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ooc:=LOG([.A239];2)" office:value-type="float" office:value="7.87036471958341">
            <text:p>7.87</text:p>
          </table:table-cell>
          <table:table-cell table:formula="oooc:=3*[.A239]+[.D$2]" office:value-type="float" office:value="752">
            <text:p>752</text:p>
          </table:table-cell>
          <table:table-cell table:formula="oooc:=[.A239]+[.C$2]" office:value-type="float" office:value="284">
            <text:p>284</text:p>
          </table:table-cell>
          <table:table-cell/>
          <table:table-cell table:formula="oooc:=COMBIN([.C239];[.D239])" office:value-type="float" office:value="9.44992939340104E+214">
            <text:p>9.45E+214</text:p>
          </table:table-cell>
          <table:table-cell table:formula="oooc:=2^(3*[.A239]+[.D$2])" office:value-type="float" office:value="2.36895460861314E+226">
            <text:p>2.37E+226</text:p>
          </table:table-cell>
          <table:table-cell table:formula="oooc:=[.F239]/[.G239]" office:value-type="float" office:value="0.00000000000398907153351212">
            <text:p>0.000000000</text:p>
          </table:table-cell>
          <table:table-cell table:formula="oooc:=BINOMDIST([.D239];[.C239];0.5;0)" office:value-type="float" office:value="0.00000000000398907153351212">
            <text:p>0.000000000004</text:p>
          </table:table-cell>
          <table:table-cell table:formula="oooc:=1-[.I239]" office:value-type="float" office:value="0.999999999996011">
            <text:p>1.000000000</text:p>
          </table:table-cell>
          <table:table-cell table:formula="oooc:=-LOG([.J239];2)" office:value-type="float" office:value="0.00000000000575495571411498">
            <text:p>0.0000000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ooc:=LOG([.A240];2)" office:value-type="float" office:value="7.876516946565">
            <text:p>7.88</text:p>
          </table:table-cell>
          <table:table-cell table:formula="oooc:=3*[.A240]+[.D$2]" office:value-type="float" office:value="755">
            <text:p>755</text:p>
          </table:table-cell>
          <table:table-cell table:formula="oooc:=[.A240]+[.C$2]" office:value-type="float" office:value="285">
            <text:p>285</text:p>
          </table:table-cell>
          <table:table-cell/>
          <table:table-cell table:formula="oooc:=COMBIN([.C240];[.D240])" office:value-type="float" office:value="6.44801852719032E+215">
            <text:p>6.45E+215</text:p>
          </table:table-cell>
          <table:table-cell table:formula="oooc:=2^(3*[.A240]+[.D$2])" office:value-type="float" office:value="1.89516368689051E+227">
            <text:p>1.90E+227</text:p>
          </table:table-cell>
          <table:table-cell table:formula="oooc:=[.F240]/[.G240]" office:value-type="float" office:value="0.0000000000034023544096974">
            <text:p>0.000000000</text:p>
          </table:table-cell>
          <table:table-cell table:formula="oooc:=BINOMDIST([.D240];[.C240];0.5;0)" office:value-type="float" office:value="0.0000000000034023544096974">
            <text:p>0.000000000003</text:p>
          </table:table-cell>
          <table:table-cell table:formula="oooc:=1-[.I240]" office:value-type="float" office:value="0.999999999996598">
            <text:p>1.000000000</text:p>
          </table:table-cell>
          <table:table-cell table:formula="oooc:=-LOG([.J240];2)" office:value-type="float" office:value="0.00000000000490861043180395">
            <text:p>0.0000000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ooc:=LOG([.A241];2)" office:value-type="float" office:value="7.88264304936184">
            <text:p>7.88</text:p>
          </table:table-cell>
          <table:table-cell table:formula="oooc:=3*[.A241]+[.D$2]" office:value-type="float" office:value="758">
            <text:p>758</text:p>
          </table:table-cell>
          <table:table-cell table:formula="oooc:=[.A241]+[.C$2]" office:value-type="float" office:value="286">
            <text:p>286</text:p>
          </table:table-cell>
          <table:table-cell/>
          <table:table-cell table:formula="oooc:=COMBIN([.C241];[.D241])" office:value-type="float" office:value="4.39930648021071E+216">
            <text:p>4.40E+216</text:p>
          </table:table-cell>
          <table:table-cell table:formula="oooc:=2^(3*[.A241]+[.D$2])" office:value-type="float" office:value="1.51613094951241E+228">
            <text:p>1.52E+228</text:p>
          </table:table-cell>
          <table:table-cell table:formula="oooc:=[.F241]/[.G241]" office:value-type="float" office:value="0.000000000002901666562262">
            <text:p>0.000000000</text:p>
          </table:table-cell>
          <table:table-cell table:formula="oooc:=BINOMDIST([.D241];[.C241];0.5;0)" office:value-type="float" office:value="0.000000000002901666562262">
            <text:p>0.000000000003</text:p>
          </table:table-cell>
          <table:table-cell table:formula="oooc:=1-[.I241]" office:value-type="float" office:value="0.999999999997098">
            <text:p>1.000000000</text:p>
          </table:table-cell>
          <table:table-cell table:formula="oooc:=-LOG([.J241];2)" office:value-type="float" office:value="0.00000000000418623775519141">
            <text:p>0.000000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ooc:=LOG([.A242];2)" office:value-type="float" office:value="7.88874324889826">
            <text:p>7.89</text:p>
          </table:table-cell>
          <table:table-cell table:formula="oooc:=3*[.A242]+[.D$2]" office:value-type="float" office:value="761">
            <text:p>761</text:p>
          </table:table-cell>
          <table:table-cell table:formula="oooc:=[.A242]+[.C$2]" office:value-type="float" office:value="287">
            <text:p>287</text:p>
          </table:table-cell>
          <table:table-cell/>
          <table:table-cell table:formula="oooc:=COMBIN([.C242];[.D242])" office:value-type="float" office:value="3.00125477622586E+217">
            <text:p>3.00E+217</text:p>
          </table:table-cell>
          <table:table-cell table:formula="oooc:=2^(3*[.A242]+[.D$2])" office:value-type="float" office:value="1.21290475960993E+229">
            <text:p>1.21E+229</text:p>
          </table:table-cell>
          <table:table-cell table:formula="oooc:=[.F242]/[.G242]" office:value-type="float" office:value="0.00000000000247443564916924">
            <text:p>0.000000000</text:p>
          </table:table-cell>
          <table:table-cell table:formula="oooc:=BINOMDIST([.D242];[.C242];0.5;0)" office:value-type="float" office:value="0.00000000000247443564916924">
            <text:p>0.000000000002</text:p>
          </table:table-cell>
          <table:table-cell table:formula="oooc:=1-[.I242]" office:value-type="float" office:value="0.999999999997526">
            <text:p>1.000000000</text:p>
          </table:table-cell>
          <table:table-cell table:formula="oooc:=-LOG([.J242];2)" office:value-type="float" office:value="0.00000000000356989849585576">
            <text:p>0.0000000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ooc:=LOG([.A243];2)" office:value-type="float" office:value="7.89481776330794">
            <text:p>7.89</text:p>
          </table:table-cell>
          <table:table-cell table:formula="oooc:=3*[.A243]+[.D$2]" office:value-type="float" office:value="764">
            <text:p>764</text:p>
          </table:table-cell>
          <table:table-cell table:formula="oooc:=[.A243]+[.C$2]" office:value-type="float" office:value="288">
            <text:p>288</text:p>
          </table:table-cell>
          <table:table-cell/>
          <table:table-cell table:formula="oooc:=COMBIN([.C243];[.D243])" office:value-type="float" office:value="2.04730563587545E+218">
            <text:p>2.05E+218</text:p>
          </table:table-cell>
          <table:table-cell table:formula="oooc:=2^(3*[.A243]+[.D$2])" office:value-type="float" office:value="9.70323807687943E+229">
            <text:p>9.70E+229</text:p>
          </table:table-cell>
          <table:table-cell table:formula="oooc:=[.F243]/[.G243]" office:value-type="float" office:value="0.00000000000210992002840135">
            <text:p>0.000000000</text:p>
          </table:table-cell>
          <table:table-cell table:formula="oooc:=BINOMDIST([.D243];[.C243];0.5;0)" office:value-type="float" office:value="0.00000000000210992002840135">
            <text:p>0.000000000002</text:p>
          </table:table-cell>
          <table:table-cell table:formula="oooc:=1-[.I243]" office:value-type="float" office:value="0.99999999999789">
            <text:p>1.000000000</text:p>
          </table:table-cell>
          <table:table-cell table:formula="oooc:=-LOG([.J243];2)" office:value-type="float" office:value="0.00000000000304389586392815">
            <text:p>0.0000000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ooc:=LOG([.A244];2)" office:value-type="float" office:value="7.90086680798075">
            <text:p>7.9</text:p>
          </table:table-cell>
          <table:table-cell table:formula="oooc:=3*[.A244]+[.D$2]" office:value-type="float" office:value="767">
            <text:p>767</text:p>
          </table:table-cell>
          <table:table-cell table:formula="oooc:=[.A244]+[.C$2]" office:value-type="float" office:value="289">
            <text:p>289</text:p>
          </table:table-cell>
          <table:table-cell/>
          <table:table-cell table:formula="oooc:=COMBIN([.C244];[.D244])" office:value-type="float" office:value="1.39644595475137E+219">
            <text:p>1.40E+219</text:p>
          </table:table-cell>
          <table:table-cell table:formula="oooc:=2^(3*[.A244]+[.D$2])" office:value-type="float" office:value="7.76259046150354E+230">
            <text:p>7.76E+230</text:p>
          </table:table-cell>
          <table:table-cell table:formula="oooc:=[.F244]/[.G244]" office:value-type="float" office:value="0.00000000000179894322865113">
            <text:p>0.000000000</text:p>
          </table:table-cell>
          <table:table-cell table:formula="oooc:=BINOMDIST([.D244];[.C244];0.5;0)" office:value-type="float" office:value="0.00000000000179894322865113">
            <text:p>0.000000000002</text:p>
          </table:table-cell>
          <table:table-cell table:formula="oooc:=1-[.I244]" office:value-type="float" office:value="0.999999999998201">
            <text:p>1.000000000</text:p>
          </table:table-cell>
          <table:table-cell table:formula="oooc:=-LOG([.J244];2)" office:value-type="float" office:value="0.00000000000259525598206799">
            <text:p>0.0000000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ooc:=LOG([.A245];2)" office:value-type="float" office:value="7.90689059560852">
            <text:p>7.91</text:p>
          </table:table-cell>
          <table:table-cell table:formula="oooc:=3*[.A245]+[.D$2]" office:value-type="float" office:value="770">
            <text:p>770</text:p>
          </table:table-cell>
          <table:table-cell table:formula="oooc:=[.A245]+[.C$2]" office:value-type="float" office:value="290">
            <text:p>290</text:p>
          </table:table-cell>
          <table:table-cell/>
          <table:table-cell table:formula="oooc:=COMBIN([.C245];[.D245])" office:value-type="float" office:value="9.52418162190688E+219">
            <text:p>9.52E+219</text:p>
          </table:table-cell>
          <table:table-cell table:formula="oooc:=2^(3*[.A245]+[.D$2])" office:value-type="float" office:value="6.21007236920284E+231">
            <text:p>6.21E+231</text:p>
          </table:table-cell>
          <table:table-cell table:formula="oooc:=[.F245]/[.G245]" office:value-type="float" office:value="0.00000000000153366676838413">
            <text:p>0.000000000</text:p>
          </table:table-cell>
          <table:table-cell table:formula="oooc:=BINOMDIST([.D245];[.C245];0.5;0)" office:value-type="float" office:value="0.00000000000153366676838413">
            <text:p>0.000000000002</text:p>
          </table:table-cell>
          <table:table-cell table:formula="oooc:=1-[.I245]" office:value-type="float" office:value="0.999999999998466">
            <text:p>1.000000000</text:p>
          </table:table-cell>
          <table:table-cell table:formula="oooc:=-LOG([.J245];2)" office:value-type="float" office:value="0.00000000000221260668618666">
            <text:p>0.000000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ooc:=LOG([.A246];2)" office:value-type="float" office:value="7.91288933622996">
            <text:p>7.91</text:p>
          </table:table-cell>
          <table:table-cell table:formula="oooc:=3*[.A246]+[.D$2]" office:value-type="float" office:value="773">
            <text:p>773</text:p>
          </table:table-cell>
          <table:table-cell table:formula="oooc:=[.A246]+[.C$2]" office:value-type="float" office:value="291">
            <text:p>291</text:p>
          </table:table-cell>
          <table:table-cell/>
          <table:table-cell table:formula="oooc:=COMBIN([.C246];[.D246])" office:value-type="float" office:value="6.49521808038306E+220">
            <text:p>6.50E+220</text:p>
          </table:table-cell>
          <table:table-cell table:formula="oooc:=2^(3*[.A246]+[.D$2])" office:value-type="float" office:value="4.96805789536227E+232">
            <text:p>4.97E+232</text:p>
          </table:table-cell>
          <table:table-cell table:formula="oooc:=[.F246]/[.G246]" office:value-type="float" office:value="0.00000000000130739581083514">
            <text:p>0.000000000</text:p>
          </table:table-cell>
          <table:table-cell table:formula="oooc:=BINOMDIST([.D246];[.C246];0.5;0)" office:value-type="float" office:value="0.00000000000130739581083514">
            <text:p>0.000000000001</text:p>
          </table:table-cell>
          <table:table-cell table:formula="oooc:=1-[.I246]" office:value-type="float" office:value="0.999999999998693">
            <text:p>1.000000000</text:p>
          </table:table-cell>
          <table:table-cell table:formula="oooc:=-LOG([.J246];2)" office:value-type="float" office:value="0.00000000000188617752544746">
            <text:p>0.0000000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ooc:=LOG([.A247];2)" office:value-type="float" office:value="7.9188632372746">
            <text:p>7.92</text:p>
          </table:table-cell>
          <table:table-cell table:formula="oooc:=3*[.A247]+[.D$2]" office:value-type="float" office:value="776">
            <text:p>776</text:p>
          </table:table-cell>
          <table:table-cell table:formula="oooc:=[.A247]+[.C$2]" office:value-type="float" office:value="292">
            <text:p>292</text:p>
          </table:table-cell>
          <table:table-cell/>
          <table:table-cell table:formula="oooc:=COMBIN([.C247];[.D247])" office:value-type="float" office:value="4.42917436770993E+221">
            <text:p>4.43E+221</text:p>
          </table:table-cell>
          <table:table-cell table:formula="oooc:=2^(3*[.A247]+[.D$2])" office:value-type="float" office:value="3.97444631628981E+233">
            <text:p>3.97E+233</text:p>
          </table:table-cell>
          <table:table-cell table:formula="oooc:=[.F247]/[.G247]" office:value-type="float" office:value="0.00000000000111441293081664">
            <text:p>0.000000000</text:p>
          </table:table-cell>
          <table:table-cell table:formula="oooc:=BINOMDIST([.D247];[.C247];0.5;0)" office:value-type="float" office:value="0.00000000000111441293081664">
            <text:p>0.000000000001</text:p>
          </table:table-cell>
          <table:table-cell table:formula="oooc:=1-[.I247]" office:value-type="float" office:value="0.999999999998886">
            <text:p>1.000000000</text:p>
          </table:table-cell>
          <table:table-cell table:formula="oooc:=-LOG([.J247];2)" office:value-type="float" office:value="0.0000000000016077997622656">
            <text:p>0.0000000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ooc:=LOG([.A248];2)" office:value-type="float" office:value="7.92481250360578">
            <text:p>7.92</text:p>
          </table:table-cell>
          <table:table-cell table:formula="oooc:=3*[.A248]+[.D$2]" office:value-type="float" office:value="779">
            <text:p>779</text:p>
          </table:table-cell>
          <table:table-cell table:formula="oooc:=[.A248]+[.C$2]" office:value-type="float" office:value="293">
            <text:p>293</text:p>
          </table:table-cell>
          <table:table-cell/>
          <table:table-cell table:formula="oooc:=COMBIN([.C248];[.D248])" office:value-type="float" office:value="3.02005757953948E+222">
            <text:p>3.02E+222</text:p>
          </table:table-cell>
          <table:table-cell table:formula="oooc:=2^(3*[.A248]+[.D$2])" office:value-type="float" office:value="3.17955705303185E+234">
            <text:p>3.18E+234</text:p>
          </table:table-cell>
          <table:table-cell table:formula="oooc:=[.F248]/[.G248]" office:value-type="float" office:value="0.000000000000949835945437656">
            <text:p>0.000000000</text:p>
          </table:table-cell>
          <table:table-cell table:formula="oooc:=BINOMDIST([.D248];[.C248];0.5;0)" office:value-type="float" office:value="0.000000000000949835945437656">
            <text:p>0.000000000001</text:p>
          </table:table-cell>
          <table:table-cell table:formula="oooc:=1-[.I248]" office:value-type="float" office:value="0.99999999999905">
            <text:p>1.000000000</text:p>
          </table:table-cell>
          <table:table-cell table:formula="oooc:=-LOG([.J248];2)" office:value-type="float" office:value="0.00000000000137026568700748">
            <text:p>0.0000000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ooc:=LOG([.A249];2)" office:value-type="float" office:value="7.93073733756289">
            <text:p>7.93</text:p>
          </table:table-cell>
          <table:table-cell table:formula="oooc:=3*[.A249]+[.D$2]" office:value-type="float" office:value="782">
            <text:p>782</text:p>
          </table:table-cell>
          <table:table-cell table:formula="oooc:=[.A249]+[.C$2]" office:value-type="float" office:value="294">
            <text:p>294</text:p>
          </table:table-cell>
          <table:table-cell/>
          <table:table-cell table:formula="oooc:=COMBIN([.C249];[.D249])" office:value-type="float" office:value="2.05907183982957E+223">
            <text:p>2.06E+223</text:p>
          </table:table-cell>
          <table:table-cell table:formula="oooc:=2^(3*[.A249]+[.D$2])" office:value-type="float" office:value="2.54364564242548E+235">
            <text:p>2.54E+235</text:p>
          </table:table-cell>
          <table:table-cell table:formula="oooc:=[.F249]/[.G249]" office:value-type="float" office:value="0.000000000000809496340797751">
            <text:p>0.000000000</text:p>
          </table:table-cell>
          <table:table-cell table:formula="oooc:=BINOMDIST([.D249];[.C249];0.5;0)" office:value-type="float" office:value="0.000000000000809496340797751">
            <text:p>0.000000000001</text:p>
          </table:table-cell>
          <table:table-cell table:formula="oooc:=1-[.I249]" office:value-type="float" office:value="0.999999999999191">
            <text:p>1.000000000</text:p>
          </table:table-cell>
          <table:table-cell table:formula="oooc:=-LOG([.J249];2)" office:value-type="float" office:value="0.0000000000011678091319662">
            <text:p>0.000000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ooc:=LOG([.A250];2)" office:value-type="float" office:value="7.93663793900257">
            <text:p>7.94</text:p>
          </table:table-cell>
          <table:table-cell table:formula="oooc:=3*[.A250]+[.D$2]" office:value-type="float" office:value="785">
            <text:p>785</text:p>
          </table:table-cell>
          <table:table-cell table:formula="oooc:=[.A250]+[.C$2]" office:value-type="float" office:value="295">
            <text:p>295</text:p>
          </table:table-cell>
          <table:table-cell/>
          <table:table-cell table:formula="oooc:=COMBIN([.C250];[.D250])" office:value-type="float" office:value="1.4037572928056E+224">
            <text:p>1.40E+224</text:p>
          </table:table-cell>
          <table:table-cell table:formula="oooc:=2^(3*[.A250]+[.D$2])" office:value-type="float" office:value="2.03491651394039E+236">
            <text:p>2.03E+236</text:p>
          </table:table-cell>
          <table:table-cell table:formula="oooc:=[.F250]/[.G250]" office:value-type="float" office:value="0.000000000000689835324048444">
            <text:p>0.000000000</text:p>
          </table:table-cell>
          <table:table-cell table:formula="oooc:=BINOMDIST([.D250];[.C250];0.5;0)" office:value-type="float" office:value="0.000000000000689835324048444">
            <text:p>0.000000000001</text:p>
          </table:table-cell>
          <table:table-cell table:formula="oooc:=1-[.I250]" office:value-type="float" office:value="0.99999999999931">
            <text:p>1.000000000</text:p>
          </table:table-cell>
          <table:table-cell table:formula="oooc:=-LOG([.J250];2)" office:value-type="float" office:value="0.000000000000995144443410448">
            <text:p>0.0000000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ooc:=LOG([.A251];2)" office:value-type="float" office:value="7.94251450533924">
            <text:p>7.94</text:p>
          </table:table-cell>
          <table:table-cell table:formula="oooc:=3*[.A251]+[.D$2]" office:value-type="float" office:value="788">
            <text:p>788</text:p>
          </table:table-cell>
          <table:table-cell table:formula="oooc:=[.A251]+[.C$2]" office:value-type="float" office:value="296">
            <text:p>296</text:p>
          </table:table-cell>
          <table:table-cell/>
          <table:table-cell table:formula="oooc:=COMBIN([.C251];[.D251])" office:value-type="float" office:value="9.56923489871966E+224">
            <text:p>9.57E+224</text:p>
          </table:table-cell>
          <table:table-cell table:formula="oooc:=2^(3*[.A251]+[.D$2])" office:value-type="float" office:value="1.62793321115231E+237">
            <text:p>1.63E+237</text:p>
          </table:table-cell>
          <table:table-cell table:formula="oooc:=[.F251]/[.G251]" office:value-type="float" office:value="0.000000000000587814956606618">
            <text:p>0.000000000</text:p>
          </table:table-cell>
          <table:table-cell table:formula="oooc:=BINOMDIST([.D251];[.C251];0.5;0)" office:value-type="float" office:value="0.000000000000587814956606618">
            <text:p>0.000000000001</text:p>
          </table:table-cell>
          <table:table-cell table:formula="oooc:=1-[.I251]" office:value-type="float" office:value="0.999999999999412">
            <text:p>1.000000000</text:p>
          </table:table-cell>
          <table:table-cell table:formula="oooc:=-LOG([.J251];2)" office:value-type="float" office:value="0.000000000000848107166885249">
            <text:p>0.0000000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ooc:=LOG([.A252];2)" office:value-type="float" office:value="7.94836723158468">
            <text:p>7.95</text:p>
          </table:table-cell>
          <table:table-cell table:formula="oooc:=3*[.A252]+[.D$2]" office:value-type="float" office:value="791">
            <text:p>791</text:p>
          </table:table-cell>
          <table:table-cell table:formula="oooc:=[.A252]+[.C$2]" office:value-type="float" office:value="297">
            <text:p>297</text:p>
          </table:table-cell>
          <table:table-cell/>
          <table:table-cell table:formula="oooc:=COMBIN([.C252];[.D252])" office:value-type="float" office:value="6.52270107481689E+225">
            <text:p>6.52E+225</text:p>
          </table:table-cell>
          <table:table-cell table:formula="oooc:=2^(3*[.A252]+[.D$2])" office:value-type="float" office:value="1.30234656892185E+238">
            <text:p>1.30E+238</text:p>
          </table:table-cell>
          <table:table-cell table:formula="oooc:=[.F252]/[.G252]" office:value-type="float" office:value="0.0000000000005008421898187">
            <text:p>0.000000000</text:p>
          </table:table-cell>
          <table:table-cell table:formula="oooc:=BINOMDIST([.D252];[.C252];0.5;0)" office:value-type="float" office:value="0.0000000000005008421898187">
            <text:p>0.000000000001</text:p>
          </table:table-cell>
          <table:table-cell table:formula="oooc:=1-[.I252]" office:value-type="float" office:value="0.999999999999499">
            <text:p>1.000000000</text:p>
          </table:table-cell>
          <table:table-cell table:formula="oooc:=-LOG([.J252];2)" office:value-type="float" office:value="0.000000000000722532847935636">
            <text:p>0.0000000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ooc:=LOG([.A253];2)" office:value-type="float" office:value="7.95419631038688">
            <text:p>7.95</text:p>
          </table:table-cell>
          <table:table-cell table:formula="oooc:=3*[.A253]+[.D$2]" office:value-type="float" office:value="794">
            <text:p>794</text:p>
          </table:table-cell>
          <table:table-cell table:formula="oooc:=[.A253]+[.C$2]" office:value-type="float" office:value="298">
            <text:p>298</text:p>
          </table:table-cell>
          <table:table-cell/>
          <table:table-cell table:formula="oooc:=COMBIN([.C253];[.D253])" office:value-type="float" office:value="4.44573127316503E+226">
            <text:p>4.45E+226</text:p>
          </table:table-cell>
          <table:table-cell table:formula="oooc:=2^(3*[.A253]+[.D$2])" office:value-type="float" office:value="1.04187725513748E+239">
            <text:p>1.04E+239</text:p>
          </table:table-cell>
          <table:table-cell table:formula="oooc:=[.F253]/[.G253]" office:value-type="float" office:value="0.000000000000426703937651313">
            <text:p>0.000000000</text:p>
          </table:table-cell>
          <table:table-cell table:formula="oooc:=BINOMDIST([.D253];[.C253];0.5;0)" office:value-type="float" office:value="0.000000000000426703937651313">
            <text:p>0.000000000000</text:p>
          </table:table-cell>
          <table:table-cell table:formula="oooc:=1-[.I253]" office:value-type="float" office:value="0.999999999999573">
            <text:p>1.000000000</text:p>
          </table:table-cell>
          <table:table-cell table:formula="oooc:=-LOG([.J253];2)" office:value-type="float" office:value="0.000000000000615538402708168">
            <text:p>0.000000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ooc:=LOG([.A254];2)" office:value-type="float" office:value="7.96000193206808">
            <text:p>7.96</text:p>
          </table:table-cell>
          <table:table-cell table:formula="oooc:=3*[.A254]+[.D$2]" office:value-type="float" office:value="797">
            <text:p>797</text:p>
          </table:table-cell>
          <table:table-cell table:formula="oooc:=[.A254]+[.C$2]" office:value-type="float" office:value="299">
            <text:p>299</text:p>
          </table:table-cell>
          <table:table-cell/>
          <table:table-cell table:formula="oooc:=COMBIN([.C254];[.D254])" office:value-type="float" office:value="3.02987565618095E+227">
            <text:p>3.03E+227</text:p>
          </table:table-cell>
          <table:table-cell table:formula="oooc:=2^(3*[.A254]+[.D$2])" office:value-type="float" office:value="8.33501804109982E+239">
            <text:p>8.34E+239</text:p>
          </table:table-cell>
          <table:table-cell table:formula="oooc:=[.F254]/[.G254]" office:value-type="float" office:value="0.000000000000363511589445961">
            <text:p>0.000000000</text:p>
          </table:table-cell>
          <table:table-cell table:formula="oooc:=BINOMDIST([.D254];[.C254];0.5;0)" office:value-type="float" office:value="0.000000000000363511589445961">
            <text:p>0.000000000000</text:p>
          </table:table-cell>
          <table:table-cell table:formula="oooc:=1-[.I254]" office:value-type="float" office:value="0.999999999999636">
            <text:p>1.000000000</text:p>
          </table:table-cell>
          <table:table-cell table:formula="oooc:=-LOG([.J254];2)" office:value-type="float" office:value="0.000000000000524400918674597">
            <text:p>0.0000000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ooc:=LOG([.A255];2)" office:value-type="float" office:value="7.96578428466209">
            <text:p>7.97</text:p>
          </table:table-cell>
          <table:table-cell table:formula="oooc:=3*[.A255]+[.D$2]" office:value-type="float" office:value="800">
            <text:p>800</text:p>
          </table:table-cell>
          <table:table-cell table:formula="oooc:=[.A255]+[.C$2]" office:value-type="float" office:value="300">
            <text:p>300</text:p>
          </table:table-cell>
          <table:table-cell/>
          <table:table-cell table:formula="oooc:=COMBIN([.C255];[.D255])" office:value-type="float" office:value="2.06477464596637E+228">
            <text:p>2.06E+228</text:p>
          </table:table-cell>
          <table:table-cell table:formula="oooc:=2^(3*[.A255]+[.D$2])" office:value-type="float" office:value="6.66801443287985E+240">
            <text:p>6.67E+240</text:p>
          </table:table-cell>
          <table:table-cell table:formula="oooc:=[.F255]/[.G255]" office:value-type="float" office:value="0.000000000000309653595796825">
            <text:p>0.000000000</text:p>
          </table:table-cell>
          <table:table-cell table:formula="oooc:=BINOMDIST([.D255];[.C255];0.5;0)" office:value-type="float" office:value="0.000000000000309653595796825">
            <text:p>0.000000000000</text:p>
          </table:table-cell>
          <table:table-cell table:formula="oooc:=1-[.I255]" office:value-type="float" office:value="0.99999999999969">
            <text:p>1.000000000</text:p>
          </table:table-cell>
          <table:table-cell table:formula="oooc:=-LOG([.J255];2)" office:value-type="float" office:value="0.00000000000044671782595706">
            <text:p>0.0000000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ooc:=LOG([.A256];2)" office:value-type="float" office:value="7.97154355395077">
            <text:p>7.97</text:p>
          </table:table-cell>
          <table:table-cell table:formula="oooc:=3*[.A256]+[.D$2]" office:value-type="float" office:value="803">
            <text:p>803</text:p>
          </table:table-cell>
          <table:table-cell table:formula="oooc:=[.A256]+[.C$2]" office:value-type="float" office:value="301">
            <text:p>301</text:p>
          </table:table-cell>
          <table:table-cell/>
          <table:table-cell table:formula="oooc:=COMBIN([.C256];[.D256])" office:value-type="float" office:value="1.40697749156401E+229">
            <text:p>1.41E+229</text:p>
          </table:table-cell>
          <table:table-cell table:formula="oooc:=2^(3*[.A256]+[.D$2])" office:value-type="float" office:value="5.33441154630388E+241">
            <text:p>5.33E+241</text:p>
          </table:table-cell>
          <table:table-cell table:formula="oooc:=[.F256]/[.G256]" office:value-type="float" office:value="0.000000000000263754957665176">
            <text:p>0.000000000</text:p>
          </table:table-cell>
          <table:table-cell table:formula="oooc:=BINOMDIST([.D256];[.C256];0.5;0)" office:value-type="float" office:value="0.000000000000263754957665176">
            <text:p>0.000000000000</text:p>
          </table:table-cell>
          <table:table-cell table:formula="oooc:=1-[.I256]" office:value-type="float" office:value="0.999999999999736">
            <text:p>1.000000000</text:p>
          </table:table-cell>
          <table:table-cell table:formula="oooc:=-LOG([.J256];2)" office:value-type="float" office:value="0.000000000000380567068653262">
            <text:p>0.0000000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ooc:=LOG([.A257];2)" office:value-type="float" office:value="7.97727992349992">
            <text:p>7.98</text:p>
          </table:table-cell>
          <table:table-cell table:formula="oooc:=3*[.A257]+[.D$2]" office:value-type="float" office:value="806">
            <text:p>806</text:p>
          </table:table-cell>
          <table:table-cell table:formula="oooc:=[.A257]+[.C$2]" office:value-type="float" office:value="302">
            <text:p>302</text:p>
          </table:table-cell>
          <table:table-cell/>
          <table:table-cell table:formula="oooc:=COMBIN([.C257];[.D257])" office:value-type="float" office:value="9.58668938623836E+229">
            <text:p>9.59E+229</text:p>
          </table:table-cell>
          <table:table-cell table:formula="oooc:=2^(3*[.A257]+[.D$2])" office:value-type="float" office:value="4.26752923704311E+242">
            <text:p>4.27E+242</text:p>
          </table:table-cell>
          <table:table-cell table:formula="oooc:=[.F257]/[.G257]" office:value-type="float" office:value="0.000000000000224642617630449">
            <text:p>0.000000000</text:p>
          </table:table-cell>
          <table:table-cell table:formula="oooc:=BINOMDIST([.D257];[.C257];0.5;0)" office:value-type="float" office:value="0.000000000000224642617630449">
            <text:p>0.000000000000</text:p>
          </table:table-cell>
          <table:table-cell table:formula="oooc:=1-[.I257]" office:value-type="float" office:value="0.999999999999775">
            <text:p>1.000000000</text:p>
          </table:table-cell>
          <table:table-cell table:formula="oooc:=-LOG([.J257];2)" office:value-type="float" office:value="0.000000000000324026590860915">
            <text:p>0.000000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ooc:=LOG([.A258];2)" office:value-type="float" office:value="7.98299357469431">
            <text:p>7.98</text:p>
          </table:table-cell>
          <table:table-cell table:formula="oooc:=3*[.A258]+[.D$2]" office:value-type="float" office:value="809">
            <text:p>809</text:p>
          </table:table-cell>
          <table:table-cell table:formula="oooc:=[.A258]+[.C$2]" office:value-type="float" office:value="303">
            <text:p>303</text:p>
          </table:table-cell>
          <table:table-cell/>
          <table:table-cell table:formula="oooc:=COMBIN([.C258];[.D258])" office:value-type="float" office:value="6.53156946244301E+230">
            <text:p>6.53E+230</text:p>
          </table:table-cell>
          <table:table-cell table:formula="oooc:=2^(3*[.A258]+[.D$2])" office:value-type="float" office:value="3.41402338963448E+243">
            <text:p>3.41E+243</text:p>
          </table:table-cell>
          <table:table-cell table:formula="oooc:=[.F258]/[.G258]" office:value-type="float" office:value="0.000000000000191315896729761">
            <text:p>0.000000000</text:p>
          </table:table-cell>
          <table:table-cell table:formula="oooc:=BINOMDIST([.D258];[.C258];0.5;0)" office:value-type="float" office:value="0.000000000000191315896729761">
            <text:p>0.000000000000</text:p>
          </table:table-cell>
          <table:table-cell table:formula="oooc:=1-[.I258]" office:value-type="float" office:value="0.999999999999809">
            <text:p>1.000000000</text:p>
          </table:table-cell>
          <table:table-cell table:formula="oooc:=-LOG([.J258];2)" office:value-type="float" office:value="0.000000000000275975193303682">
            <text:p>0.0000000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ooc:=LOG([.A259];2)" office:value-type="float" office:value="7.98868468677217">
            <text:p>7.99</text:p>
          </table:table-cell>
          <table:table-cell table:formula="oooc:=3*[.A259]+[.D$2]" office:value-type="float" office:value="812">
            <text:p>812</text:p>
          </table:table-cell>
          <table:table-cell table:formula="oooc:=[.A259]+[.C$2]" office:value-type="float" office:value="304">
            <text:p>304</text:p>
          </table:table-cell>
          <table:table-cell/>
          <table:table-cell table:formula="oooc:=COMBIN([.C259];[.D259])" office:value-type="float" office:value="4.44973550464144E+231">
            <text:p>4.45E+231</text:p>
          </table:table-cell>
          <table:table-cell table:formula="oooc:=2^(3*[.A259]+[.D$2])" office:value-type="float" office:value="2.73121871170759E+244">
            <text:p>2.73E+244</text:p>
          </table:table-cell>
          <table:table-cell table:formula="oooc:=[.F259]/[.G259]" office:value-type="float" office:value="0.000000000000162921244115943">
            <text:p>0.000000000</text:p>
          </table:table-cell>
          <table:table-cell table:formula="oooc:=BINOMDIST([.D259];[.C259];0.5;0)" office:value-type="float" office:value="0.000000000000162921244115943">
            <text:p>0.000000000000</text:p>
          </table:table-cell>
          <table:table-cell table:formula="oooc:=1-[.I259]" office:value-type="float" office:value="0.999999999999837">
            <text:p>1.000000000</text:p>
          </table:table-cell>
          <table:table-cell table:formula="oooc:=-LOG([.J259];2)" office:value-type="float" office:value="0.000000000000234971334054843">
            <text:p>0.0000000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ooc:=LOG([.A260];2)" office:value-type="float" office:value="7.99435343685886">
            <text:p>7.99</text:p>
          </table:table-cell>
          <table:table-cell table:formula="oooc:=3*[.A260]+[.D$2]" office:value-type="float" office:value="815">
            <text:p>815</text:p>
          </table:table-cell>
          <table:table-cell table:formula="oooc:=[.A260]+[.C$2]" office:value-type="float" office:value="305">
            <text:p>305</text:p>
          </table:table-cell>
          <table:table-cell/>
          <table:table-cell table:formula="oooc:=COMBIN([.C260];[.D260])" office:value-type="float" office:value="3.03123047417408E+232">
            <text:p>3.03E+232</text:p>
          </table:table-cell>
          <table:table-cell table:formula="oooc:=2^(3*[.A260]+[.D$2])" office:value-type="float" office:value="2.18497496936607E+245">
            <text:p>2.18E+245</text:p>
          </table:table-cell>
          <table:table-cell table:formula="oooc:=[.F260]/[.G260]" office:value-type="float" office:value="0.000000000000138730672738715">
            <text:p>0.000000000</text:p>
          </table:table-cell>
          <table:table-cell table:formula="oooc:=BINOMDIST([.D260];[.C260];0.5;0)" office:value-type="float" office:value="0.000000000000138730672738715">
            <text:p>0.000000000000</text:p>
          </table:table-cell>
          <table:table-cell table:formula="oooc:=1-[.I260]" office:value-type="float" office:value="0.999999999999861">
            <text:p>1.000000000</text:p>
          </table:table-cell>
          <table:table-cell table:formula="oooc:=-LOG([.J260];2)" office:value-type="float" office:value="0.000000000000200214156488446">
            <text:p>0.0000000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ooc:=LOG([.A261];2)" office:value-type="float" office:value="8">
            <text:p>8</text:p>
          </table:table-cell>
          <table:table-cell table:formula="oooc:=3*[.A261]+[.D$2]" office:value-type="float" office:value="818">
            <text:p>818</text:p>
          </table:table-cell>
          <table:table-cell table:formula="oooc:=[.A261]+[.C$2]" office:value-type="float" office:value="306">
            <text:p>306</text:p>
          </table:table-cell>
          <table:table-cell/>
          <table:table-cell table:formula="oooc:=COMBIN([.C261];[.D261])" office:value-type="float" office:value="2.06477241649684E+233">
            <text:p>2.06E+233</text:p>
          </table:table-cell>
          <table:table-cell table:formula="oooc:=2^(3*[.A261]+[.D$2])" office:value-type="float" office:value="1.74797997549286E+246">
            <text:p>1.75E+246</text:p>
          </table:table-cell>
          <table:table-cell table:formula="oooc:=[.F261]/[.G261]" office:value-type="float" office:value="0.000000000000118123344972225">
            <text:p>0.000000000</text:p>
          </table:table-cell>
          <table:table-cell table:formula="oooc:=BINOMDIST([.D261];[.C261];0.5;0)" office:value-type="float" office:value="0.000000000000118123344972225">
            <text:p>0.000000000000</text:p>
          </table:table-cell>
          <table:table-cell table:formula="oooc:=1-[.I261]" office:value-type="float" office:value="0.999999999999882">
            <text:p>1.000000000</text:p>
          </table:table-cell>
          <table:table-cell table:formula="oooc:=-LOG([.J261];2)" office:value-type="float" office:value="0.000000000000170422290002964">
            <text:p>0.000000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ooc:=LOG([.A262];2)" office:value-type="float" office:value="8.00562454919388">
            <text:p>8.01</text:p>
          </table:table-cell>
          <table:table-cell table:formula="oooc:=3*[.A262]+[.D$2]" office:value-type="float" office:value="821">
            <text:p>821</text:p>
          </table:table-cell>
          <table:table-cell table:formula="oooc:=[.A262]+[.C$2]" office:value-type="float" office:value="307">
            <text:p>307</text:p>
          </table:table-cell>
          <table:table-cell/>
          <table:table-cell table:formula="oooc:=COMBIN([.C262];[.D262])" office:value-type="float" office:value="1.40635266814907E+234">
            <text:p>1.41E+234</text:p>
          </table:table-cell>
          <table:table-cell table:formula="oooc:=2^(3*[.A262]+[.D$2])" office:value-type="float" office:value="1.39838398039429E+247">
            <text:p>1.40E+247</text:p>
          </table:table-cell>
          <table:table-cell table:formula="oooc:=[.F262]/[.G262]" office:value-type="float" office:value="0.000000000000100569849759902">
            <text:p>0.000000000</text:p>
          </table:table-cell>
          <table:table-cell table:formula="oooc:=BINOMDIST([.D262];[.C262];0.5;0)" office:value-type="float" office:value="0.000000000000100569849759902">
            <text:p>0.000000000000</text:p>
          </table:table-cell>
          <table:table-cell table:formula="oooc:=1-[.I262]" office:value-type="float" office:value="0.999999999999899">
            <text:p>1.000000000</text:p>
          </table:table-cell>
          <table:table-cell table:formula="oooc:=-LOG([.J262];2)" office:value-type="float" office:value="0.000000000000145115220622823">
            <text:p>0.0000000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ooc:=LOG([.A263];2)" office:value-type="float" office:value="8.01122725542325">
            <text:p>8.01</text:p>
          </table:table-cell>
          <table:table-cell table:formula="oooc:=3*[.A263]+[.D$2]" office:value-type="float" office:value="824">
            <text:p>824</text:p>
          </table:table-cell>
          <table:table-cell table:formula="oooc:=[.A263]+[.C$2]" office:value-type="float" office:value="308">
            <text:p>308</text:p>
          </table:table-cell>
          <table:table-cell/>
          <table:table-cell table:formula="oooc:=COMBIN([.C263];[.D263])" office:value-type="float" office:value="9.57823435134253E+234">
            <text:p>9.58E+234</text:p>
          </table:table-cell>
          <table:table-cell table:formula="oooc:=2^(3*[.A263]+[.D$2])" office:value-type="float" office:value="1.11870718431543E+248">
            <text:p>1.12E+248</text:p>
          </table:table-cell>
          <table:table-cell table:formula="oooc:=[.F263]/[.G263]" office:value-type="float" office:value="0.0000000000000856187792983894">
            <text:p>0.000000000</text:p>
          </table:table-cell>
          <table:table-cell table:formula="oooc:=BINOMDIST([.D263];[.C263];0.5;0)" office:value-type="float" office:value="0.0000000000000856187792983894">
            <text:p>0.000000000000</text:p>
          </table:table-cell>
          <table:table-cell table:formula="oooc:=1-[.I263]" office:value-type="float" office:value="0.999999999999914">
            <text:p>1.000000000</text:p>
          </table:table-cell>
          <table:table-cell table:formula="oooc:=-LOG([.J263];2)" office:value-type="float" office:value="0.00000000000012349209172207">
            <text:p>0.0000000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ooc:=LOG([.A264];2)" office:value-type="float" office:value="8.01680828768655">
            <text:p>8.02</text:p>
          </table:table-cell>
          <table:table-cell table:formula="oooc:=3*[.A264]+[.D$2]" office:value-type="float" office:value="827">
            <text:p>827</text:p>
          </table:table-cell>
          <table:table-cell table:formula="oooc:=[.A264]+[.C$2]" office:value-type="float" office:value="309">
            <text:p>309</text:p>
          </table:table-cell>
          <table:table-cell/>
          <table:table-cell table:formula="oooc:=COMBIN([.C264];[.D264])" office:value-type="float" office:value="6.52298202718134E+235">
            <text:p>6.52E+235</text:p>
          </table:table-cell>
          <table:table-cell table:formula="oooc:=2^(3*[.A264]+[.D$2])" office:value-type="float" office:value="8.94965747452343E+248">
            <text:p>8.95E+248</text:p>
          </table:table-cell>
          <table:table-cell table:formula="oooc:=[.F264]/[.G264]" office:value-type="float" office:value="0.0000000000000728852701430195">
            <text:p>0.000000000</text:p>
          </table:table-cell>
          <table:table-cell table:formula="oooc:=BINOMDIST([.D264];[.C264];0.5;0)" office:value-type="float" office:value="0.0000000000000728852701430195">
            <text:p>0.000000000000</text:p>
          </table:table-cell>
          <table:table-cell table:formula="oooc:=1-[.I264]" office:value-type="float" office:value="0.999999999999927">
            <text:p>1.000000000</text:p>
          </table:table-cell>
          <table:table-cell table:formula="oooc:=-LOG([.J264];2)" office:value-type="float" office:value="0.000000000000105072389325133">
            <text:p>0.0000000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ooc:=LOG([.A265];2)" office:value-type="float" office:value="8.02236781302845">
            <text:p>8.02</text:p>
          </table:table-cell>
          <table:table-cell table:formula="oooc:=3*[.A265]+[.D$2]" office:value-type="float" office:value="830">
            <text:p>830</text:p>
          </table:table-cell>
          <table:table-cell table:formula="oooc:=[.A265]+[.C$2]" office:value-type="float" office:value="310">
            <text:p>310</text:p>
          </table:table-cell>
          <table:table-cell/>
          <table:table-cell table:formula="oooc:=COMBIN([.C265];[.D265])" office:value-type="float" office:value="4.44198150859226E+236">
            <text:p>4.44E+236</text:p>
          </table:table-cell>
          <table:table-cell table:formula="oooc:=2^(3*[.A265]+[.D$2])" office:value-type="float" office:value="7.15972597961874E+249">
            <text:p>7.16E+249</text:p>
          </table:table-cell>
          <table:table-cell table:formula="oooc:=[.F265]/[.G265]" office:value-type="float" office:value="0.0000000000000620412222651683">
            <text:p>0.000000000</text:p>
          </table:table-cell>
          <table:table-cell table:formula="oooc:=BINOMDIST([.D265];[.C265];0.5;0)" office:value-type="float" office:value="0.0000000000000620412222651683">
            <text:p>0.000000000000</text:p>
          </table:table-cell>
          <table:table-cell table:formula="oooc:=1-[.I265]" office:value-type="float" office:value="0.999999999999938">
            <text:p>1.000000000</text:p>
          </table:table-cell>
          <table:table-cell table:formula="oooc:=-LOG([.J265];2)" office:value-type="float" office:value="0.0000000000000895357707816297">
            <text:p>0.000000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ooc:=LOG([.A266];2)" office:value-type="float" office:value="8.02790599656989">
            <text:p>8.03</text:p>
          </table:table-cell>
          <table:table-cell table:formula="oooc:=3*[.A266]+[.D$2]" office:value-type="float" office:value="833">
            <text:p>833</text:p>
          </table:table-cell>
          <table:table-cell table:formula="oooc:=[.A266]+[.C$2]" office:value-type="float" office:value="311">
            <text:p>311</text:p>
          </table:table-cell>
          <table:table-cell/>
          <table:table-cell table:formula="oooc:=COMBIN([.C266];[.D266])" office:value-type="float" office:value="3.02466640372578E+237">
            <text:p>3.02E+237</text:p>
          </table:table-cell>
          <table:table-cell table:formula="oooc:=2^(3*[.A266]+[.D$2])" office:value-type="float" office:value="5.72778078369499E+250">
            <text:p>5.73E+250</text:p>
          </table:table-cell>
          <table:table-cell table:formula="oooc:=[.F266]/[.G266]" office:value-type="float" office:value="0.0000000000000528069512076293">
            <text:p>0.000000000</text:p>
          </table:table-cell>
          <table:table-cell table:formula="oooc:=BINOMDIST([.D266];[.C266];0.5;0)" office:value-type="float" office:value="0.0000000000000528069512076293">
            <text:p>0.000000000000</text:p>
          </table:table-cell>
          <table:table-cell table:formula="oooc:=1-[.I266]" office:value-type="float" office:value="0.999999999999947">
            <text:p>1.000000000</text:p>
          </table:table-cell>
          <table:table-cell table:formula="oooc:=-LOG([.J266];2)" office:value-type="float" office:value="0.0000000000000762415507907971">
            <text:p>0.0000000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ooc:=LOG([.A267];2)" office:value-type="float" office:value="8.03342300153745">
            <text:p>8.03</text:p>
          </table:table-cell>
          <table:table-cell table:formula="oooc:=3*[.A267]+[.D$2]" office:value-type="float" office:value="836">
            <text:p>836</text:p>
          </table:table-cell>
          <table:table-cell table:formula="oooc:=[.A267]+[.C$2]" office:value-type="float" office:value="312">
            <text:p>312</text:p>
          </table:table-cell>
          <table:table-cell/>
          <table:table-cell table:formula="oooc:=COMBIN([.C267];[.D267])" office:value-type="float" office:value="2.05943797260886E+238">
            <text:p>2.06E+238</text:p>
          </table:table-cell>
          <table:table-cell table:formula="oooc:=2^(3*[.A267]+[.D$2])" office:value-type="float" office:value="4.58222462695599E+251">
            <text:p>4.58E+251</text:p>
          </table:table-cell>
          <table:table-cell table:formula="oooc:=[.F267]/[.G267]" office:value-type="float" office:value="0.0000000000000449440640795683">
            <text:p>0.000000000</text:p>
          </table:table-cell>
          <table:table-cell table:formula="oooc:=BINOMDIST([.D267];[.C267];0.5;0)" office:value-type="float" office:value="0.0000000000000449440640795683">
            <text:p>0.000000000000</text:p>
          </table:table-cell>
          <table:table-cell table:formula="oooc:=1-[.I267]" office:value-type="float" office:value="0.999999999999955">
            <text:p>1.000000000</text:p>
          </table:table-cell>
          <table:table-cell table:formula="oooc:=-LOG([.J267];2)" office:value-type="float" office:value="0.0000000000000648693867022535">
            <text:p>0.0000000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ooc:=LOG([.A268];2)" office:value-type="float" office:value="8.0389189892923">
            <text:p>8.04</text:p>
          </table:table-cell>
          <table:table-cell table:formula="oooc:=3*[.A268]+[.D$2]" office:value-type="float" office:value="839">
            <text:p>839</text:p>
          </table:table-cell>
          <table:table-cell table:formula="oooc:=[.A268]+[.C$2]" office:value-type="float" office:value="313">
            <text:p>313</text:p>
          </table:table-cell>
          <table:table-cell/>
          <table:table-cell table:formula="oooc:=COMBIN([.C268];[.D268])" office:value-type="float" office:value="1.40213802908032E+239">
            <text:p>1.40E+239</text:p>
          </table:table-cell>
          <table:table-cell table:formula="oooc:=2^(3*[.A268]+[.D$2])" office:value-type="float" office:value="3.66577970156479E+252">
            <text:p>3.67E+252</text:p>
          </table:table-cell>
          <table:table-cell table:formula="oooc:=[.F268]/[.G268]" office:value-type="float" office:value="0.0000000000000382493805746647">
            <text:p>0.000000000</text:p>
          </table:table-cell>
          <table:table-cell table:formula="oooc:=BINOMDIST([.D268];[.C268];0.5;0)" office:value-type="float" office:value="0.0000000000000382493805746647">
            <text:p>0.000000000000</text:p>
          </table:table-cell>
          <table:table-cell table:formula="oooc:=1-[.I268]" office:value-type="float" office:value="0.999999999999962">
            <text:p>1.000000000</text:p>
          </table:table-cell>
          <table:table-cell table:formula="oooc:=-LOG([.J268];2)" office:value-type="float" office:value="0.0000000000000552591071908084">
            <text:p>0.0000000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ooc:=LOG([.A269];2)" office:value-type="float" office:value="8.04439411935845">
            <text:p>8.04</text:p>
          </table:table-cell>
          <table:table-cell table:formula="oooc:=3*[.A269]+[.D$2]" office:value-type="float" office:value="842">
            <text:p>842</text:p>
          </table:table-cell>
          <table:table-cell table:formula="oooc:=[.A269]+[.C$2]" office:value-type="float" office:value="314">
            <text:p>314</text:p>
          </table:table-cell>
          <table:table-cell/>
          <table:table-cell table:formula="oooc:=COMBIN([.C269];[.D269])" office:value-type="float" office:value="9.54561592092841E+239">
            <text:p>9.55E+239</text:p>
          </table:table-cell>
          <table:table-cell table:formula="oooc:=2^(3*[.A269]+[.D$2])" office:value-type="float" office:value="2.93262376125184E+253">
            <text:p>2.93E+253</text:p>
          </table:table-cell>
          <table:table-cell table:formula="oooc:=[.F269]/[.G269]" office:value-type="float" office:value="0.0000000000000325497462274319">
            <text:p>0.000000000</text:p>
          </table:table-cell>
          <table:table-cell table:formula="oooc:=BINOMDIST([.D269];[.C269];0.5;0)" office:value-type="float" office:value="0.0000000000000325497462274319">
            <text:p>0.000000000000</text:p>
          </table:table-cell>
          <table:table-cell table:formula="oooc:=1-[.I269]" office:value-type="float" office:value="0.999999999999968">
            <text:p>1.000000000</text:p>
          </table:table-cell>
          <table:table-cell table:formula="oooc:=-LOG([.J269];2)" office:value-type="float" office:value="0.0000000000000469301982808893">
            <text:p>0.000000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ooc:=LOG([.A270];2)" office:value-type="float" office:value="8.04984854945056">
            <text:p>8.05</text:p>
          </table:table-cell>
          <table:table-cell table:formula="oooc:=3*[.A270]+[.D$2]" office:value-type="float" office:value="845">
            <text:p>845</text:p>
          </table:table-cell>
          <table:table-cell table:formula="oooc:=[.A270]+[.C$2]" office:value-type="float" office:value="315">
            <text:p>315</text:p>
          </table:table-cell>
          <table:table-cell/>
          <table:table-cell table:formula="oooc:=COMBIN([.C270];[.D270])" office:value-type="float" office:value="6.49813292251243E+240">
            <text:p>6.50E+240</text:p>
          </table:table-cell>
          <table:table-cell table:formula="oooc:=2^(3*[.A270]+[.D$2])" office:value-type="float" office:value="2.34609900900147E+254">
            <text:p>2.35E+254</text:p>
          </table:table-cell>
          <table:table-cell table:formula="oooc:=[.F270]/[.G270]" office:value-type="float" office:value="0.0000000000000276976073796567">
            <text:p>0.000000000</text:p>
          </table:table-cell>
          <table:table-cell table:formula="oooc:=BINOMDIST([.D270];[.C270];0.5;0)" office:value-type="float" office:value="0.0000000000000276976073796567">
            <text:p>0.000000000000</text:p>
          </table:table-cell>
          <table:table-cell table:formula="oooc:=1-[.I270]" office:value-type="float" office:value="0.999999999999972">
            <text:p>1.000000000</text:p>
          </table:table-cell>
          <table:table-cell table:formula="oooc:=-LOG([.J270];2)" office:value-type="float" office:value="0.0000000000000398826599724963">
            <text:p>0.0000000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ooc:=LOG([.A271];2)" office:value-type="float" office:value="8.05528243550119">
            <text:p>8.06</text:p>
          </table:table-cell>
          <table:table-cell table:formula="oooc:=3*[.A271]+[.D$2]" office:value-type="float" office:value="848">
            <text:p>848</text:p>
          </table:table-cell>
          <table:table-cell table:formula="oooc:=[.A271]+[.C$2]" office:value-type="float" office:value="316">
            <text:p>316</text:p>
          </table:table-cell>
          <table:table-cell/>
          <table:table-cell table:formula="oooc:=COMBIN([.C271];[.D271])" office:value-type="float" office:value="4.42328558883319E+241">
            <text:p>4.42E+241</text:p>
          </table:table-cell>
          <table:table-cell table:formula="oooc:=2^(3*[.A271]+[.D$2])" office:value-type="float" office:value="1.87687920720118E+255">
            <text:p>1.88E+255</text:p>
          </table:table-cell>
          <table:table-cell table:formula="oooc:=[.F271]/[.G271]" office:value-type="float" office:value="0.0000000000000235672363562983">
            <text:p>0.000000000</text:p>
          </table:table-cell>
          <table:table-cell table:formula="oooc:=BINOMDIST([.D271];[.C271];0.5;0)" office:value-type="float" office:value="0.0000000000000235672363562983">
            <text:p>0.000000000000</text:p>
          </table:table-cell>
          <table:table-cell table:formula="oooc:=1-[.I271]" office:value-type="float" office:value="0.999999999999976">
            <text:p>1.000000000</text:p>
          </table:table-cell>
          <table:table-cell table:formula="oooc:=-LOG([.J271];2)" office:value-type="float" office:value="0.0000000000000339563209404385">
            <text:p>0.0000000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ooc:=LOG([.A272];2)" office:value-type="float" office:value="8.06069593168755">
            <text:p>8.06</text:p>
          </table:table-cell>
          <table:table-cell table:formula="oooc:=3*[.A272]+[.D$2]" office:value-type="float" office:value="851">
            <text:p>851</text:p>
          </table:table-cell>
          <table:table-cell table:formula="oooc:=[.A272]+[.C$2]" office:value-type="float" office:value="317">
            <text:p>317</text:p>
          </table:table-cell>
          <table:table-cell/>
          <table:table-cell table:formula="oooc:=COMBIN([.C272];[.D272])" office:value-type="float" office:value="3.01074121779963E+242">
            <text:p>3.01E+242</text:p>
          </table:table-cell>
          <table:table-cell table:formula="oooc:=2^(3*[.A272]+[.D$2])" office:value-type="float" office:value="1.50150336576094E+256">
            <text:p>1.50E+256</text:p>
          </table:table-cell>
          <table:table-cell table:formula="oooc:=[.F272]/[.G272]" office:value-type="float" office:value="0.0000000000000200515116146532">
            <text:p>0.000000000</text:p>
          </table:table-cell>
          <table:table-cell table:formula="oooc:=BINOMDIST([.D272];[.C272];0.5;0)" office:value-type="float" office:value="0.0000000000000200515116146532">
            <text:p>0.000000000000</text:p>
          </table:table-cell>
          <table:table-cell table:formula="oooc:=1-[.I272]" office:value-type="float" office:value="0.99999999999998">
            <text:p>1.000000000</text:p>
          </table:table-cell>
          <table:table-cell table:formula="oooc:=-LOG([.J272];2)" office:value-type="float" office:value="0.0000000000000289910098595253">
            <text:p>0.0000000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ooc:=LOG([.A273];2)" office:value-type="float" office:value="8.06608919045777">
            <text:p>8.07</text:p>
          </table:table-cell>
          <table:table-cell table:formula="oooc:=3*[.A273]+[.D$2]" office:value-type="float" office:value="854">
            <text:p>854</text:p>
          </table:table-cell>
          <table:table-cell table:formula="oooc:=[.A273]+[.C$2]" office:value-type="float" office:value="318">
            <text:p>318</text:p>
          </table:table-cell>
          <table:table-cell/>
          <table:table-cell table:formula="oooc:=COMBIN([.C273];[.D273])" office:value-type="float" office:value="2.04915227774529E+243">
            <text:p>2.05E+243</text:p>
          </table:table-cell>
          <table:table-cell table:formula="oooc:=2^(3*[.A273]+[.D$2])" office:value-type="float" office:value="1.20120269260875E+257">
            <text:p>1.20E+257</text:p>
          </table:table-cell>
          <table:table-cell table:formula="oooc:=[.F273]/[.G273]" office:value-type="float" office:value="0.000000000000017059171531617">
            <text:p>0.000000000</text:p>
          </table:table-cell>
          <table:table-cell table:formula="oooc:=BINOMDIST([.D273];[.C273];0.5;0)" office:value-type="float" office:value="0.000000000000017059171531617">
            <text:p>0.000000000000</text:p>
          </table:table-cell>
          <table:table-cell table:formula="oooc:=1-[.I273]" office:value-type="float" office:value="0.999999999999983">
            <text:p>1.000000000</text:p>
          </table:table-cell>
          <table:table-cell table:formula="oooc:=-LOG([.J273];2)" office:value-type="float" office:value="0.0000000000000246663840793751">
            <text:p>0.0000000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ooc:=LOG([.A274];2)" office:value-type="float" office:value="8.07146236255663">
            <text:p>8.07</text:p>
          </table:table-cell>
          <table:table-cell table:formula="oooc:=3*[.A274]+[.D$2]" office:value-type="float" office:value="857">
            <text:p>857</text:p>
          </table:table-cell>
          <table:table-cell table:formula="oooc:=[.A274]+[.C$2]" office:value-type="float" office:value="319">
            <text:p>319</text:p>
          </table:table-cell>
          <table:table-cell/>
          <table:table-cell table:formula="oooc:=COMBIN([.C274];[.D274])" office:value-type="float" office:value="1.39459367131534E+244">
            <text:p>1.39E+244</text:p>
          </table:table-cell>
          <table:table-cell table:formula="oooc:=2^(3*[.A274]+[.D$2])" office:value-type="float" office:value="9.60962154087002E+257">
            <text:p>9.61E+257</text:p>
          </table:table-cell>
          <table:table-cell table:formula="oooc:=[.F274]/[.G274]" office:value-type="float" office:value="0.0000000000000145124723734862">
            <text:p>0.000000000</text:p>
          </table:table-cell>
          <table:table-cell table:formula="oooc:=BINOMDIST([.D274];[.C274];0.5;0)" office:value-type="float" office:value="0.0000000000000145124723734862">
            <text:p>0.000000000000</text:p>
          </table:table-cell>
          <table:table-cell table:formula="oooc:=1-[.I274]" office:value-type="float" office:value="0.999999999999985">
            <text:p>1.000000000</text:p>
          </table:table-cell>
          <table:table-cell table:formula="oooc:=-LOG([.J274];2)" office:value-type="float" office:value="0.0000000000000209824435999879">
            <text:p>0.0000000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ooc:=LOG([.A275];2)" office:value-type="float" office:value="8.07681559705083">
            <text:p>8.08</text:p>
          </table:table-cell>
          <table:table-cell table:formula="oooc:=3*[.A275]+[.D$2]" office:value-type="float" office:value="860">
            <text:p>860</text:p>
          </table:table-cell>
          <table:table-cell table:formula="oooc:=[.A275]+[.C$2]" office:value-type="float" office:value="320">
            <text:p>320</text:p>
          </table:table-cell>
          <table:table-cell/>
          <table:table-cell table:formula="oooc:=COMBIN([.C275];[.D275])" office:value-type="float" office:value="9.49060917922153E+244">
            <text:p>9.49E+244</text:p>
          </table:table-cell>
          <table:table-cell table:formula="oooc:=2^(3*[.A275]+[.D$2])" office:value-type="float" office:value="7.68769723269601E+258">
            <text:p>7.69E+258</text:p>
          </table:table-cell>
          <table:table-cell table:formula="oooc:=[.F275]/[.G275]" office:value-type="float" office:value="0.0000000000000123451911436596">
            <text:p>0.000000000</text:p>
          </table:table-cell>
          <table:table-cell table:formula="oooc:=BINOMDIST([.D275];[.C275];0.5;0)" office:value-type="float" office:value="0.0000000000000123451911436596">
            <text:p>0.000000000000</text:p>
          </table:table-cell>
          <table:table-cell table:formula="oooc:=1-[.I275]" office:value-type="float" office:value="0.999999999999988">
            <text:p>1.000000000</text:p>
          </table:table-cell>
          <table:table-cell table:formula="oooc:=-LOG([.J275];2)" office:value-type="float" office:value="0.0000000000000177790170961729">
            <text:p>0.000000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ooc:=LOG([.A276];2)" office:value-type="float" office:value="8.08214904135387">
            <text:p>8.08</text:p>
          </table:table-cell>
          <table:table-cell table:formula="oooc:=3*[.A276]+[.D$2]" office:value-type="float" office:value="863">
            <text:p>863</text:p>
          </table:table-cell>
          <table:table-cell table:formula="oooc:=[.A276]+[.C$2]" office:value-type="float" office:value="321">
            <text:p>321</text:p>
          </table:table-cell>
          <table:table-cell/>
          <table:table-cell table:formula="oooc:=COMBIN([.C276];[.D276])" office:value-type="float" office:value="6.45823313599966E+245">
            <text:p>6.46E+245</text:p>
          </table:table-cell>
          <table:table-cell table:formula="oooc:=2^(3*[.A276]+[.D$2])" office:value-type="float" office:value="6.15015778615681E+259">
            <text:p>6.15E+259</text:p>
          </table:table-cell>
          <table:table-cell table:formula="oooc:=[.F276]/[.G276]" office:value-type="float" office:value="0.0000000000000105009226763845">
            <text:p>0.000000000</text:p>
          </table:table-cell>
          <table:table-cell table:formula="oooc:=BINOMDIST([.D276];[.C276];0.5;0)" office:value-type="float" office:value="0.0000000000000105009226763845">
            <text:p>0.000000000000</text:p>
          </table:table-cell>
          <table:table-cell table:formula="oooc:=1-[.I276]" office:value-type="float" office:value="0.999999999999989">
            <text:p>1.000000000</text:p>
          </table:table-cell>
          <table:table-cell table:formula="oooc:=-LOG([.J276];2)" office:value-type="float" office:value="0.0000000000000152162758931209">
            <text:p>0.0000000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ooc:=LOG([.A277];2)" office:value-type="float" office:value="8.08746284125034">
            <text:p>8.09</text:p>
          </table:table-cell>
          <table:table-cell table:formula="oooc:=3*[.A277]+[.D$2]" office:value-type="float" office:value="866">
            <text:p>866</text:p>
          </table:table-cell>
          <table:table-cell table:formula="oooc:=[.A277]+[.C$2]" office:value-type="float" office:value="322">
            <text:p>322</text:p>
          </table:table-cell>
          <table:table-cell/>
          <table:table-cell table:formula="oooc:=COMBIN([.C277];[.D277])" office:value-type="float" office:value="4.39447359780276E+246">
            <text:p>4.39E+246</text:p>
          </table:table-cell>
          <table:table-cell table:formula="oooc:=2^(3*[.A277]+[.D$2])" office:value-type="float" office:value="4.92012622892545E+260">
            <text:p>4.92E+260</text:p>
          </table:table-cell>
          <table:table-cell table:formula="oooc:=[.F277]/[.G277]" office:value-type="float" office:value="8.9316277537101E-015">
            <text:p>0.000000000</text:p>
          </table:table-cell>
          <table:table-cell table:formula="oooc:=BINOMDIST([.D277];[.C277];0.5;0)" office:value-type="float" office:value="8.9316277537101E-015">
            <text:p>0.000000000000</text:p>
          </table:table-cell>
          <table:table-cell table:formula="oooc:=1-[.I277]" office:value-type="float" office:value="0.999999999999991">
            <text:p>1.000000000</text:p>
          </table:table-cell>
          <table:table-cell table:formula="oooc:=-LOG([.J277];2)" office:value-type="float" office:value="0.0000000000000128137060152597">
            <text:p>0.000000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ooc:=LOG([.A278];2)" office:value-type="float" office:value="8.09275714091985">
            <text:p>8.09</text:p>
          </table:table-cell>
          <table:table-cell table:formula="oooc:=3*[.A278]+[.D$2]" office:value-type="float" office:value="869">
            <text:p>869</text:p>
          </table:table-cell>
          <table:table-cell table:formula="oooc:=[.A278]+[.C$2]" office:value-type="float" office:value="323">
            <text:p>323</text:p>
          </table:table-cell>
          <table:table-cell/>
          <table:table-cell table:formula="oooc:=COMBIN([.C278];[.D278])" office:value-type="float" office:value="2.99001792113887E+247">
            <text:p>2.99E+247</text:p>
          </table:table-cell>
          <table:table-cell table:formula="oooc:=2^(3*[.A278]+[.D$2])" office:value-type="float" office:value="3.93610098314036E+261">
            <text:p>3.94E+261</text:p>
          </table:table-cell>
          <table:table-cell table:formula="oooc:=[.F278]/[.G278]" office:value-type="float" office:value="7.59639535150678E-015">
            <text:p>0.000000000</text:p>
          </table:table-cell>
          <table:table-cell table:formula="oooc:=BINOMDIST([.D278];[.C278];0.5;0)" office:value-type="float" office:value="7.59639535150678E-015">
            <text:p>0.000000000000</text:p>
          </table:table-cell>
          <table:table-cell table:formula="oooc:=1-[.I278]" office:value-type="float" office:value="0.999999999999992">
            <text:p>1.000000000</text:p>
          </table:table-cell>
          <table:table-cell table:formula="oooc:=-LOG([.J278];2)" office:value-type="float" office:value="0.0000000000000108916501129708">
            <text:p>0.0000000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ooc:=LOG([.A279];2)" office:value-type="float" office:value="8.09803208296053">
            <text:p>8.1</text:p>
          </table:table-cell>
          <table:table-cell table:formula="oooc:=3*[.A279]+[.D$2]" office:value-type="float" office:value="872">
            <text:p>872</text:p>
          </table:table-cell>
          <table:table-cell table:formula="oooc:=[.A279]+[.C$2]" office:value-type="float" office:value="324">
            <text:p>324</text:p>
          </table:table-cell>
          <table:table-cell/>
          <table:table-cell table:formula="oooc:=COMBIN([.C279];[.D279])" office:value-type="float" office:value="2.03429901530654E+248">
            <text:p>2.03E+248</text:p>
          </table:table-cell>
          <table:table-cell table:formula="oooc:=2^(3*[.A279]+[.D$2])" office:value-type="float" office:value="3.14888078651229E+262">
            <text:p>3.15E+262</text:p>
          </table:table-cell>
          <table:table-cell table:formula="oooc:=[.F279]/[.G279]" office:value-type="float" office:value="6.4603875256889E-015">
            <text:p>0.000000000</text:p>
          </table:table-cell>
          <table:table-cell table:formula="oooc:=BINOMDIST([.D279];[.C279];0.5;0)" office:value-type="float" office:value="6.4603875256889E-015">
            <text:p>0.000000000000</text:p>
          </table:table-cell>
          <table:table-cell table:formula="oooc:=1-[.I279]" office:value-type="float" office:value="0.999999999999993">
            <text:p>1.000000000</text:p>
          </table:table-cell>
          <table:table-cell table:formula="oooc:=-LOG([.J279];2)" office:value-type="float" office:value="9.28993686106329E-015">
            <text:p>0.0000000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ooc:=LOG([.A280];2)" office:value-type="float" office:value="8.10328780841202">
            <text:p>8.1</text:p>
          </table:table-cell>
          <table:table-cell table:formula="oooc:=3*[.A280]+[.D$2]" office:value-type="float" office:value="875">
            <text:p>875</text:p>
          </table:table-cell>
          <table:table-cell table:formula="oooc:=[.A280]+[.C$2]" office:value-type="float" office:value="325">
            <text:p>325</text:p>
          </table:table-cell>
          <table:table-cell/>
          <table:table-cell table:formula="oooc:=COMBIN([.C280];[.D280])" office:value-type="float" office:value="1.38398098525462E+249">
            <text:p>1.38E+249</text:p>
          </table:table-cell>
          <table:table-cell table:formula="oooc:=2^(3*[.A280]+[.D$2])" office:value-type="float" office:value="2.51910462920983E+263">
            <text:p>2.52E+263</text:p>
          </table:table-cell>
          <table:table-cell table:formula="oooc:=[.F280]/[.G280]" office:value-type="float" office:value="5.49394006587467E-015">
            <text:p>0.000000000</text:p>
          </table:table-cell>
          <table:table-cell table:formula="oooc:=BINOMDIST([.D280];[.C280];0.5;0)" office:value-type="float" office:value="5.49394006587467E-015">
            <text:p>0.000000000000</text:p>
          </table:table-cell>
          <table:table-cell table:formula="oooc:=1-[.I280]" office:value-type="float" office:value="0.999999999999995">
            <text:p>1.000000000</text:p>
          </table:table-cell>
          <table:table-cell table:formula="oooc:=-LOG([.J280];2)" office:value-type="float" office:value="7.84839493434657E-015">
            <text:p>0.0000000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ooc:=LOG([.A281];2)" office:value-type="float" office:value="8.10852445677817">
            <text:p>8.11</text:p>
          </table:table-cell>
          <table:table-cell table:formula="oooc:=3*[.A281]+[.D$2]" office:value-type="float" office:value="878">
            <text:p>878</text:p>
          </table:table-cell>
          <table:table-cell table:formula="oooc:=[.A281]+[.C$2]" office:value-type="float" office:value="326">
            <text:p>326</text:p>
          </table:table-cell>
          <table:table-cell/>
          <table:table-cell table:formula="oooc:=COMBIN([.C281];[.D281])" office:value-type="float" office:value="9.4149943148583E+249">
            <text:p>9.41E+249</text:p>
          </table:table-cell>
          <table:table-cell table:formula="oooc:=2^(3*[.A281]+[.D$2])" office:value-type="float" office:value="2.01528370336786E+264">
            <text:p>2.02E+264</text:p>
          </table:table-cell>
          <table:table-cell table:formula="oooc:=[.F281]/[.G281]" office:value-type="float" office:value="4.67179598541105E-015">
            <text:p>0.000000000</text:p>
          </table:table-cell>
          <table:table-cell table:formula="oooc:=BINOMDIST([.D281];[.C281];0.5;0)" office:value-type="float" office:value="4.67179598541105E-015">
            <text:p>0.000000000000</text:p>
          </table:table-cell>
          <table:table-cell table:formula="oooc:=1-[.I281]" office:value-type="float" office:value="0.999999999999995">
            <text:p>1.000000000</text:p>
          </table:table-cell>
          <table:table-cell table:formula="oooc:=-LOG([.J281];2)" office:value-type="float" office:value="6.72719565801134E-015">
            <text:p>0.000000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ooc:=LOG([.A282];2)" office:value-type="float" office:value="8.11374216604919">
            <text:p>8.11</text:p>
          </table:table-cell>
          <table:table-cell table:formula="oooc:=3*[.A282]+[.D$2]" office:value-type="float" office:value="881">
            <text:p>881</text:p>
          </table:table-cell>
          <table:table-cell table:formula="oooc:=[.A282]+[.C$2]" office:value-type="float" office:value="327">
            <text:p>327</text:p>
          </table:table-cell>
          <table:table-cell/>
          <table:table-cell table:formula="oooc:=COMBIN([.C282];[.D282])" office:value-type="float" office:value="6.40449467731087E+250">
            <text:p>6.40E+250</text:p>
          </table:table-cell>
          <table:table-cell table:formula="oooc:=2^(3*[.A282]+[.D$2])" office:value-type="float" office:value="1.61222696269429E+265">
            <text:p>1.61E+265</text:p>
          </table:table-cell>
          <table:table-cell table:formula="oooc:=[.F282]/[.G282]" office:value-type="float" office:value="3.97245228215755E-015">
            <text:p>0.000000000</text:p>
          </table:table-cell>
          <table:table-cell table:formula="oooc:=BINOMDIST([.D282];[.C282];0.5;0)" office:value-type="float" office:value="3.97245228215755E-015">
            <text:p>0.000000000000</text:p>
          </table:table-cell>
          <table:table-cell table:formula="oooc:=1-[.I282]" office:value-type="float" office:value="0.999999999999996">
            <text:p>1.000000000</text:p>
          </table:table-cell>
          <table:table-cell table:formula="oooc:=-LOG([.J282];2)" office:value-type="float" office:value="5.76616770686686E-015">
            <text:p>0.0000000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ooc:=LOG([.A283];2)" office:value-type="float" office:value="8.11894107272351">
            <text:p>8.12</text:p>
          </table:table-cell>
          <table:table-cell table:formula="oooc:=3*[.A283]+[.D$2]" office:value-type="float" office:value="884">
            <text:p>884</text:p>
          </table:table-cell>
          <table:table-cell table:formula="oooc:=[.A283]+[.C$2]" office:value-type="float" office:value="328">
            <text:p>328</text:p>
          </table:table-cell>
          <table:table-cell/>
          <table:table-cell table:formula="oooc:=COMBIN([.C283];[.D283])" office:value-type="float" office:value="4.35637045872741E+251">
            <text:p>4.36E+251</text:p>
          </table:table-cell>
          <table:table-cell table:formula="oooc:=2^(3*[.A283]+[.D$2])" office:value-type="float" office:value="1.28978157015543E+266">
            <text:p>1.29E+266</text:p>
          </table:table-cell>
          <table:table-cell table:formula="oooc:=[.F283]/[.G283]" office:value-type="float" office:value="3.37760327758631E-015">
            <text:p>0.000000000</text:p>
          </table:table-cell>
          <table:table-cell table:formula="oooc:=BINOMDIST([.D283];[.C283];0.5;0)" office:value-type="float" office:value="3.37760327758631E-015">
            <text:p>0.000000000000</text:p>
          </table:table-cell>
          <table:table-cell table:formula="oooc:=1-[.I283]" office:value-type="float" office:value="0.999999999999997">
            <text:p>1.000000000</text:p>
          </table:table-cell>
          <table:table-cell table:formula="oooc:=-LOG([.J283];2)" office:value-type="float" office:value="4.80513975572239E-015">
            <text:p>0.0000000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ooc:=LOG([.A284];2)" office:value-type="float" office:value="8.12412131182919">
            <text:p>8.12</text:p>
          </table:table-cell>
          <table:table-cell table:formula="oooc:=3*[.A284]+[.D$2]" office:value-type="float" office:value="887">
            <text:p>887</text:p>
          </table:table-cell>
          <table:table-cell table:formula="oooc:=[.A284]+[.C$2]" office:value-type="float" office:value="329">
            <text:p>329</text:p>
          </table:table-cell>
          <table:table-cell/>
          <table:table-cell table:formula="oooc:=COMBIN([.C284];[.D284])" office:value-type="float" office:value="2.96305780969907E+252">
            <text:p>2.96E+252</text:p>
          </table:table-cell>
          <table:table-cell table:formula="oooc:=2^(3*[.A284]+[.D$2])" office:value-type="float" office:value="1.03182525612435E+267">
            <text:p>1.03E+267</text:p>
          </table:table-cell>
          <table:table-cell table:formula="oooc:=[.F284]/[.G284]" office:value-type="float" office:value="2.87166629437687E-015">
            <text:p>0.000000000</text:p>
          </table:table-cell>
          <table:table-cell table:formula="oooc:=BINOMDIST([.D284];[.C284];0.5;0)" office:value-type="float" office:value="2.87166629437687E-015">
            <text:p>0.000000000000</text:p>
          </table:table-cell>
          <table:table-cell table:formula="oooc:=1-[.I284]" office:value-type="float" office:value="0.999999999999997">
            <text:p>1.000000000</text:p>
          </table:table-cell>
          <table:table-cell table:formula="oooc:=-LOG([.J284];2)" office:value-type="float" office:value="4.1644544549594E-015">
            <text:p>0.0000000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ooc:=LOG([.A285];2)" office:value-type="float" office:value="8.12928301694497">
            <text:p>8.13</text:p>
          </table:table-cell>
          <table:table-cell table:formula="oooc:=3*[.A285]+[.D$2]" office:value-type="float" office:value="890">
            <text:p>890</text:p>
          </table:table-cell>
          <table:table-cell table:formula="oooc:=[.A285]+[.C$2]" office:value-type="float" office:value="330">
            <text:p>330</text:p>
          </table:table-cell>
          <table:table-cell/>
          <table:table-cell table:formula="oooc:=COMBIN([.C285];[.D285])" office:value-type="float" office:value="2.01525999292902E+253">
            <text:p>2.02E+253</text:p>
          </table:table-cell>
          <table:table-cell table:formula="oooc:=2^(3*[.A285]+[.D$2])" office:value-type="float" office:value="8.25460204899477E+267">
            <text:p>8.25E+267</text:p>
          </table:table-cell>
          <table:table-cell table:formula="oooc:=[.F285]/[.G285]" office:value-type="float" office:value="2.44137752609702E-015">
            <text:p>0.000000000</text:p>
          </table:table-cell>
          <table:table-cell table:formula="oooc:=BINOMDIST([.D285];[.C285];0.5;0)" office:value-type="float" office:value="2.44137752609702E-015">
            <text:p>0.000000000000</text:p>
          </table:table-cell>
          <table:table-cell table:formula="oooc:=1-[.I285]" office:value-type="float" office:value="0.999999999999998">
            <text:p>1.000000000</text:p>
          </table:table-cell>
          <table:table-cell table:formula="oooc:=-LOG([.J285];2)" office:value-type="float" office:value="3.52376915419641E-015">
            <text:p>0.000000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ooc:=LOG([.A286];2)" office:value-type="float" office:value="8.13442632022093">
            <text:p>8.13</text:p>
          </table:table-cell>
          <table:table-cell table:formula="oooc:=3*[.A286]+[.D$2]" office:value-type="float" office:value="893">
            <text:p>893</text:p>
          </table:table-cell>
          <table:table-cell table:formula="oooc:=[.A286]+[.C$2]" office:value-type="float" office:value="331">
            <text:p>331</text:p>
          </table:table-cell>
          <table:table-cell/>
          <table:table-cell table:formula="oooc:=COMBIN([.C286];[.D286])" office:value-type="float" office:value="1.3705596128429E+254">
            <text:p>1.37E+254</text:p>
          </table:table-cell>
          <table:table-cell table:formula="oooc:=2^(3*[.A286]+[.D$2])" office:value-type="float" office:value="6.60368163919582E+268">
            <text:p>6.60E+268</text:p>
          </table:table-cell>
          <table:table-cell table:formula="oooc:=[.F286]/[.G286]" office:value-type="float" office:value="2.07544773919447E-015">
            <text:p>0.000000000</text:p>
          </table:table-cell>
          <table:table-cell table:formula="oooc:=BINOMDIST([.D286];[.C286];0.5;0)" office:value-type="float" office:value="2.07544773919447E-015">
            <text:p>0.000000000000</text:p>
          </table:table-cell>
          <table:table-cell table:formula="oooc:=1-[.I286]" office:value-type="float" office:value="0.999999999999998">
            <text:p>1.000000000</text:p>
          </table:table-cell>
          <table:table-cell table:formula="oooc:=-LOG([.J286];2)" office:value-type="float" office:value="3.04325517862418E-015">
            <text:p>0.0000000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ooc:=LOG([.A287];2)" office:value-type="float" office:value="8.13955135239879">
            <text:p>8.14</text:p>
          </table:table-cell>
          <table:table-cell table:formula="oooc:=3*[.A287]+[.D$2]" office:value-type="float" office:value="896">
            <text:p>896</text:p>
          </table:table-cell>
          <table:table-cell table:formula="oooc:=[.A287]+[.C$2]" office:value-type="float" office:value="332">
            <text:p>332</text:p>
          </table:table-cell>
          <table:table-cell/>
          <table:table-cell table:formula="oooc:=COMBIN([.C287];[.D287])" office:value-type="float" office:value="9.32053649454297E+254">
            <text:p>9.32E+254</text:p>
          </table:table-cell>
          <table:table-cell table:formula="oooc:=2^(3*[.A287]+[.D$2])" office:value-type="float" office:value="5.28294531135665E+269">
            <text:p>5.28E+269</text:p>
          </table:table-cell>
          <table:table-cell table:formula="oooc:=[.F287]/[.G287]" office:value-type="float" office:value="1.7642689721786E-015">
            <text:p>0.000000000</text:p>
          </table:table-cell>
          <table:table-cell table:formula="oooc:=BINOMDIST([.D287];[.C287];0.5;0)" office:value-type="float" office:value="1.7642689721786E-015">
            <text:p>0.000000000000</text:p>
          </table:table-cell>
          <table:table-cell table:formula="oooc:=1-[.I287]" office:value-type="float" office:value="0.999999999999998">
            <text:p>1.000000000</text:p>
          </table:table-cell>
          <table:table-cell table:formula="oooc:=-LOG([.J287];2)" office:value-type="float" office:value="2.56274120305194E-015">
            <text:p>0.0000000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ooc:=LOG([.A288];2)" office:value-type="float" office:value="8.14465824283188">
            <text:p>8.14</text:p>
          </table:table-cell>
          <table:table-cell table:formula="oooc:=3*[.A288]+[.D$2]" office:value-type="float" office:value="899">
            <text:p>899</text:p>
          </table:table-cell>
          <table:table-cell table:formula="oooc:=[.A288]+[.C$2]" office:value-type="float" office:value="333">
            <text:p>333</text:p>
          </table:table-cell>
          <table:table-cell/>
          <table:table-cell table:formula="oooc:=COMBIN([.C288];[.D288])" office:value-type="float" office:value="6.33811726722165E+255">
            <text:p>6.34E+255</text:p>
          </table:table-cell>
          <table:table-cell table:formula="oooc:=2^(3*[.A288]+[.D$2])" office:value-type="float" office:value="4.22635624908532E+270">
            <text:p>4.23E+270</text:p>
          </table:table-cell>
          <table:table-cell table:formula="oooc:=[.F288]/[.G288]" office:value-type="float" office:value="1.49966469783359E-015">
            <text:p>0.000000000</text:p>
          </table:table-cell>
          <table:table-cell table:formula="oooc:=BINOMDIST([.D288];[.C288];0.5;0)" office:value-type="float" office:value="1.49966469783359E-015">
            <text:p>0.000000000000</text:p>
          </table:table-cell>
          <table:table-cell table:formula="oooc:=1-[.I288]" office:value-type="float" office:value="0.999999999999998">
            <text:p>1.000000000</text:p>
          </table:table-cell>
          <table:table-cell table:formula="oooc:=-LOG([.J288];2)" office:value-type="float" office:value="2.24239855267044E-015">
            <text:p>0.0000000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ooc:=LOG([.A289];2)" office:value-type="float" office:value="8.14974711950468">
            <text:p>8.15</text:p>
          </table:table-cell>
          <table:table-cell table:formula="oooc:=3*[.A289]+[.D$2]" office:value-type="float" office:value="902">
            <text:p>902</text:p>
          </table:table-cell>
          <table:table-cell table:formula="oooc:=[.A289]+[.C$2]" office:value-type="float" office:value="334">
            <text:p>334</text:p>
          </table:table-cell>
          <table:table-cell/>
          <table:table-cell table:formula="oooc:=COMBIN([.C289];[.D289])" office:value-type="float" office:value="4.30979136571389E+256">
            <text:p>4.31E+256</text:p>
          </table:table-cell>
          <table:table-cell table:formula="oooc:=2^(3*[.A289]+[.D$2])" office:value-type="float" office:value="3.38108499926826E+271">
            <text:p>3.38E+271</text:p>
          </table:table-cell>
          <table:table-cell table:formula="oooc:=[.F289]/[.G289]" office:value-type="float" office:value="1.27467702428263E-015">
            <text:p>0.000000000</text:p>
          </table:table-cell>
          <table:table-cell table:formula="oooc:=BINOMDIST([.D289];[.C289];0.5;0)" office:value-type="float" office:value="1.27467702428263E-015">
            <text:p>0.000000000000</text:p>
          </table:table-cell>
          <table:table-cell table:formula="oooc:=1-[.I289]" office:value-type="float" office:value="0.999999999999999">
            <text:p>1.000000000</text:p>
          </table:table-cell>
          <table:table-cell table:formula="oooc:=-LOG([.J289];2)" office:value-type="float" office:value="1.76188457709821E-015">
            <text:p>0.000000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ooc:=LOG([.A290];2)" office:value-type="float" office:value="8.15481810905211">
            <text:p>8.15</text:p>
          </table:table-cell>
          <table:table-cell table:formula="oooc:=3*[.A290]+[.D$2]" office:value-type="float" office:value="905">
            <text:p>905</text:p>
          </table:table-cell>
          <table:table-cell table:formula="oooc:=[.A290]+[.C$2]" office:value-type="float" office:value="335">
            <text:p>335</text:p>
          </table:table-cell>
          <table:table-cell/>
          <table:table-cell table:formula="oooc:=COMBIN([.C290];[.D290])" office:value-type="float" office:value="2.93041465546416E+257">
            <text:p>2.93E+257</text:p>
          </table:table-cell>
          <table:table-cell table:formula="oooc:=2^(3*[.A290]+[.D$2])" office:value-type="float" office:value="2.70486799941461E+272">
            <text:p>2.70E+272</text:p>
          </table:table-cell>
          <table:table-cell table:formula="oooc:=[.F290]/[.G290]" office:value-type="float" office:value="1.08338545766313E-015">
            <text:p>0.000000000</text:p>
          </table:table-cell>
          <table:table-cell table:formula="oooc:=BINOMDIST([.D290];[.C290];0.5;0)" office:value-type="float" office:value="1.08338545766313E-015">
            <text:p>0.000000000000</text:p>
          </table:table-cell>
          <table:table-cell table:formula="oooc:=1-[.I290]" office:value-type="float" office:value="0.999999999999999">
            <text:p>1.000000000</text:p>
          </table:table-cell>
          <table:table-cell table:formula="oooc:=-LOG([.J290];2)" office:value-type="float" office:value="1.60171325190746E-015">
            <text:p>0.0000000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ooc:=LOG([.A291];2)" office:value-type="float" office:value="8.15987133677839">
            <text:p>8.16</text:p>
          </table:table-cell>
          <table:table-cell table:formula="oooc:=3*[.A291]+[.D$2]" office:value-type="float" office:value="908">
            <text:p>908</text:p>
          </table:table-cell>
          <table:table-cell table:formula="oooc:=[.A291]+[.C$2]" office:value-type="float" office:value="336">
            <text:p>336</text:p>
          </table:table-cell>
          <table:table-cell/>
          <table:table-cell table:formula="oooc:=COMBIN([.C291];[.D291])" office:value-type="float" office:value="1.99241130132625E+258">
            <text:p>1.99E+258</text:p>
          </table:table-cell>
          <table:table-cell table:formula="oooc:=2^(3*[.A291]+[.D$2])" office:value-type="float" office:value="2.16389439953168E+273">
            <text:p>2.16E+273</text:p>
          </table:table-cell>
          <table:table-cell table:formula="oooc:=[.F291]/[.G291]" office:value-type="float" office:value="9.20752556944302E-016">
            <text:p>0.000000000</text:p>
          </table:table-cell>
          <table:table-cell table:formula="oooc:=BINOMDIST([.D291];[.C291];0.5;0)" office:value-type="float" office:value="9.20752556944302E-016">
            <text:p>0.000000000000</text:p>
          </table:table-cell>
          <table:table-cell table:formula="oooc:=1-[.I291]" office:value-type="float" office:value="0.999999999999999">
            <text:p>1.000000000</text:p>
          </table:table-cell>
          <table:table-cell table:formula="oooc:=-LOG([.J291];2)" office:value-type="float" office:value="1.28137060152597E-015">
            <text:p>0.0000000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ooc:=LOG([.A292];2)" office:value-type="float" office:value="8.16490692667569">
            <text:p>8.16</text:p>
          </table:table-cell>
          <table:table-cell table:formula="oooc:=3*[.A292]+[.D$2]" office:value-type="float" office:value="911">
            <text:p>911</text:p>
          </table:table-cell>
          <table:table-cell table:formula="oooc:=[.A292]+[.C$2]" office:value-type="float" office:value="337">
            <text:p>337</text:p>
          </table:table-cell>
          <table:table-cell/>
          <table:table-cell table:formula="oooc:=COMBIN([.C292];[.D292])" office:value-type="float" office:value="1.3545849114485E+259">
            <text:p>1.35E+259</text:p>
          </table:table-cell>
          <table:table-cell table:formula="oooc:=2^(3*[.A292]+[.D$2])" office:value-type="float" office:value="1.73111551962535E+274">
            <text:p>1.73E+274</text:p>
          </table:table-cell>
          <table:table-cell table:formula="oooc:=[.F292]/[.G292]" office:value-type="float" office:value="7.82492500409022E-016">
            <text:p>0.000000000</text:p>
          </table:table-cell>
          <table:table-cell table:formula="oooc:=BINOMDIST([.D292];[.C292];0.5;0)" office:value-type="float" office:value="7.82492500409022E-016">
            <text:p>0.000000000000</text:p>
          </table:table-cell>
          <table:table-cell table:formula="oooc:=1-[.I292]" office:value-type="float" office:value="0.999999999999999">
            <text:p>1.000000000</text:p>
          </table:table-cell>
          <table:table-cell table:formula="oooc:=-LOG([.J292];2)" office:value-type="float" office:value="1.12119927633522E-015">
            <text:p>0.0000000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ooc:=LOG([.A293];2)" office:value-type="float" office:value="8.16992500144231">
            <text:p>8.17</text:p>
          </table:table-cell>
          <table:table-cell table:formula="oooc:=3*[.A293]+[.D$2]" office:value-type="float" office:value="914">
            <text:p>914</text:p>
          </table:table-cell>
          <table:table-cell table:formula="oooc:=[.A293]+[.C$2]" office:value-type="float" office:value="338">
            <text:p>338</text:p>
          </table:table-cell>
          <table:table-cell/>
          <table:table-cell table:formula="oooc:=COMBIN([.C293];[.D293])" office:value-type="float" office:value="9.20896912590344E+259">
            <text:p>9.21E+259</text:p>
          </table:table-cell>
          <table:table-cell table:formula="oooc:=2^(3*[.A293]+[.D$2])" office:value-type="float" office:value="1.38489241570028E+275">
            <text:p>1.38E+275</text:p>
          </table:table-cell>
          <table:table-cell table:formula="oooc:=[.F293]/[.G293]" office:value-type="float" office:value="6.6495917094375E-016">
            <text:p>0.000000000</text:p>
          </table:table-cell>
          <table:table-cell table:formula="oooc:=BINOMDIST([.D293];[.C293];0.5;0)" office:value-type="float" office:value="6.6495917094375E-016">
            <text:p>0.000000000000</text:p>
          </table:table-cell>
          <table:table-cell table:formula="oooc:=1-[.I293]" office:value-type="float" office:value="0.999999999999999">
            <text:p>1.000000000</text:p>
          </table:table-cell>
          <table:table-cell table:formula="oooc:=-LOG([.J293];2)" office:value-type="float" office:value="9.61027951144476E-016">
            <text:p>0.0000000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ooc:=LOG([.A294];2)" office:value-type="float" office:value="8.17492568250068">
            <text:p>8.17</text:p>
          </table:table-cell>
          <table:table-cell table:formula="oooc:=3*[.A294]+[.D$2]" office:value-type="float" office:value="917">
            <text:p>917</text:p>
          </table:table-cell>
          <table:table-cell table:formula="oooc:=[.A294]+[.C$2]" office:value-type="float" office:value="339">
            <text:p>339</text:p>
          </table:table-cell>
          <table:table-cell/>
          <table:table-cell table:formula="oooc:=COMBIN([.C294];[.D294])" office:value-type="float" office:value="6.26027729705073E+260">
            <text:p>6.26E+260</text:p>
          </table:table-cell>
          <table:table-cell table:formula="oooc:=2^(3*[.A294]+[.D$2])" office:value-type="float" office:value="1.10791393256022E+276">
            <text:p>1.11E+276</text:p>
          </table:table-cell>
          <table:table-cell table:formula="oooc:=[.F294]/[.G294]" office:value-type="float" office:value="5.65050868399513E-016">
            <text:p>0.000000000</text:p>
          </table:table-cell>
          <table:table-cell table:formula="oooc:=BINOMDIST([.D294];[.C294];0.5;0)" office:value-type="float" office:value="5.65050868399513E-016">
            <text:p>0.000000000000</text:p>
          </table:table-cell>
          <table:table-cell table:formula="oooc:=1-[.I294]" office:value-type="float" office:value="1">
            <text:p>1.000000000</text:p>
          </table:table-cell>
          <table:table-cell table:formula="oooc:=-LOG([.J294];2)" office:value-type="float" office:value="8.0085662595373E-016">
            <text:p>0.0000000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ooc:=LOG([.A295];2)" office:value-type="float" office:value="8.17990909001493">
            <text:p>8.18</text:p>
          </table:table-cell>
          <table:table-cell table:formula="oooc:=3*[.A295]+[.D$2]" office:value-type="float" office:value="920">
            <text:p>920</text:p>
          </table:table-cell>
          <table:table-cell table:formula="oooc:=[.A295]+[.C$2]" office:value-type="float" office:value="340">
            <text:p>340</text:p>
          </table:table-cell>
          <table:table-cell/>
          <table:table-cell table:formula="oooc:=COMBIN([.C295];[.D295])" office:value-type="float" office:value="4.25553450437682E+261">
            <text:p>4.26E+261</text:p>
          </table:table-cell>
          <table:table-cell table:formula="oooc:=2^(3*[.A295]+[.D$2])" office:value-type="float" office:value="8.86331146048178E+276">
            <text:p>8.86E+276</text:p>
          </table:table-cell>
          <table:table-cell table:formula="oooc:=[.F295]/[.G295]" office:value-type="float" office:value="4.80129184599984E-016">
            <text:p>0.000000000</text:p>
          </table:table-cell>
          <table:table-cell table:formula="oooc:=BINOMDIST([.D295];[.C295];0.5;0)" office:value-type="float" office:value="4.80129184599984E-016">
            <text:p>0.000000000000</text:p>
          </table:table-cell>
          <table:table-cell table:formula="oooc:=1-[.I295]" office:value-type="float" office:value="1">
            <text:p>1.000000000</text:p>
          </table:table-cell>
          <table:table-cell table:formula="oooc:=-LOG([.J295];2)" office:value-type="float" office:value="6.40685300762984E-016">
            <text:p>0.0000000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ooc:=LOG([.A296];2)" office:value-type="float" office:value="8.18487534290829">
            <text:p>8.18</text:p>
          </table:table-cell>
          <table:table-cell table:formula="oooc:=3*[.A296]+[.D$2]" office:value-type="float" office:value="923">
            <text:p>923</text:p>
          </table:table-cell>
          <table:table-cell table:formula="oooc:=[.A296]+[.C$2]" office:value-type="float" office:value="341">
            <text:p>341</text:p>
          </table:table-cell>
          <table:table-cell/>
          <table:table-cell table:formula="oooc:=COMBIN([.C296];[.D296])" office:value-type="float" office:value="2.89262990929819E+262">
            <text:p>2.89E+262</text:p>
          </table:table-cell>
          <table:table-cell table:formula="oooc:=2^(3*[.A296]+[.D$2])" office:value-type="float" office:value="7.09064916838543E+277">
            <text:p>7.09E+277</text:p>
          </table:table-cell>
          <table:table-cell table:formula="oooc:=[.F296]/[.G296]" office:value-type="float" office:value="4.07949940915898E-016">
            <text:p>0.000000000</text:p>
          </table:table-cell>
          <table:table-cell table:formula="oooc:=BINOMDIST([.D296];[.C296];0.5;0)" office:value-type="float" office:value="4.07949940915898E-016">
            <text:p>0.000000000000</text:p>
          </table:table-cell>
          <table:table-cell table:formula="oooc:=1-[.I296]" office:value-type="float" office:value="1">
            <text:p>1.000000000</text:p>
          </table:table-cell>
          <table:table-cell table:formula="oooc:=-LOG([.J296];2)" office:value-type="float" office:value="6.40685300762984E-016">
            <text:p>0.0000000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ooc:=LOG([.A297];2)" office:value-type="float" office:value="8.18982455888002">
            <text:p>8.19</text:p>
          </table:table-cell>
          <table:table-cell table:formula="oooc:=3*[.A297]+[.D$2]" office:value-type="float" office:value="926">
            <text:p>926</text:p>
          </table:table-cell>
          <table:table-cell table:formula="oooc:=[.A297]+[.C$2]" office:value-type="float" office:value="342">
            <text:p>342</text:p>
          </table:table-cell>
          <table:table-cell/>
          <table:table-cell table:formula="oooc:=COMBIN([.C297];[.D297])" office:value-type="float" office:value="1.96612015454213E+263">
            <text:p>1.97E+263</text:p>
          </table:table-cell>
          <table:table-cell table:formula="oooc:=2^(3*[.A297]+[.D$2])" office:value-type="float" office:value="5.67251933470834E+278">
            <text:p>5.67E+278</text:p>
          </table:table-cell>
          <table:table-cell table:formula="oooc:=[.F297]/[.G297]" office:value-type="float" office:value="3.4660439895058E-016">
            <text:p>0.000000000</text:p>
          </table:table-cell>
          <table:table-cell table:formula="oooc:=BINOMDIST([.D297];[.C297];0.5;0)" office:value-type="float" office:value="3.4660439895058E-016">
            <text:p>0.000000000000</text:p>
          </table:table-cell>
          <table:table-cell table:formula="oooc:=1-[.I297]" office:value-type="float" office:value="1">
            <text:p>1.000000000</text:p>
          </table:table-cell>
          <table:table-cell table:formula="oooc:=-LOG([.J297];2)" office:value-type="float" office:value="4.80513975572238E-016">
            <text:p>0.0000000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ooc:=LOG([.A298];2)" office:value-type="float" office:value="8.19475685442225">
            <text:p>8.19</text:p>
          </table:table-cell>
          <table:table-cell table:formula="oooc:=3*[.A298]+[.D$2]" office:value-type="float" office:value="929">
            <text:p>929</text:p>
          </table:table-cell>
          <table:table-cell table:formula="oooc:=[.A298]+[.C$2]" office:value-type="float" office:value="343">
            <text:p>343</text:p>
          </table:table-cell>
          <table:table-cell/>
          <table:table-cell table:formula="oooc:=COMBIN([.C298];[.D298])" office:value-type="float" office:value="1.33630587371539E+264">
            <text:p>1.34E+264</text:p>
          </table:table-cell>
          <table:table-cell table:formula="oooc:=2^(3*[.A298]+[.D$2])" office:value-type="float" office:value="4.53801546776667E+279">
            <text:p>4.54E+279</text:p>
          </table:table-cell>
          <table:table-cell table:formula="oooc:=[.F298]/[.G298]" office:value-type="float" office:value="2.94469219685811E-016">
            <text:p>0.000000000</text:p>
          </table:table-cell>
          <table:table-cell table:formula="oooc:=BINOMDIST([.D298];[.C298];0.5;0)" office:value-type="float" office:value="2.94469219685811E-016">
            <text:p>0.000000000000</text:p>
          </table:table-cell>
          <table:table-cell table:formula="oooc:=1-[.I298]" office:value-type="float" office:value="1">
            <text:p>1.000000000</text:p>
          </table:table-cell>
          <table:table-cell table:formula="oooc:=-LOG([.J298];2)" office:value-type="float" office:value="4.80513975572238E-016">
            <text:p>0.0000000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ooc:=LOG([.A299];2)" office:value-type="float" office:value="8.19967234483636">
            <text:p>8.2</text:p>
          </table:table-cell>
          <table:table-cell table:formula="oooc:=3*[.A299]+[.D$2]" office:value-type="float" office:value="932">
            <text:p>932</text:p>
          </table:table-cell>
          <table:table-cell table:formula="oooc:=[.A299]+[.C$2]" office:value-type="float" office:value="344">
            <text:p>344</text:p>
          </table:table-cell>
          <table:table-cell/>
          <table:table-cell table:formula="oooc:=COMBIN([.C299];[.D299])" office:value-type="float" office:value="9.08198017070834E+264">
            <text:p>9.08E+264</text:p>
          </table:table-cell>
          <table:table-cell table:formula="oooc:=2^(3*[.A299]+[.D$2])" office:value-type="float" office:value="3.63041237421334E+280">
            <text:p>3.63E+280</text:p>
          </table:table-cell>
          <table:table-cell table:formula="oooc:=[.F299]/[.G299]" office:value-type="float" office:value="2.50163872160013E-016">
            <text:p>0.000000000</text:p>
          </table:table-cell>
          <table:table-cell table:formula="oooc:=BINOMDIST([.D299];[.C299];0.5;0)" office:value-type="float" office:value="2.50163872160013E-016">
            <text:p>0.000000000000</text:p>
          </table:table-cell>
          <table:table-cell table:formula="oooc:=1-[.I299]" office:value-type="float" office:value="1">
            <text:p>1.000000000</text:p>
          </table:table-cell>
          <table:table-cell table:formula="oooc:=-LOG([.J299];2)" office:value-type="float" office:value="3.20342650381492E-016">
            <text:p>0.0000000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ooc:=LOG([.A300];2)" office:value-type="float" office:value="8.2045711442492">
            <text:p>8.2</text:p>
          </table:table-cell>
          <table:table-cell table:formula="oooc:=3*[.A300]+[.D$2]" office:value-type="float" office:value="935">
            <text:p>935</text:p>
          </table:table-cell>
          <table:table-cell table:formula="oooc:=[.A300]+[.C$2]" office:value-type="float" office:value="345">
            <text:p>345</text:p>
          </table:table-cell>
          <table:table-cell/>
          <table:table-cell table:formula="oooc:=COMBIN([.C300];[.D300])" office:value-type="float" office:value="6.17211882818367E+265">
            <text:p>6.17E+265</text:p>
          </table:table-cell>
          <table:table-cell table:formula="oooc:=2^(3*[.A300]+[.D$2])" office:value-type="float" office:value="2.90432989937067E+281">
            <text:p>2.90E+281</text:p>
          </table:table-cell>
          <table:table-cell table:formula="oooc:=[.F300]/[.G300]" office:value-type="float" office:value="2.12514385143406E-016">
            <text:p>0.000000000</text:p>
          </table:table-cell>
          <table:table-cell table:formula="oooc:=BINOMDIST([.D300];[.C300];0.5;0)" office:value-type="float" office:value="2.12514385143406E-016">
            <text:p>0.000000000000</text:p>
          </table:table-cell>
          <table:table-cell table:formula="oooc:=1-[.I300]" office:value-type="float" office:value="1">
            <text:p>1.000000000</text:p>
          </table:table-cell>
          <table:table-cell table:formula="oooc:=-LOG([.J300];2)" office:value-type="float" office:value="3.20342650381492E-016">
            <text:p>0.0000000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ooc:=LOG([.A301];2)" office:value-type="float" office:value="8.20945336562895">
            <text:p>8.21</text:p>
          </table:table-cell>
          <table:table-cell table:formula="oooc:=3*[.A301]+[.D$2]" office:value-type="float" office:value="938">
            <text:p>938</text:p>
          </table:table-cell>
          <table:table-cell table:formula="oooc:=[.A301]+[.C$2]" office:value-type="float" office:value="346">
            <text:p>346</text:p>
          </table:table-cell>
          <table:table-cell/>
          <table:table-cell table:formula="oooc:=COMBIN([.C301];[.D301])" office:value-type="float" office:value="4.19437513652571E+266">
            <text:p>4.19E+266</text:p>
          </table:table-cell>
          <table:table-cell table:formula="oooc:=2^(3*[.A301]+[.D$2])" office:value-type="float" office:value="2.32346391949654E+282">
            <text:p>2.32E+282</text:p>
          </table:table-cell>
          <table:table-cell table:formula="oooc:=[.F301]/[.G301]" office:value-type="float" office:value="1.80522499244773E-016">
            <text:p>0.000000000</text:p>
          </table:table-cell>
          <table:table-cell table:formula="oooc:=BINOMDIST([.D301];[.C301];0.5;0)" office:value-type="float" office:value="1.80522499244773E-016">
            <text:p>0.000000000000</text:p>
          </table:table-cell>
          <table:table-cell table:formula="oooc:=1-[.I301]" office:value-type="float" office:value="1">
            <text:p>1.000000000</text:p>
          </table:table-cell>
          <table:table-cell table:formula="oooc:=-LOG([.J301];2)" office:value-type="float" office:value="3.20342650381492E-016">
            <text:p>0.0000000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ooc:=LOG([.A302];2)" office:value-type="float" office:value="8.21431912080077">
            <text:p>8.21</text:p>
          </table:table-cell>
          <table:table-cell table:formula="oooc:=3*[.A302]+[.D$2]" office:value-type="float" office:value="941">
            <text:p>941</text:p>
          </table:table-cell>
          <table:table-cell table:formula="oooc:=[.A302]+[.C$2]" office:value-type="float" office:value="347">
            <text:p>347</text:p>
          </table:table-cell>
          <table:table-cell/>
          <table:table-cell table:formula="oooc:=COMBIN([.C302];[.D302])" office:value-type="float" office:value="2.8502288156093E+267">
            <text:p>2.85E+267</text:p>
          </table:table-cell>
          <table:table-cell table:formula="oooc:=2^(3*[.A302]+[.D$2])" office:value-type="float" office:value="1.85877113559723E+283">
            <text:p>1.86E+283</text:p>
          </table:table-cell>
          <table:table-cell table:formula="oooc:=[.F302]/[.G302]" office:value-type="float" office:value="1.53339416619115E-016">
            <text:p>0.000000000</text:p>
          </table:table-cell>
          <table:table-cell table:formula="oooc:=BINOMDIST([.D302];[.C302];0.5;0)" office:value-type="float" office:value="1.53339416619115E-016">
            <text:p>0.000000000000</text:p>
          </table:table-cell>
          <table:table-cell table:formula="oooc:=1-[.I302]" office:value-type="float" office:value="1">
            <text:p>1.000000000</text:p>
          </table:table-cell>
          <table:table-cell table:formula="oooc:=-LOG([.J302];2)" office:value-type="float" office:value="1.60171325190746E-016">
            <text:p>0.0000000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ooc:=LOG([.A303];2)" office:value-type="float" office:value="8.21916852046216">
            <text:p>8.22</text:p>
          </table:table-cell>
          <table:table-cell table:formula="oooc:=3*[.A303]+[.D$2]" office:value-type="float" office:value="944">
            <text:p>944</text:p>
          </table:table-cell>
          <table:table-cell table:formula="oooc:=[.A303]+[.C$2]" office:value-type="float" office:value="348">
            <text:p>348</text:p>
          </table:table-cell>
          <table:table-cell/>
          <table:table-cell table:formula="oooc:=COMBIN([.C303];[.D303])" office:value-type="float" office:value="1.93674233955387E+268">
            <text:p>1.94E+268</text:p>
          </table:table-cell>
          <table:table-cell table:formula="oooc:=2^(3*[.A303]+[.D$2])" office:value-type="float" office:value="1.48701690847778E+284">
            <text:p>1.49E+284</text:p>
          </table:table-cell>
          <table:table-cell table:formula="oooc:=[.F303]/[.G303]" office:value-type="float" office:value="1.30243464516921E-016">
            <text:p>0.000000000</text:p>
          </table:table-cell>
          <table:table-cell table:formula="oooc:=BINOMDIST([.D303];[.C303];0.5;0)" office:value-type="float" office:value="1.30243464516921E-016">
            <text:p>0.000000000000</text:p>
          </table:table-cell>
          <table:table-cell table:formula="oooc:=1-[.I303]" office:value-type="float" office:value="1">
            <text:p>1.000000000</text:p>
          </table:table-cell>
          <table:table-cell table:formula="oooc:=-LOG([.J303];2)" office:value-type="float" office:value="1.60171325190746E-016">
            <text:p>0.0000000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ooc:=LOG([.A304];2)" office:value-type="float" office:value="8.22400167419811">
            <text:p>8.22</text:p>
          </table:table-cell>
          <table:table-cell table:formula="oooc:=3*[.A304]+[.D$2]" office:value-type="float" office:value="947">
            <text:p>947</text:p>
          </table:table-cell>
          <table:table-cell table:formula="oooc:=[.A304]+[.C$2]" office:value-type="float" office:value="349">
            <text:p>349</text:p>
          </table:table-cell>
          <table:table-cell/>
          <table:table-cell table:formula="oooc:=COMBIN([.C304];[.D304])" office:value-type="float" office:value="1.31596345453101E+269">
            <text:p>1.32E+269</text:p>
          </table:table-cell>
          <table:table-cell table:formula="oooc:=2^(3*[.A304]+[.D$2])" office:value-type="float" office:value="1.18961352678223E+285">
            <text:p>1.19E+285</text:p>
          </table:table-cell>
          <table:table-cell table:formula="oooc:=[.F304]/[.G304]" office:value-type="float" office:value="1.10621090371303E-016">
            <text:p>0.000000000</text:p>
          </table:table-cell>
          <table:table-cell table:formula="oooc:=BINOMDIST([.D304];[.C304];0.5;0)" office:value-type="float" office:value="1.10621090371303E-016">
            <text:p>0.000000000000</text:p>
          </table:table-cell>
          <table:table-cell table:formula="oooc:=1-[.I304]" office:value-type="float" office:value="1">
            <text:p>1.000000000</text:p>
          </table:table-cell>
          <table:table-cell table:formula="oooc:=-LOG([.J304];2)" office:value-type="float" office:value="1.60171325190746E-016">
            <text:p>0.0000000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ooc:=LOG([.A305];2)" office:value-type="float" office:value="8.22881869049588">
            <text:p>8.23</text:p>
          </table:table-cell>
          <table:table-cell table:formula="oooc:=3*[.A305]+[.D$2]" office:value-type="float" office:value="950">
            <text:p>950</text:p>
          </table:table-cell>
          <table:table-cell table:formula="oooc:=[.A305]+[.C$2]" office:value-type="float" office:value="350">
            <text:p>350</text:p>
          </table:table-cell>
          <table:table-cell/>
          <table:table-cell table:formula="oooc:=COMBIN([.C305];[.D305])" office:value-type="float" office:value="8.94120117740633E+269">
            <text:p>8.94E+269</text:p>
          </table:table-cell>
          <table:table-cell table:formula="oooc:=2^(3*[.A305]+[.D$2])" office:value-type="float" office:value="9.51690821425781E+285">
            <text:p>9.52E+285</text:p>
          </table:table-cell>
          <table:table-cell table:formula="oooc:=[.F305]/[.G305]" office:value-type="float" office:value="9.39506925580202E-017">
            <text:p>0.000000000</text:p>
          </table:table-cell>
          <table:table-cell table:formula="oooc:=BINOMDIST([.D305];[.C305];0.5;0)" office:value-type="float" office:value="9.39506925580202E-017">
            <text:p>0.000000000000</text:p>
          </table:table-cell>
          <table:table-cell table:formula="oooc:=1-[.I305]" office:value-type="float" office:value="1">
            <text:p>1.000000000</text:p>
          </table:table-cell>
          <table:table-cell table:formula="oooc:=-LOG([.J305];2)" office:value-type="float" office:value="1.60171325190746E-016">
            <text:p>0.000000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ooc:=LOG([.A306];2)" office:value-type="float" office:value="8.2336196767597">
            <text:p>8.23</text:p>
          </table:table-cell>
          <table:table-cell table:formula="oooc:=3*[.A306]+[.D$2]" office:value-type="float" office:value="953">
            <text:p>953</text:p>
          </table:table-cell>
          <table:table-cell table:formula="oooc:=[.A306]+[.C$2]" office:value-type="float" office:value="351">
            <text:p>351</text:p>
          </table:table-cell>
          <table:table-cell/>
          <table:table-cell table:formula="oooc:=COMBIN([.C306];[.D306])" office:value-type="float" office:value="6.07474640751146E+270">
            <text:p>6.07E+270</text:p>
          </table:table-cell>
          <table:table-cell table:formula="oooc:=2^(3*[.A306]+[.D$2])" office:value-type="float" office:value="7.61352657140625E+286">
            <text:p>7.61E+286</text:p>
          </table:table-cell>
          <table:table-cell table:formula="oooc:=[.F306]/[.G306]" office:value-type="float" office:value="7.97888646021948E-017">
            <text:p>0.000000000</text:p>
          </table:table-cell>
          <table:table-cell table:formula="oooc:=BINOMDIST([.D306];[.C306];0.5;0)" office:value-type="float" office:value="7.97888646021948E-017">
            <text:p>0.000000000000</text:p>
          </table:table-cell>
          <table:table-cell table:formula="oooc:=1-[.I306]" office:value-type="float" office:value="1">
            <text:p>1.000000000</text:p>
          </table:table-cell>
          <table:table-cell table:formula="oooc:=-LOG([.J306];2)" office:value-type="float" office:value="1.60171325190746E-016">
            <text:p>0.0000000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ooc:=LOG([.A307];2)" office:value-type="float" office:value="8.23840473932508">
            <text:p>8.24</text:p>
          </table:table-cell>
          <table:table-cell table:formula="oooc:=3*[.A307]+[.D$2]" office:value-type="float" office:value="956">
            <text:p>956</text:p>
          </table:table-cell>
          <table:table-cell table:formula="oooc:=[.A307]+[.C$2]" office:value-type="float" office:value="352">
            <text:p>352</text:p>
          </table:table-cell>
          <table:table-cell/>
          <table:table-cell table:formula="oooc:=COMBIN([.C307];[.D307])" office:value-type="float" office:value="4.12706089718869E+271">
            <text:p>4.13E+271</text:p>
          </table:table-cell>
          <table:table-cell table:formula="oooc:=2^(3*[.A307]+[.D$2])" office:value-type="float" office:value="6.090821257125E+287">
            <text:p>6.09E+287</text:p>
          </table:table-cell>
          <table:table-cell table:formula="oooc:=[.F307]/[.G307]" office:value-type="float" office:value="6.77586933348418E-017">
            <text:p>0.000000000</text:p>
          </table:table-cell>
          <table:table-cell table:formula="oooc:=BINOMDIST([.D307];[.C307];0.5;0)" office:value-type="float" office:value="6.77586933348418E-017">
            <text:p>0.000000000000</text:p>
          </table:table-cell>
          <table:table-cell table:formula="oooc:=1-[.I307]" office:value-type="float" office:value="1">
            <text:p>1.000000000</text:p>
          </table:table-cell>
          <table:table-cell table:formula="oooc:=-LOG([.J307];2)" office:value-type="float" office:value="1.60171325190746E-016">
            <text:p>0.0000000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ooc:=LOG([.A308];2)" office:value-type="float" office:value="8.24317398347295">
            <text:p>8.24</text:p>
          </table:table-cell>
          <table:table-cell table:formula="oooc:=3*[.A308]+[.D$2]" office:value-type="float" office:value="959">
            <text:p>959</text:p>
          </table:table-cell>
          <table:table-cell table:formula="oooc:=[.A308]+[.C$2]" office:value-type="float" office:value="353">
            <text:p>353</text:p>
          </table:table-cell>
          <table:table-cell/>
          <table:table-cell table:formula="oooc:=COMBIN([.C308];[.D308])" office:value-type="float" office:value="2.80371733619312E+272">
            <text:p>2.80E+272</text:p>
          </table:table-cell>
          <table:table-cell table:formula="oooc:=2^(3*[.A308]+[.D$2])" office:value-type="float" office:value="4.8726570057E+288">
            <text:p>4.87E+288</text:p>
          </table:table-cell>
          <table:table-cell table:formula="oooc:=[.F308]/[.G308]" office:value-type="float" office:value="5.75398049342145E-017">
            <text:p>0.000000000</text:p>
          </table:table-cell>
          <table:table-cell table:formula="oooc:=BINOMDIST([.D308];[.C308];0.5;0)" office:value-type="float" office:value="5.75398049342145E-017">
            <text:p>0.000000000000</text:p>
          </table:table-cell>
          <table:table-cell table:formula="oooc:=1-[.I308]" office:value-type="float" office:value="1">
            <text:p>1.000000000</text:p>
          </table:table-cell>
          <table:table-cell table:formula="oooc:=-LOG([.J308];2)" office:value-type="float" office:value="1.60171325190746E-016">
            <text:p>0.0000000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ooc:=LOG([.A309];2)" office:value-type="float" office:value="8.24792751344359">
            <text:p>8.25</text:p>
          </table:table-cell>
          <table:table-cell table:formula="oooc:=3*[.A309]+[.D$2]" office:value-type="float" office:value="962">
            <text:p>962</text:p>
          </table:table-cell>
          <table:table-cell table:formula="oooc:=[.A309]+[.C$2]" office:value-type="float" office:value="354">
            <text:p>354</text:p>
          </table:table-cell>
          <table:table-cell/>
          <table:table-cell table:formula="oooc:=COMBIN([.C309];[.D309])" office:value-type="float" office:value="1.90462020583417E+273">
            <text:p>1.90E+273</text:p>
          </table:table-cell>
          <table:table-cell table:formula="oooc:=2^(3*[.A309]+[.D$2])" office:value-type="float" office:value="3.89812560456E+289">
            <text:p>3.90E+289</text:p>
          </table:table-cell>
          <table:table-cell table:formula="oooc:=[.F309]/[.G309]" office:value-type="float" office:value="4.88598982958927E-017">
            <text:p>0.000000000</text:p>
          </table:table-cell>
          <table:table-cell table:formula="oooc:=BINOMDIST([.D309];[.C309];0.5;0)" office:value-type="float" office:value="4.88598982958927E-017">
            <text:p>0.000000000000</text:p>
          </table:table-cell>
          <table:table-cell table:formula="oooc:=1-[.I309]" office:value-type="float" office:value="1">
            <text:p>1.000000000</text:p>
          </table:table-cell>
          <table:table-cell table:formula="oooc:=-LOG([.J309];2)" office:value-type="float" office:value="-0">
            <text:p>0.000000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ooc:=LOG([.A310];2)" office:value-type="float" office:value="8.25266543245025">
            <text:p>8.25</text:p>
          </table:table-cell>
          <table:table-cell table:formula="oooc:=3*[.A310]+[.D$2]" office:value-type="float" office:value="965">
            <text:p>965</text:p>
          </table:table-cell>
          <table:table-cell table:formula="oooc:=[.A310]+[.C$2]" office:value-type="float" office:value="355">
            <text:p>355</text:p>
          </table:table-cell>
          <table:table-cell/>
          <table:table-cell table:formula="oooc:=COMBIN([.C310];[.D310])" office:value-type="float" office:value="1.2937892582176E+274">
            <text:p>1.29E+274</text:p>
          </table:table-cell>
          <table:table-cell table:formula="oooc:=2^(3*[.A310]+[.D$2])" office:value-type="float" office:value="3.118500483648E+290">
            <text:p>3.12E+290</text:p>
          </table:table-cell>
          <table:table-cell table:formula="oooc:=[.F310]/[.G310]" office:value-type="float" office:value="4.14875439334271E-017">
            <text:p>0.000000000</text:p>
          </table:table-cell>
          <table:table-cell table:formula="oooc:=BINOMDIST([.D310];[.C310];0.5;0)" office:value-type="float" office:value="4.14875439334271E-017">
            <text:p>0.000000000000</text:p>
          </table:table-cell>
          <table:table-cell table:formula="oooc:=1-[.I310]" office:value-type="float" office:value="1">
            <text:p>1.000000000</text:p>
          </table:table-cell>
          <table:table-cell table:formula="oooc:=-LOG([.J310];2)" office:value-type="float" office:value="-0">
            <text:p>0.0000000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ooc:=LOG([.A311];2)" office:value-type="float" office:value="8.25738784269265">
            <text:p>8.26</text:p>
          </table:table-cell>
          <table:table-cell table:formula="oooc:=3*[.A311]+[.D$2]" office:value-type="float" office:value="968">
            <text:p>968</text:p>
          </table:table-cell>
          <table:table-cell table:formula="oooc:=[.A311]+[.C$2]" office:value-type="float" office:value="356">
            <text:p>356</text:p>
          </table:table-cell>
          <table:table-cell/>
          <table:table-cell table:formula="oooc:=COMBIN([.C311];[.D311])" office:value-type="float" office:value="8.78819871625002E+274">
            <text:p>8.79E+274</text:p>
          </table:table-cell>
          <table:table-cell table:formula="oooc:=2^(3*[.A311]+[.D$2])" office:value-type="float" office:value="2.4948003869184E+291">
            <text:p>2.49E+291</text:p>
          </table:table-cell>
          <table:table-cell table:formula="oooc:=[.F311]/[.G311]" office:value-type="float" office:value="3.52260596171595E-017">
            <text:p>0.000000000</text:p>
          </table:table-cell>
          <table:table-cell table:formula="oooc:=BINOMDIST([.D311];[.C311];0.5;0)" office:value-type="float" office:value="3.52260596171595E-017">
            <text:p>0.000000000000</text:p>
          </table:table-cell>
          <table:table-cell table:formula="oooc:=1-[.I311]" office:value-type="float" office:value="1">
            <text:p>1.000000000</text:p>
          </table:table-cell>
          <table:table-cell table:formula="oooc:=-LOG([.J311];2)" office:value-type="float" office:value="-0">
            <text:p>0.0000000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ooc:=LOG([.A312];2)" office:value-type="float" office:value="8.26209484537018">
            <text:p>8.26</text:p>
          </table:table-cell>
          <table:table-cell table:formula="oooc:=3*[.A312]+[.D$2]" office:value-type="float" office:value="971">
            <text:p>971</text:p>
          </table:table-cell>
          <table:table-cell table:formula="oooc:=[.A312]+[.C$2]" office:value-type="float" office:value="357">
            <text:p>357</text:p>
          </table:table-cell>
          <table:table-cell/>
          <table:table-cell table:formula="oooc:=COMBIN([.C312];[.D312])" office:value-type="float" office:value="5.9692194849387E+275">
            <text:p>5.97E+275</text:p>
          </table:table-cell>
          <table:table-cell table:formula="oooc:=2^(3*[.A312]+[.D$2])" office:value-type="float" office:value="1.99584030953472E+292">
            <text:p>2.00E+292</text:p>
          </table:table-cell>
          <table:table-cell table:formula="oooc:=[.F312]/[.G312]" office:value-type="float" office:value="2.9908302064158E-017">
            <text:p>0.000000000</text:p>
          </table:table-cell>
          <table:table-cell table:formula="oooc:=BINOMDIST([.D312];[.C312];0.5;0)" office:value-type="float" office:value="2.9908302064158E-017">
            <text:p>0.000000000000</text:p>
          </table:table-cell>
          <table:table-cell table:formula="oooc:=1-[.I312]" office:value-type="float" office:value="1">
            <text:p>1.000000000</text:p>
          </table:table-cell>
          <table:table-cell table:formula="oooc:=-LOG([.J312];2)" office:value-type="float" office:value="-0">
            <text:p>0.0000000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ooc:=LOG([.A313];2)" office:value-type="float" office:value="8.2667865406949">
            <text:p>8.27</text:p>
          </table:table-cell>
          <table:table-cell table:formula="oooc:=3*[.A313]+[.D$2]" office:value-type="float" office:value="974">
            <text:p>974</text:p>
          </table:table-cell>
          <table:table-cell table:formula="oooc:=[.A313]+[.C$2]" office:value-type="float" office:value="358">
            <text:p>358</text:p>
          </table:table-cell>
          <table:table-cell/>
          <table:table-cell table:formula="oooc:=COMBIN([.C313];[.D313])" office:value-type="float" office:value="4.0543081596589E+276">
            <text:p>4.05E+276</text:p>
          </table:table-cell>
          <table:table-cell table:formula="oooc:=2^(3*[.A313]+[.D$2])" office:value-type="float" office:value="1.59667224762778E+293">
            <text:p>1.60E+293</text:p>
          </table:table-cell>
          <table:table-cell table:formula="oooc:=[.F313]/[.G313]" office:value-type="float" office:value="2.53922379228581E-017">
            <text:p>0.000000000</text:p>
          </table:table-cell>
          <table:table-cell table:formula="oooc:=BINOMDIST([.D313];[.C313];0.5;0)" office:value-type="float" office:value="2.53922379228581E-017">
            <text:p>0.000000000000</text:p>
          </table:table-cell>
          <table:table-cell table:formula="oooc:=1-[.I313]" office:value-type="float" office:value="1">
            <text:p>1.000000000</text:p>
          </table:table-cell>
          <table:table-cell table:formula="oooc:=-LOG([.J313];2)" office:value-type="float" office:value="-0">
            <text:p>0.0000000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ooc:=LOG([.A314];2)" office:value-type="float" office:value="8.27146302790437">
            <text:p>8.27</text:p>
          </table:table-cell>
          <table:table-cell table:formula="oooc:=3*[.A314]+[.D$2]" office:value-type="float" office:value="977">
            <text:p>977</text:p>
          </table:table-cell>
          <table:table-cell table:formula="oooc:=[.A314]+[.C$2]" office:value-type="float" office:value="359">
            <text:p>359</text:p>
          </table:table-cell>
          <table:table-cell/>
          <table:table-cell table:formula="oooc:=COMBIN([.C314];[.D314])" office:value-type="float" office:value="2.75357978590616E+277">
            <text:p>2.75E+277</text:p>
          </table:table-cell>
          <table:table-cell table:formula="oooc:=2^(3*[.A314]+[.D$2])" office:value-type="float" office:value="1.27733779810222E+294">
            <text:p>1.28E+294</text:p>
          </table:table-cell>
          <table:table-cell table:formula="oooc:=[.F314]/[.G314]" office:value-type="float" office:value="2.15571776705992E-017">
            <text:p>0.000000000</text:p>
          </table:table-cell>
          <table:table-cell table:formula="oooc:=BINOMDIST([.D314];[.C314];0.5;0)" office:value-type="float" office:value="2.15571776705992E-017">
            <text:p>0.000000000000</text:p>
          </table:table-cell>
          <table:table-cell table:formula="oooc:=1-[.I314]" office:value-type="float" office:value="1">
            <text:p>1.000000000</text:p>
          </table:table-cell>
          <table:table-cell table:formula="oooc:=-LOG([.J314];2)" office:value-type="float" office:value="-0">
            <text:p>0.0000000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ooc:=LOG([.A315];2)" office:value-type="float" office:value="8.27612440527424">
            <text:p>8.28</text:p>
          </table:table-cell>
          <table:table-cell table:formula="oooc:=3*[.A315]+[.D$2]" office:value-type="float" office:value="980">
            <text:p>980</text:p>
          </table:table-cell>
          <table:table-cell table:formula="oooc:=[.A315]+[.C$2]" office:value-type="float" office:value="360">
            <text:p>360</text:p>
          </table:table-cell>
          <table:table-cell/>
          <table:table-cell table:formula="oooc:=COMBIN([.C315];[.D315])" office:value-type="float" office:value="1.87008112923044E+278">
            <text:p>1.87E+278</text:p>
          </table:table-cell>
          <table:table-cell table:formula="oooc:=2^(3*[.A315]+[.D$2])" office:value-type="float" office:value="1.02187023848178E+295">
            <text:p>1.02E+295</text:p>
          </table:table-cell>
          <table:table-cell table:formula="oooc:=[.F315]/[.G315]" office:value-type="float" office:value="1.83005733879566E-017">
            <text:p>0.000000000</text:p>
          </table:table-cell>
          <table:table-cell table:formula="oooc:=BINOMDIST([.D315];[.C315];0.5;0)" office:value-type="float" office:value="1.83005733879566E-017">
            <text:p>0.000000000000</text:p>
          </table:table-cell>
          <table:table-cell table:formula="oooc:=1-[.I315]" office:value-type="float" office:value="1">
            <text:p>1.000000000</text:p>
          </table:table-cell>
          <table:table-cell table:formula="oooc:=-LOG([.J315];2)" office:value-type="float" office:value="-0">
            <text:p>0.0000000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ooc:=LOG([.A316];2)" office:value-type="float" office:value="8.2807707701306">
            <text:p>8.28</text:p>
          </table:table-cell>
          <table:table-cell table:formula="oooc:=3*[.A316]+[.D$2]" office:value-type="float" office:value="983">
            <text:p>983</text:p>
          </table:table-cell>
          <table:table-cell table:formula="oooc:=[.A316]+[.C$2]" office:value-type="float" office:value="361">
            <text:p>361</text:p>
          </table:table-cell>
          <table:table-cell/>
          <table:table-cell table:formula="oooc:=COMBIN([.C316];[.D316])" office:value-type="float" office:value="1.27000454170279E+279">
            <text:p>1.27E+279</text:p>
          </table:table-cell>
          <table:table-cell table:formula="oooc:=2^(3*[.A316]+[.D$2])" office:value-type="float" office:value="8.17496190785421E+295">
            <text:p>8.17E+295</text:p>
          </table:table-cell>
          <table:table-cell table:formula="oooc:=[.F316]/[.G316]" office:value-type="float" office:value="1.55352961398219E-017">
            <text:p>0.000000000</text:p>
          </table:table-cell>
          <table:table-cell table:formula="oooc:=BINOMDIST([.D316];[.C316];0.5;0)" office:value-type="float" office:value="1.55352961398219E-017">
            <text:p>0.000000000000</text:p>
          </table:table-cell>
          <table:table-cell table:formula="oooc:=1-[.I316]" office:value-type="float" office:value="1">
            <text:p>1.000000000</text:p>
          </table:table-cell>
          <table:table-cell table:formula="oooc:=-LOG([.J316];2)" office:value-type="float" office:value="-0">
            <text:p>0.0000000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ooc:=LOG([.A317];2)" office:value-type="float" office:value="8.28540221886225">
            <text:p>8.29</text:p>
          </table:table-cell>
          <table:table-cell table:formula="oooc:=3*[.A317]+[.D$2]" office:value-type="float" office:value="986">
            <text:p>986</text:p>
          </table:table-cell>
          <table:table-cell table:formula="oooc:=[.A317]+[.C$2]" office:value-type="float" office:value="362">
            <text:p>362</text:p>
          </table:table-cell>
          <table:table-cell/>
          <table:table-cell table:formula="oooc:=COMBIN([.C317];[.D317])" office:value-type="float" office:value="8.62446791890167E+279">
            <text:p>8.62E+279</text:p>
          </table:table-cell>
          <table:table-cell table:formula="oooc:=2^(3*[.A317]+[.D$2])" office:value-type="float" office:value="6.53996952628337E+296">
            <text:p>6.54E+296</text:p>
          </table:table-cell>
          <table:table-cell table:formula="oooc:=[.F317]/[.G317]" office:value-type="float" office:value="1.31873212623407E-017">
            <text:p>0.000000000</text:p>
          </table:table-cell>
          <table:table-cell table:formula="oooc:=BINOMDIST([.D317];[.C317];0.5;0)" office:value-type="float" office:value="1.31873212623407E-017">
            <text:p>0.000000000000</text:p>
          </table:table-cell>
          <table:table-cell table:formula="oooc:=1-[.I317]" office:value-type="float" office:value="1">
            <text:p>1.000000000</text:p>
          </table:table-cell>
          <table:table-cell table:formula="oooc:=-LOG([.J317];2)" office:value-type="float" office:value="-0">
            <text:p>0.0000000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ooc:=LOG([.A318];2)" office:value-type="float" office:value="8.29001884693262">
            <text:p>8.29</text:p>
          </table:table-cell>
          <table:table-cell table:formula="oooc:=3*[.A318]+[.D$2]" office:value-type="float" office:value="989">
            <text:p>989</text:p>
          </table:table-cell>
          <table:table-cell table:formula="oooc:=[.A318]+[.C$2]" office:value-type="float" office:value="363">
            <text:p>363</text:p>
          </table:table-cell>
          <table:table-cell/>
          <table:table-cell table:formula="oooc:=COMBIN([.C318];[.D318])" office:value-type="float" office:value="5.85654823218462E+280">
            <text:p>5.86E+280</text:p>
          </table:table-cell>
          <table:table-cell table:formula="oooc:=2^(3*[.A318]+[.D$2])" office:value-type="float" office:value="5.2319756210267E+297">
            <text:p>5.23E+297</text:p>
          </table:table-cell>
          <table:table-cell table:formula="oooc:=[.F318]/[.G318]" office:value-type="float" office:value="1.11937605531796E-017">
            <text:p>0.000000000</text:p>
          </table:table-cell>
          <table:table-cell table:formula="oooc:=BINOMDIST([.D318];[.C318];0.5;0)" office:value-type="float" office:value="1.11937605531796E-017">
            <text:p>0.000000000000</text:p>
          </table:table-cell>
          <table:table-cell table:formula="oooc:=1-[.I318]" office:value-type="float" office:value="1">
            <text:p>1.000000000</text:p>
          </table:table-cell>
          <table:table-cell table:formula="oooc:=-LOG([.J318];2)" office:value-type="float" office:value="-0">
            <text:p>0.0000000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ooc:=LOG([.A319];2)" office:value-type="float" office:value="8.29462074889163">
            <text:p>8.29</text:p>
          </table:table-cell>
          <table:table-cell table:formula="oooc:=3*[.A319]+[.D$2]" office:value-type="float" office:value="992">
            <text:p>992</text:p>
          </table:table-cell>
          <table:table-cell table:formula="oooc:=[.A319]+[.C$2]" office:value-type="float" office:value="364">
            <text:p>364</text:p>
          </table:table-cell>
          <table:table-cell/>
          <table:table-cell table:formula="oooc:=COMBIN([.C319];[.D319])" office:value-type="float" office:value="3.97679933338612E+281">
            <text:p>3.98E+281</text:p>
          </table:table-cell>
          <table:table-cell table:formula="oooc:=2^(3*[.A319]+[.D$2])" office:value-type="float" office:value="4.18558049682136E+298">
            <text:p>4.19E+298</text:p>
          </table:table-cell>
          <table:table-cell table:formula="oooc:=[.F319]/[.G319]" office:value-type="float" office:value="9.50118946799902E-018">
            <text:p>0.000000000</text:p>
          </table:table-cell>
          <table:table-cell table:formula="oooc:=BINOMDIST([.D319];[.C319];0.5;0)" office:value-type="float" office:value="9.50118946799902E-018">
            <text:p>0.000000000000</text:p>
          </table:table-cell>
          <table:table-cell table:formula="oooc:=1-[.I319]" office:value-type="float" office:value="1">
            <text:p>1.000000000</text:p>
          </table:table-cell>
          <table:table-cell table:formula="oooc:=-LOG([.J319];2)" office:value-type="float" office:value="-0">
            <text:p>0.0000000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ooc:=LOG([.A320];2)" office:value-type="float" office:value="8.29920801838728">
            <text:p>8.3</text:p>
          </table:table-cell>
          <table:table-cell table:formula="oooc:=3*[.A320]+[.D$2]" office:value-type="float" office:value="995">
            <text:p>995</text:p>
          </table:table-cell>
          <table:table-cell table:formula="oooc:=[.A320]+[.C$2]" office:value-type="float" office:value="365">
            <text:p>365</text:p>
          </table:table-cell>
          <table:table-cell/>
          <table:table-cell table:formula="oooc:=COMBIN([.C320];[.D320])" office:value-type="float" office:value="2.70027708918956E+282">
            <text:p>2.70E+282</text:p>
          </table:table-cell>
          <table:table-cell table:formula="oooc:=2^(3*[.A320]+[.D$2])" office:value-type="float" office:value="3.34846439745709E+299">
            <text:p>3.35E+299</text:p>
          </table:table-cell>
          <table:table-cell table:formula="oooc:=[.F320]/[.G320]" office:value-type="float" office:value="8.06422517509883E-018">
            <text:p>0.000000000</text:p>
          </table:table-cell>
          <table:table-cell table:formula="oooc:=BINOMDIST([.D320];[.C320];0.5;0)" office:value-type="float" office:value="8.06422517509883E-018">
            <text:p>0.000000000000</text:p>
          </table:table-cell>
          <table:table-cell table:formula="oooc:=1-[.I320]" office:value-type="float" office:value="1">
            <text:p>1.000000000</text:p>
          </table:table-cell>
          <table:table-cell table:formula="oooc:=-LOG([.J320];2)" office:value-type="float" office:value="-0">
            <text:p>0.0000000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ooc:=LOG([.A321];2)" office:value-type="float" office:value="8.3037807481771">
            <text:p>8.3</text:p>
          </table:table-cell>
          <table:table-cell table:formula="oooc:=3*[.A321]+[.D$2]" office:value-type="float" office:value="998">
            <text:p>998</text:p>
          </table:table-cell>
          <table:table-cell table:formula="oooc:=[.A321]+[.C$2]" office:value-type="float" office:value="366">
            <text:p>366</text:p>
          </table:table-cell>
          <table:table-cell/>
          <table:table-cell table:formula="oooc:=COMBIN([.C321];[.D321])" office:value-type="float" office:value="1.83343638894963E+283">
            <text:p>1.83E+283</text:p>
          </table:table-cell>
          <table:table-cell table:formula="oooc:=2^(3*[.A321]+[.D$2])" office:value-type="float" office:value="2.67877151796567E+300">
            <text:p>2.68E+300</text:p>
          </table:table-cell>
          <table:table-cell table:formula="oooc:=[.F321]/[.G321]" office:value-type="float" office:value="6.84431791458642E-018">
            <text:p>0.000000000</text:p>
          </table:table-cell>
          <table:table-cell table:formula="oooc:=BINOMDIST([.D321];[.C321];0.5;0)" office:value-type="float" office:value="6.84431791458642E-018">
            <text:p>0.000000000000</text:p>
          </table:table-cell>
          <table:table-cell table:formula="oooc:=1-[.I321]" office:value-type="float" office:value="1">
            <text:p>1.000000000</text:p>
          </table:table-cell>
          <table:table-cell table:formula="oooc:=-LOG([.J321];2)" office:value-type="float" office:value="-0">
            <text:p>0.0000000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ooc:=LOG([.A322];2)" office:value-type="float" office:value="8.30833903013941">
            <text:p>8.31</text:p>
          </table:table-cell>
          <table:table-cell table:formula="oooc:=3*[.A322]+[.D$2]" office:value-type="float" office:value="1001">
            <text:p>1001</text:p>
          </table:table-cell>
          <table:table-cell table:formula="oooc:=[.A322]+[.C$2]" office:value-type="float" office:value="367">
            <text:p>367</text:p>
          </table:table-cell>
          <table:table-cell/>
          <table:table-cell table:formula="oooc:=COMBIN([.C322];[.D322])" office:value-type="float" office:value="1.24481949249912E+284">
            <text:p>1.24E+284</text:p>
          </table:table-cell>
          <table:table-cell table:formula="oooc:=2^(3*[.A322]+[.D$2])" office:value-type="float" office:value="2.14301721437253E+301">
            <text:p>2.14E+301</text:p>
          </table:table-cell>
          <table:table-cell table:formula="oooc:=[.F322]/[.G322]" office:value-type="float" office:value="5.80872371976532E-018">
            <text:p>0.000000000</text:p>
          </table:table-cell>
          <table:table-cell table:formula="oooc:=BINOMDIST([.D322];[.C322];0.5;0)" office:value-type="float" office:value="5.80872371976532E-018">
            <text:p>0.000000000000</text:p>
          </table:table-cell>
          <table:table-cell table:formula="oooc:=1-[.I322]" office:value-type="float" office:value="1">
            <text:p>1.000000000</text:p>
          </table:table-cell>
          <table:table-cell table:formula="oooc:=-LOG([.J322];2)" office:value-type="float" office:value="-0">
            <text:p>0.0000000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ooc:=LOG([.A323];2)" office:value-type="float" office:value="8.31288295528436">
            <text:p>8.31</text:p>
          </table:table-cell>
          <table:table-cell table:formula="oooc:=3*[.A323]+[.D$2]" office:value-type="float" office:value="1004">
            <text:p>1004</text:p>
          </table:table-cell>
          <table:table-cell table:formula="oooc:=[.A323]+[.C$2]" office:value-type="float" office:value="368">
            <text:p>368</text:p>
          </table:table-cell>
          <table:table-cell/>
          <table:table-cell table:formula="oooc:=COMBIN([.C323];[.D323])" office:value-type="float" office:value="8.45142784570525E+284">
            <text:p>8.45E+284</text:p>
          </table:table-cell>
          <table:table-cell table:formula="oooc:=2^(3*[.A323]+[.D$2])" office:value-type="float" office:value="1.71441377149803E+302">
            <text:p>1.71E+302</text:p>
          </table:table-cell>
          <table:table-cell table:formula="oooc:=[.F323]/[.G323]" office:value-type="float" office:value="4.92963133300109E-018">
            <text:p>0.000000000</text:p>
          </table:table-cell>
          <table:table-cell table:formula="oooc:=BINOMDIST([.D323];[.C323];0.5;0)" office:value-type="float" office:value="4.92963133300109E-018">
            <text:p>0.000000000000</text:p>
          </table:table-cell>
          <table:table-cell table:formula="oooc:=1-[.I323]" office:value-type="float" office:value="1">
            <text:p>1.000000000</text:p>
          </table:table-cell>
          <table:table-cell table:formula="oooc:=-LOG([.J323];2)" office:value-type="float" office:value="-0">
            <text:p>0.0000000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ooc:=LOG([.A324];2)" office:value-type="float" office:value="8.31741261376487">
            <text:p>8.32</text:p>
          </table:table-cell>
          <table:table-cell table:formula="oooc:=3*[.A324]+[.D$2]" office:value-type="float" office:value="1007">
            <text:p>1007</text:p>
          </table:table-cell>
          <table:table-cell table:formula="oooc:=[.A324]+[.C$2]" office:value-type="float" office:value="369">
            <text:p>369</text:p>
          </table:table-cell>
          <table:table-cell/>
          <table:table-cell table:formula="oooc:=COMBIN([.C324];[.D324])" office:value-type="float" office:value="5.73769057681294E+285">
            <text:p>5.74E+285</text:p>
          </table:table-cell>
          <table:table-cell table:formula="oooc:=2^(3*[.A324]+[.D$2])" office:value-type="float" office:value="1.37153101719842E+303">
            <text:p>1.37E+303</text:p>
          </table:table-cell>
          <table:table-cell table:formula="oooc:=[.F324]/[.G324]" office:value-type="float" office:value="4.18342021060021E-018">
            <text:p>0.000000000</text:p>
          </table:table-cell>
          <table:table-cell table:formula="oooc:=BINOMDIST([.D324];[.C324];0.5;0)" office:value-type="float" office:value="4.18342021060021E-018">
            <text:p>0.000000000000</text:p>
          </table:table-cell>
          <table:table-cell table:formula="oooc:=1-[.I324]" office:value-type="float" office:value="1">
            <text:p>1.000000000</text:p>
          </table:table-cell>
          <table:table-cell table:formula="oooc:=-LOG([.J324];2)" office:value-type="float" office:value="-0">
            <text:p>0.0000000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ooc:=LOG([.A325];2)" office:value-type="float" office:value="8.32192809488736">
            <text:p>8.32</text:p>
          </table:table-cell>
          <table:table-cell table:formula="oooc:=3*[.A325]+[.D$2]" office:value-type="float" office:value="1010">
            <text:p>1010</text:p>
          </table:table-cell>
          <table:table-cell table:formula="oooc:=[.A325]+[.C$2]" office:value-type="float" office:value="370">
            <text:p>370</text:p>
          </table:table-cell>
          <table:table-cell/>
          <table:table-cell table:formula="oooc:=COMBIN([.C325];[.D325])" office:value-type="float" office:value="3.89518096968691E+286">
            <text:p>3.90E+286</text:p>
          </table:table-cell>
          <table:table-cell table:formula="oooc:=2^(3*[.A325]+[.D$2])" office:value-type="float" office:value="1.09722481375874E+304">
            <text:p>1.10E+304</text:p>
          </table:table-cell>
          <table:table-cell table:formula="oooc:=[.F325]/[.G325]" office:value-type="float" office:value="3.55002996728016E-018">
            <text:p>0.000000000</text:p>
          </table:table-cell>
          <table:table-cell table:formula="oooc:=BINOMDIST([.D325];[.C325];0.5;0)" office:value-type="float" office:value="3.55002996728016E-018">
            <text:p>0.000000000000</text:p>
          </table:table-cell>
          <table:table-cell table:formula="oooc:=1-[.I325]" office:value-type="float" office:value="1">
            <text:p>1.000000000</text:p>
          </table:table-cell>
          <table:table-cell table:formula="oooc:=-LOG([.J325];2)" office:value-type="float" office:value="-0">
            <text:p>0.000000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ooc:=LOG([.A326];2)" office:value-type="float" office:value="8.3264294871223">
            <text:p>8.33</text:p>
          </table:table-cell>
          <table:table-cell table:formula="oooc:=3*[.A326]+[.D$2]" office:value-type="float" office:value="1013">
            <text:p>1013</text:p>
          </table:table-cell>
          <table:table-cell table:formula="oooc:=[.A326]+[.C$2]" office:value-type="float" office:value="371">
            <text:p>371</text:p>
          </table:table-cell>
          <table:table-cell/>
          <table:table-cell table:formula="oooc:=COMBIN([.C326];[.D326])" office:value-type="float" office:value="2.64424557345614E+287">
            <text:p>2.64E+287</text:p>
          </table:table-cell>
          <table:table-cell table:formula="oooc:=2^(3*[.A326]+[.D$2])" office:value-type="float" office:value="8.7777985100699E+304">
            <text:p>8.78E+304</text:p>
          </table:table-cell>
          <table:table-cell table:formula="oooc:=[.F326]/[.G326]" office:value-type="float" office:value="3.01242455089697E-018">
            <text:p>0.000000000</text:p>
          </table:table-cell>
          <table:table-cell table:formula="oooc:=BINOMDIST([.D326];[.C326];0.5;0)" office:value-type="float" office:value="3.01242455089697E-018">
            <text:p>0.000000000000</text:p>
          </table:table-cell>
          <table:table-cell table:formula="oooc:=1-[.I326]" office:value-type="float" office:value="1">
            <text:p>1.000000000</text:p>
          </table:table-cell>
          <table:table-cell table:formula="oooc:=-LOG([.J326];2)" office:value-type="float" office:value="-0">
            <text:p>0.0000000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ooc:=LOG([.A327];2)" office:value-type="float" office:value="8.33091687811462">
            <text:p>8.33</text:p>
          </table:table-cell>
          <table:table-cell table:formula="oooc:=3*[.A327]+[.D$2]" office:value-type="float" office:value="1016">
            <text:p>1016</text:p>
          </table:table-cell>
          <table:table-cell table:formula="oooc:=[.A327]+[.C$2]" office:value-type="float" office:value="372">
            <text:p>372</text:p>
          </table:table-cell>
          <table:table-cell/>
          <table:table-cell table:formula="oooc:=COMBIN([.C327];[.D327])" office:value-type="float" office:value="1.7949804012459E+288">
            <text:p>1.79E+288</text:p>
          </table:table-cell>
          <table:table-cell table:formula="oooc:=2^(3*[.A327]+[.D$2])" office:value-type="float" office:value="7.02223880805592E+305">
            <text:p>7.02E+305</text:p>
          </table:table-cell>
          <table:table-cell table:formula="oooc:=[.F327]/[.G327]" office:value-type="float" office:value="2.5561369391008E-018">
            <text:p>0.000000000</text:p>
          </table:table-cell>
          <table:table-cell table:formula="oooc:=BINOMDIST([.D327];[.C327];0.5;0)" office:value-type="float" office:value="2.5561369391008E-018">
            <text:p>0.000000000000</text:p>
          </table:table-cell>
          <table:table-cell table:formula="oooc:=1-[.I327]" office:value-type="float" office:value="1">
            <text:p>1.000000000</text:p>
          </table:table-cell>
          <table:table-cell table:formula="oooc:=-LOG([.J327];2)" office:value-type="float" office:value="-0">
            <text:p>0.0000000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ooc:=LOG([.A328];2)" office:value-type="float" office:value="8.33539035469392">
            <text:p>8.34</text:p>
          </table:table-cell>
          <table:table-cell table:formula="oooc:=3*[.A328]+[.D$2]" office:value-type="float" office:value="1019">
            <text:p>1019</text:p>
          </table:table-cell>
          <table:table-cell table:formula="oooc:=[.A328]+[.C$2]" office:value-type="float" office:value="373">
            <text:p>373</text:p>
          </table:table-cell>
          <table:table-cell/>
          <table:table-cell table:formula="oooc:=COMBIN([.C328];[.D328])" office:value-type="float" office:value="1.21843274362577E+289">
            <text:p>1.22E+289</text:p>
          </table:table-cell>
          <table:table-cell table:formula="oooc:=2^(3*[.A328]+[.D$2])" office:value-type="float" office:value="5.61779104644474E+306">
            <text:p>5.62E+306</text:p>
          </table:table-cell>
          <table:table-cell table:formula="oooc:=[.F328]/[.G328]" office:value-type="float" office:value="2.16888227695273E-018">
            <text:p>0.000000000</text:p>
          </table:table-cell>
          <table:table-cell table:formula="oooc:=BINOMDIST([.D328];[.C328];0.5;0)" office:value-type="float" office:value="2.16888227695273E-018">
            <text:p>0.000000000000</text:p>
          </table:table-cell>
          <table:table-cell table:formula="oooc:=1-[.I328]" office:value-type="float" office:value="1">
            <text:p>1.000000000</text:p>
          </table:table-cell>
          <table:table-cell table:formula="oooc:=-LOG([.J328];2)" office:value-type="float" office:value="-0">
            <text:p>0.0000000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ooc:=LOG([.A329];2)" office:value-type="float" office:value="8.33985000288462">
            <text:p>8.34</text:p>
          </table:table-cell>
          <table:table-cell table:formula="oooc:=3*[.A329]+[.D$2]" office:value-type="float" office:value="1022">
            <text:p>1022</text:p>
          </table:table-cell>
          <table:table-cell table:formula="oooc:=[.A329]+[.C$2]" office:value-type="float" office:value="374">
            <text:p>374</text:p>
          </table:table-cell>
          <table:table-cell/>
          <table:table-cell table:formula="oooc:=COMBIN([.C329];[.D329])" office:value-type="float" office:value="8.27041842646739E+289">
            <text:p>8.27E+289</text:p>
          </table:table-cell>
          <table:table-cell table:formula="oooc:=2^(3*[.A329]+[.D$2])" office:value-type="float" office:value="4.49423283715579E+307">
            <text:p>4.49E+307</text:p>
          </table:table-cell>
          <table:table-cell table:formula="oooc:=[.F329]/[.G329]" office:value-type="float" office:value="1.84022918396488E-018">
            <text:p>0.000000000</text:p>
          </table:table-cell>
          <table:table-cell table:formula="oooc:=BINOMDIST([.D329];[.C329];0.5;0)" office:value-type="float" office:value="1.84022918396488E-018">
            <text:p>0.000000000000</text:p>
          </table:table-cell>
          <table:table-cell table:formula="oooc:=1-[.I329]" office:value-type="float" office:value="1">
            <text:p>1.000000000</text:p>
          </table:table-cell>
          <table:table-cell table:formula="oooc:=-LOG([.J329];2)" office:value-type="float" office:value="-0">
            <text:p>0.000000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ooc:=LOG([.A330];2)" office:value-type="float" office:value="8.34429590791582">
            <text:p>8.34</text:p>
          </table:table-cell>
          <table:table-cell table:formula="oooc:=3*[.A330]+[.D$2]" office:value-type="float" office:value="1025">
            <text:p>1025</text:p>
          </table:table-cell>
          <table:table-cell table:formula="oooc:=[.A330]+[.C$2]" office:value-type="float" office:value="375">
            <text:p>375</text:p>
          </table:table-cell>
          <table:table-cell/>
          <table:table-cell table:formula="oooc:=COMBIN([.C330];[.D330])" office:value-type="float" office:value="5.61355028094968E+290">
            <text:p>5.61E+290</text:p>
          </table:table-cell>
          <table:table-cell table:formula="oooc:=2^(3*[.A330]+[.D$2])" office:value-type="float" office:value="0">
            <text:p>Err:503</text:p>
          </table:table-cell>
          <table:table-cell table:formula="oooc:=[.F330]/[.G330]" office:value-type="float" office:value="0">
            <text:p>Err:503</text:p>
          </table:table-cell>
          <table:table-cell table:formula="oooc:=BINOMDIST([.D330];[.C330];0.5;0)" office:value-type="float" office:value="1.56132049794461E-018">
            <text:p>0.000000000000</text:p>
          </table:table-cell>
          <table:table-cell table:formula="oooc:=1-[.I330]" office:value-type="float" office:value="1">
            <text:p>1.000000000</text:p>
          </table:table-cell>
          <table:table-cell table:formula="oooc:=-LOG([.J330];2)" office:value-type="float" office:value="-0">
            <text:p>0.0000000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ooc:=LOG([.A331];2)" office:value-type="float" office:value="8.34872815423108">
            <text:p>8.35</text:p>
          </table:table-cell>
          <table:table-cell table:formula="oooc:=3*[.A331]+[.D$2]" office:value-type="float" office:value="1028">
            <text:p>1028</text:p>
          </table:table-cell>
          <table:table-cell table:formula="oooc:=[.A331]+[.C$2]" office:value-type="float" office:value="376">
            <text:p>376</text:p>
          </table:table-cell>
          <table:table-cell/>
          <table:table-cell table:formula="oooc:=COMBIN([.C331];[.D331])" office:value-type="float" office:value="3.81006256087015E+291">
            <text:p>3.81E+291</text:p>
          </table:table-cell>
          <table:table-cell table:formula="oooc:=2^(3*[.A331]+[.D$2])" office:value-type="float" office:value="0">
            <text:p>Err:503</text:p>
          </table:table-cell>
          <table:table-cell table:formula="oooc:=[.F331]/[.G331]" office:value-type="float" office:value="0">
            <text:p>Err:503</text:p>
          </table:table-cell>
          <table:table-cell table:formula="oooc:=BINOMDIST([.D331];[.C331];0.5;0)" office:value-type="float" office:value="1.32463603179206E-018">
            <text:p>0.000000000000</text:p>
          </table:table-cell>
          <table:table-cell table:formula="oooc:=1-[.I331]" office:value-type="float" office:value="1">
            <text:p>1.000000000</text:p>
          </table:table-cell>
          <table:table-cell table:formula="oooc:=-LOG([.J331];2)" office:value-type="float" office:value="-0">
            <text:p>0.0000000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ooc:=LOG([.A332];2)" office:value-type="float" office:value="8.35314682549808">
            <text:p>8.35</text:p>
          </table:table-cell>
          <table:table-cell table:formula="oooc:=3*[.A332]+[.D$2]" office:value-type="float" office:value="1031">
            <text:p>1031</text:p>
          </table:table-cell>
          <table:table-cell table:formula="oooc:=[.A332]+[.C$2]" office:value-type="float" office:value="377">
            <text:p>377</text:p>
          </table:table-cell>
          <table:table-cell/>
          <table:table-cell table:formula="oooc:=COMBIN([.C332];[.D332])" office:value-type="float" office:value="2.58589622261565E+292">
            <text:p>2.59E+292</text:p>
          </table:table-cell>
          <table:table-cell table:formula="oooc:=2^(3*[.A332]+[.D$2])" office:value-type="float" office:value="0">
            <text:p>Err:503</text:p>
          </table:table-cell>
          <table:table-cell table:formula="oooc:=[.F332]/[.G332]" office:value-type="float" office:value="0">
            <text:p>Err:503</text:p>
          </table:table-cell>
          <table:table-cell table:formula="oooc:=BINOMDIST([.D332];[.C332];0.5;0)" office:value-type="float" office:value="1.12379103237395E-018">
            <text:p>0.000000000000</text:p>
          </table:table-cell>
          <table:table-cell table:formula="oooc:=1-[.I332]" office:value-type="float" office:value="1">
            <text:p>1.000000000</text:p>
          </table:table-cell>
          <table:table-cell table:formula="oooc:=-LOG([.J332];2)" office:value-type="float" office:value="-0">
            <text:p>0.0000000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ooc:=LOG([.A333];2)" office:value-type="float" office:value="8.35755200461808">
            <text:p>8.36</text:p>
          </table:table-cell>
          <table:table-cell table:formula="oooc:=3*[.A333]+[.D$2]" office:value-type="float" office:value="1034">
            <text:p>1034</text:p>
          </table:table-cell>
          <table:table-cell table:formula="oooc:=[.A333]+[.C$2]" office:value-type="float" office:value="378">
            <text:p>378</text:p>
          </table:table-cell>
          <table:table-cell/>
          <table:table-cell table:formula="oooc:=COMBIN([.C333];[.D333])" office:value-type="float" office:value="1.7549902583685E+293">
            <text:p>1.75E+293</text:p>
          </table:table-cell>
          <table:table-cell table:formula="oooc:=2^(3*[.A333]+[.D$2])" office:value-type="float" office:value="0">
            <text:p>Err:503</text:p>
          </table:table-cell>
          <table:table-cell table:formula="oooc:=[.F333]/[.G333]" office:value-type="float" office:value="0">
            <text:p>Err:503</text:p>
          </table:table-cell>
          <table:table-cell table:formula="oooc:=BINOMDIST([.D333];[.C333];0.5;0)" office:value-type="float" office:value="9.53364977009412E-019">
            <text:p>0.000000000000</text:p>
          </table:table-cell>
          <table:table-cell table:formula="oooc:=1-[.I333]" office:value-type="float" office:value="1">
            <text:p>1.000000000</text:p>
          </table:table-cell>
          <table:table-cell table:formula="oooc:=-LOG([.J333];2)" office:value-type="float" office:value="-0">
            <text:p>0.0000000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ooc:=LOG([.A334];2)" office:value-type="float" office:value="8.36194377373524">
            <text:p>8.36</text:p>
          </table:table-cell>
          <table:table-cell table:formula="oooc:=3*[.A334]+[.D$2]" office:value-type="float" office:value="1037">
            <text:p>1037</text:p>
          </table:table-cell>
          <table:table-cell table:formula="oooc:=[.A334]+[.C$2]" office:value-type="float" office:value="379">
            <text:p>379</text:p>
          </table:table-cell>
          <table:table-cell/>
          <table:table-cell table:formula="oooc:=COMBIN([.C334];[.D334])" office:value-type="float" office:value="1.1910310909893E+294">
            <text:p>1.19E+294</text:p>
          </table:table-cell>
          <table:table-cell table:formula="oooc:=2^(3*[.A334]+[.D$2])" office:value-type="float" office:value="0">
            <text:p>Err:503</text:p>
          </table:table-cell>
          <table:table-cell table:formula="oooc:=[.F334]/[.G334]" office:value-type="float" office:value="0">
            <text:p>Err:503</text:p>
          </table:table-cell>
          <table:table-cell table:formula="oooc:=BINOMDIST([.D334];[.C334];0.5;0)" office:value-type="float" office:value="8.08756147836182E-019">
            <text:p>0.000000000000</text:p>
          </table:table-cell>
          <table:table-cell table:formula="oooc:=1-[.I334]" office:value-type="float" office:value="1">
            <text:p>1.000000000</text:p>
          </table:table-cell>
          <table:table-cell table:formula="oooc:=-LOG([.J334];2)" office:value-type="float" office:value="-0">
            <text:p>0.0000000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ooc:=LOG([.A335];2)" office:value-type="float" office:value="8.36632221424582">
            <text:p>8.37</text:p>
          </table:table-cell>
          <table:table-cell table:formula="oooc:=3*[.A335]+[.D$2]" office:value-type="float" office:value="1040">
            <text:p>1040</text:p>
          </table:table-cell>
          <table:table-cell table:formula="oooc:=[.A335]+[.C$2]" office:value-type="float" office:value="380">
            <text:p>380</text:p>
          </table:table-cell>
          <table:table-cell/>
          <table:table-cell table:formula="oooc:=COMBIN([.C335];[.D335])" office:value-type="float" office:value="8.0826987436574E+294">
            <text:p>8.08E+294</text:p>
          </table:table-cell>
          <table:table-cell table:formula="oooc:=2^(3*[.A335]+[.D$2])" office:value-type="float" office:value="0">
            <text:p>Err:503</text:p>
          </table:table-cell>
          <table:table-cell table:formula="oooc:=[.F335]/[.G335]" office:value-type="float" office:value="0">
            <text:p>Err:503</text:p>
          </table:table-cell>
          <table:table-cell table:formula="oooc:=BINOMDIST([.D335];[.C335];0.5;0)" office:value-type="float" office:value="6.86058108547252E-019">
            <text:p>0.000000000000</text:p>
          </table:table-cell>
          <table:table-cell table:formula="oooc:=1-[.I335]" office:value-type="float" office:value="1">
            <text:p>1.000000000</text:p>
          </table:table-cell>
          <table:table-cell table:formula="oooc:=-LOG([.J335];2)" office:value-type="float" office:value="-0">
            <text:p>0.0000000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ooc:=LOG([.A336];2)" office:value-type="float" office:value="8.37068740680722">
            <text:p>8.37</text:p>
          </table:table-cell>
          <table:table-cell table:formula="oooc:=3*[.A336]+[.D$2]" office:value-type="float" office:value="1043">
            <text:p>1043</text:p>
          </table:table-cell>
          <table:table-cell table:formula="oooc:=[.A336]+[.C$2]" office:value-type="float" office:value="381">
            <text:p>381</text:p>
          </table:table-cell>
          <table:table-cell/>
          <table:table-cell table:formula="oooc:=COMBIN([.C336];[.D336])" office:value-type="float" office:value="5.48497590986027E+295">
            <text:p>5.48E+295</text:p>
          </table:table-cell>
          <table:table-cell table:formula="oooc:=2^(3*[.A336]+[.D$2])" office:value-type="float" office:value="0">
            <text:p>Err:503</text:p>
          </table:table-cell>
          <table:table-cell table:formula="oooc:=[.F336]/[.G336]" office:value-type="float" office:value="0">
            <text:p>Err:503</text:p>
          </table:table-cell>
          <table:table-cell table:formula="oooc:=BINOMDIST([.D336];[.C336];0.5;0)" office:value-type="float" office:value="5.81954789713471E-019">
            <text:p>0.000000000000</text:p>
          </table:table-cell>
          <table:table-cell table:formula="oooc:=1-[.I336]" office:value-type="float" office:value="1">
            <text:p>1.000000000</text:p>
          </table:table-cell>
          <table:table-cell table:formula="oooc:=-LOG([.J336];2)" office:value-type="float" office:value="-0">
            <text:p>0.0000000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ooc:=LOG([.A337];2)" office:value-type="float" office:value="8.37503943134692">
            <text:p>8.38</text:p>
          </table:table-cell>
          <table:table-cell table:formula="oooc:=3*[.A337]+[.D$2]" office:value-type="float" office:value="1046">
            <text:p>1046</text:p>
          </table:table-cell>
          <table:table-cell table:formula="oooc:=[.A337]+[.C$2]" office:value-type="float" office:value="382">
            <text:p>382</text:p>
          </table:table-cell>
          <table:table-cell/>
          <table:table-cell table:formula="oooc:=COMBIN([.C337];[.D337])" office:value-type="float" office:value="3.72201592906758E+296">
            <text:p>3.72E+296</text:p>
          </table:table-cell>
          <table:table-cell table:formula="oooc:=2^(3*[.A337]+[.D$2])" office:value-type="float" office:value="0">
            <text:p>Err:503</text:p>
          </table:table-cell>
          <table:table-cell table:formula="oooc:=[.F337]/[.G337]" office:value-type="float" office:value="0">
            <text:p>Err:503</text:p>
          </table:table-cell>
          <table:table-cell table:formula="oooc:=BINOMDIST([.D337];[.C337];0.5;0)" office:value-type="float" office:value="4.93631383461694E-019">
            <text:p>0.000000000000</text:p>
          </table:table-cell>
          <table:table-cell table:formula="oooc:=1-[.I337]" office:value-type="float" office:value="1">
            <text:p>1.000000000</text:p>
          </table:table-cell>
          <table:table-cell table:formula="oooc:=-LOG([.J337];2)" office:value-type="float" office:value="-0">
            <text:p>0.0000000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ooc:=LOG([.A338];2)" office:value-type="float" office:value="8.37937836707126">
            <text:p>8.38</text:p>
          </table:table-cell>
          <table:table-cell table:formula="oooc:=3*[.A338]+[.D$2]" office:value-type="float" office:value="1049">
            <text:p>1049</text:p>
          </table:table-cell>
          <table:table-cell table:formula="oooc:=[.A338]+[.C$2]" office:value-type="float" office:value="383">
            <text:p>383</text:p>
          </table:table-cell>
          <table:table-cell/>
          <table:table-cell table:formula="oooc:=COMBIN([.C338];[.D338])" office:value-type="float" office:value="2.52561432128528E+297">
            <text:p>2.53E+297</text:p>
          </table:table-cell>
          <table:table-cell table:formula="oooc:=2^(3*[.A338]+[.D$2])" office:value-type="float" office:value="0">
            <text:p>Err:503</text:p>
          </table:table-cell>
          <table:table-cell table:formula="oooc:=[.F338]/[.G338]" office:value-type="float" office:value="0">
            <text:p>Err:503</text:p>
          </table:table-cell>
          <table:table-cell table:formula="oooc:=BINOMDIST([.D338];[.C338];0.5;0)" office:value-type="float" office:value="4.18698668700701E-019">
            <text:p>0.000000000000</text:p>
          </table:table-cell>
          <table:table-cell table:formula="oooc:=1-[.I338]" office:value-type="float" office:value="1">
            <text:p>1.000000000</text:p>
          </table:table-cell>
          <table:table-cell table:formula="oooc:=-LOG([.J338];2)" office:value-type="float" office:value="-0">
            <text:p>0.0000000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ooc:=LOG([.A339];2)" office:value-type="float" office:value="8.38370429247405">
            <text:p>8.38</text:p>
          </table:table-cell>
          <table:table-cell table:formula="oooc:=3*[.A339]+[.D$2]" office:value-type="float" office:value="1052">
            <text:p>1052</text:p>
          </table:table-cell>
          <table:table-cell table:formula="oooc:=[.A339]+[.C$2]" office:value-type="float" office:value="384">
            <text:p>384</text:p>
          </table:table-cell>
          <table:table-cell/>
          <table:table-cell table:formula="oooc:=COMBIN([.C339];[.D339])" office:value-type="float" office:value="1.71372552626872E+298">
            <text:p>1.71E+298</text:p>
          </table:table-cell>
          <table:table-cell table:formula="oooc:=2^(3*[.A339]+[.D$2])" office:value-type="float" office:value="0">
            <text:p>Err:503</text:p>
          </table:table-cell>
          <table:table-cell table:formula="oooc:=[.F339]/[.G339]" office:value-type="float" office:value="0">
            <text:p>Err:503</text:p>
          </table:table-cell>
          <table:table-cell table:formula="oooc:=BINOMDIST([.D339];[.C339];0.5;0)" office:value-type="float" office:value="3.55128745469919E-019">
            <text:p>0.000000000000</text:p>
          </table:table-cell>
          <table:table-cell table:formula="oooc:=1-[.I339]" office:value-type="float" office:value="1">
            <text:p>1.000000000</text:p>
          </table:table-cell>
          <table:table-cell table:formula="oooc:=-LOG([.J339];2)" office:value-type="float" office:value="-0">
            <text:p>0.0000000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ooc:=LOG([.A340];2)" office:value-type="float" office:value="8.38801728534514">
            <text:p>8.39</text:p>
          </table:table-cell>
          <table:table-cell table:formula="oooc:=3*[.A340]+[.D$2]" office:value-type="float" office:value="1055">
            <text:p>1055</text:p>
          </table:table-cell>
          <table:table-cell table:formula="oooc:=[.A340]+[.C$2]" office:value-type="float" office:value="385">
            <text:p>385</text:p>
          </table:table-cell>
          <table:table-cell/>
          <table:table-cell table:formula="oooc:=COMBIN([.C340];[.D340])" office:value-type="float" office:value="1.16278938209634E+299">
            <text:p>1.16E+299</text:p>
          </table:table-cell>
          <table:table-cell table:formula="oooc:=2^(3*[.A340]+[.D$2])" office:value-type="float" office:value="0">
            <text:p>Err:503</text:p>
          </table:table-cell>
          <table:table-cell table:formula="oooc:=[.F340]/[.G340]" office:value-type="float" office:value="0">
            <text:p>Err:503</text:p>
          </table:table-cell>
          <table:table-cell table:formula="oooc:=BINOMDIST([.D340];[.C340];0.5;0)" office:value-type="float" office:value="3.01200460765082E-019">
            <text:p>0.000000000000</text:p>
          </table:table-cell>
          <table:table-cell table:formula="oooc:=1-[.I340]" office:value-type="float" office:value="1">
            <text:p>1.000000000</text:p>
          </table:table-cell>
          <table:table-cell table:formula="oooc:=-LOG([.J340];2)" office:value-type="float" office:value="-0">
            <text:p>0.0000000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ooc:=LOG([.A341];2)" office:value-type="float" office:value="8.39231742277876">
            <text:p>8.39</text:p>
          </table:table-cell>
          <table:table-cell table:formula="oooc:=3*[.A341]+[.D$2]" office:value-type="float" office:value="1058">
            <text:p>1058</text:p>
          </table:table-cell>
          <table:table-cell table:formula="oooc:=[.A341]+[.C$2]" office:value-type="float" office:value="386">
            <text:p>386</text:p>
          </table:table-cell>
          <table:table-cell/>
          <table:table-cell table:formula="oooc:=COMBIN([.C341];[.D341])" office:value-type="float" office:value="7.88944644971322E+299">
            <text:p>7.89E+299</text:p>
          </table:table-cell>
          <table:table-cell table:formula="oooc:=2^(3*[.A341]+[.D$2])" office:value-type="float" office:value="0">
            <text:p>Err:503</text:p>
          </table:table-cell>
          <table:table-cell table:formula="oooc:=[.F341]/[.G341]" office:value-type="float" office:value="0">
            <text:p>Err:503</text:p>
          </table:table-cell>
          <table:table-cell table:formula="oooc:=BINOMDIST([.D341];[.C341];0.5;0)" office:value-type="float" office:value="2.55453066396139E-019">
            <text:p>0.000000000000</text:p>
          </table:table-cell>
          <table:table-cell table:formula="oooc:=1-[.I341]" office:value-type="float" office:value="1">
            <text:p>1.000000000</text:p>
          </table:table-cell>
          <table:table-cell table:formula="oooc:=-LOG([.J341];2)" office:value-type="float" office:value="-0">
            <text:p>0.0000000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ooc:=LOG([.A342];2)" office:value-type="float" office:value="8.39660478118186">
            <text:p>8.4</text:p>
          </table:table-cell>
          <table:table-cell table:formula="oooc:=3*[.A342]+[.D$2]" office:value-type="float" office:value="1061">
            <text:p>1061</text:p>
          </table:table-cell>
          <table:table-cell table:formula="oooc:=[.A342]+[.C$2]" office:value-type="float" office:value="387">
            <text:p>387</text:p>
          </table:table-cell>
          <table:table-cell/>
          <table:table-cell table:formula="oooc:=COMBIN([.C342];[.D342])" office:value-type="float" office:value="5.35276055100496E+300">
            <text:p>5.35E+300</text:p>
          </table:table-cell>
          <table:table-cell table:formula="oooc:=2^(3*[.A342]+[.D$2])" office:value-type="float" office:value="0">
            <text:p>Err:503</text:p>
          </table:table-cell>
          <table:table-cell table:formula="oooc:=[.F342]/[.G342]" office:value-type="float" office:value="0">
            <text:p>Err:503</text:p>
          </table:table-cell>
          <table:table-cell table:formula="oooc:=BINOMDIST([.D342];[.C342];0.5;0)" office:value-type="float" office:value="2.16646868882703E-019">
            <text:p>0.000000000000</text:p>
          </table:table-cell>
          <table:table-cell table:formula="oooc:=1-[.I342]" office:value-type="float" office:value="1">
            <text:p>1.000000000</text:p>
          </table:table-cell>
          <table:table-cell table:formula="oooc:=-LOG([.J342];2)" office:value-type="float" office:value="-0">
            <text:p>0.0000000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ooc:=LOG([.A343];2)" office:value-type="float" office:value="8.40087943628219">
            <text:p>8.4</text:p>
          </table:table-cell>
          <table:table-cell table:formula="oooc:=3*[.A343]+[.D$2]" office:value-type="float" office:value="1064">
            <text:p>1064</text:p>
          </table:table-cell>
          <table:table-cell table:formula="oooc:=[.A343]+[.C$2]" office:value-type="float" office:value="388">
            <text:p>388</text:p>
          </table:table-cell>
          <table:table-cell/>
          <table:table-cell table:formula="oooc:=COMBIN([.C343];[.D343])" office:value-type="float" office:value="3.63157511153064E+301">
            <text:p>3.63E+301</text:p>
          </table:table-cell>
          <table:table-cell table:formula="oooc:=2^(3*[.A343]+[.D$2])" office:value-type="float" office:value="0">
            <text:p>Err:503</text:p>
          </table:table-cell>
          <table:table-cell table:formula="oooc:=[.F343]/[.G343]" office:value-type="float" office:value="0">
            <text:p>Err:503</text:p>
          </table:table-cell>
          <table:table-cell table:formula="oooc:=BINOMDIST([.D343];[.C343];0.5;0)" office:value-type="float" office:value="1.83729817896897E-019">
            <text:p>0.000000000000</text:p>
          </table:table-cell>
          <table:table-cell table:formula="oooc:=1-[.I343]" office:value-type="float" office:value="1">
            <text:p>1.000000000</text:p>
          </table:table-cell>
          <table:table-cell table:formula="oooc:=-LOG([.J343];2)" office:value-type="float" office:value="-0">
            <text:p>0.0000000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ooc:=LOG([.A344];2)" office:value-type="float" office:value="8.40514146313634">
            <text:p>8.41</text:p>
          </table:table-cell>
          <table:table-cell table:formula="oooc:=3*[.A344]+[.D$2]" office:value-type="float" office:value="1067">
            <text:p>1067</text:p>
          </table:table-cell>
          <table:table-cell table:formula="oooc:=[.A344]+[.C$2]" office:value-type="float" office:value="389">
            <text:p>389</text:p>
          </table:table-cell>
          <table:table-cell/>
          <table:table-cell table:formula="oooc:=COMBIN([.C344];[.D344])" office:value-type="float" office:value="2.46375942732628E+302">
            <text:p>2.46E+302</text:p>
          </table:table-cell>
          <table:table-cell table:formula="oooc:=2^(3*[.A344]+[.D$2])" office:value-type="float" office:value="0">
            <text:p>Err:503</text:p>
          </table:table-cell>
          <table:table-cell table:formula="oooc:=[.F344]/[.G344]" office:value-type="float" office:value="0">
            <text:p>Err:503</text:p>
          </table:table-cell>
          <table:table-cell table:formula="oooc:=BINOMDIST([.D344];[.C344];0.5;0)" office:value-type="float" office:value="1.55809138260406E-019">
            <text:p>0.000000000000</text:p>
          </table:table-cell>
          <table:table-cell table:formula="oooc:=1-[.I344]" office:value-type="float" office:value="1">
            <text:p>1.000000000</text:p>
          </table:table-cell>
          <table:table-cell table:formula="oooc:=-LOG([.J344];2)" office:value-type="float" office:value="-0">
            <text:p>0.0000000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ooc:=LOG([.A345];2)" office:value-type="float" office:value="8.4093909361377">
            <text:p>8.41</text:p>
          </table:table-cell>
          <table:table-cell table:formula="oooc:=3*[.A345]+[.D$2]" office:value-type="float" office:value="1070">
            <text:p>1070</text:p>
          </table:table-cell>
          <table:table-cell table:formula="oooc:=[.A345]+[.C$2]" office:value-type="float" office:value="390">
            <text:p>390</text:p>
          </table:table-cell>
          <table:table-cell/>
          <table:table-cell table:formula="oooc:=COMBIN([.C345];[.D345])" office:value-type="float" office:value="1.6714282593681E+303">
            <text:p>1.67E+303</text:p>
          </table:table-cell>
          <table:table-cell table:formula="oooc:=2^(3*[.A345]+[.D$2])" office:value-type="float" office:value="0">
            <text:p>Err:503</text:p>
          </table:table-cell>
          <table:table-cell table:formula="oooc:=[.F345]/[.G345]" office:value-type="float" office:value="0">
            <text:p>Err:503</text:p>
          </table:table-cell>
          <table:table-cell table:formula="oooc:=BINOMDIST([.D345];[.C345];0.5;0)" office:value-type="float" office:value="1.32127245190721E-019">
            <text:p>0.000000000000</text:p>
          </table:table-cell>
          <table:table-cell table:formula="oooc:=1-[.I345]" office:value-type="float" office:value="1">
            <text:p>1.000000000</text:p>
          </table:table-cell>
          <table:table-cell table:formula="oooc:=-LOG([.J345];2)" office:value-type="float" office:value="-0">
            <text:p>0.0000000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ooc:=LOG([.A346];2)" office:value-type="float" office:value="8.41362792902417">
            <text:p>8.41</text:p>
          </table:table-cell>
          <table:table-cell table:formula="oooc:=3*[.A346]+[.D$2]" office:value-type="float" office:value="1073">
            <text:p>1073</text:p>
          </table:table-cell>
          <table:table-cell table:formula="oooc:=[.A346]+[.C$2]" office:value-type="float" office:value="391">
            <text:p>391</text:p>
          </table:table-cell>
          <table:table-cell/>
          <table:table-cell table:formula="oooc:=COMBIN([.C346];[.D346])" office:value-type="float" office:value="1.13387054822201E+304">
            <text:p>1.13E+304</text:p>
          </table:table-cell>
          <table:table-cell table:formula="oooc:=2^(3*[.A346]+[.D$2])" office:value-type="float" office:value="0">
            <text:p>Err:503</text:p>
          </table:table-cell>
          <table:table-cell table:formula="oooc:=[.F346]/[.G346]" office:value-type="float" office:value="0">
            <text:p>Err:503</text:p>
          </table:table-cell>
          <table:table-cell table:formula="oooc:=BINOMDIST([.D346];[.C346];0.5;0)" office:value-type="float" office:value="1.12041296941536E-019">
            <text:p>0.000000000000</text:p>
          </table:table-cell>
          <table:table-cell table:formula="oooc:=1-[.I346]" office:value-type="float" office:value="1">
            <text:p>1.000000000</text:p>
          </table:table-cell>
          <table:table-cell table:formula="oooc:=-LOG([.J346];2)" office:value-type="float" office:value="-0">
            <text:p>0.0000000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ooc:=LOG([.A347];2)" office:value-type="float" office:value="8.4178525148859">
            <text:p>8.42</text:p>
          </table:table-cell>
          <table:table-cell table:formula="oooc:=3*[.A347]+[.D$2]" office:value-type="float" office:value="1076">
            <text:p>1076</text:p>
          </table:table-cell>
          <table:table-cell table:formula="oooc:=[.A347]+[.C$2]" office:value-type="float" office:value="392">
            <text:p>392</text:p>
          </table:table-cell>
          <table:table-cell/>
          <table:table-cell table:formula="oooc:=COMBIN([.C347];[.D347])" office:value-type="float" office:value="7.6917581321265E+304">
            <text:p>7.69E+304</text:p>
          </table:table-cell>
          <table:table-cell table:formula="oooc:=2^(3*[.A347]+[.D$2])" office:value-type="float" office:value="0">
            <text:p>Err:503</text:p>
          </table:table-cell>
          <table:table-cell table:formula="oooc:=[.F347]/[.G347]" office:value-type="float" office:value="0">
            <text:p>Err:503</text:p>
          </table:table-cell>
          <table:table-cell table:formula="oooc:=BINOMDIST([.D347];[.C347];0.5;0)" office:value-type="float" office:value="0">
            <text:p>#VALUE!</text:p>
          </table:table-cell>
          <table:table-cell table:formula="oooc:=1-[.I347]" office:value-type="float" office:value="0">
            <text:p>#VALUE!</text:p>
          </table:table-cell>
          <table:table-cell table:formula="oooc:=-LOG([.J347];2)" office:value-type="float" office:value="0">
            <text:p>#VALUE!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ooc:=LOG([.A348];2)" office:value-type="float" office:value="8.42206476617281">
            <text:p>8.42</text:p>
          </table:table-cell>
          <table:table-cell table:formula="oooc:=3*[.A348]+[.D$2]" office:value-type="float" office:value="1079">
            <text:p>1079</text:p>
          </table:table-cell>
          <table:table-cell table:formula="oooc:=[.A348]+[.C$2]" office:value-type="float" office:value="393">
            <text:p>393</text:p>
          </table:table-cell>
          <table:table-cell/>
          <table:table-cell table:formula="oooc:=COMBIN([.C348];[.D348])" office:value-type="float" office:value="5.21764215905646E+305">
            <text:p>5.22E+305</text:p>
          </table:table-cell>
          <table:table-cell table:formula="oooc:=2^(3*[.A348]+[.D$2])" office:value-type="float" office:value="0">
            <text:p>Err:503</text:p>
          </table:table-cell>
          <table:table-cell table:formula="oooc:=[.F348]/[.G348]" office:value-type="float" office:value="0">
            <text:p>Err:503</text:p>
          </table:table-cell>
          <table:table-cell table:formula="oooc:=BINOMDIST([.D348];[.C348];0.5;0)" office:value-type="float" office:value="0">
            <text:p>#VALUE!</text:p>
          </table:table-cell>
          <table:table-cell table:formula="oooc:=1-[.I348]" office:value-type="float" office:value="0">
            <text:p>#VALUE!</text:p>
          </table:table-cell>
          <table:table-cell table:formula="oooc:=-LOG([.J348];2)" office:value-type="float" office:value="0">
            <text:p>#VALUE!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ooc:=LOG([.A349];2)" office:value-type="float" office:value="8.4262647547021">
            <text:p>8.43</text:p>
          </table:table-cell>
          <table:table-cell table:formula="oooc:=3*[.A349]+[.D$2]" office:value-type="float" office:value="1082">
            <text:p>1082</text:p>
          </table:table-cell>
          <table:table-cell table:formula="oooc:=[.A349]+[.C$2]" office:value-type="float" office:value="394">
            <text:p>394</text:p>
          </table:table-cell>
          <table:table-cell/>
          <table:table-cell table:formula="oooc:=COMBIN([.C349];[.D349])" office:value-type="float" office:value="3.53923665919972E+306">
            <text:p>3.54E+306</text:p>
          </table:table-cell>
          <table:table-cell table:formula="oooc:=2^(3*[.A349]+[.D$2])" office:value-type="float" office:value="0">
            <text:p>Err:503</text:p>
          </table:table-cell>
          <table:table-cell table:formula="oooc:=[.F349]/[.G349]" office:value-type="float" office:value="0">
            <text:p>Err:503</text:p>
          </table:table-cell>
          <table:table-cell table:formula="oooc:=BINOMDIST([.D349];[.C349];0.5;0)" office:value-type="float" office:value="0">
            <text:p>#VALUE!</text:p>
          </table:table-cell>
          <table:table-cell table:formula="oooc:=1-[.I349]" office:value-type="float" office:value="0">
            <text:p>#VALUE!</text:p>
          </table:table-cell>
          <table:table-cell table:formula="oooc:=-LOG([.J349];2)" office:value-type="float" office:value="0">
            <text:p>#VALUE!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ooc:=LOG([.A350];2)" office:value-type="float" office:value="8.43045255166553">
            <text:p>8.43</text:p>
          </table:table-cell>
          <table:table-cell table:formula="oooc:=3*[.A350]+[.D$2]" office:value-type="float" office:value="1085">
            <text:p>1085</text:p>
          </table:table-cell>
          <table:table-cell table:formula="oooc:=[.A350]+[.C$2]" office:value-type="float" office:value="395">
            <text:p>395</text:p>
          </table:table-cell>
          <table:table-cell/>
          <table:table-cell table:formula="oooc:=COMBIN([.C350];[.D350])" office:value-type="float" office:value="2.40066561713277E+307">
            <text:p>2.40E+307</text:p>
          </table:table-cell>
          <table:table-cell table:formula="oooc:=2^(3*[.A350]+[.D$2])" office:value-type="float" office:value="0">
            <text:p>Err:503</text:p>
          </table:table-cell>
          <table:table-cell table:formula="oooc:=[.F350]/[.G350]" office:value-type="float" office:value="0">
            <text:p>Err:503</text:p>
          </table:table-cell>
          <table:table-cell table:formula="oooc:=BINOMDIST([.D350];[.C350];0.5;0)" office:value-type="float" office:value="0">
            <text:p>#VALUE!</text:p>
          </table:table-cell>
          <table:table-cell table:formula="oooc:=1-[.I350]" office:value-type="float" office:value="0">
            <text:p>#VALUE!</text:p>
          </table:table-cell>
          <table:table-cell table:formula="oooc:=-LOG([.J350];2)" office:value-type="float" office:value="0">
            <text:p>#VALUE!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ooc:=LOG([.A351];2)" office:value-type="float" office:value="8.43462822763673">
            <text:p>8.43</text:p>
          </table:table-cell>
          <table:table-cell table:formula="oooc:=3*[.A351]+[.D$2]" office:value-type="float" office:value="1088">
            <text:p>1088</text:p>
          </table:table-cell>
          <table:table-cell table:formula="oooc:=[.A351]+[.C$2]" office:value-type="float" office:value="396">
            <text:p>396</text:p>
          </table:table-cell>
          <table:table-cell/>
          <table:table-cell table:formula="oooc:=COMBIN([.C351];[.D351])" office:value-type="float" office:value="1.62832319527135E+308">
            <text:p>1.63E+308</text:p>
          </table:table-cell>
          <table:table-cell table:formula="oooc:=2^(3*[.A351]+[.D$2])" office:value-type="float" office:value="0">
            <text:p>Err:503</text:p>
          </table:table-cell>
          <table:table-cell table:formula="oooc:=[.F351]/[.G351]" office:value-type="float" office:value="0">
            <text:p>Err:503</text:p>
          </table:table-cell>
          <table:table-cell table:formula="oooc:=BINOMDIST([.D351];[.C351];0.5;0)" office:value-type="float" office:value="0">
            <text:p>#VALUE!</text:p>
          </table:table-cell>
          <table:table-cell table:formula="oooc:=1-[.I351]" office:value-type="float" office:value="0">
            <text:p>#VALUE!</text:p>
          </table:table-cell>
          <table:table-cell table:formula="oooc:=-LOG([.J351];2)" office:value-type="float" office:value="0">
            <text:p>#VALUE!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ooc:=LOG([.A352];2)" office:value-type="float" office:value="8.43879185257826">
            <text:p>8.44</text:p>
          </table:table-cell>
          <table:table-cell table:formula="oooc:=3*[.A352]+[.D$2]" office:value-type="float" office:value="1091">
            <text:p>1091</text:p>
          </table:table-cell>
          <table:table-cell table:formula="oooc:=[.A352]+[.C$2]" office:value-type="float" office:value="397">
            <text:p>397</text:p>
          </table:table-cell>
          <table:table-cell/>
          <table:table-cell table:formula="oooc:=COMBIN([.C352];[.D352])" office:value-type="float" office:value="0">
            <text:p>Err:503</text:p>
          </table:table-cell>
          <table:table-cell table:formula="oooc:=2^(3*[.A352]+[.D$2])" office:value-type="float" office:value="0">
            <text:p>Err:503</text:p>
          </table:table-cell>
          <table:table-cell table:formula="oooc:=[.F352]/[.G352]" office:value-type="float" office:value="0">
            <text:p>Err:503</text:p>
          </table:table-cell>
          <table:table-cell table:formula="oooc:=BINOMDIST([.D352];[.C352];0.5;0)" office:value-type="float" office:value="0">
            <text:p>#VALUE!</text:p>
          </table:table-cell>
          <table:table-cell table:formula="oooc:=1-[.I352]" office:value-type="float" office:value="0">
            <text:p>#VALUE!</text:p>
          </table:table-cell>
          <table:table-cell table:formula="oooc:=-LOG([.J352];2)" office:value-type="float" office:value="0">
            <text:p>#VALUE!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ooc:=LOG([.A353];2)" office:value-type="float" office:value="8.44294349584873">
            <text:p>8.44</text:p>
          </table:table-cell>
          <table:table-cell table:formula="oooc:=3*[.A353]+[.D$2]" office:value-type="float" office:value="1094">
            <text:p>1094</text:p>
          </table:table-cell>
          <table:table-cell table:formula="oooc:=[.A353]+[.C$2]" office:value-type="float" office:value="398">
            <text:p>398</text:p>
          </table:table-cell>
          <table:table-cell/>
          <table:table-cell table:formula="oooc:=COMBIN([.C353];[.D353])" office:value-type="float" office:value="0">
            <text:p>Err:503</text:p>
          </table:table-cell>
          <table:table-cell table:formula="oooc:=2^(3*[.A353]+[.D$2])" office:value-type="float" office:value="0">
            <text:p>Err:503</text:p>
          </table:table-cell>
          <table:table-cell table:formula="oooc:=[.F353]/[.G353]" office:value-type="float" office:value="0">
            <text:p>Err:503</text:p>
          </table:table-cell>
          <table:table-cell table:formula="oooc:=BINOMDIST([.D353];[.C353];0.5;0)" office:value-type="float" office:value="0">
            <text:p>#VALUE!</text:p>
          </table:table-cell>
          <table:table-cell table:formula="oooc:=1-[.I353]" office:value-type="float" office:value="0">
            <text:p>#VALUE!</text:p>
          </table:table-cell>
          <table:table-cell table:formula="oooc:=-LOG([.J353];2)" office:value-type="float" office:value="0">
            <text:p>#VALUE!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ooc:=LOG([.A354];2)" office:value-type="float" office:value="8.44708322620965">
            <text:p>8.45</text:p>
          </table:table-cell>
          <table:table-cell table:formula="oooc:=3*[.A354]+[.D$2]" office:value-type="float" office:value="1097">
            <text:p>1097</text:p>
          </table:table-cell>
          <table:table-cell table:formula="oooc:=[.A354]+[.C$2]" office:value-type="float" office:value="399">
            <text:p>399</text:p>
          </table:table-cell>
          <table:table-cell/>
          <table:table-cell table:formula="oooc:=COMBIN([.C354];[.D354])" office:value-type="float" office:value="0">
            <text:p>Err:503</text:p>
          </table:table-cell>
          <table:table-cell table:formula="oooc:=2^(3*[.A354]+[.D$2])" office:value-type="float" office:value="0">
            <text:p>Err:503</text:p>
          </table:table-cell>
          <table:table-cell table:formula="oooc:=[.F354]/[.G354]" office:value-type="float" office:value="0">
            <text:p>Err:503</text:p>
          </table:table-cell>
          <table:table-cell table:formula="oooc:=BINOMDIST([.D354];[.C354];0.5;0)" office:value-type="float" office:value="0">
            <text:p>#VALUE!</text:p>
          </table:table-cell>
          <table:table-cell table:formula="oooc:=1-[.I354]" office:value-type="float" office:value="0">
            <text:p>#VALUE!</text:p>
          </table:table-cell>
          <table:table-cell table:formula="oooc:=-LOG([.J354];2)" office:value-type="float" office:value="0">
            <text:p>#VALUE!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ooc:=LOG([.A355];2)" office:value-type="float" office:value="8.45121111183233">
            <text:p>8.45</text:p>
          </table:table-cell>
          <table:table-cell table:formula="oooc:=3*[.A355]+[.D$2]" office:value-type="float" office:value="1100">
            <text:p>1100</text:p>
          </table:table-cell>
          <table:table-cell table:formula="oooc:=[.A355]+[.C$2]" office:value-type="float" office:value="400">
            <text:p>400</text:p>
          </table:table-cell>
          <table:table-cell/>
          <table:table-cell table:formula="oooc:=COMBIN([.C355];[.D355])" office:value-type="float" office:value="0">
            <text:p>Err:503</text:p>
          </table:table-cell>
          <table:table-cell table:formula="oooc:=2^(3*[.A355]+[.D$2])" office:value-type="float" office:value="0">
            <text:p>Err:503</text:p>
          </table:table-cell>
          <table:table-cell table:formula="oooc:=[.F355]/[.G355]" office:value-type="float" office:value="0">
            <text:p>Err:503</text:p>
          </table:table-cell>
          <table:table-cell table:formula="oooc:=BINOMDIST([.D355];[.C355];0.5;0)" office:value-type="float" office:value="0">
            <text:p>#VALUE!</text:p>
          </table:table-cell>
          <table:table-cell table:formula="oooc:=1-[.I355]" office:value-type="float" office:value="0">
            <text:p>#VALUE!</text:p>
          </table:table-cell>
          <table:table-cell table:formula="oooc:=-LOG([.J355];2)" office:value-type="float" office:value="0">
            <text:p>#VALUE!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ooc:=LOG([.A356];2)" office:value-type="float" office:value="8.45532722030456">
            <text:p>8.46</text:p>
          </table:table-cell>
          <table:table-cell table:formula="oooc:=3*[.A356]+[.D$2]" office:value-type="float" office:value="1103">
            <text:p>1103</text:p>
          </table:table-cell>
          <table:table-cell table:formula="oooc:=[.A356]+[.C$2]" office:value-type="float" office:value="401">
            <text:p>401</text:p>
          </table:table-cell>
          <table:table-cell/>
          <table:table-cell table:formula="oooc:=COMBIN([.C356];[.D356])" office:value-type="float" office:value="0">
            <text:p>Err:503</text:p>
          </table:table-cell>
          <table:table-cell table:formula="oooc:=2^(3*[.A356]+[.D$2])" office:value-type="float" office:value="0">
            <text:p>Err:503</text:p>
          </table:table-cell>
          <table:table-cell table:formula="oooc:=[.F356]/[.G356]" office:value-type="float" office:value="0">
            <text:p>Err:503</text:p>
          </table:table-cell>
          <table:table-cell table:formula="oooc:=BINOMDIST([.D356];[.C356];0.5;0)" office:value-type="float" office:value="0">
            <text:p>#VALUE!</text:p>
          </table:table-cell>
          <table:table-cell table:formula="oooc:=1-[.I356]" office:value-type="float" office:value="0">
            <text:p>#VALUE!</text:p>
          </table:table-cell>
          <table:table-cell table:formula="oooc:=-LOG([.J356];2)" office:value-type="float" office:value="0">
            <text:p>#VALUE!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ooc:=LOG([.A357];2)" office:value-type="float" office:value="8.4594316186373">
            <text:p>8.46</text:p>
          </table:table-cell>
          <table:table-cell table:formula="oooc:=3*[.A357]+[.D$2]" office:value-type="float" office:value="1106">
            <text:p>1106</text:p>
          </table:table-cell>
          <table:table-cell table:formula="oooc:=[.A357]+[.C$2]" office:value-type="float" office:value="402">
            <text:p>402</text:p>
          </table:table-cell>
          <table:table-cell/>
          <table:table-cell table:formula="oooc:=COMBIN([.C357];[.D357])" office:value-type="float" office:value="0">
            <text:p>Err:503</text:p>
          </table:table-cell>
          <table:table-cell table:formula="oooc:=2^(3*[.A357]+[.D$2])" office:value-type="float" office:value="0">
            <text:p>Err:503</text:p>
          </table:table-cell>
          <table:table-cell table:formula="oooc:=[.F357]/[.G357]" office:value-type="float" office:value="0">
            <text:p>Err:503</text:p>
          </table:table-cell>
          <table:table-cell table:formula="oooc:=BINOMDIST([.D357];[.C357];0.5;0)" office:value-type="float" office:value="0">
            <text:p>#VALUE!</text:p>
          </table:table-cell>
          <table:table-cell table:formula="oooc:=1-[.I357]" office:value-type="float" office:value="0">
            <text:p>#VALUE!</text:p>
          </table:table-cell>
          <table:table-cell table:formula="oooc:=-LOG([.J357];2)" office:value-type="float" office:value="0">
            <text:p>#VALUE!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ooc:=LOG([.A358];2)" office:value-type="float" office:value="8.46352437327118">
            <text:p>8.46</text:p>
          </table:table-cell>
          <table:table-cell table:formula="oooc:=3*[.A358]+[.D$2]" office:value-type="float" office:value="1109">
            <text:p>1109</text:p>
          </table:table-cell>
          <table:table-cell table:formula="oooc:=[.A358]+[.C$2]" office:value-type="float" office:value="403">
            <text:p>403</text:p>
          </table:table-cell>
          <table:table-cell/>
          <table:table-cell table:formula="oooc:=COMBIN([.C358];[.D358])" office:value-type="float" office:value="0">
            <text:p>Err:503</text:p>
          </table:table-cell>
          <table:table-cell table:formula="oooc:=2^(3*[.A358]+[.D$2])" office:value-type="float" office:value="0">
            <text:p>Err:503</text:p>
          </table:table-cell>
          <table:table-cell table:formula="oooc:=[.F358]/[.G358]" office:value-type="float" office:value="0">
            <text:p>Err:503</text:p>
          </table:table-cell>
          <table:table-cell table:formula="oooc:=BINOMDIST([.D358];[.C358];0.5;0)" office:value-type="float" office:value="0">
            <text:p>#VALUE!</text:p>
          </table:table-cell>
          <table:table-cell table:formula="oooc:=1-[.I358]" office:value-type="float" office:value="0">
            <text:p>#VALUE!</text:p>
          </table:table-cell>
          <table:table-cell table:formula="oooc:=-LOG([.J358];2)" office:value-type="float" office:value="0">
            <text:p>#VALUE!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ooc:=LOG([.A359];2)" office:value-type="float" office:value="8.467605550083">
            <text:p>8.47</text:p>
          </table:table-cell>
          <table:table-cell table:formula="oooc:=3*[.A359]+[.D$2]" office:value-type="float" office:value="1112">
            <text:p>1112</text:p>
          </table:table-cell>
          <table:table-cell table:formula="oooc:=[.A359]+[.C$2]" office:value-type="float" office:value="404">
            <text:p>404</text:p>
          </table:table-cell>
          <table:table-cell/>
          <table:table-cell table:formula="oooc:=COMBIN([.C359];[.D359])" office:value-type="float" office:value="0">
            <text:p>Err:503</text:p>
          </table:table-cell>
          <table:table-cell table:formula="oooc:=2^(3*[.A359]+[.D$2])" office:value-type="float" office:value="0">
            <text:p>Err:503</text:p>
          </table:table-cell>
          <table:table-cell table:formula="oooc:=[.F359]/[.G359]" office:value-type="float" office:value="0">
            <text:p>Err:503</text:p>
          </table:table-cell>
          <table:table-cell table:formula="oooc:=BINOMDIST([.D359];[.C359];0.5;0)" office:value-type="float" office:value="0">
            <text:p>#VALUE!</text:p>
          </table:table-cell>
          <table:table-cell table:formula="oooc:=1-[.I359]" office:value-type="float" office:value="0">
            <text:p>#VALUE!</text:p>
          </table:table-cell>
          <table:table-cell table:formula="oooc:=-LOG([.J359];2)" office:value-type="float" office:value="0">
            <text:p>#VALUE!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ooc:=LOG([.A360];2)" office:value-type="float" office:value="8.47167521439205">
            <text:p>8.47</text:p>
          </table:table-cell>
          <table:table-cell table:formula="oooc:=3*[.A360]+[.D$2]" office:value-type="float" office:value="1115">
            <text:p>1115</text:p>
          </table:table-cell>
          <table:table-cell table:formula="oooc:=[.A360]+[.C$2]" office:value-type="float" office:value="405">
            <text:p>405</text:p>
          </table:table-cell>
          <table:table-cell/>
          <table:table-cell table:formula="oooc:=COMBIN([.C360];[.D360])" office:value-type="float" office:value="0">
            <text:p>Err:503</text:p>
          </table:table-cell>
          <table:table-cell table:formula="oooc:=2^(3*[.A360]+[.D$2])" office:value-type="float" office:value="0">
            <text:p>Err:503</text:p>
          </table:table-cell>
          <table:table-cell table:formula="oooc:=[.F360]/[.G360]" office:value-type="float" office:value="0">
            <text:p>Err:503</text:p>
          </table:table-cell>
          <table:table-cell table:formula="oooc:=BINOMDIST([.D360];[.C360];0.5;0)" office:value-type="float" office:value="0">
            <text:p>#VALUE!</text:p>
          </table:table-cell>
          <table:table-cell table:formula="oooc:=1-[.I360]" office:value-type="float" office:value="0">
            <text:p>#VALUE!</text:p>
          </table:table-cell>
          <table:table-cell table:formula="oooc:=-LOG([.J360];2)" office:value-type="float" office:value="0">
            <text:p>#VALUE!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ooc:=LOG([.A361];2)" office:value-type="float" office:value="8.4757334309664">
            <text:p>8.48</text:p>
          </table:table-cell>
          <table:table-cell table:formula="oooc:=3*[.A361]+[.D$2]" office:value-type="float" office:value="1118">
            <text:p>1118</text:p>
          </table:table-cell>
          <table:table-cell table:formula="oooc:=[.A361]+[.C$2]" office:value-type="float" office:value="406">
            <text:p>406</text:p>
          </table:table-cell>
          <table:table-cell/>
          <table:table-cell table:formula="oooc:=COMBIN([.C361];[.D361])" office:value-type="float" office:value="0">
            <text:p>Err:503</text:p>
          </table:table-cell>
          <table:table-cell table:formula="oooc:=2^(3*[.A361]+[.D$2])" office:value-type="float" office:value="0">
            <text:p>Err:503</text:p>
          </table:table-cell>
          <table:table-cell table:formula="oooc:=[.F361]/[.G361]" office:value-type="float" office:value="0">
            <text:p>Err:503</text:p>
          </table:table-cell>
          <table:table-cell table:formula="oooc:=BINOMDIST([.D361];[.C361];0.5;0)" office:value-type="float" office:value="0">
            <text:p>#VALUE!</text:p>
          </table:table-cell>
          <table:table-cell table:formula="oooc:=1-[.I361]" office:value-type="float" office:value="0">
            <text:p>#VALUE!</text:p>
          </table:table-cell>
          <table:table-cell table:formula="oooc:=-LOG([.J361];2)" office:value-type="float" office:value="0">
            <text:p>#VALUE!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ooc:=LOG([.A362];2)" office:value-type="float" office:value="8.4797802640291">
            <text:p>8.48</text:p>
          </table:table-cell>
          <table:table-cell table:formula="oooc:=3*[.A362]+[.D$2]" office:value-type="float" office:value="1121">
            <text:p>1121</text:p>
          </table:table-cell>
          <table:table-cell table:formula="oooc:=[.A362]+[.C$2]" office:value-type="float" office:value="407">
            <text:p>407</text:p>
          </table:table-cell>
          <table:table-cell/>
          <table:table-cell table:formula="oooc:=COMBIN([.C362];[.D362])" office:value-type="float" office:value="0">
            <text:p>Err:503</text:p>
          </table:table-cell>
          <table:table-cell table:formula="oooc:=2^(3*[.A362]+[.D$2])" office:value-type="float" office:value="0">
            <text:p>Err:503</text:p>
          </table:table-cell>
          <table:table-cell table:formula="oooc:=[.F362]/[.G362]" office:value-type="float" office:value="0">
            <text:p>Err:503</text:p>
          </table:table-cell>
          <table:table-cell table:formula="oooc:=BINOMDIST([.D362];[.C362];0.5;0)" office:value-type="float" office:value="0">
            <text:p>#VALUE!</text:p>
          </table:table-cell>
          <table:table-cell table:formula="oooc:=1-[.I362]" office:value-type="float" office:value="0">
            <text:p>#VALUE!</text:p>
          </table:table-cell>
          <table:table-cell table:formula="oooc:=-LOG([.J362];2)" office:value-type="float" office:value="0">
            <text:p>#VALUE!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ooc:=LOG([.A363];2)" office:value-type="float" office:value="8.48381577726426">
            <text:p>8.48</text:p>
          </table:table-cell>
          <table:table-cell table:formula="oooc:=3*[.A363]+[.D$2]" office:value-type="float" office:value="1124">
            <text:p>1124</text:p>
          </table:table-cell>
          <table:table-cell table:formula="oooc:=[.A363]+[.C$2]" office:value-type="float" office:value="408">
            <text:p>408</text:p>
          </table:table-cell>
          <table:table-cell/>
          <table:table-cell table:formula="oooc:=COMBIN([.C363];[.D363])" office:value-type="float" office:value="0">
            <text:p>Err:503</text:p>
          </table:table-cell>
          <table:table-cell table:formula="oooc:=2^(3*[.A363]+[.D$2])" office:value-type="float" office:value="0">
            <text:p>Err:503</text:p>
          </table:table-cell>
          <table:table-cell table:formula="oooc:=[.F363]/[.G363]" office:value-type="float" office:value="0">
            <text:p>Err:503</text:p>
          </table:table-cell>
          <table:table-cell table:formula="oooc:=BINOMDIST([.D363];[.C363];0.5;0)" office:value-type="float" office:value="0">
            <text:p>#VALUE!</text:p>
          </table:table-cell>
          <table:table-cell table:formula="oooc:=1-[.I363]" office:value-type="float" office:value="0">
            <text:p>#VALUE!</text:p>
          </table:table-cell>
          <table:table-cell table:formula="oooc:=-LOG([.J363];2)" office:value-type="float" office:value="0">
            <text:p>#VALUE!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ooc:=LOG([.A364];2)" office:value-type="float" office:value="8.48784003382305">
            <text:p>8.49</text:p>
          </table:table-cell>
          <table:table-cell table:formula="oooc:=3*[.A364]+[.D$2]" office:value-type="float" office:value="1127">
            <text:p>1127</text:p>
          </table:table-cell>
          <table:table-cell table:formula="oooc:=[.A364]+[.C$2]" office:value-type="float" office:value="409">
            <text:p>409</text:p>
          </table:table-cell>
          <table:table-cell/>
          <table:table-cell table:formula="oooc:=COMBIN([.C364];[.D364])" office:value-type="float" office:value="0">
            <text:p>Err:503</text:p>
          </table:table-cell>
          <table:table-cell table:formula="oooc:=2^(3*[.A364]+[.D$2])" office:value-type="float" office:value="0">
            <text:p>Err:503</text:p>
          </table:table-cell>
          <table:table-cell table:formula="oooc:=[.F364]/[.G364]" office:value-type="float" office:value="0">
            <text:p>Err:503</text:p>
          </table:table-cell>
          <table:table-cell table:formula="oooc:=BINOMDIST([.D364];[.C364];0.5;0)" office:value-type="float" office:value="0">
            <text:p>#VALUE!</text:p>
          </table:table-cell>
          <table:table-cell table:formula="oooc:=1-[.I364]" office:value-type="float" office:value="0">
            <text:p>#VALUE!</text:p>
          </table:table-cell>
          <table:table-cell table:formula="oooc:=-LOG([.J364];2)" office:value-type="float" office:value="0">
            <text:p>#VALUE!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ooc:=LOG([.A365];2)" office:value-type="float" office:value="8.49185309632968">
            <text:p>8.49</text:p>
          </table:table-cell>
          <table:table-cell table:formula="oooc:=3*[.A365]+[.D$2]" office:value-type="float" office:value="1130">
            <text:p>1130</text:p>
          </table:table-cell>
          <table:table-cell table:formula="oooc:=[.A365]+[.C$2]" office:value-type="float" office:value="410">
            <text:p>410</text:p>
          </table:table-cell>
          <table:table-cell/>
          <table:table-cell table:formula="oooc:=COMBIN([.C365];[.D365])" office:value-type="float" office:value="0">
            <text:p>Err:503</text:p>
          </table:table-cell>
          <table:table-cell table:formula="oooc:=2^(3*[.A365]+[.D$2])" office:value-type="float" office:value="0">
            <text:p>Err:503</text:p>
          </table:table-cell>
          <table:table-cell table:formula="oooc:=[.F365]/[.G365]" office:value-type="float" office:value="0">
            <text:p>Err:503</text:p>
          </table:table-cell>
          <table:table-cell table:formula="oooc:=BINOMDIST([.D365];[.C365];0.5;0)" office:value-type="float" office:value="0">
            <text:p>#VALUE!</text:p>
          </table:table-cell>
          <table:table-cell table:formula="oooc:=1-[.I365]" office:value-type="float" office:value="0">
            <text:p>#VALUE!</text:p>
          </table:table-cell>
          <table:table-cell table:formula="oooc:=-LOG([.J365];2)" office:value-type="float" office:value="0">
            <text:p>#VALUE!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ooc:=LOG([.A366];2)" office:value-type="float" office:value="8.49585502688717">
            <text:p>8.5</text:p>
          </table:table-cell>
          <table:table-cell table:formula="oooc:=3*[.A366]+[.D$2]" office:value-type="float" office:value="1133">
            <text:p>1133</text:p>
          </table:table-cell>
          <table:table-cell table:formula="oooc:=[.A366]+[.C$2]" office:value-type="float" office:value="411">
            <text:p>411</text:p>
          </table:table-cell>
          <table:table-cell/>
          <table:table-cell table:formula="oooc:=COMBIN([.C366];[.D366])" office:value-type="float" office:value="0">
            <text:p>Err:503</text:p>
          </table:table-cell>
          <table:table-cell table:formula="oooc:=2^(3*[.A366]+[.D$2])" office:value-type="float" office:value="0">
            <text:p>Err:503</text:p>
          </table:table-cell>
          <table:table-cell table:formula="oooc:=[.F366]/[.G366]" office:value-type="float" office:value="0">
            <text:p>Err:503</text:p>
          </table:table-cell>
          <table:table-cell table:formula="oooc:=BINOMDIST([.D366];[.C366];0.5;0)" office:value-type="float" office:value="0">
            <text:p>#VALUE!</text:p>
          </table:table-cell>
          <table:table-cell table:formula="oooc:=1-[.I366]" office:value-type="float" office:value="0">
            <text:p>#VALUE!</text:p>
          </table:table-cell>
          <table:table-cell table:formula="oooc:=-LOG([.J366];2)" office:value-type="float" office:value="0">
            <text:p>#VALUE!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ooc:=LOG([.A367];2)" office:value-type="float" office:value="8.49984588708321">
            <text:p>8.5</text:p>
          </table:table-cell>
          <table:table-cell table:formula="oooc:=3*[.A367]+[.D$2]" office:value-type="float" office:value="1136">
            <text:p>1136</text:p>
          </table:table-cell>
          <table:table-cell table:formula="oooc:=[.A367]+[.C$2]" office:value-type="float" office:value="412">
            <text:p>412</text:p>
          </table:table-cell>
          <table:table-cell/>
          <table:table-cell table:formula="oooc:=COMBIN([.C367];[.D367])" office:value-type="float" office:value="0">
            <text:p>Err:503</text:p>
          </table:table-cell>
          <table:table-cell table:formula="oooc:=2^(3*[.A367]+[.D$2])" office:value-type="float" office:value="0">
            <text:p>Err:503</text:p>
          </table:table-cell>
          <table:table-cell table:formula="oooc:=[.F367]/[.G367]" office:value-type="float" office:value="0">
            <text:p>Err:503</text:p>
          </table:table-cell>
          <table:table-cell table:formula="oooc:=BINOMDIST([.D367];[.C367];0.5;0)" office:value-type="float" office:value="0">
            <text:p>#VALUE!</text:p>
          </table:table-cell>
          <table:table-cell table:formula="oooc:=1-[.I367]" office:value-type="float" office:value="0">
            <text:p>#VALUE!</text:p>
          </table:table-cell>
          <table:table-cell table:formula="oooc:=-LOG([.J367];2)" office:value-type="float" office:value="0">
            <text:p>#VALUE!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ooc:=LOG([.A368];2)" office:value-type="float" office:value="8.50382573799575">
            <text:p>8.5</text:p>
          </table:table-cell>
          <table:table-cell table:formula="oooc:=3*[.A368]+[.D$2]" office:value-type="float" office:value="1139">
            <text:p>1139</text:p>
          </table:table-cell>
          <table:table-cell table:formula="oooc:=[.A368]+[.C$2]" office:value-type="float" office:value="413">
            <text:p>413</text:p>
          </table:table-cell>
          <table:table-cell/>
          <table:table-cell table:formula="oooc:=COMBIN([.C368];[.D368])" office:value-type="float" office:value="0">
            <text:p>Err:503</text:p>
          </table:table-cell>
          <table:table-cell table:formula="oooc:=2^(3*[.A368]+[.D$2])" office:value-type="float" office:value="0">
            <text:p>Err:503</text:p>
          </table:table-cell>
          <table:table-cell table:formula="oooc:=[.F368]/[.G368]" office:value-type="float" office:value="0">
            <text:p>Err:503</text:p>
          </table:table-cell>
          <table:table-cell table:formula="oooc:=BINOMDIST([.D368];[.C368];0.5;0)" office:value-type="float" office:value="0">
            <text:p>#VALUE!</text:p>
          </table:table-cell>
          <table:table-cell table:formula="oooc:=1-[.I368]" office:value-type="float" office:value="0">
            <text:p>#VALUE!</text:p>
          </table:table-cell>
          <table:table-cell table:formula="oooc:=-LOG([.J368];2)" office:value-type="float" office:value="0">
            <text:p>#VALUE!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ooc:=LOG([.A369];2)" office:value-type="float" office:value="8.5077946401987">
            <text:p>8.51</text:p>
          </table:table-cell>
          <table:table-cell table:formula="oooc:=3*[.A369]+[.D$2]" office:value-type="float" office:value="1142">
            <text:p>1142</text:p>
          </table:table-cell>
          <table:table-cell table:formula="oooc:=[.A369]+[.C$2]" office:value-type="float" office:value="414">
            <text:p>414</text:p>
          </table:table-cell>
          <table:table-cell/>
          <table:table-cell table:formula="oooc:=COMBIN([.C369];[.D369])" office:value-type="float" office:value="0">
            <text:p>Err:503</text:p>
          </table:table-cell>
          <table:table-cell table:formula="oooc:=2^(3*[.A369]+[.D$2])" office:value-type="float" office:value="0">
            <text:p>Err:503</text:p>
          </table:table-cell>
          <table:table-cell table:formula="oooc:=[.F369]/[.G369]" office:value-type="float" office:value="0">
            <text:p>Err:503</text:p>
          </table:table-cell>
          <table:table-cell table:formula="oooc:=BINOMDIST([.D369];[.C369];0.5;0)" office:value-type="float" office:value="0">
            <text:p>#VALUE!</text:p>
          </table:table-cell>
          <table:table-cell table:formula="oooc:=1-[.I369]" office:value-type="float" office:value="0">
            <text:p>#VALUE!</text:p>
          </table:table-cell>
          <table:table-cell table:formula="oooc:=-LOG([.J369];2)" office:value-type="float" office:value="0">
            <text:p>#VALUE!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ooc:=LOG([.A370];2)" office:value-type="float" office:value="8.51175265376738">
            <text:p>8.51</text:p>
          </table:table-cell>
          <table:table-cell table:formula="oooc:=3*[.A370]+[.D$2]" office:value-type="float" office:value="1145">
            <text:p>1145</text:p>
          </table:table-cell>
          <table:table-cell table:formula="oooc:=[.A370]+[.C$2]" office:value-type="float" office:value="415">
            <text:p>415</text:p>
          </table:table-cell>
          <table:table-cell/>
          <table:table-cell table:formula="oooc:=COMBIN([.C370];[.D370])" office:value-type="float" office:value="0">
            <text:p>Err:503</text:p>
          </table:table-cell>
          <table:table-cell table:formula="oooc:=2^(3*[.A370]+[.D$2])" office:value-type="float" office:value="0">
            <text:p>Err:503</text:p>
          </table:table-cell>
          <table:table-cell table:formula="oooc:=[.F370]/[.G370]" office:value-type="float" office:value="0">
            <text:p>Err:503</text:p>
          </table:table-cell>
          <table:table-cell table:formula="oooc:=BINOMDIST([.D370];[.C370];0.5;0)" office:value-type="float" office:value="0">
            <text:p>#VALUE!</text:p>
          </table:table-cell>
          <table:table-cell table:formula="oooc:=1-[.I370]" office:value-type="float" office:value="0">
            <text:p>#VALUE!</text:p>
          </table:table-cell>
          <table:table-cell table:formula="oooc:=-LOG([.J370];2)" office:value-type="float" office:value="0">
            <text:p>#VALUE!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ooc:=LOG([.A371];2)" office:value-type="float" office:value="8.51569983828404">
            <text:p>8.52</text:p>
          </table:table-cell>
          <table:table-cell table:formula="oooc:=3*[.A371]+[.D$2]" office:value-type="float" office:value="1148">
            <text:p>1148</text:p>
          </table:table-cell>
          <table:table-cell table:formula="oooc:=[.A371]+[.C$2]" office:value-type="float" office:value="416">
            <text:p>416</text:p>
          </table:table-cell>
          <table:table-cell/>
          <table:table-cell table:formula="oooc:=COMBIN([.C371];[.D371])" office:value-type="float" office:value="0">
            <text:p>Err:503</text:p>
          </table:table-cell>
          <table:table-cell table:formula="oooc:=2^(3*[.A371]+[.D$2])" office:value-type="float" office:value="0">
            <text:p>Err:503</text:p>
          </table:table-cell>
          <table:table-cell table:formula="oooc:=[.F371]/[.G371]" office:value-type="float" office:value="0">
            <text:p>Err:503</text:p>
          </table:table-cell>
          <table:table-cell table:formula="oooc:=BINOMDIST([.D371];[.C371];0.5;0)" office:value-type="float" office:value="0">
            <text:p>#VALUE!</text:p>
          </table:table-cell>
          <table:table-cell table:formula="oooc:=1-[.I371]" office:value-type="float" office:value="0">
            <text:p>#VALUE!</text:p>
          </table:table-cell>
          <table:table-cell table:formula="oooc:=-LOG([.J371];2)" office:value-type="float" office:value="0">
            <text:p>#VALUE!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/>
          <table:table-cell table:formula="oooc:=3*[.A372]+[.D$2]" office:value-type="float" office:value="1151">
            <text:p>1151</text:p>
          </table:table-cell>
          <table:table-cell table:formula="oooc:=[.A372]+[.C$2]" office:value-type="float" office:value="417">
            <text:p>417</text:p>
          </table:table-cell>
          <table:table-cell/>
          <table:table-cell table:formula="oooc:=COMBIN([.C372];[.D372])" office:value-type="float" office:value="0">
            <text:p>Err:503</text:p>
          </table:table-cell>
          <table:table-cell table:formula="oooc:=2^(3*[.A372]+[.D$2])" office:value-type="float" office:value="0">
            <text:p>Err:503</text:p>
          </table:table-cell>
          <table:table-cell table:formula="oooc:=[.F372]/[.G372]" office:value-type="float" office:value="0">
            <text:p>Err:503</text:p>
          </table:table-cell>
          <table:table-cell table:formula="oooc:=BINOMDIST([.D372];[.C372];0.5;0)" office:value-type="float" office:value="0">
            <text:p>#VALUE!</text:p>
          </table:table-cell>
          <table:table-cell table:formula="oooc:=1-[.I372]" office:value-type="float" office:value="0">
            <text:p>#VALUE!</text:p>
          </table:table-cell>
          <table:table-cell table:formula="oooc:=-LOG([.J372];2)" office:value-type="float" office:value="0">
            <text:p>#VALUE!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/>
          <table:table-cell table:formula="oooc:=3*[.A373]+[.D$2]" office:value-type="float" office:value="1154">
            <text:p>1154</text:p>
          </table:table-cell>
          <table:table-cell table:formula="oooc:=[.A373]+[.C$2]" office:value-type="float" office:value="418">
            <text:p>418</text:p>
          </table:table-cell>
          <table:table-cell/>
          <table:table-cell table:formula="oooc:=COMBIN([.C373];[.D373])" office:value-type="float" office:value="0">
            <text:p>Err:503</text:p>
          </table:table-cell>
          <table:table-cell table:formula="oooc:=2^(3*[.A373]+[.D$2])" office:value-type="float" office:value="0">
            <text:p>Err:503</text:p>
          </table:table-cell>
          <table:table-cell table:formula="oooc:=[.F373]/[.G373]" office:value-type="float" office:value="0">
            <text:p>Err:503</text:p>
          </table:table-cell>
          <table:table-cell table:formula="oooc:=BINOMDIST([.D373];[.C373];0.5;0)" office:value-type="float" office:value="0">
            <text:p>#VALUE!</text:p>
          </table:table-cell>
          <table:table-cell table:formula="oooc:=1-[.I373]" office:value-type="float" office:value="0">
            <text:p>#VALUE!</text:p>
          </table:table-cell>
          <table:table-cell table:formula="oooc:=-LOG([.J373];2)" office:value-type="float" office:value="0">
            <text:p>#VALUE!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/>
          <table:table-cell table:formula="oooc:=3*[.A374]+[.D$2]" office:value-type="float" office:value="1157">
            <text:p>1157</text:p>
          </table:table-cell>
          <table:table-cell table:formula="oooc:=[.A374]+[.C$2]" office:value-type="float" office:value="419">
            <text:p>419</text:p>
          </table:table-cell>
          <table:table-cell/>
          <table:table-cell table:formula="oooc:=COMBIN([.C374];[.D374])" office:value-type="float" office:value="0">
            <text:p>Err:503</text:p>
          </table:table-cell>
          <table:table-cell table:formula="oooc:=2^(3*[.A374]+[.D$2])" office:value-type="float" office:value="0">
            <text:p>Err:503</text:p>
          </table:table-cell>
          <table:table-cell table:formula="oooc:=[.F374]/[.G374]" office:value-type="float" office:value="0">
            <text:p>Err:503</text:p>
          </table:table-cell>
          <table:table-cell table:formula="oooc:=BINOMDIST([.D374];[.C374];0.5;0)" office:value-type="float" office:value="0">
            <text:p>#VALUE!</text:p>
          </table:table-cell>
          <table:table-cell table:formula="oooc:=1-[.I374]" office:value-type="float" office:value="0">
            <text:p>#VALUE!</text:p>
          </table:table-cell>
          <table:table-cell table:formula="oooc:=-LOG([.J374];2)" office:value-type="float" office:value="0">
            <text:p>#VALUE!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/>
          <table:table-cell table:formula="oooc:=3*[.A375]+[.D$2]" office:value-type="float" office:value="1160">
            <text:p>1160</text:p>
          </table:table-cell>
          <table:table-cell table:formula="oooc:=[.A375]+[.C$2]" office:value-type="float" office:value="420">
            <text:p>420</text:p>
          </table:table-cell>
          <table:table-cell/>
          <table:table-cell table:formula="oooc:=COMBIN([.C375];[.D375])" office:value-type="float" office:value="0">
            <text:p>Err:503</text:p>
          </table:table-cell>
          <table:table-cell table:formula="oooc:=2^(3*[.A375]+[.D$2])" office:value-type="float" office:value="0">
            <text:p>Err:503</text:p>
          </table:table-cell>
          <table:table-cell table:formula="oooc:=[.F375]/[.G375]" office:value-type="float" office:value="0">
            <text:p>Err:503</text:p>
          </table:table-cell>
          <table:table-cell table:formula="oooc:=BINOMDIST([.D375];[.C375];0.5;0)" office:value-type="float" office:value="0">
            <text:p>#VALUE!</text:p>
          </table:table-cell>
          <table:table-cell table:formula="oooc:=1-[.I375]" office:value-type="float" office:value="0">
            <text:p>#VALUE!</text:p>
          </table:table-cell>
          <table:table-cell table:formula="oooc:=-LOG([.J375];2)" office:value-type="float" office:value="0">
            <text:p>#VALUE!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/>
          <table:table-cell table:formula="oooc:=3*[.A376]+[.D$2]" office:value-type="float" office:value="1163">
            <text:p>1163</text:p>
          </table:table-cell>
          <table:table-cell table:formula="oooc:=[.A376]+[.C$2]" office:value-type="float" office:value="421">
            <text:p>421</text:p>
          </table:table-cell>
          <table:table-cell/>
          <table:table-cell table:formula="oooc:=COMBIN([.C376];[.D376])" office:value-type="float" office:value="0">
            <text:p>Err:503</text:p>
          </table:table-cell>
          <table:table-cell table:formula="oooc:=2^(3*[.A376]+[.D$2])" office:value-type="float" office:value="0">
            <text:p>Err:503</text:p>
          </table:table-cell>
          <table:table-cell table:formula="oooc:=[.F376]/[.G376]" office:value-type="float" office:value="0">
            <text:p>Err:503</text:p>
          </table:table-cell>
          <table:table-cell table:formula="oooc:=BINOMDIST([.D376];[.C376];0.5;0)" office:value-type="float" office:value="0">
            <text:p>#VALUE!</text:p>
          </table:table-cell>
          <table:table-cell table:formula="oooc:=1-[.I376]" office:value-type="float" office:value="0">
            <text:p>#VALUE!</text:p>
          </table:table-cell>
          <table:table-cell table:formula="oooc:=-LOG([.J376];2)" office:value-type="float" office:value="0">
            <text:p>#VALUE!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/>
          <table:table-cell table:formula="oooc:=3*[.A377]+[.D$2]" office:value-type="float" office:value="1166">
            <text:p>1166</text:p>
          </table:table-cell>
          <table:table-cell table:formula="oooc:=[.A377]+[.C$2]" office:value-type="float" office:value="422">
            <text:p>422</text:p>
          </table:table-cell>
          <table:table-cell/>
          <table:table-cell table:formula="oooc:=COMBIN([.C377];[.D377])" office:value-type="float" office:value="0">
            <text:p>Err:503</text:p>
          </table:table-cell>
          <table:table-cell table:formula="oooc:=2^(3*[.A377]+[.D$2])" office:value-type="float" office:value="0">
            <text:p>Err:503</text:p>
          </table:table-cell>
          <table:table-cell table:formula="oooc:=[.F377]/[.G377]" office:value-type="float" office:value="0">
            <text:p>Err:503</text:p>
          </table:table-cell>
          <table:table-cell table:formula="oooc:=BINOMDIST([.D377];[.C377];0.5;0)" office:value-type="float" office:value="0">
            <text:p>#VALUE!</text:p>
          </table:table-cell>
          <table:table-cell table:formula="oooc:=1-[.I377]" office:value-type="float" office:value="0">
            <text:p>#VALUE!</text:p>
          </table:table-cell>
          <table:table-cell table:formula="oooc:=-LOG([.J377];2)" office:value-type="float" office:value="0">
            <text:p>#VALUE!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/>
          <table:table-cell table:formula="oooc:=3*[.A378]+[.D$2]" office:value-type="float" office:value="1169">
            <text:p>1169</text:p>
          </table:table-cell>
          <table:table-cell table:formula="oooc:=[.A378]+[.C$2]" office:value-type="float" office:value="423">
            <text:p>423</text:p>
          </table:table-cell>
          <table:table-cell/>
          <table:table-cell table:formula="oooc:=COMBIN([.C378];[.D378])" office:value-type="float" office:value="0">
            <text:p>Err:503</text:p>
          </table:table-cell>
          <table:table-cell table:formula="oooc:=2^(3*[.A378]+[.D$2])" office:value-type="float" office:value="0">
            <text:p>Err:503</text:p>
          </table:table-cell>
          <table:table-cell table:formula="oooc:=[.F378]/[.G378]" office:value-type="float" office:value="0">
            <text:p>Err:503</text:p>
          </table:table-cell>
          <table:table-cell table:formula="oooc:=BINOMDIST([.D378];[.C378];0.5;0)" office:value-type="float" office:value="0">
            <text:p>#VALUE!</text:p>
          </table:table-cell>
          <table:table-cell table:formula="oooc:=1-[.I378]" office:value-type="float" office:value="0">
            <text:p>#VALUE!</text:p>
          </table:table-cell>
          <table:table-cell table:formula="oooc:=-LOG([.J378];2)" office:value-type="float" office:value="0">
            <text:p>#VALUE!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/>
          <table:table-cell table:formula="oooc:=3*[.A379]+[.D$2]" office:value-type="float" office:value="1172">
            <text:p>1172</text:p>
          </table:table-cell>
          <table:table-cell table:formula="oooc:=[.A379]+[.C$2]" office:value-type="float" office:value="424">
            <text:p>424</text:p>
          </table:table-cell>
          <table:table-cell/>
          <table:table-cell table:formula="oooc:=COMBIN([.C379];[.D379])" office:value-type="float" office:value="0">
            <text:p>Err:503</text:p>
          </table:table-cell>
          <table:table-cell table:formula="oooc:=2^(3*[.A379]+[.D$2])" office:value-type="float" office:value="0">
            <text:p>Err:503</text:p>
          </table:table-cell>
          <table:table-cell table:formula="oooc:=[.F379]/[.G379]" office:value-type="float" office:value="0">
            <text:p>Err:503</text:p>
          </table:table-cell>
          <table:table-cell table:formula="oooc:=BINOMDIST([.D379];[.C379];0.5;0)" office:value-type="float" office:value="0">
            <text:p>#VALUE!</text:p>
          </table:table-cell>
          <table:table-cell table:formula="oooc:=1-[.I379]" office:value-type="float" office:value="0">
            <text:p>#VALUE!</text:p>
          </table:table-cell>
          <table:table-cell table:formula="oooc:=-LOG([.J379];2)" office:value-type="float" office:value="0">
            <text:p>#VALUE!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/>
          <table:table-cell table:formula="oooc:=3*[.A380]+[.D$2]" office:value-type="float" office:value="1175">
            <text:p>1175</text:p>
          </table:table-cell>
          <table:table-cell table:formula="oooc:=[.A380]+[.C$2]" office:value-type="float" office:value="425">
            <text:p>425</text:p>
          </table:table-cell>
          <table:table-cell/>
          <table:table-cell table:formula="oooc:=COMBIN([.C380];[.D380])" office:value-type="float" office:value="0">
            <text:p>Err:503</text:p>
          </table:table-cell>
          <table:table-cell table:formula="oooc:=2^(3*[.A380]+[.D$2])" office:value-type="float" office:value="0">
            <text:p>Err:503</text:p>
          </table:table-cell>
          <table:table-cell table:formula="oooc:=[.F380]/[.G380]" office:value-type="float" office:value="0">
            <text:p>Err:503</text:p>
          </table:table-cell>
          <table:table-cell table:formula="oooc:=BINOMDIST([.D380];[.C380];0.5;0)" office:value-type="float" office:value="0">
            <text:p>#VALUE!</text:p>
          </table:table-cell>
          <table:table-cell table:formula="oooc:=1-[.I380]" office:value-type="float" office:value="0">
            <text:p>#VALUE!</text:p>
          </table:table-cell>
          <table:table-cell table:formula="oooc:=-LOG([.J380];2)" office:value-type="float" office:value="0">
            <text:p>#VALUE!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/>
          <table:table-cell table:formula="oooc:=3*[.A381]+[.D$2]" office:value-type="float" office:value="1178">
            <text:p>1178</text:p>
          </table:table-cell>
          <table:table-cell table:formula="oooc:=[.A381]+[.C$2]" office:value-type="float" office:value="426">
            <text:p>426</text:p>
          </table:table-cell>
          <table:table-cell/>
          <table:table-cell table:formula="oooc:=COMBIN([.C381];[.D381])" office:value-type="float" office:value="0">
            <text:p>Err:503</text:p>
          </table:table-cell>
          <table:table-cell table:formula="oooc:=2^(3*[.A381]+[.D$2])" office:value-type="float" office:value="0">
            <text:p>Err:503</text:p>
          </table:table-cell>
          <table:table-cell table:formula="oooc:=[.F381]/[.G381]" office:value-type="float" office:value="0">
            <text:p>Err:503</text:p>
          </table:table-cell>
          <table:table-cell table:formula="oooc:=BINOMDIST([.D381];[.C381];0.5;0)" office:value-type="float" office:value="0">
            <text:p>#VALUE!</text:p>
          </table:table-cell>
          <table:table-cell table:formula="oooc:=1-[.I381]" office:value-type="float" office:value="0">
            <text:p>#VALUE!</text:p>
          </table:table-cell>
          <table:table-cell table:formula="oooc:=-LOG([.J381];2)" office:value-type="float" office:value="0">
            <text:p>#VALUE!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/>
          <table:table-cell table:formula="oooc:=3*[.A382]+[.D$2]" office:value-type="float" office:value="1181">
            <text:p>1181</text:p>
          </table:table-cell>
          <table:table-cell table:formula="oooc:=[.A382]+[.C$2]" office:value-type="float" office:value="427">
            <text:p>427</text:p>
          </table:table-cell>
          <table:table-cell/>
          <table:table-cell table:formula="oooc:=COMBIN([.C382];[.D382])" office:value-type="float" office:value="0">
            <text:p>Err:503</text:p>
          </table:table-cell>
          <table:table-cell table:formula="oooc:=2^(3*[.A382]+[.D$2])" office:value-type="float" office:value="0">
            <text:p>Err:503</text:p>
          </table:table-cell>
          <table:table-cell table:formula="oooc:=[.F382]/[.G382]" office:value-type="float" office:value="0">
            <text:p>Err:503</text:p>
          </table:table-cell>
          <table:table-cell table:formula="oooc:=BINOMDIST([.D382];[.C382];0.5;0)" office:value-type="float" office:value="0">
            <text:p>#VALUE!</text:p>
          </table:table-cell>
          <table:table-cell table:formula="oooc:=1-[.I382]" office:value-type="float" office:value="0">
            <text:p>#VALUE!</text:p>
          </table:table-cell>
          <table:table-cell table:formula="oooc:=-LOG([.J382];2)" office:value-type="float" office:value="0">
            <text:p>#VALUE!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/>
          <table:table-cell table:formula="oooc:=3*[.A383]+[.D$2]" office:value-type="float" office:value="1184">
            <text:p>1184</text:p>
          </table:table-cell>
          <table:table-cell table:formula="oooc:=[.A383]+[.C$2]" office:value-type="float" office:value="428">
            <text:p>428</text:p>
          </table:table-cell>
          <table:table-cell/>
          <table:table-cell table:formula="oooc:=COMBIN([.C383];[.D383])" office:value-type="float" office:value="0">
            <text:p>Err:503</text:p>
          </table:table-cell>
          <table:table-cell table:formula="oooc:=2^(3*[.A383]+[.D$2])" office:value-type="float" office:value="0">
            <text:p>Err:503</text:p>
          </table:table-cell>
          <table:table-cell table:formula="oooc:=[.F383]/[.G383]" office:value-type="float" office:value="0">
            <text:p>Err:503</text:p>
          </table:table-cell>
          <table:table-cell table:formula="oooc:=BINOMDIST([.D383];[.C383];0.5;0)" office:value-type="float" office:value="0">
            <text:p>#VALUE!</text:p>
          </table:table-cell>
          <table:table-cell table:formula="oooc:=1-[.I383]" office:value-type="float" office:value="0">
            <text:p>#VALUE!</text:p>
          </table:table-cell>
          <table:table-cell table:formula="oooc:=-LOG([.J383];2)" office:value-type="float" office:value="0">
            <text:p>#VALUE!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/>
          <table:table-cell table:formula="oooc:=3*[.A384]+[.D$2]" office:value-type="float" office:value="1187">
            <text:p>1187</text:p>
          </table:table-cell>
          <table:table-cell table:formula="oooc:=[.A384]+[.C$2]" office:value-type="float" office:value="429">
            <text:p>429</text:p>
          </table:table-cell>
          <table:table-cell/>
          <table:table-cell table:formula="oooc:=COMBIN([.C384];[.D384])" office:value-type="float" office:value="0">
            <text:p>Err:503</text:p>
          </table:table-cell>
          <table:table-cell table:formula="oooc:=2^(3*[.A384]+[.D$2])" office:value-type="float" office:value="0">
            <text:p>Err:503</text:p>
          </table:table-cell>
          <table:table-cell table:formula="oooc:=[.F384]/[.G384]" office:value-type="float" office:value="0">
            <text:p>Err:503</text:p>
          </table:table-cell>
          <table:table-cell table:formula="oooc:=BINOMDIST([.D384];[.C384];0.5;0)" office:value-type="float" office:value="0">
            <text:p>#VALUE!</text:p>
          </table:table-cell>
          <table:table-cell table:formula="oooc:=1-[.I384]" office:value-type="float" office:value="0">
            <text:p>#VALUE!</text:p>
          </table:table-cell>
          <table:table-cell table:formula="oooc:=-LOG([.J384];2)" office:value-type="float" office:value="0">
            <text:p>#VALUE!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/>
          <table:table-cell table:formula="oooc:=3*[.A385]+[.D$2]" office:value-type="float" office:value="1190">
            <text:p>1190</text:p>
          </table:table-cell>
          <table:table-cell table:formula="oooc:=[.A385]+[.C$2]" office:value-type="float" office:value="430">
            <text:p>430</text:p>
          </table:table-cell>
          <table:table-cell/>
          <table:table-cell table:formula="oooc:=COMBIN([.C385];[.D385])" office:value-type="float" office:value="0">
            <text:p>Err:503</text:p>
          </table:table-cell>
          <table:table-cell table:formula="oooc:=2^(3*[.A385]+[.D$2])" office:value-type="float" office:value="0">
            <text:p>Err:503</text:p>
          </table:table-cell>
          <table:table-cell table:formula="oooc:=[.F385]/[.G385]" office:value-type="float" office:value="0">
            <text:p>Err:503</text:p>
          </table:table-cell>
          <table:table-cell table:formula="oooc:=BINOMDIST([.D385];[.C385];0.5;0)" office:value-type="float" office:value="0">
            <text:p>#VALUE!</text:p>
          </table:table-cell>
          <table:table-cell table:formula="oooc:=1-[.I385]" office:value-type="float" office:value="0">
            <text:p>#VALUE!</text:p>
          </table:table-cell>
          <table:table-cell table:formula="oooc:=-LOG([.J385];2)" office:value-type="float" office:value="0">
            <text:p>#VALUE!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/>
          <table:table-cell table:formula="oooc:=3*[.A386]+[.D$2]" office:value-type="float" office:value="1193">
            <text:p>1193</text:p>
          </table:table-cell>
          <table:table-cell table:formula="oooc:=[.A386]+[.C$2]" office:value-type="float" office:value="431">
            <text:p>431</text:p>
          </table:table-cell>
          <table:table-cell/>
          <table:table-cell table:formula="oooc:=COMBIN([.C386];[.D386])" office:value-type="float" office:value="0">
            <text:p>Err:503</text:p>
          </table:table-cell>
          <table:table-cell table:formula="oooc:=2^(3*[.A386]+[.D$2])" office:value-type="float" office:value="0">
            <text:p>Err:503</text:p>
          </table:table-cell>
          <table:table-cell table:formula="oooc:=[.F386]/[.G386]" office:value-type="float" office:value="0">
            <text:p>Err:503</text:p>
          </table:table-cell>
          <table:table-cell table:formula="oooc:=BINOMDIST([.D386];[.C386];0.5;0)" office:value-type="float" office:value="0">
            <text:p>#VALUE!</text:p>
          </table:table-cell>
          <table:table-cell table:formula="oooc:=1-[.I386]" office:value-type="float" office:value="0">
            <text:p>#VALUE!</text:p>
          </table:table-cell>
          <table:table-cell table:formula="oooc:=-LOG([.J386];2)" office:value-type="float" office:value="0">
            <text:p>#VALUE!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/>
          <table:table-cell table:formula="oooc:=3*[.A387]+[.D$2]" office:value-type="float" office:value="1196">
            <text:p>1196</text:p>
          </table:table-cell>
          <table:table-cell table:formula="oooc:=[.A387]+[.C$2]" office:value-type="float" office:value="432">
            <text:p>432</text:p>
          </table:table-cell>
          <table:table-cell/>
          <table:table-cell table:formula="oooc:=COMBIN([.C387];[.D387])" office:value-type="float" office:value="0">
            <text:p>Err:503</text:p>
          </table:table-cell>
          <table:table-cell table:formula="oooc:=2^(3*[.A387]+[.D$2])" office:value-type="float" office:value="0">
            <text:p>Err:503</text:p>
          </table:table-cell>
          <table:table-cell table:formula="oooc:=[.F387]/[.G387]" office:value-type="float" office:value="0">
            <text:p>Err:503</text:p>
          </table:table-cell>
          <table:table-cell table:formula="oooc:=BINOMDIST([.D387];[.C387];0.5;0)" office:value-type="float" office:value="0">
            <text:p>#VALUE!</text:p>
          </table:table-cell>
          <table:table-cell table:formula="oooc:=1-[.I387]" office:value-type="float" office:value="0">
            <text:p>#VALUE!</text:p>
          </table:table-cell>
          <table:table-cell table:formula="oooc:=-LOG([.J387];2)" office:value-type="float" office:value="0">
            <text:p>#VALUE!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/>
          <table:table-cell table:formula="oooc:=3*[.A388]+[.D$2]" office:value-type="float" office:value="1199">
            <text:p>1199</text:p>
          </table:table-cell>
          <table:table-cell table:formula="oooc:=[.A388]+[.C$2]" office:value-type="float" office:value="433">
            <text:p>433</text:p>
          </table:table-cell>
          <table:table-cell/>
          <table:table-cell table:formula="oooc:=COMBIN([.C388];[.D388])" office:value-type="float" office:value="0">
            <text:p>Err:503</text:p>
          </table:table-cell>
          <table:table-cell table:formula="oooc:=2^(3*[.A388]+[.D$2])" office:value-type="float" office:value="0">
            <text:p>Err:503</text:p>
          </table:table-cell>
          <table:table-cell table:formula="oooc:=[.F388]/[.G388]" office:value-type="float" office:value="0">
            <text:p>Err:503</text:p>
          </table:table-cell>
          <table:table-cell table:formula="oooc:=BINOMDIST([.D388];[.C388];0.5;0)" office:value-type="float" office:value="0">
            <text:p>#VALUE!</text:p>
          </table:table-cell>
          <table:table-cell table:formula="oooc:=1-[.I388]" office:value-type="float" office:value="0">
            <text:p>#VALUE!</text:p>
          </table:table-cell>
          <table:table-cell table:formula="oooc:=-LOG([.J388];2)" office:value-type="float" office:value="0">
            <text:p>#VALUE!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/>
          <table:table-cell table:formula="oooc:=3*[.A389]+[.D$2]" office:value-type="float" office:value="1202">
            <text:p>1202</text:p>
          </table:table-cell>
          <table:table-cell table:formula="oooc:=[.A389]+[.C$2]" office:value-type="float" office:value="434">
            <text:p>434</text:p>
          </table:table-cell>
          <table:table-cell/>
          <table:table-cell table:formula="oooc:=COMBIN([.C389];[.D389])" office:value-type="float" office:value="0">
            <text:p>Err:503</text:p>
          </table:table-cell>
          <table:table-cell table:formula="oooc:=2^(3*[.A389]+[.D$2])" office:value-type="float" office:value="0">
            <text:p>Err:503</text:p>
          </table:table-cell>
          <table:table-cell table:formula="oooc:=[.F389]/[.G389]" office:value-type="float" office:value="0">
            <text:p>Err:503</text:p>
          </table:table-cell>
          <table:table-cell table:formula="oooc:=BINOMDIST([.D389];[.C389];0.5;0)" office:value-type="float" office:value="0">
            <text:p>#VALUE!</text:p>
          </table:table-cell>
          <table:table-cell table:formula="oooc:=1-[.I389]" office:value-type="float" office:value="0">
            <text:p>#VALUE!</text:p>
          </table:table-cell>
          <table:table-cell table:formula="oooc:=-LOG([.J389];2)" office:value-type="float" office:value="0">
            <text:p>#VALUE!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/>
          <table:table-cell table:formula="oooc:=3*[.A390]+[.D$2]" office:value-type="float" office:value="1205">
            <text:p>1205</text:p>
          </table:table-cell>
          <table:table-cell table:formula="oooc:=[.A390]+[.C$2]" office:value-type="float" office:value="435">
            <text:p>435</text:p>
          </table:table-cell>
          <table:table-cell/>
          <table:table-cell table:formula="oooc:=COMBIN([.C390];[.D390])" office:value-type="float" office:value="0">
            <text:p>Err:503</text:p>
          </table:table-cell>
          <table:table-cell table:formula="oooc:=2^(3*[.A390]+[.D$2])" office:value-type="float" office:value="0">
            <text:p>Err:503</text:p>
          </table:table-cell>
          <table:table-cell table:formula="oooc:=[.F390]/[.G390]" office:value-type="float" office:value="0">
            <text:p>Err:503</text:p>
          </table:table-cell>
          <table:table-cell table:formula="oooc:=BINOMDIST([.D390];[.C390];0.5;0)" office:value-type="float" office:value="0">
            <text:p>#VALUE!</text:p>
          </table:table-cell>
          <table:table-cell table:formula="oooc:=1-[.I390]" office:value-type="float" office:value="0">
            <text:p>#VALUE!</text:p>
          </table:table-cell>
          <table:table-cell table:formula="oooc:=-LOG([.J390];2)" office:value-type="float" office:value="0">
            <text:p>#VALUE!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/>
          <table:table-cell table:formula="oooc:=3*[.A391]+[.D$2]" office:value-type="float" office:value="1208">
            <text:p>1208</text:p>
          </table:table-cell>
          <table:table-cell table:formula="oooc:=[.A391]+[.C$2]" office:value-type="float" office:value="436">
            <text:p>436</text:p>
          </table:table-cell>
          <table:table-cell/>
          <table:table-cell table:formula="oooc:=COMBIN([.C391];[.D391])" office:value-type="float" office:value="0">
            <text:p>Err:503</text:p>
          </table:table-cell>
          <table:table-cell table:formula="oooc:=2^(3*[.A391]+[.D$2])" office:value-type="float" office:value="0">
            <text:p>Err:503</text:p>
          </table:table-cell>
          <table:table-cell table:formula="oooc:=[.F391]/[.G391]" office:value-type="float" office:value="0">
            <text:p>Err:503</text:p>
          </table:table-cell>
          <table:table-cell table:formula="oooc:=BINOMDIST([.D391];[.C391];0.5;0)" office:value-type="float" office:value="0">
            <text:p>#VALUE!</text:p>
          </table:table-cell>
          <table:table-cell table:formula="oooc:=1-[.I391]" office:value-type="float" office:value="0">
            <text:p>#VALUE!</text:p>
          </table:table-cell>
          <table:table-cell table:formula="oooc:=-LOG([.J391];2)" office:value-type="float" office:value="0">
            <text:p>#VALUE!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/>
          <table:table-cell table:formula="oooc:=3*[.A392]+[.D$2]" office:value-type="float" office:value="1211">
            <text:p>1211</text:p>
          </table:table-cell>
          <table:table-cell table:formula="oooc:=[.A392]+[.C$2]" office:value-type="float" office:value="437">
            <text:p>437</text:p>
          </table:table-cell>
          <table:table-cell/>
          <table:table-cell table:formula="oooc:=COMBIN([.C392];[.D392])" office:value-type="float" office:value="0">
            <text:p>Err:503</text:p>
          </table:table-cell>
          <table:table-cell table:formula="oooc:=2^(3*[.A392]+[.D$2])" office:value-type="float" office:value="0">
            <text:p>Err:503</text:p>
          </table:table-cell>
          <table:table-cell table:formula="oooc:=[.F392]/[.G392]" office:value-type="float" office:value="0">
            <text:p>Err:503</text:p>
          </table:table-cell>
          <table:table-cell table:formula="oooc:=BINOMDIST([.D392];[.C392];0.5;0)" office:value-type="float" office:value="0">
            <text:p>#VALUE!</text:p>
          </table:table-cell>
          <table:table-cell table:formula="oooc:=1-[.I392]" office:value-type="float" office:value="0">
            <text:p>#VALUE!</text:p>
          </table:table-cell>
          <table:table-cell table:formula="oooc:=-LOG([.J392];2)" office:value-type="float" office:value="0">
            <text:p>#VALUE!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/>
          <table:table-cell table:formula="oooc:=3*[.A393]+[.D$2]" office:value-type="float" office:value="1214">
            <text:p>1214</text:p>
          </table:table-cell>
          <table:table-cell table:formula="oooc:=[.A393]+[.C$2]" office:value-type="float" office:value="438">
            <text:p>438</text:p>
          </table:table-cell>
          <table:table-cell/>
          <table:table-cell table:formula="oooc:=COMBIN([.C393];[.D393])" office:value-type="float" office:value="0">
            <text:p>Err:503</text:p>
          </table:table-cell>
          <table:table-cell table:formula="oooc:=2^(3*[.A393]+[.D$2])" office:value-type="float" office:value="0">
            <text:p>Err:503</text:p>
          </table:table-cell>
          <table:table-cell table:formula="oooc:=[.F393]/[.G393]" office:value-type="float" office:value="0">
            <text:p>Err:503</text:p>
          </table:table-cell>
          <table:table-cell table:formula="oooc:=BINOMDIST([.D393];[.C393];0.5;0)" office:value-type="float" office:value="0">
            <text:p>#VALUE!</text:p>
          </table:table-cell>
          <table:table-cell table:formula="oooc:=1-[.I393]" office:value-type="float" office:value="0">
            <text:p>#VALUE!</text:p>
          </table:table-cell>
          <table:table-cell table:formula="oooc:=-LOG([.J393];2)" office:value-type="float" office:value="0">
            <text:p>#VALUE!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/>
          <table:table-cell table:formula="oooc:=3*[.A394]+[.D$2]" office:value-type="float" office:value="1217">
            <text:p>1217</text:p>
          </table:table-cell>
          <table:table-cell table:formula="oooc:=[.A394]+[.C$2]" office:value-type="float" office:value="439">
            <text:p>439</text:p>
          </table:table-cell>
          <table:table-cell/>
          <table:table-cell table:formula="oooc:=COMBIN([.C394];[.D394])" office:value-type="float" office:value="0">
            <text:p>Err:503</text:p>
          </table:table-cell>
          <table:table-cell table:formula="oooc:=2^(3*[.A394]+[.D$2])" office:value-type="float" office:value="0">
            <text:p>Err:503</text:p>
          </table:table-cell>
          <table:table-cell table:formula="oooc:=[.F394]/[.G394]" office:value-type="float" office:value="0">
            <text:p>Err:503</text:p>
          </table:table-cell>
          <table:table-cell table:formula="oooc:=BINOMDIST([.D394];[.C394];0.5;0)" office:value-type="float" office:value="0">
            <text:p>#VALUE!</text:p>
          </table:table-cell>
          <table:table-cell table:formula="oooc:=1-[.I394]" office:value-type="float" office:value="0">
            <text:p>#VALUE!</text:p>
          </table:table-cell>
          <table:table-cell table:formula="oooc:=-LOG([.J394];2)" office:value-type="float" office:value="0">
            <text:p>#VALUE!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/>
          <table:table-cell table:formula="oooc:=3*[.A395]+[.D$2]" office:value-type="float" office:value="1220">
            <text:p>1220</text:p>
          </table:table-cell>
          <table:table-cell table:formula="oooc:=[.A395]+[.C$2]" office:value-type="float" office:value="440">
            <text:p>440</text:p>
          </table:table-cell>
          <table:table-cell/>
          <table:table-cell table:formula="oooc:=COMBIN([.C395];[.D395])" office:value-type="float" office:value="0">
            <text:p>Err:503</text:p>
          </table:table-cell>
          <table:table-cell table:formula="oooc:=2^(3*[.A395]+[.D$2])" office:value-type="float" office:value="0">
            <text:p>Err:503</text:p>
          </table:table-cell>
          <table:table-cell table:formula="oooc:=[.F395]/[.G395]" office:value-type="float" office:value="0">
            <text:p>Err:503</text:p>
          </table:table-cell>
          <table:table-cell table:formula="oooc:=BINOMDIST([.D395];[.C395];0.5;0)" office:value-type="float" office:value="0">
            <text:p>#VALUE!</text:p>
          </table:table-cell>
          <table:table-cell table:formula="oooc:=1-[.I395]" office:value-type="float" office:value="0">
            <text:p>#VALUE!</text:p>
          </table:table-cell>
          <table:table-cell table:formula="oooc:=-LOG([.J395];2)" office:value-type="float" office:value="0">
            <text:p>#VALUE!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/>
          <table:table-cell table:formula="oooc:=3*[.A396]+[.D$2]" office:value-type="float" office:value="1223">
            <text:p>1223</text:p>
          </table:table-cell>
          <table:table-cell table:formula="oooc:=[.A396]+[.C$2]" office:value-type="float" office:value="441">
            <text:p>441</text:p>
          </table:table-cell>
          <table:table-cell/>
          <table:table-cell table:formula="oooc:=COMBIN([.C396];[.D396])" office:value-type="float" office:value="0">
            <text:p>Err:503</text:p>
          </table:table-cell>
          <table:table-cell table:formula="oooc:=2^(3*[.A396]+[.D$2])" office:value-type="float" office:value="0">
            <text:p>Err:503</text:p>
          </table:table-cell>
          <table:table-cell table:formula="oooc:=[.F396]/[.G396]" office:value-type="float" office:value="0">
            <text:p>Err:503</text:p>
          </table:table-cell>
          <table:table-cell table:formula="oooc:=BINOMDIST([.D396];[.C396];0.5;0)" office:value-type="float" office:value="0">
            <text:p>#VALUE!</text:p>
          </table:table-cell>
          <table:table-cell table:formula="oooc:=1-[.I396]" office:value-type="float" office:value="0">
            <text:p>#VALUE!</text:p>
          </table:table-cell>
          <table:table-cell table:formula="oooc:=-LOG([.J396];2)" office:value-type="float" office:value="0">
            <text:p>#VALUE!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/>
          <table:table-cell table:formula="oooc:=3*[.A397]+[.D$2]" office:value-type="float" office:value="1226">
            <text:p>1226</text:p>
          </table:table-cell>
          <table:table-cell table:formula="oooc:=[.A397]+[.C$2]" office:value-type="float" office:value="442">
            <text:p>442</text:p>
          </table:table-cell>
          <table:table-cell/>
          <table:table-cell table:formula="oooc:=COMBIN([.C397];[.D397])" office:value-type="float" office:value="0">
            <text:p>Err:503</text:p>
          </table:table-cell>
          <table:table-cell table:formula="oooc:=2^(3*[.A397]+[.D$2])" office:value-type="float" office:value="0">
            <text:p>Err:503</text:p>
          </table:table-cell>
          <table:table-cell table:formula="oooc:=[.F397]/[.G397]" office:value-type="float" office:value="0">
            <text:p>Err:503</text:p>
          </table:table-cell>
          <table:table-cell table:formula="oooc:=BINOMDIST([.D397];[.C397];0.5;0)" office:value-type="float" office:value="0">
            <text:p>#VALUE!</text:p>
          </table:table-cell>
          <table:table-cell table:formula="oooc:=1-[.I397]" office:value-type="float" office:value="0">
            <text:p>#VALUE!</text:p>
          </table:table-cell>
          <table:table-cell table:formula="oooc:=-LOG([.J397];2)" office:value-type="float" office:value="0">
            <text:p>#VALUE!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/>
          <table:table-cell table:formula="oooc:=3*[.A398]+[.D$2]" office:value-type="float" office:value="1229">
            <text:p>1229</text:p>
          </table:table-cell>
          <table:table-cell table:formula="oooc:=[.A398]+[.C$2]" office:value-type="float" office:value="443">
            <text:p>443</text:p>
          </table:table-cell>
          <table:table-cell/>
          <table:table-cell table:formula="oooc:=COMBIN([.C398];[.D398])" office:value-type="float" office:value="0">
            <text:p>Err:503</text:p>
          </table:table-cell>
          <table:table-cell table:formula="oooc:=2^(3*[.A398]+[.D$2])" office:value-type="float" office:value="0">
            <text:p>Err:503</text:p>
          </table:table-cell>
          <table:table-cell table:formula="oooc:=[.F398]/[.G398]" office:value-type="float" office:value="0">
            <text:p>Err:503</text:p>
          </table:table-cell>
          <table:table-cell table:formula="oooc:=BINOMDIST([.D398];[.C398];0.5;0)" office:value-type="float" office:value="0">
            <text:p>#VALUE!</text:p>
          </table:table-cell>
          <table:table-cell table:formula="oooc:=1-[.I398]" office:value-type="float" office:value="0">
            <text:p>#VALUE!</text:p>
          </table:table-cell>
          <table:table-cell table:formula="oooc:=-LOG([.J398];2)" office:value-type="float" office:value="0">
            <text:p>#VALUE!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/>
          <table:table-cell table:formula="oooc:=3*[.A399]+[.D$2]" office:value-type="float" office:value="1232">
            <text:p>1232</text:p>
          </table:table-cell>
          <table:table-cell table:formula="oooc:=[.A399]+[.C$2]" office:value-type="float" office:value="444">
            <text:p>444</text:p>
          </table:table-cell>
          <table:table-cell/>
          <table:table-cell table:formula="oooc:=COMBIN([.C399];[.D399])" office:value-type="float" office:value="0">
            <text:p>Err:503</text:p>
          </table:table-cell>
          <table:table-cell table:formula="oooc:=2^(3*[.A399]+[.D$2])" office:value-type="float" office:value="0">
            <text:p>Err:503</text:p>
          </table:table-cell>
          <table:table-cell table:formula="oooc:=[.F399]/[.G399]" office:value-type="float" office:value="0">
            <text:p>Err:503</text:p>
          </table:table-cell>
          <table:table-cell table:formula="oooc:=BINOMDIST([.D399];[.C399];0.5;0)" office:value-type="float" office:value="0">
            <text:p>#VALUE!</text:p>
          </table:table-cell>
          <table:table-cell table:formula="oooc:=1-[.I399]" office:value-type="float" office:value="0">
            <text:p>#VALUE!</text:p>
          </table:table-cell>
          <table:table-cell table:formula="oooc:=-LOG([.J399];2)" office:value-type="float" office:value="0">
            <text:p>#VALUE!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/>
          <table:table-cell table:formula="oooc:=3*[.A400]+[.D$2]" office:value-type="float" office:value="1235">
            <text:p>1235</text:p>
          </table:table-cell>
          <table:table-cell table:formula="oooc:=[.A400]+[.C$2]" office:value-type="float" office:value="445">
            <text:p>445</text:p>
          </table:table-cell>
          <table:table-cell/>
          <table:table-cell table:formula="oooc:=COMBIN([.C400];[.D400])" office:value-type="float" office:value="0">
            <text:p>Err:503</text:p>
          </table:table-cell>
          <table:table-cell table:formula="oooc:=2^(3*[.A400]+[.D$2])" office:value-type="float" office:value="0">
            <text:p>Err:503</text:p>
          </table:table-cell>
          <table:table-cell table:formula="oooc:=[.F400]/[.G400]" office:value-type="float" office:value="0">
            <text:p>Err:503</text:p>
          </table:table-cell>
          <table:table-cell table:formula="oooc:=BINOMDIST([.D400];[.C400];0.5;0)" office:value-type="float" office:value="0">
            <text:p>#VALUE!</text:p>
          </table:table-cell>
          <table:table-cell table:formula="oooc:=1-[.I400]" office:value-type="float" office:value="0">
            <text:p>#VALUE!</text:p>
          </table:table-cell>
          <table:table-cell table:formula="oooc:=-LOG([.J400];2)" office:value-type="float" office:value="0">
            <text:p>#VALUE!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/>
          <table:table-cell table:formula="oooc:=3*[.A401]+[.D$2]" office:value-type="float" office:value="1238">
            <text:p>1238</text:p>
          </table:table-cell>
          <table:table-cell table:formula="oooc:=[.A401]+[.C$2]" office:value-type="float" office:value="446">
            <text:p>446</text:p>
          </table:table-cell>
          <table:table-cell/>
          <table:table-cell table:formula="oooc:=COMBIN([.C401];[.D401])" office:value-type="float" office:value="0">
            <text:p>Err:503</text:p>
          </table:table-cell>
          <table:table-cell table:formula="oooc:=2^(3*[.A401]+[.D$2])" office:value-type="float" office:value="0">
            <text:p>Err:503</text:p>
          </table:table-cell>
          <table:table-cell table:formula="oooc:=[.F401]/[.G401]" office:value-type="float" office:value="0">
            <text:p>Err:503</text:p>
          </table:table-cell>
          <table:table-cell table:formula="oooc:=BINOMDIST([.D401];[.C401];0.5;0)" office:value-type="float" office:value="0">
            <text:p>#VALUE!</text:p>
          </table:table-cell>
          <table:table-cell table:formula="oooc:=1-[.I401]" office:value-type="float" office:value="0">
            <text:p>#VALUE!</text:p>
          </table:table-cell>
          <table:table-cell table:formula="oooc:=-LOG([.J401];2)" office:value-type="float" office:value="0">
            <text:p>#VALUE!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/>
          <table:table-cell table:formula="oooc:=3*[.A402]+[.D$2]" office:value-type="float" office:value="1241">
            <text:p>1241</text:p>
          </table:table-cell>
          <table:table-cell table:formula="oooc:=[.A402]+[.C$2]" office:value-type="float" office:value="447">
            <text:p>447</text:p>
          </table:table-cell>
          <table:table-cell/>
          <table:table-cell table:formula="oooc:=COMBIN([.C402];[.D402])" office:value-type="float" office:value="0">
            <text:p>Err:503</text:p>
          </table:table-cell>
          <table:table-cell table:formula="oooc:=2^(3*[.A402]+[.D$2])" office:value-type="float" office:value="0">
            <text:p>Err:503</text:p>
          </table:table-cell>
          <table:table-cell table:formula="oooc:=[.F402]/[.G402]" office:value-type="float" office:value="0">
            <text:p>Err:503</text:p>
          </table:table-cell>
          <table:table-cell table:formula="oooc:=BINOMDIST([.D402];[.C402];0.5;0)" office:value-type="float" office:value="0">
            <text:p>#VALUE!</text:p>
          </table:table-cell>
          <table:table-cell table:formula="oooc:=1-[.I402]" office:value-type="float" office:value="0">
            <text:p>#VALUE!</text:p>
          </table:table-cell>
          <table:table-cell table:formula="oooc:=-LOG([.J402];2)" office:value-type="float" office:value="0">
            <text:p>#VALUE!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/>
          <table:table-cell table:formula="oooc:=3*[.A403]+[.D$2]" office:value-type="float" office:value="1244">
            <text:p>1244</text:p>
          </table:table-cell>
          <table:table-cell table:formula="oooc:=[.A403]+[.C$2]" office:value-type="float" office:value="448">
            <text:p>448</text:p>
          </table:table-cell>
          <table:table-cell/>
          <table:table-cell table:formula="oooc:=COMBIN([.C403];[.D403])" office:value-type="float" office:value="0">
            <text:p>Err:503</text:p>
          </table:table-cell>
          <table:table-cell table:formula="oooc:=2^(3*[.A403]+[.D$2])" office:value-type="float" office:value="0">
            <text:p>Err:503</text:p>
          </table:table-cell>
          <table:table-cell table:formula="oooc:=[.F403]/[.G403]" office:value-type="float" office:value="0">
            <text:p>Err:503</text:p>
          </table:table-cell>
          <table:table-cell table:formula="oooc:=BINOMDIST([.D403];[.C403];0.5;0)" office:value-type="float" office:value="0">
            <text:p>#VALUE!</text:p>
          </table:table-cell>
          <table:table-cell table:formula="oooc:=1-[.I403]" office:value-type="float" office:value="0">
            <text:p>#VALUE!</text:p>
          </table:table-cell>
          <table:table-cell table:formula="oooc:=-LOG([.J403];2)" office:value-type="float" office:value="0">
            <text:p>#VALUE!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/>
          <table:table-cell table:formula="oooc:=3*[.A404]+[.D$2]" office:value-type="float" office:value="1247">
            <text:p>1247</text:p>
          </table:table-cell>
          <table:table-cell table:formula="oooc:=[.A404]+[.C$2]" office:value-type="float" office:value="449">
            <text:p>449</text:p>
          </table:table-cell>
          <table:table-cell/>
          <table:table-cell table:formula="oooc:=COMBIN([.C404];[.D404])" office:value-type="float" office:value="0">
            <text:p>Err:503</text:p>
          </table:table-cell>
          <table:table-cell table:formula="oooc:=2^(3*[.A404]+[.D$2])" office:value-type="float" office:value="0">
            <text:p>Err:503</text:p>
          </table:table-cell>
          <table:table-cell table:formula="oooc:=[.F404]/[.G404]" office:value-type="float" office:value="0">
            <text:p>Err:503</text:p>
          </table:table-cell>
          <table:table-cell table:formula="oooc:=BINOMDIST([.D404];[.C404];0.5;0)" office:value-type="float" office:value="0">
            <text:p>#VALUE!</text:p>
          </table:table-cell>
          <table:table-cell table:formula="oooc:=1-[.I404]" office:value-type="float" office:value="0">
            <text:p>#VALUE!</text:p>
          </table:table-cell>
          <table:table-cell table:formula="oooc:=-LOG([.J404];2)" office:value-type="float" office:value="0">
            <text:p>#VALUE!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/>
          <table:table-cell table:formula="oooc:=3*[.A405]+[.D$2]" office:value-type="float" office:value="1250">
            <text:p>1250</text:p>
          </table:table-cell>
          <table:table-cell table:formula="oooc:=[.A405]+[.C$2]" office:value-type="float" office:value="450">
            <text:p>450</text:p>
          </table:table-cell>
          <table:table-cell/>
          <table:table-cell table:formula="oooc:=COMBIN([.C405];[.D405])" office:value-type="float" office:value="0">
            <text:p>Err:503</text:p>
          </table:table-cell>
          <table:table-cell table:formula="oooc:=2^(3*[.A405]+[.D$2])" office:value-type="float" office:value="0">
            <text:p>Err:503</text:p>
          </table:table-cell>
          <table:table-cell table:formula="oooc:=[.F405]/[.G405]" office:value-type="float" office:value="0">
            <text:p>Err:503</text:p>
          </table:table-cell>
          <table:table-cell table:formula="oooc:=BINOMDIST([.D405];[.C405];0.5;0)" office:value-type="float" office:value="0">
            <text:p>#VALUE!</text:p>
          </table:table-cell>
          <table:table-cell table:formula="oooc:=1-[.I405]" office:value-type="float" office:value="0">
            <text:p>#VALUE!</text:p>
          </table:table-cell>
          <table:table-cell table:formula="oooc:=-LOG([.J405];2)" office:value-type="float" office:value="0">
            <text:p>#VALUE!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/>
          <table:table-cell table:formula="oooc:=3*[.A406]+[.D$2]" office:value-type="float" office:value="1253">
            <text:p>1253</text:p>
          </table:table-cell>
          <table:table-cell table:formula="oooc:=[.A406]+[.C$2]" office:value-type="float" office:value="451">
            <text:p>451</text:p>
          </table:table-cell>
          <table:table-cell/>
          <table:table-cell table:formula="oooc:=COMBIN([.C406];[.D406])" office:value-type="float" office:value="0">
            <text:p>Err:503</text:p>
          </table:table-cell>
          <table:table-cell table:formula="oooc:=2^(3*[.A406]+[.D$2])" office:value-type="float" office:value="0">
            <text:p>Err:503</text:p>
          </table:table-cell>
          <table:table-cell table:formula="oooc:=[.F406]/[.G406]" office:value-type="float" office:value="0">
            <text:p>Err:503</text:p>
          </table:table-cell>
          <table:table-cell table:formula="oooc:=BINOMDIST([.D406];[.C406];0.5;0)" office:value-type="float" office:value="0">
            <text:p>#VALUE!</text:p>
          </table:table-cell>
          <table:table-cell table:formula="oooc:=1-[.I406]" office:value-type="float" office:value="0">
            <text:p>#VALUE!</text:p>
          </table:table-cell>
          <table:table-cell table:formula="oooc:=-LOG([.J406];2)" office:value-type="float" office:value="0">
            <text:p>#VALUE!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/>
          <table:table-cell table:formula="oooc:=3*[.A407]+[.D$2]" office:value-type="float" office:value="1256">
            <text:p>1256</text:p>
          </table:table-cell>
          <table:table-cell table:formula="oooc:=[.A407]+[.C$2]" office:value-type="float" office:value="452">
            <text:p>452</text:p>
          </table:table-cell>
          <table:table-cell/>
          <table:table-cell table:formula="oooc:=COMBIN([.C407];[.D407])" office:value-type="float" office:value="0">
            <text:p>Err:503</text:p>
          </table:table-cell>
          <table:table-cell table:formula="oooc:=2^(3*[.A407]+[.D$2])" office:value-type="float" office:value="0">
            <text:p>Err:503</text:p>
          </table:table-cell>
          <table:table-cell table:formula="oooc:=[.F407]/[.G407]" office:value-type="float" office:value="0">
            <text:p>Err:503</text:p>
          </table:table-cell>
          <table:table-cell table:formula="oooc:=BINOMDIST([.D407];[.C407];0.5;0)" office:value-type="float" office:value="0">
            <text:p>#VALUE!</text:p>
          </table:table-cell>
          <table:table-cell table:formula="oooc:=1-[.I407]" office:value-type="float" office:value="0">
            <text:p>#VALUE!</text:p>
          </table:table-cell>
          <table:table-cell table:formula="oooc:=-LOG([.J407];2)" office:value-type="float" office:value="0">
            <text:p>#VALUE!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/>
          <table:table-cell table:formula="oooc:=3*[.A408]+[.D$2]" office:value-type="float" office:value="1259">
            <text:p>1259</text:p>
          </table:table-cell>
          <table:table-cell table:formula="oooc:=[.A408]+[.C$2]" office:value-type="float" office:value="453">
            <text:p>453</text:p>
          </table:table-cell>
          <table:table-cell/>
          <table:table-cell table:formula="oooc:=COMBIN([.C408];[.D408])" office:value-type="float" office:value="0">
            <text:p>Err:503</text:p>
          </table:table-cell>
          <table:table-cell table:formula="oooc:=2^(3*[.A408]+[.D$2])" office:value-type="float" office:value="0">
            <text:p>Err:503</text:p>
          </table:table-cell>
          <table:table-cell table:formula="oooc:=[.F408]/[.G408]" office:value-type="float" office:value="0">
            <text:p>Err:503</text:p>
          </table:table-cell>
          <table:table-cell table:formula="oooc:=BINOMDIST([.D408];[.C408];0.5;0)" office:value-type="float" office:value="0">
            <text:p>#VALUE!</text:p>
          </table:table-cell>
          <table:table-cell table:formula="oooc:=1-[.I408]" office:value-type="float" office:value="0">
            <text:p>#VALUE!</text:p>
          </table:table-cell>
          <table:table-cell table:formula="oooc:=-LOG([.J408];2)" office:value-type="float" office:value="0">
            <text:p>#VALUE!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/>
          <table:table-cell table:formula="oooc:=3*[.A409]+[.D$2]" office:value-type="float" office:value="1262">
            <text:p>1262</text:p>
          </table:table-cell>
          <table:table-cell table:formula="oooc:=[.A409]+[.C$2]" office:value-type="float" office:value="454">
            <text:p>454</text:p>
          </table:table-cell>
          <table:table-cell/>
          <table:table-cell table:formula="oooc:=COMBIN([.C409];[.D409])" office:value-type="float" office:value="0">
            <text:p>Err:503</text:p>
          </table:table-cell>
          <table:table-cell table:formula="oooc:=2^(3*[.A409]+[.D$2])" office:value-type="float" office:value="0">
            <text:p>Err:503</text:p>
          </table:table-cell>
          <table:table-cell table:formula="oooc:=[.F409]/[.G409]" office:value-type="float" office:value="0">
            <text:p>Err:503</text:p>
          </table:table-cell>
          <table:table-cell table:formula="oooc:=BINOMDIST([.D409];[.C409];0.5;0)" office:value-type="float" office:value="0">
            <text:p>#VALUE!</text:p>
          </table:table-cell>
          <table:table-cell table:formula="oooc:=1-[.I409]" office:value-type="float" office:value="0">
            <text:p>#VALUE!</text:p>
          </table:table-cell>
          <table:table-cell table:formula="oooc:=-LOG([.J409];2)" office:value-type="float" office:value="0">
            <text:p>#VALUE!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/>
          <table:table-cell table:formula="oooc:=3*[.A410]+[.D$2]" office:value-type="float" office:value="1265">
            <text:p>1265</text:p>
          </table:table-cell>
          <table:table-cell table:formula="oooc:=[.A410]+[.C$2]" office:value-type="float" office:value="455">
            <text:p>455</text:p>
          </table:table-cell>
          <table:table-cell/>
          <table:table-cell table:formula="oooc:=COMBIN([.C410];[.D410])" office:value-type="float" office:value="0">
            <text:p>Err:503</text:p>
          </table:table-cell>
          <table:table-cell table:formula="oooc:=2^(3*[.A410]+[.D$2])" office:value-type="float" office:value="0">
            <text:p>Err:503</text:p>
          </table:table-cell>
          <table:table-cell table:formula="oooc:=[.F410]/[.G410]" office:value-type="float" office:value="0">
            <text:p>Err:503</text:p>
          </table:table-cell>
          <table:table-cell table:formula="oooc:=BINOMDIST([.D410];[.C410];0.5;0)" office:value-type="float" office:value="0">
            <text:p>#VALUE!</text:p>
          </table:table-cell>
          <table:table-cell table:formula="oooc:=1-[.I410]" office:value-type="float" office:value="0">
            <text:p>#VALUE!</text:p>
          </table:table-cell>
          <table:table-cell table:formula="oooc:=-LOG([.J410];2)" office:value-type="float" office:value="0">
            <text:p>#VALUE!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/>
          <table:table-cell table:formula="oooc:=3*[.A411]+[.D$2]" office:value-type="float" office:value="1268">
            <text:p>1268</text:p>
          </table:table-cell>
          <table:table-cell table:formula="oooc:=[.A411]+[.C$2]" office:value-type="float" office:value="456">
            <text:p>456</text:p>
          </table:table-cell>
          <table:table-cell/>
          <table:table-cell table:formula="oooc:=COMBIN([.C411];[.D411])" office:value-type="float" office:value="0">
            <text:p>Err:503</text:p>
          </table:table-cell>
          <table:table-cell table:formula="oooc:=2^(3*[.A411]+[.D$2])" office:value-type="float" office:value="0">
            <text:p>Err:503</text:p>
          </table:table-cell>
          <table:table-cell table:formula="oooc:=[.F411]/[.G411]" office:value-type="float" office:value="0">
            <text:p>Err:503</text:p>
          </table:table-cell>
          <table:table-cell table:formula="oooc:=BINOMDIST([.D411];[.C411];0.5;0)" office:value-type="float" office:value="0">
            <text:p>#VALUE!</text:p>
          </table:table-cell>
          <table:table-cell table:formula="oooc:=1-[.I411]" office:value-type="float" office:value="0">
            <text:p>#VALUE!</text:p>
          </table:table-cell>
          <table:table-cell table:formula="oooc:=-LOG([.J411];2)" office:value-type="float" office:value="0">
            <text:p>#VALUE!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/>
          <table:table-cell table:formula="oooc:=3*[.A412]+[.D$2]" office:value-type="float" office:value="1271">
            <text:p>1271</text:p>
          </table:table-cell>
          <table:table-cell table:formula="oooc:=[.A412]+[.C$2]" office:value-type="float" office:value="457">
            <text:p>457</text:p>
          </table:table-cell>
          <table:table-cell/>
          <table:table-cell table:formula="oooc:=COMBIN([.C412];[.D412])" office:value-type="float" office:value="0">
            <text:p>Err:503</text:p>
          </table:table-cell>
          <table:table-cell table:formula="oooc:=2^(3*[.A412]+[.D$2])" office:value-type="float" office:value="0">
            <text:p>Err:503</text:p>
          </table:table-cell>
          <table:table-cell table:formula="oooc:=[.F412]/[.G412]" office:value-type="float" office:value="0">
            <text:p>Err:503</text:p>
          </table:table-cell>
          <table:table-cell table:formula="oooc:=BINOMDIST([.D412];[.C412];0.5;0)" office:value-type="float" office:value="0">
            <text:p>#VALUE!</text:p>
          </table:table-cell>
          <table:table-cell table:formula="oooc:=1-[.I412]" office:value-type="float" office:value="0">
            <text:p>#VALUE!</text:p>
          </table:table-cell>
          <table:table-cell table:formula="oooc:=-LOG([.J412];2)" office:value-type="float" office:value="0">
            <text:p>#VALUE!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/>
          <table:table-cell table:formula="oooc:=3*[.A413]+[.D$2]" office:value-type="float" office:value="1274">
            <text:p>1274</text:p>
          </table:table-cell>
          <table:table-cell table:formula="oooc:=[.A413]+[.C$2]" office:value-type="float" office:value="458">
            <text:p>458</text:p>
          </table:table-cell>
          <table:table-cell/>
          <table:table-cell table:formula="oooc:=COMBIN([.C413];[.D413])" office:value-type="float" office:value="0">
            <text:p>Err:503</text:p>
          </table:table-cell>
          <table:table-cell table:formula="oooc:=2^(3*[.A413]+[.D$2])" office:value-type="float" office:value="0">
            <text:p>Err:503</text:p>
          </table:table-cell>
          <table:table-cell table:formula="oooc:=[.F413]/[.G413]" office:value-type="float" office:value="0">
            <text:p>Err:503</text:p>
          </table:table-cell>
          <table:table-cell table:formula="oooc:=BINOMDIST([.D413];[.C413];0.5;0)" office:value-type="float" office:value="0">
            <text:p>#VALUE!</text:p>
          </table:table-cell>
          <table:table-cell table:formula="oooc:=1-[.I413]" office:value-type="float" office:value="0">
            <text:p>#VALUE!</text:p>
          </table:table-cell>
          <table:table-cell table:formula="oooc:=-LOG([.J413];2)" office:value-type="float" office:value="0">
            <text:p>#VALUE!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/>
          <table:table-cell table:formula="oooc:=3*[.A414]+[.D$2]" office:value-type="float" office:value="1277">
            <text:p>1277</text:p>
          </table:table-cell>
          <table:table-cell table:formula="oooc:=[.A414]+[.C$2]" office:value-type="float" office:value="459">
            <text:p>459</text:p>
          </table:table-cell>
          <table:table-cell/>
          <table:table-cell table:formula="oooc:=COMBIN([.C414];[.D414])" office:value-type="float" office:value="0">
            <text:p>Err:503</text:p>
          </table:table-cell>
          <table:table-cell table:formula="oooc:=2^(3*[.A414]+[.D$2])" office:value-type="float" office:value="0">
            <text:p>Err:503</text:p>
          </table:table-cell>
          <table:table-cell table:formula="oooc:=[.F414]/[.G414]" office:value-type="float" office:value="0">
            <text:p>Err:503</text:p>
          </table:table-cell>
          <table:table-cell table:formula="oooc:=BINOMDIST([.D414];[.C414];0.5;0)" office:value-type="float" office:value="0">
            <text:p>#VALUE!</text:p>
          </table:table-cell>
          <table:table-cell table:formula="oooc:=1-[.I414]" office:value-type="float" office:value="0">
            <text:p>#VALUE!</text:p>
          </table:table-cell>
          <table:table-cell table:formula="oooc:=-LOG([.J414];2)" office:value-type="float" office:value="0">
            <text:p>#VALUE!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/>
          <table:table-cell table:formula="oooc:=3*[.A415]+[.D$2]" office:value-type="float" office:value="1280">
            <text:p>1280</text:p>
          </table:table-cell>
          <table:table-cell table:formula="oooc:=[.A415]+[.C$2]" office:value-type="float" office:value="460">
            <text:p>460</text:p>
          </table:table-cell>
          <table:table-cell/>
          <table:table-cell table:formula="oooc:=COMBIN([.C415];[.D415])" office:value-type="float" office:value="0">
            <text:p>Err:503</text:p>
          </table:table-cell>
          <table:table-cell table:formula="oooc:=2^(3*[.A415]+[.D$2])" office:value-type="float" office:value="0">
            <text:p>Err:503</text:p>
          </table:table-cell>
          <table:table-cell table:formula="oooc:=[.F415]/[.G415]" office:value-type="float" office:value="0">
            <text:p>Err:503</text:p>
          </table:table-cell>
          <table:table-cell table:formula="oooc:=BINOMDIST([.D415];[.C415];0.5;0)" office:value-type="float" office:value="0">
            <text:p>#VALUE!</text:p>
          </table:table-cell>
          <table:table-cell table:formula="oooc:=1-[.I415]" office:value-type="float" office:value="0">
            <text:p>#VALUE!</text:p>
          </table:table-cell>
          <table:table-cell table:formula="oooc:=-LOG([.J415];2)" office:value-type="float" office:value="0">
            <text:p>#VALUE!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/>
          <table:table-cell table:formula="oooc:=3*[.A416]+[.D$2]" office:value-type="float" office:value="1283">
            <text:p>1283</text:p>
          </table:table-cell>
          <table:table-cell table:formula="oooc:=[.A416]+[.C$2]" office:value-type="float" office:value="461">
            <text:p>461</text:p>
          </table:table-cell>
          <table:table-cell/>
          <table:table-cell table:formula="oooc:=COMBIN([.C416];[.D416])" office:value-type="float" office:value="0">
            <text:p>Err:503</text:p>
          </table:table-cell>
          <table:table-cell table:formula="oooc:=2^(3*[.A416]+[.D$2])" office:value-type="float" office:value="0">
            <text:p>Err:503</text:p>
          </table:table-cell>
          <table:table-cell table:formula="oooc:=[.F416]/[.G416]" office:value-type="float" office:value="0">
            <text:p>Err:503</text:p>
          </table:table-cell>
          <table:table-cell table:formula="oooc:=BINOMDIST([.D416];[.C416];0.5;0)" office:value-type="float" office:value="0">
            <text:p>#VALUE!</text:p>
          </table:table-cell>
          <table:table-cell table:formula="oooc:=1-[.I416]" office:value-type="float" office:value="0">
            <text:p>#VALUE!</text:p>
          </table:table-cell>
          <table:table-cell table:formula="oooc:=-LOG([.J416];2)" office:value-type="float" office:value="0">
            <text:p>#VALUE!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/>
          <table:table-cell table:formula="oooc:=3*[.A417]+[.D$2]" office:value-type="float" office:value="1286">
            <text:p>1286</text:p>
          </table:table-cell>
          <table:table-cell table:formula="oooc:=[.A417]+[.C$2]" office:value-type="float" office:value="462">
            <text:p>462</text:p>
          </table:table-cell>
          <table:table-cell/>
          <table:table-cell table:formula="oooc:=COMBIN([.C417];[.D417])" office:value-type="float" office:value="0">
            <text:p>Err:503</text:p>
          </table:table-cell>
          <table:table-cell table:formula="oooc:=2^(3*[.A417]+[.D$2])" office:value-type="float" office:value="0">
            <text:p>Err:503</text:p>
          </table:table-cell>
          <table:table-cell table:formula="oooc:=[.F417]/[.G417]" office:value-type="float" office:value="0">
            <text:p>Err:503</text:p>
          </table:table-cell>
          <table:table-cell table:formula="oooc:=BINOMDIST([.D417];[.C417];0.5;0)" office:value-type="float" office:value="0">
            <text:p>#VALUE!</text:p>
          </table:table-cell>
          <table:table-cell table:formula="oooc:=1-[.I417]" office:value-type="float" office:value="0">
            <text:p>#VALUE!</text:p>
          </table:table-cell>
          <table:table-cell table:formula="oooc:=-LOG([.J417];2)" office:value-type="float" office:value="0">
            <text:p>#VALUE!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/>
          <table:table-cell table:formula="oooc:=3*[.A418]+[.D$2]" office:value-type="float" office:value="1289">
            <text:p>1289</text:p>
          </table:table-cell>
          <table:table-cell table:formula="oooc:=[.A418]+[.C$2]" office:value-type="float" office:value="463">
            <text:p>463</text:p>
          </table:table-cell>
          <table:table-cell/>
          <table:table-cell table:formula="oooc:=COMBIN([.C418];[.D418])" office:value-type="float" office:value="0">
            <text:p>Err:503</text:p>
          </table:table-cell>
          <table:table-cell table:formula="oooc:=2^(3*[.A418]+[.D$2])" office:value-type="float" office:value="0">
            <text:p>Err:503</text:p>
          </table:table-cell>
          <table:table-cell table:formula="oooc:=[.F418]/[.G418]" office:value-type="float" office:value="0">
            <text:p>Err:503</text:p>
          </table:table-cell>
          <table:table-cell table:formula="oooc:=BINOMDIST([.D418];[.C418];0.5;0)" office:value-type="float" office:value="0">
            <text:p>#VALUE!</text:p>
          </table:table-cell>
          <table:table-cell table:formula="oooc:=1-[.I418]" office:value-type="float" office:value="0">
            <text:p>#VALUE!</text:p>
          </table:table-cell>
          <table:table-cell table:formula="oooc:=-LOG([.J418];2)" office:value-type="float" office:value="0">
            <text:p>#VALUE!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/>
          <table:table-cell table:formula="oooc:=3*[.A419]+[.D$2]" office:value-type="float" office:value="1292">
            <text:p>1292</text:p>
          </table:table-cell>
          <table:table-cell table:formula="oooc:=[.A419]+[.C$2]" office:value-type="float" office:value="464">
            <text:p>464</text:p>
          </table:table-cell>
          <table:table-cell/>
          <table:table-cell table:formula="oooc:=COMBIN([.C419];[.D419])" office:value-type="float" office:value="0">
            <text:p>Err:503</text:p>
          </table:table-cell>
          <table:table-cell table:formula="oooc:=2^(3*[.A419]+[.D$2])" office:value-type="float" office:value="0">
            <text:p>Err:503</text:p>
          </table:table-cell>
          <table:table-cell table:formula="oooc:=[.F419]/[.G419]" office:value-type="float" office:value="0">
            <text:p>Err:503</text:p>
          </table:table-cell>
          <table:table-cell table:formula="oooc:=BINOMDIST([.D419];[.C419];0.5;0)" office:value-type="float" office:value="0">
            <text:p>#VALUE!</text:p>
          </table:table-cell>
          <table:table-cell table:formula="oooc:=1-[.I419]" office:value-type="float" office:value="0">
            <text:p>#VALUE!</text:p>
          </table:table-cell>
          <table:table-cell table:formula="oooc:=-LOG([.J419];2)" office:value-type="float" office:value="0">
            <text:p>#VALUE!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/>
          <table:table-cell table:formula="oooc:=3*[.A420]+[.D$2]" office:value-type="float" office:value="1295">
            <text:p>1295</text:p>
          </table:table-cell>
          <table:table-cell table:formula="oooc:=[.A420]+[.C$2]" office:value-type="float" office:value="465">
            <text:p>465</text:p>
          </table:table-cell>
          <table:table-cell/>
          <table:table-cell table:formula="oooc:=COMBIN([.C420];[.D420])" office:value-type="float" office:value="0">
            <text:p>Err:503</text:p>
          </table:table-cell>
          <table:table-cell table:formula="oooc:=2^(3*[.A420]+[.D$2])" office:value-type="float" office:value="0">
            <text:p>Err:503</text:p>
          </table:table-cell>
          <table:table-cell table:formula="oooc:=[.F420]/[.G420]" office:value-type="float" office:value="0">
            <text:p>Err:503</text:p>
          </table:table-cell>
          <table:table-cell table:formula="oooc:=BINOMDIST([.D420];[.C420];0.5;0)" office:value-type="float" office:value="0">
            <text:p>#VALUE!</text:p>
          </table:table-cell>
          <table:table-cell table:formula="oooc:=1-[.I420]" office:value-type="float" office:value="0">
            <text:p>#VALUE!</text:p>
          </table:table-cell>
          <table:table-cell table:formula="oooc:=-LOG([.J420];2)" office:value-type="float" office:value="0">
            <text:p>#VALUE!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/>
          <table:table-cell table:formula="oooc:=3*[.A421]+[.D$2]" office:value-type="float" office:value="1298">
            <text:p>1298</text:p>
          </table:table-cell>
          <table:table-cell table:formula="oooc:=[.A421]+[.C$2]" office:value-type="float" office:value="466">
            <text:p>466</text:p>
          </table:table-cell>
          <table:table-cell/>
          <table:table-cell table:formula="oooc:=COMBIN([.C421];[.D421])" office:value-type="float" office:value="0">
            <text:p>Err:503</text:p>
          </table:table-cell>
          <table:table-cell table:formula="oooc:=2^(3*[.A421]+[.D$2])" office:value-type="float" office:value="0">
            <text:p>Err:503</text:p>
          </table:table-cell>
          <table:table-cell table:formula="oooc:=[.F421]/[.G421]" office:value-type="float" office:value="0">
            <text:p>Err:503</text:p>
          </table:table-cell>
          <table:table-cell table:formula="oooc:=BINOMDIST([.D421];[.C421];0.5;0)" office:value-type="float" office:value="0">
            <text:p>#VALUE!</text:p>
          </table:table-cell>
          <table:table-cell table:formula="oooc:=1-[.I421]" office:value-type="float" office:value="0">
            <text:p>#VALUE!</text:p>
          </table:table-cell>
          <table:table-cell table:formula="oooc:=-LOG([.J421];2)" office:value-type="float" office:value="0">
            <text:p>#VALUE!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/>
          <table:table-cell table:formula="oooc:=3*[.A422]+[.D$2]" office:value-type="float" office:value="1301">
            <text:p>1301</text:p>
          </table:table-cell>
          <table:table-cell table:formula="oooc:=[.A422]+[.C$2]" office:value-type="float" office:value="467">
            <text:p>467</text:p>
          </table:table-cell>
          <table:table-cell/>
          <table:table-cell table:formula="oooc:=COMBIN([.C422];[.D422])" office:value-type="float" office:value="0">
            <text:p>Err:503</text:p>
          </table:table-cell>
          <table:table-cell table:formula="oooc:=2^(3*[.A422]+[.D$2])" office:value-type="float" office:value="0">
            <text:p>Err:503</text:p>
          </table:table-cell>
          <table:table-cell table:formula="oooc:=[.F422]/[.G422]" office:value-type="float" office:value="0">
            <text:p>Err:503</text:p>
          </table:table-cell>
          <table:table-cell table:formula="oooc:=BINOMDIST([.D422];[.C422];0.5;0)" office:value-type="float" office:value="0">
            <text:p>#VALUE!</text:p>
          </table:table-cell>
          <table:table-cell table:formula="oooc:=1-[.I422]" office:value-type="float" office:value="0">
            <text:p>#VALUE!</text:p>
          </table:table-cell>
          <table:table-cell table:formula="oooc:=-LOG([.J422];2)" office:value-type="float" office:value="0">
            <text:p>#VALUE!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/>
          <table:table-cell table:formula="oooc:=3*[.A423]+[.D$2]" office:value-type="float" office:value="1304">
            <text:p>1304</text:p>
          </table:table-cell>
          <table:table-cell table:formula="oooc:=[.A423]+[.C$2]" office:value-type="float" office:value="468">
            <text:p>468</text:p>
          </table:table-cell>
          <table:table-cell/>
          <table:table-cell table:formula="oooc:=COMBIN([.C423];[.D423])" office:value-type="float" office:value="0">
            <text:p>Err:503</text:p>
          </table:table-cell>
          <table:table-cell table:formula="oooc:=2^(3*[.A423]+[.D$2])" office:value-type="float" office:value="0">
            <text:p>Err:503</text:p>
          </table:table-cell>
          <table:table-cell table:formula="oooc:=[.F423]/[.G423]" office:value-type="float" office:value="0">
            <text:p>Err:503</text:p>
          </table:table-cell>
          <table:table-cell table:formula="oooc:=BINOMDIST([.D423];[.C423];0.5;0)" office:value-type="float" office:value="0">
            <text:p>#VALUE!</text:p>
          </table:table-cell>
          <table:table-cell table:formula="oooc:=1-[.I423]" office:value-type="float" office:value="0">
            <text:p>#VALUE!</text:p>
          </table:table-cell>
          <table:table-cell table:formula="oooc:=-LOG([.J423];2)" office:value-type="float" office:value="0">
            <text:p>#VALUE!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/>
          <table:table-cell table:formula="oooc:=3*[.A424]+[.D$2]" office:value-type="float" office:value="1307">
            <text:p>1307</text:p>
          </table:table-cell>
          <table:table-cell table:formula="oooc:=[.A424]+[.C$2]" office:value-type="float" office:value="469">
            <text:p>469</text:p>
          </table:table-cell>
          <table:table-cell/>
          <table:table-cell table:formula="oooc:=COMBIN([.C424];[.D424])" office:value-type="float" office:value="0">
            <text:p>Err:503</text:p>
          </table:table-cell>
          <table:table-cell table:formula="oooc:=2^(3*[.A424]+[.D$2])" office:value-type="float" office:value="0">
            <text:p>Err:503</text:p>
          </table:table-cell>
          <table:table-cell table:formula="oooc:=[.F424]/[.G424]" office:value-type="float" office:value="0">
            <text:p>Err:503</text:p>
          </table:table-cell>
          <table:table-cell table:formula="oooc:=BINOMDIST([.D424];[.C424];0.5;0)" office:value-type="float" office:value="0">
            <text:p>#VALUE!</text:p>
          </table:table-cell>
          <table:table-cell table:formula="oooc:=1-[.I424]" office:value-type="float" office:value="0">
            <text:p>#VALUE!</text:p>
          </table:table-cell>
          <table:table-cell table:formula="oooc:=-LOG([.J424];2)" office:value-type="float" office:value="0">
            <text:p>#VALUE!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/>
          <table:table-cell table:formula="oooc:=3*[.A425]+[.D$2]" office:value-type="float" office:value="1310">
            <text:p>1310</text:p>
          </table:table-cell>
          <table:table-cell table:formula="oooc:=[.A425]+[.C$2]" office:value-type="float" office:value="470">
            <text:p>470</text:p>
          </table:table-cell>
          <table:table-cell/>
          <table:table-cell table:formula="oooc:=COMBIN([.C425];[.D425])" office:value-type="float" office:value="0">
            <text:p>Err:503</text:p>
          </table:table-cell>
          <table:table-cell table:formula="oooc:=2^(3*[.A425]+[.D$2])" office:value-type="float" office:value="0">
            <text:p>Err:503</text:p>
          </table:table-cell>
          <table:table-cell table:formula="oooc:=[.F425]/[.G425]" office:value-type="float" office:value="0">
            <text:p>Err:503</text:p>
          </table:table-cell>
          <table:table-cell table:formula="oooc:=BINOMDIST([.D425];[.C425];0.5;0)" office:value-type="float" office:value="0">
            <text:p>#VALUE!</text:p>
          </table:table-cell>
          <table:table-cell table:formula="oooc:=1-[.I425]" office:value-type="float" office:value="0">
            <text:p>#VALUE!</text:p>
          </table:table-cell>
          <table:table-cell table:formula="oooc:=-LOG([.J425];2)" office:value-type="float" office:value="0">
            <text:p>#VALUE!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/>
          <table:table-cell table:formula="oooc:=3*[.A426]+[.D$2]" office:value-type="float" office:value="1313">
            <text:p>1313</text:p>
          </table:table-cell>
          <table:table-cell table:formula="oooc:=[.A426]+[.C$2]" office:value-type="float" office:value="471">
            <text:p>471</text:p>
          </table:table-cell>
          <table:table-cell/>
          <table:table-cell table:formula="oooc:=COMBIN([.C426];[.D426])" office:value-type="float" office:value="0">
            <text:p>Err:503</text:p>
          </table:table-cell>
          <table:table-cell table:formula="oooc:=2^(3*[.A426]+[.D$2])" office:value-type="float" office:value="0">
            <text:p>Err:503</text:p>
          </table:table-cell>
          <table:table-cell table:formula="oooc:=[.F426]/[.G426]" office:value-type="float" office:value="0">
            <text:p>Err:503</text:p>
          </table:table-cell>
          <table:table-cell table:formula="oooc:=BINOMDIST([.D426];[.C426];0.5;0)" office:value-type="float" office:value="0">
            <text:p>#VALUE!</text:p>
          </table:table-cell>
          <table:table-cell table:formula="oooc:=1-[.I426]" office:value-type="float" office:value="0">
            <text:p>#VALUE!</text:p>
          </table:table-cell>
          <table:table-cell table:formula="oooc:=-LOG([.J426];2)" office:value-type="float" office:value="0">
            <text:p>#VALUE!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/>
          <table:table-cell table:formula="oooc:=3*[.A427]+[.D$2]" office:value-type="float" office:value="1316">
            <text:p>1316</text:p>
          </table:table-cell>
          <table:table-cell table:formula="oooc:=[.A427]+[.C$2]" office:value-type="float" office:value="472">
            <text:p>472</text:p>
          </table:table-cell>
          <table:table-cell/>
          <table:table-cell table:formula="oooc:=COMBIN([.C427];[.D427])" office:value-type="float" office:value="0">
            <text:p>Err:503</text:p>
          </table:table-cell>
          <table:table-cell table:formula="oooc:=2^(3*[.A427]+[.D$2])" office:value-type="float" office:value="0">
            <text:p>Err:503</text:p>
          </table:table-cell>
          <table:table-cell table:formula="oooc:=[.F427]/[.G427]" office:value-type="float" office:value="0">
            <text:p>Err:503</text:p>
          </table:table-cell>
          <table:table-cell table:formula="oooc:=BINOMDIST([.D427];[.C427];0.5;0)" office:value-type="float" office:value="0">
            <text:p>#VALUE!</text:p>
          </table:table-cell>
          <table:table-cell table:formula="oooc:=1-[.I427]" office:value-type="float" office:value="0">
            <text:p>#VALUE!</text:p>
          </table:table-cell>
          <table:table-cell table:formula="oooc:=-LOG([.J427];2)" office:value-type="float" office:value="0">
            <text:p>#VALUE!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/>
          <table:table-cell table:formula="oooc:=3*[.A428]+[.D$2]" office:value-type="float" office:value="1319">
            <text:p>1319</text:p>
          </table:table-cell>
          <table:table-cell table:formula="oooc:=[.A428]+[.C$2]" office:value-type="float" office:value="473">
            <text:p>473</text:p>
          </table:table-cell>
          <table:table-cell/>
          <table:table-cell table:formula="oooc:=COMBIN([.C428];[.D428])" office:value-type="float" office:value="0">
            <text:p>Err:503</text:p>
          </table:table-cell>
          <table:table-cell table:formula="oooc:=2^(3*[.A428]+[.D$2])" office:value-type="float" office:value="0">
            <text:p>Err:503</text:p>
          </table:table-cell>
          <table:table-cell table:formula="oooc:=[.F428]/[.G428]" office:value-type="float" office:value="0">
            <text:p>Err:503</text:p>
          </table:table-cell>
          <table:table-cell table:formula="oooc:=BINOMDIST([.D428];[.C428];0.5;0)" office:value-type="float" office:value="0">
            <text:p>#VALUE!</text:p>
          </table:table-cell>
          <table:table-cell table:formula="oooc:=1-[.I428]" office:value-type="float" office:value="0">
            <text:p>#VALUE!</text:p>
          </table:table-cell>
          <table:table-cell table:formula="oooc:=-LOG([.J428];2)" office:value-type="float" office:value="0">
            <text:p>#VALUE!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/>
          <table:table-cell table:formula="oooc:=3*[.A429]+[.D$2]" office:value-type="float" office:value="1322">
            <text:p>1322</text:p>
          </table:table-cell>
          <table:table-cell table:formula="oooc:=[.A429]+[.C$2]" office:value-type="float" office:value="474">
            <text:p>474</text:p>
          </table:table-cell>
          <table:table-cell/>
          <table:table-cell table:formula="oooc:=COMBIN([.C429];[.D429])" office:value-type="float" office:value="0">
            <text:p>Err:503</text:p>
          </table:table-cell>
          <table:table-cell table:formula="oooc:=2^(3*[.A429]+[.D$2])" office:value-type="float" office:value="0">
            <text:p>Err:503</text:p>
          </table:table-cell>
          <table:table-cell table:formula="oooc:=[.F429]/[.G429]" office:value-type="float" office:value="0">
            <text:p>Err:503</text:p>
          </table:table-cell>
          <table:table-cell table:formula="oooc:=BINOMDIST([.D429];[.C429];0.5;0)" office:value-type="float" office:value="0">
            <text:p>#VALUE!</text:p>
          </table:table-cell>
          <table:table-cell table:formula="oooc:=1-[.I429]" office:value-type="float" office:value="0">
            <text:p>#VALUE!</text:p>
          </table:table-cell>
          <table:table-cell table:formula="oooc:=-LOG([.J429];2)" office:value-type="float" office:value="0">
            <text:p>#VALUE!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/>
          <table:table-cell table:formula="oooc:=3*[.A430]+[.D$2]" office:value-type="float" office:value="1325">
            <text:p>1325</text:p>
          </table:table-cell>
          <table:table-cell table:formula="oooc:=[.A430]+[.C$2]" office:value-type="float" office:value="475">
            <text:p>475</text:p>
          </table:table-cell>
          <table:table-cell/>
          <table:table-cell table:formula="oooc:=COMBIN([.C430];[.D430])" office:value-type="float" office:value="0">
            <text:p>Err:503</text:p>
          </table:table-cell>
          <table:table-cell table:formula="oooc:=2^(3*[.A430]+[.D$2])" office:value-type="float" office:value="0">
            <text:p>Err:503</text:p>
          </table:table-cell>
          <table:table-cell table:formula="oooc:=[.F430]/[.G430]" office:value-type="float" office:value="0">
            <text:p>Err:503</text:p>
          </table:table-cell>
          <table:table-cell table:formula="oooc:=BINOMDIST([.D430];[.C430];0.5;0)" office:value-type="float" office:value="0">
            <text:p>#VALUE!</text:p>
          </table:table-cell>
          <table:table-cell table:formula="oooc:=1-[.I430]" office:value-type="float" office:value="0">
            <text:p>#VALUE!</text:p>
          </table:table-cell>
          <table:table-cell table:formula="oooc:=-LOG([.J430];2)" office:value-type="float" office:value="0">
            <text:p>#VALUE!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/>
          <table:table-cell table:formula="oooc:=3*[.A431]+[.D$2]" office:value-type="float" office:value="1328">
            <text:p>1328</text:p>
          </table:table-cell>
          <table:table-cell table:formula="oooc:=[.A431]+[.C$2]" office:value-type="float" office:value="476">
            <text:p>476</text:p>
          </table:table-cell>
          <table:table-cell/>
          <table:table-cell table:formula="oooc:=COMBIN([.C431];[.D431])" office:value-type="float" office:value="0">
            <text:p>Err:503</text:p>
          </table:table-cell>
          <table:table-cell table:formula="oooc:=2^(3*[.A431]+[.D$2])" office:value-type="float" office:value="0">
            <text:p>Err:503</text:p>
          </table:table-cell>
          <table:table-cell table:formula="oooc:=[.F431]/[.G431]" office:value-type="float" office:value="0">
            <text:p>Err:503</text:p>
          </table:table-cell>
          <table:table-cell table:formula="oooc:=BINOMDIST([.D431];[.C431];0.5;0)" office:value-type="float" office:value="0">
            <text:p>#VALUE!</text:p>
          </table:table-cell>
          <table:table-cell table:formula="oooc:=1-[.I431]" office:value-type="float" office:value="0">
            <text:p>#VALUE!</text:p>
          </table:table-cell>
          <table:table-cell table:formula="oooc:=-LOG([.J431];2)" office:value-type="float" office:value="0">
            <text:p>#VALUE!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/>
          <table:table-cell table:formula="oooc:=3*[.A432]+[.D$2]" office:value-type="float" office:value="1331">
            <text:p>1331</text:p>
          </table:table-cell>
          <table:table-cell table:formula="oooc:=[.A432]+[.C$2]" office:value-type="float" office:value="477">
            <text:p>477</text:p>
          </table:table-cell>
          <table:table-cell/>
          <table:table-cell table:formula="oooc:=COMBIN([.C432];[.D432])" office:value-type="float" office:value="0">
            <text:p>Err:503</text:p>
          </table:table-cell>
          <table:table-cell table:formula="oooc:=2^(3*[.A432]+[.D$2])" office:value-type="float" office:value="0">
            <text:p>Err:503</text:p>
          </table:table-cell>
          <table:table-cell table:formula="oooc:=[.F432]/[.G432]" office:value-type="float" office:value="0">
            <text:p>Err:503</text:p>
          </table:table-cell>
          <table:table-cell table:formula="oooc:=BINOMDIST([.D432];[.C432];0.5;0)" office:value-type="float" office:value="0">
            <text:p>#VALUE!</text:p>
          </table:table-cell>
          <table:table-cell table:formula="oooc:=1-[.I432]" office:value-type="float" office:value="0">
            <text:p>#VALUE!</text:p>
          </table:table-cell>
          <table:table-cell table:formula="oooc:=-LOG([.J432];2)" office:value-type="float" office:value="0">
            <text:p>#VALUE!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/>
          <table:table-cell table:formula="oooc:=3*[.A433]+[.D$2]" office:value-type="float" office:value="1334">
            <text:p>1334</text:p>
          </table:table-cell>
          <table:table-cell table:formula="oooc:=[.A433]+[.C$2]" office:value-type="float" office:value="478">
            <text:p>478</text:p>
          </table:table-cell>
          <table:table-cell/>
          <table:table-cell table:formula="oooc:=COMBIN([.C433];[.D433])" office:value-type="float" office:value="0">
            <text:p>Err:503</text:p>
          </table:table-cell>
          <table:table-cell table:formula="oooc:=2^(3*[.A433]+[.D$2])" office:value-type="float" office:value="0">
            <text:p>Err:503</text:p>
          </table:table-cell>
          <table:table-cell table:formula="oooc:=[.F433]/[.G433]" office:value-type="float" office:value="0">
            <text:p>Err:503</text:p>
          </table:table-cell>
          <table:table-cell table:formula="oooc:=BINOMDIST([.D433];[.C433];0.5;0)" office:value-type="float" office:value="0">
            <text:p>#VALUE!</text:p>
          </table:table-cell>
          <table:table-cell table:formula="oooc:=1-[.I433]" office:value-type="float" office:value="0">
            <text:p>#VALUE!</text:p>
          </table:table-cell>
          <table:table-cell table:formula="oooc:=-LOG([.J433];2)" office:value-type="float" office:value="0">
            <text:p>#VALUE!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/>
          <table:table-cell table:formula="oooc:=3*[.A434]+[.D$2]" office:value-type="float" office:value="1337">
            <text:p>1337</text:p>
          </table:table-cell>
          <table:table-cell table:formula="oooc:=[.A434]+[.C$2]" office:value-type="float" office:value="479">
            <text:p>479</text:p>
          </table:table-cell>
          <table:table-cell/>
          <table:table-cell table:formula="oooc:=COMBIN([.C434];[.D434])" office:value-type="float" office:value="0">
            <text:p>Err:503</text:p>
          </table:table-cell>
          <table:table-cell table:formula="oooc:=2^(3*[.A434]+[.D$2])" office:value-type="float" office:value="0">
            <text:p>Err:503</text:p>
          </table:table-cell>
          <table:table-cell table:formula="oooc:=[.F434]/[.G434]" office:value-type="float" office:value="0">
            <text:p>Err:503</text:p>
          </table:table-cell>
          <table:table-cell table:formula="oooc:=BINOMDIST([.D434];[.C434];0.5;0)" office:value-type="float" office:value="0">
            <text:p>#VALUE!</text:p>
          </table:table-cell>
          <table:table-cell table:formula="oooc:=1-[.I434]" office:value-type="float" office:value="0">
            <text:p>#VALUE!</text:p>
          </table:table-cell>
          <table:table-cell table:formula="oooc:=-LOG([.J434];2)" office:value-type="float" office:value="0">
            <text:p>#VALUE!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/>
          <table:table-cell table:formula="oooc:=3*[.A435]+[.D$2]" office:value-type="float" office:value="1340">
            <text:p>1340</text:p>
          </table:table-cell>
          <table:table-cell table:formula="oooc:=[.A435]+[.C$2]" office:value-type="float" office:value="480">
            <text:p>480</text:p>
          </table:table-cell>
          <table:table-cell/>
          <table:table-cell table:formula="oooc:=COMBIN([.C435];[.D435])" office:value-type="float" office:value="0">
            <text:p>Err:503</text:p>
          </table:table-cell>
          <table:table-cell table:formula="oooc:=2^(3*[.A435]+[.D$2])" office:value-type="float" office:value="0">
            <text:p>Err:503</text:p>
          </table:table-cell>
          <table:table-cell table:formula="oooc:=[.F435]/[.G435]" office:value-type="float" office:value="0">
            <text:p>Err:503</text:p>
          </table:table-cell>
          <table:table-cell table:formula="oooc:=BINOMDIST([.D435];[.C435];0.5;0)" office:value-type="float" office:value="0">
            <text:p>#VALUE!</text:p>
          </table:table-cell>
          <table:table-cell table:formula="oooc:=1-[.I435]" office:value-type="float" office:value="0">
            <text:p>#VALUE!</text:p>
          </table:table-cell>
          <table:table-cell table:formula="oooc:=-LOG([.J435];2)" office:value-type="float" office:value="0">
            <text:p>#VALUE!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/>
          <table:table-cell table:formula="oooc:=3*[.A436]+[.D$2]" office:value-type="float" office:value="1343">
            <text:p>1343</text:p>
          </table:table-cell>
          <table:table-cell table:formula="oooc:=[.A436]+[.C$2]" office:value-type="float" office:value="481">
            <text:p>481</text:p>
          </table:table-cell>
          <table:table-cell/>
          <table:table-cell table:formula="oooc:=COMBIN([.C436];[.D436])" office:value-type="float" office:value="0">
            <text:p>Err:503</text:p>
          </table:table-cell>
          <table:table-cell table:formula="oooc:=2^(3*[.A436]+[.D$2])" office:value-type="float" office:value="0">
            <text:p>Err:503</text:p>
          </table:table-cell>
          <table:table-cell table:formula="oooc:=[.F436]/[.G436]" office:value-type="float" office:value="0">
            <text:p>Err:503</text:p>
          </table:table-cell>
          <table:table-cell table:formula="oooc:=BINOMDIST([.D436];[.C436];0.5;0)" office:value-type="float" office:value="0">
            <text:p>#VALUE!</text:p>
          </table:table-cell>
          <table:table-cell table:formula="oooc:=1-[.I436]" office:value-type="float" office:value="0">
            <text:p>#VALUE!</text:p>
          </table:table-cell>
          <table:table-cell table:formula="oooc:=-LOG([.J436];2)" office:value-type="float" office:value="0">
            <text:p>#VALUE!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/>
          <table:table-cell table:formula="oooc:=3*[.A437]+[.D$2]" office:value-type="float" office:value="1346">
            <text:p>1346</text:p>
          </table:table-cell>
          <table:table-cell table:formula="oooc:=[.A437]+[.C$2]" office:value-type="float" office:value="482">
            <text:p>482</text:p>
          </table:table-cell>
          <table:table-cell/>
          <table:table-cell table:formula="oooc:=COMBIN([.C437];[.D437])" office:value-type="float" office:value="0">
            <text:p>Err:503</text:p>
          </table:table-cell>
          <table:table-cell table:formula="oooc:=2^(3*[.A437]+[.D$2])" office:value-type="float" office:value="0">
            <text:p>Err:503</text:p>
          </table:table-cell>
          <table:table-cell table:formula="oooc:=[.F437]/[.G437]" office:value-type="float" office:value="0">
            <text:p>Err:503</text:p>
          </table:table-cell>
          <table:table-cell table:formula="oooc:=BINOMDIST([.D437];[.C437];0.5;0)" office:value-type="float" office:value="0">
            <text:p>#VALUE!</text:p>
          </table:table-cell>
          <table:table-cell table:formula="oooc:=1-[.I437]" office:value-type="float" office:value="0">
            <text:p>#VALUE!</text:p>
          </table:table-cell>
          <table:table-cell table:formula="oooc:=-LOG([.J437];2)" office:value-type="float" office:value="0">
            <text:p>#VALUE!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/>
          <table:table-cell table:formula="oooc:=3*[.A438]+[.D$2]" office:value-type="float" office:value="1349">
            <text:p>1349</text:p>
          </table:table-cell>
          <table:table-cell table:formula="oooc:=[.A438]+[.C$2]" office:value-type="float" office:value="483">
            <text:p>483</text:p>
          </table:table-cell>
          <table:table-cell/>
          <table:table-cell table:formula="oooc:=COMBIN([.C438];[.D438])" office:value-type="float" office:value="0">
            <text:p>Err:503</text:p>
          </table:table-cell>
          <table:table-cell table:formula="oooc:=2^(3*[.A438]+[.D$2])" office:value-type="float" office:value="0">
            <text:p>Err:503</text:p>
          </table:table-cell>
          <table:table-cell table:formula="oooc:=[.F438]/[.G438]" office:value-type="float" office:value="0">
            <text:p>Err:503</text:p>
          </table:table-cell>
          <table:table-cell table:formula="oooc:=BINOMDIST([.D438];[.C438];0.5;0)" office:value-type="float" office:value="0">
            <text:p>#VALUE!</text:p>
          </table:table-cell>
          <table:table-cell table:formula="oooc:=1-[.I438]" office:value-type="float" office:value="0">
            <text:p>#VALUE!</text:p>
          </table:table-cell>
          <table:table-cell table:formula="oooc:=-LOG([.J438];2)" office:value-type="float" office:value="0">
            <text:p>#VALUE!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/>
          <table:table-cell table:formula="oooc:=3*[.A439]+[.D$2]" office:value-type="float" office:value="1352">
            <text:p>1352</text:p>
          </table:table-cell>
          <table:table-cell table:formula="oooc:=[.A439]+[.C$2]" office:value-type="float" office:value="484">
            <text:p>484</text:p>
          </table:table-cell>
          <table:table-cell/>
          <table:table-cell table:formula="oooc:=COMBIN([.C439];[.D439])" office:value-type="float" office:value="0">
            <text:p>Err:503</text:p>
          </table:table-cell>
          <table:table-cell table:formula="oooc:=2^(3*[.A439]+[.D$2])" office:value-type="float" office:value="0">
            <text:p>Err:503</text:p>
          </table:table-cell>
          <table:table-cell table:formula="oooc:=[.F439]/[.G439]" office:value-type="float" office:value="0">
            <text:p>Err:503</text:p>
          </table:table-cell>
          <table:table-cell table:formula="oooc:=BINOMDIST([.D439];[.C439];0.5;0)" office:value-type="float" office:value="0">
            <text:p>#VALUE!</text:p>
          </table:table-cell>
          <table:table-cell table:formula="oooc:=1-[.I439]" office:value-type="float" office:value="0">
            <text:p>#VALUE!</text:p>
          </table:table-cell>
          <table:table-cell table:formula="oooc:=-LOG([.J439];2)" office:value-type="float" office:value="0">
            <text:p>#VALUE!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/>
          <table:table-cell table:formula="oooc:=3*[.A440]+[.D$2]" office:value-type="float" office:value="1355">
            <text:p>1355</text:p>
          </table:table-cell>
          <table:table-cell table:formula="oooc:=[.A440]+[.C$2]" office:value-type="float" office:value="485">
            <text:p>485</text:p>
          </table:table-cell>
          <table:table-cell/>
          <table:table-cell table:formula="oooc:=COMBIN([.C440];[.D440])" office:value-type="float" office:value="0">
            <text:p>Err:503</text:p>
          </table:table-cell>
          <table:table-cell table:formula="oooc:=2^(3*[.A440]+[.D$2])" office:value-type="float" office:value="0">
            <text:p>Err:503</text:p>
          </table:table-cell>
          <table:table-cell table:formula="oooc:=[.F440]/[.G440]" office:value-type="float" office:value="0">
            <text:p>Err:503</text:p>
          </table:table-cell>
          <table:table-cell table:formula="oooc:=BINOMDIST([.D440];[.C440];0.5;0)" office:value-type="float" office:value="0">
            <text:p>#VALUE!</text:p>
          </table:table-cell>
          <table:table-cell table:formula="oooc:=1-[.I440]" office:value-type="float" office:value="0">
            <text:p>#VALUE!</text:p>
          </table:table-cell>
          <table:table-cell table:formula="oooc:=-LOG([.J440];2)" office:value-type="float" office:value="0">
            <text:p>#VALUE!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/>
          <table:table-cell table:formula="oooc:=3*[.A441]+[.D$2]" office:value-type="float" office:value="1358">
            <text:p>1358</text:p>
          </table:table-cell>
          <table:table-cell table:formula="oooc:=[.A441]+[.C$2]" office:value-type="float" office:value="486">
            <text:p>486</text:p>
          </table:table-cell>
          <table:table-cell/>
          <table:table-cell table:formula="oooc:=COMBIN([.C441];[.D441])" office:value-type="float" office:value="0">
            <text:p>Err:503</text:p>
          </table:table-cell>
          <table:table-cell table:formula="oooc:=2^(3*[.A441]+[.D$2])" office:value-type="float" office:value="0">
            <text:p>Err:503</text:p>
          </table:table-cell>
          <table:table-cell table:formula="oooc:=[.F441]/[.G441]" office:value-type="float" office:value="0">
            <text:p>Err:503</text:p>
          </table:table-cell>
          <table:table-cell table:formula="oooc:=BINOMDIST([.D441];[.C441];0.5;0)" office:value-type="float" office:value="0">
            <text:p>#VALUE!</text:p>
          </table:table-cell>
          <table:table-cell table:formula="oooc:=1-[.I441]" office:value-type="float" office:value="0">
            <text:p>#VALUE!</text:p>
          </table:table-cell>
          <table:table-cell table:formula="oooc:=-LOG([.J441];2)" office:value-type="float" office:value="0">
            <text:p>#VALUE!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/>
          <table:table-cell table:formula="oooc:=3*[.A442]+[.D$2]" office:value-type="float" office:value="1361">
            <text:p>1361</text:p>
          </table:table-cell>
          <table:table-cell table:formula="oooc:=[.A442]+[.C$2]" office:value-type="float" office:value="487">
            <text:p>487</text:p>
          </table:table-cell>
          <table:table-cell/>
          <table:table-cell table:formula="oooc:=COMBIN([.C442];[.D442])" office:value-type="float" office:value="0">
            <text:p>Err:503</text:p>
          </table:table-cell>
          <table:table-cell table:formula="oooc:=2^(3*[.A442]+[.D$2])" office:value-type="float" office:value="0">
            <text:p>Err:503</text:p>
          </table:table-cell>
          <table:table-cell table:formula="oooc:=[.F442]/[.G442]" office:value-type="float" office:value="0">
            <text:p>Err:503</text:p>
          </table:table-cell>
          <table:table-cell table:formula="oooc:=BINOMDIST([.D442];[.C442];0.5;0)" office:value-type="float" office:value="0">
            <text:p>#VALUE!</text:p>
          </table:table-cell>
          <table:table-cell table:formula="oooc:=1-[.I442]" office:value-type="float" office:value="0">
            <text:p>#VALUE!</text:p>
          </table:table-cell>
          <table:table-cell table:formula="oooc:=-LOG([.J442];2)" office:value-type="float" office:value="0">
            <text:p>#VALUE!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/>
          <table:table-cell table:formula="oooc:=3*[.A443]+[.D$2]" office:value-type="float" office:value="1364">
            <text:p>1364</text:p>
          </table:table-cell>
          <table:table-cell table:formula="oooc:=[.A443]+[.C$2]" office:value-type="float" office:value="488">
            <text:p>488</text:p>
          </table:table-cell>
          <table:table-cell/>
          <table:table-cell table:formula="oooc:=COMBIN([.C443];[.D443])" office:value-type="float" office:value="0">
            <text:p>Err:503</text:p>
          </table:table-cell>
          <table:table-cell table:formula="oooc:=2^(3*[.A443]+[.D$2])" office:value-type="float" office:value="0">
            <text:p>Err:503</text:p>
          </table:table-cell>
          <table:table-cell table:formula="oooc:=[.F443]/[.G443]" office:value-type="float" office:value="0">
            <text:p>Err:503</text:p>
          </table:table-cell>
          <table:table-cell table:formula="oooc:=BINOMDIST([.D443];[.C443];0.5;0)" office:value-type="float" office:value="0">
            <text:p>#VALUE!</text:p>
          </table:table-cell>
          <table:table-cell table:formula="oooc:=1-[.I443]" office:value-type="float" office:value="0">
            <text:p>#VALUE!</text:p>
          </table:table-cell>
          <table:table-cell table:formula="oooc:=-LOG([.J443];2)" office:value-type="float" office:value="0">
            <text:p>#VALUE!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/>
          <table:table-cell table:formula="oooc:=3*[.A444]+[.D$2]" office:value-type="float" office:value="1367">
            <text:p>1367</text:p>
          </table:table-cell>
          <table:table-cell table:formula="oooc:=[.A444]+[.C$2]" office:value-type="float" office:value="489">
            <text:p>489</text:p>
          </table:table-cell>
          <table:table-cell/>
          <table:table-cell table:formula="oooc:=COMBIN([.C444];[.D444])" office:value-type="float" office:value="0">
            <text:p>Err:503</text:p>
          </table:table-cell>
          <table:table-cell table:formula="oooc:=2^(3*[.A444]+[.D$2])" office:value-type="float" office:value="0">
            <text:p>Err:503</text:p>
          </table:table-cell>
          <table:table-cell table:formula="oooc:=[.F444]/[.G444]" office:value-type="float" office:value="0">
            <text:p>Err:503</text:p>
          </table:table-cell>
          <table:table-cell table:formula="oooc:=BINOMDIST([.D444];[.C444];0.5;0)" office:value-type="float" office:value="0">
            <text:p>#VALUE!</text:p>
          </table:table-cell>
          <table:table-cell table:formula="oooc:=1-[.I444]" office:value-type="float" office:value="0">
            <text:p>#VALUE!</text:p>
          </table:table-cell>
          <table:table-cell table:formula="oooc:=-LOG([.J444];2)" office:value-type="float" office:value="0">
            <text:p>#VALUE!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/>
          <table:table-cell table:formula="oooc:=3*[.A445]+[.D$2]" office:value-type="float" office:value="1370">
            <text:p>1370</text:p>
          </table:table-cell>
          <table:table-cell table:formula="oooc:=[.A445]+[.C$2]" office:value-type="float" office:value="490">
            <text:p>490</text:p>
          </table:table-cell>
          <table:table-cell/>
          <table:table-cell table:formula="oooc:=COMBIN([.C445];[.D445])" office:value-type="float" office:value="0">
            <text:p>Err:503</text:p>
          </table:table-cell>
          <table:table-cell table:formula="oooc:=2^(3*[.A445]+[.D$2])" office:value-type="float" office:value="0">
            <text:p>Err:503</text:p>
          </table:table-cell>
          <table:table-cell table:formula="oooc:=[.F445]/[.G445]" office:value-type="float" office:value="0">
            <text:p>Err:503</text:p>
          </table:table-cell>
          <table:table-cell table:formula="oooc:=BINOMDIST([.D445];[.C445];0.5;0)" office:value-type="float" office:value="0">
            <text:p>#VALUE!</text:p>
          </table:table-cell>
          <table:table-cell table:formula="oooc:=1-[.I445]" office:value-type="float" office:value="0">
            <text:p>#VALUE!</text:p>
          </table:table-cell>
          <table:table-cell table:formula="oooc:=-LOG([.J445];2)" office:value-type="float" office:value="0">
            <text:p>#VALUE!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/>
          <table:table-cell table:formula="oooc:=3*[.A446]+[.D$2]" office:value-type="float" office:value="1373">
            <text:p>1373</text:p>
          </table:table-cell>
          <table:table-cell table:formula="oooc:=[.A446]+[.C$2]" office:value-type="float" office:value="491">
            <text:p>491</text:p>
          </table:table-cell>
          <table:table-cell/>
          <table:table-cell table:formula="oooc:=COMBIN([.C446];[.D446])" office:value-type="float" office:value="0">
            <text:p>Err:503</text:p>
          </table:table-cell>
          <table:table-cell table:formula="oooc:=2^(3*[.A446]+[.D$2])" office:value-type="float" office:value="0">
            <text:p>Err:503</text:p>
          </table:table-cell>
          <table:table-cell table:formula="oooc:=[.F446]/[.G446]" office:value-type="float" office:value="0">
            <text:p>Err:503</text:p>
          </table:table-cell>
          <table:table-cell table:formula="oooc:=BINOMDIST([.D446];[.C446];0.5;0)" office:value-type="float" office:value="0">
            <text:p>#VALUE!</text:p>
          </table:table-cell>
          <table:table-cell table:formula="oooc:=1-[.I446]" office:value-type="float" office:value="0">
            <text:p>#VALUE!</text:p>
          </table:table-cell>
          <table:table-cell table:formula="oooc:=-LOG([.J446];2)" office:value-type="float" office:value="0">
            <text:p>#VALUE!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/>
          <table:table-cell table:formula="oooc:=3*[.A447]+[.D$2]" office:value-type="float" office:value="1376">
            <text:p>1376</text:p>
          </table:table-cell>
          <table:table-cell table:formula="oooc:=[.A447]+[.C$2]" office:value-type="float" office:value="492">
            <text:p>492</text:p>
          </table:table-cell>
          <table:table-cell/>
          <table:table-cell table:formula="oooc:=COMBIN([.C447];[.D447])" office:value-type="float" office:value="0">
            <text:p>Err:503</text:p>
          </table:table-cell>
          <table:table-cell table:formula="oooc:=2^(3*[.A447]+[.D$2])" office:value-type="float" office:value="0">
            <text:p>Err:503</text:p>
          </table:table-cell>
          <table:table-cell table:formula="oooc:=[.F447]/[.G447]" office:value-type="float" office:value="0">
            <text:p>Err:503</text:p>
          </table:table-cell>
          <table:table-cell table:formula="oooc:=BINOMDIST([.D447];[.C447];0.5;0)" office:value-type="float" office:value="0">
            <text:p>#VALUE!</text:p>
          </table:table-cell>
          <table:table-cell table:formula="oooc:=1-[.I447]" office:value-type="float" office:value="0">
            <text:p>#VALUE!</text:p>
          </table:table-cell>
          <table:table-cell table:formula="oooc:=-LOG([.J447];2)" office:value-type="float" office:value="0">
            <text:p>#VALUE!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/>
          <table:table-cell table:formula="oooc:=3*[.A448]+[.D$2]" office:value-type="float" office:value="1379">
            <text:p>1379</text:p>
          </table:table-cell>
          <table:table-cell table:formula="oooc:=[.A448]+[.C$2]" office:value-type="float" office:value="493">
            <text:p>493</text:p>
          </table:table-cell>
          <table:table-cell/>
          <table:table-cell table:formula="oooc:=COMBIN([.C448];[.D448])" office:value-type="float" office:value="0">
            <text:p>Err:503</text:p>
          </table:table-cell>
          <table:table-cell table:formula="oooc:=2^(3*[.A448]+[.D$2])" office:value-type="float" office:value="0">
            <text:p>Err:503</text:p>
          </table:table-cell>
          <table:table-cell table:formula="oooc:=[.F448]/[.G448]" office:value-type="float" office:value="0">
            <text:p>Err:503</text:p>
          </table:table-cell>
          <table:table-cell table:formula="oooc:=BINOMDIST([.D448];[.C448];0.5;0)" office:value-type="float" office:value="0">
            <text:p>#VALUE!</text:p>
          </table:table-cell>
          <table:table-cell table:formula="oooc:=1-[.I448]" office:value-type="float" office:value="0">
            <text:p>#VALUE!</text:p>
          </table:table-cell>
          <table:table-cell table:formula="oooc:=-LOG([.J448];2)" office:value-type="float" office:value="0">
            <text:p>#VALUE!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/>
          <table:table-cell table:formula="oooc:=3*[.A449]+[.D$2]" office:value-type="float" office:value="1382">
            <text:p>1382</text:p>
          </table:table-cell>
          <table:table-cell table:formula="oooc:=[.A449]+[.C$2]" office:value-type="float" office:value="494">
            <text:p>494</text:p>
          </table:table-cell>
          <table:table-cell/>
          <table:table-cell table:formula="oooc:=COMBIN([.C449];[.D449])" office:value-type="float" office:value="0">
            <text:p>Err:503</text:p>
          </table:table-cell>
          <table:table-cell table:formula="oooc:=2^(3*[.A449]+[.D$2])" office:value-type="float" office:value="0">
            <text:p>Err:503</text:p>
          </table:table-cell>
          <table:table-cell table:formula="oooc:=[.F449]/[.G449]" office:value-type="float" office:value="0">
            <text:p>Err:503</text:p>
          </table:table-cell>
          <table:table-cell table:formula="oooc:=BINOMDIST([.D449];[.C449];0.5;0)" office:value-type="float" office:value="0">
            <text:p>#VALUE!</text:p>
          </table:table-cell>
          <table:table-cell table:formula="oooc:=1-[.I449]" office:value-type="float" office:value="0">
            <text:p>#VALUE!</text:p>
          </table:table-cell>
          <table:table-cell table:formula="oooc:=-LOG([.J449];2)" office:value-type="float" office:value="0">
            <text:p>#VALUE!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/>
          <table:table-cell table:formula="oooc:=3*[.A450]+[.D$2]" office:value-type="float" office:value="1385">
            <text:p>1385</text:p>
          </table:table-cell>
          <table:table-cell table:formula="oooc:=[.A450]+[.C$2]" office:value-type="float" office:value="495">
            <text:p>495</text:p>
          </table:table-cell>
          <table:table-cell/>
          <table:table-cell table:formula="oooc:=COMBIN([.C450];[.D450])" office:value-type="float" office:value="0">
            <text:p>Err:503</text:p>
          </table:table-cell>
          <table:table-cell table:formula="oooc:=2^(3*[.A450]+[.D$2])" office:value-type="float" office:value="0">
            <text:p>Err:503</text:p>
          </table:table-cell>
          <table:table-cell table:formula="oooc:=[.F450]/[.G450]" office:value-type="float" office:value="0">
            <text:p>Err:503</text:p>
          </table:table-cell>
          <table:table-cell table:formula="oooc:=BINOMDIST([.D450];[.C450];0.5;0)" office:value-type="float" office:value="0">
            <text:p>#VALUE!</text:p>
          </table:table-cell>
          <table:table-cell table:formula="oooc:=1-[.I450]" office:value-type="float" office:value="0">
            <text:p>#VALUE!</text:p>
          </table:table-cell>
          <table:table-cell table:formula="oooc:=-LOG([.J450];2)" office:value-type="float" office:value="0">
            <text:p>#VALUE!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/>
          <table:table-cell table:formula="oooc:=3*[.A451]+[.D$2]" office:value-type="float" office:value="1388">
            <text:p>1388</text:p>
          </table:table-cell>
          <table:table-cell table:formula="oooc:=[.A451]+[.C$2]" office:value-type="float" office:value="496">
            <text:p>496</text:p>
          </table:table-cell>
          <table:table-cell/>
          <table:table-cell table:formula="oooc:=COMBIN([.C451];[.D451])" office:value-type="float" office:value="0">
            <text:p>Err:503</text:p>
          </table:table-cell>
          <table:table-cell table:formula="oooc:=2^(3*[.A451]+[.D$2])" office:value-type="float" office:value="0">
            <text:p>Err:503</text:p>
          </table:table-cell>
          <table:table-cell table:formula="oooc:=[.F451]/[.G451]" office:value-type="float" office:value="0">
            <text:p>Err:503</text:p>
          </table:table-cell>
          <table:table-cell table:formula="oooc:=BINOMDIST([.D451];[.C451];0.5;0)" office:value-type="float" office:value="0">
            <text:p>#VALUE!</text:p>
          </table:table-cell>
          <table:table-cell table:formula="oooc:=1-[.I451]" office:value-type="float" office:value="0">
            <text:p>#VALUE!</text:p>
          </table:table-cell>
          <table:table-cell table:formula="oooc:=-LOG([.J451];2)" office:value-type="float" office:value="0">
            <text:p>#VALUE!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/>
          <table:table-cell table:formula="oooc:=3*[.A452]+[.D$2]" office:value-type="float" office:value="1391">
            <text:p>1391</text:p>
          </table:table-cell>
          <table:table-cell table:formula="oooc:=[.A452]+[.C$2]" office:value-type="float" office:value="497">
            <text:p>497</text:p>
          </table:table-cell>
          <table:table-cell/>
          <table:table-cell table:formula="oooc:=COMBIN([.C452];[.D452])" office:value-type="float" office:value="0">
            <text:p>Err:503</text:p>
          </table:table-cell>
          <table:table-cell table:formula="oooc:=2^(3*[.A452]+[.D$2])" office:value-type="float" office:value="0">
            <text:p>Err:503</text:p>
          </table:table-cell>
          <table:table-cell table:formula="oooc:=[.F452]/[.G452]" office:value-type="float" office:value="0">
            <text:p>Err:503</text:p>
          </table:table-cell>
          <table:table-cell table:formula="oooc:=BINOMDIST([.D452];[.C452];0.5;0)" office:value-type="float" office:value="0">
            <text:p>#VALUE!</text:p>
          </table:table-cell>
          <table:table-cell table:formula="oooc:=1-[.I452]" office:value-type="float" office:value="0">
            <text:p>#VALUE!</text:p>
          </table:table-cell>
          <table:table-cell table:formula="oooc:=-LOG([.J452];2)" office:value-type="float" office:value="0">
            <text:p>#VALUE!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/>
          <table:table-cell table:formula="oooc:=3*[.A453]+[.D$2]" office:value-type="float" office:value="1394">
            <text:p>1394</text:p>
          </table:table-cell>
          <table:table-cell table:formula="oooc:=[.A453]+[.C$2]" office:value-type="float" office:value="498">
            <text:p>498</text:p>
          </table:table-cell>
          <table:table-cell/>
          <table:table-cell table:formula="oooc:=COMBIN([.C453];[.D453])" office:value-type="float" office:value="0">
            <text:p>Err:503</text:p>
          </table:table-cell>
          <table:table-cell table:formula="oooc:=2^(3*[.A453]+[.D$2])" office:value-type="float" office:value="0">
            <text:p>Err:503</text:p>
          </table:table-cell>
          <table:table-cell table:formula="oooc:=[.F453]/[.G453]" office:value-type="float" office:value="0">
            <text:p>Err:503</text:p>
          </table:table-cell>
          <table:table-cell table:formula="oooc:=BINOMDIST([.D453];[.C453];0.5;0)" office:value-type="float" office:value="0">
            <text:p>#VALUE!</text:p>
          </table:table-cell>
          <table:table-cell table:formula="oooc:=1-[.I453]" office:value-type="float" office:value="0">
            <text:p>#VALUE!</text:p>
          </table:table-cell>
          <table:table-cell table:formula="oooc:=-LOG([.J453];2)" office:value-type="float" office:value="0">
            <text:p>#VALUE!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/>
          <table:table-cell table:formula="oooc:=3*[.A454]+[.D$2]" office:value-type="float" office:value="1397">
            <text:p>1397</text:p>
          </table:table-cell>
          <table:table-cell table:formula="oooc:=[.A454]+[.C$2]" office:value-type="float" office:value="499">
            <text:p>499</text:p>
          </table:table-cell>
          <table:table-cell/>
          <table:table-cell table:formula="oooc:=COMBIN([.C454];[.D454])" office:value-type="float" office:value="0">
            <text:p>Err:503</text:p>
          </table:table-cell>
          <table:table-cell table:formula="oooc:=2^(3*[.A454]+[.D$2])" office:value-type="float" office:value="0">
            <text:p>Err:503</text:p>
          </table:table-cell>
          <table:table-cell table:formula="oooc:=[.F454]/[.G454]" office:value-type="float" office:value="0">
            <text:p>Err:503</text:p>
          </table:table-cell>
          <table:table-cell table:formula="oooc:=BINOMDIST([.D454];[.C454];0.5;0)" office:value-type="float" office:value="0">
            <text:p>#VALUE!</text:p>
          </table:table-cell>
          <table:table-cell table:formula="oooc:=1-[.I454]" office:value-type="float" office:value="0">
            <text:p>#VALUE!</text:p>
          </table:table-cell>
          <table:table-cell table:formula="oooc:=-LOG([.J454];2)" office:value-type="float" office:value="0">
            <text:p>#VALUE!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/>
          <table:table-cell table:formula="oooc:=3*[.A455]+[.D$2]" office:value-type="float" office:value="1400">
            <text:p>1400</text:p>
          </table:table-cell>
          <table:table-cell table:formula="oooc:=[.A455]+[.C$2]" office:value-type="float" office:value="500">
            <text:p>500</text:p>
          </table:table-cell>
          <table:table-cell/>
          <table:table-cell table:formula="oooc:=COMBIN([.C455];[.D455])" office:value-type="float" office:value="0">
            <text:p>Err:503</text:p>
          </table:table-cell>
          <table:table-cell table:formula="oooc:=2^(3*[.A455]+[.D$2])" office:value-type="float" office:value="0">
            <text:p>Err:503</text:p>
          </table:table-cell>
          <table:table-cell table:formula="oooc:=[.F455]/[.G455]" office:value-type="float" office:value="0">
            <text:p>Err:503</text:p>
          </table:table-cell>
          <table:table-cell table:formula="oooc:=BINOMDIST([.D455];[.C455];0.5;0)" office:value-type="float" office:value="0">
            <text:p>#VALUE!</text:p>
          </table:table-cell>
          <table:table-cell table:formula="oooc:=1-[.I455]" office:value-type="float" office:value="0">
            <text:p>#VALUE!</text:p>
          </table:table-cell>
          <table:table-cell table:formula="oooc:=-LOG([.J455];2)" office:value-type="float" office:value="0">
            <text:p>#VALUE!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/>
          <table:table-cell table:formula="oooc:=3*[.A456]+[.D$2]" office:value-type="float" office:value="1403">
            <text:p>1403</text:p>
          </table:table-cell>
          <table:table-cell table:formula="oooc:=[.A456]+[.C$2]" office:value-type="float" office:value="501">
            <text:p>501</text:p>
          </table:table-cell>
          <table:table-cell/>
          <table:table-cell table:formula="oooc:=COMBIN([.C456];[.D456])" office:value-type="float" office:value="0">
            <text:p>Err:503</text:p>
          </table:table-cell>
          <table:table-cell table:formula="oooc:=2^(3*[.A456]+[.D$2])" office:value-type="float" office:value="0">
            <text:p>Err:503</text:p>
          </table:table-cell>
          <table:table-cell table:formula="oooc:=[.F456]/[.G456]" office:value-type="float" office:value="0">
            <text:p>Err:503</text:p>
          </table:table-cell>
          <table:table-cell table:formula="oooc:=BINOMDIST([.D456];[.C456];0.5;0)" office:value-type="float" office:value="0">
            <text:p>#VALUE!</text:p>
          </table:table-cell>
          <table:table-cell table:formula="oooc:=1-[.I456]" office:value-type="float" office:value="0">
            <text:p>#VALUE!</text:p>
          </table:table-cell>
          <table:table-cell table:formula="oooc:=LOG([.J456];2)" office:value-type="float" office:value="0">
            <text:p>#VALUE!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/>
          <table:table-cell table:formula="oooc:=3*[.A457]+[.D$2]" office:value-type="float" office:value="1406">
            <text:p>1406</text:p>
          </table:table-cell>
          <table:table-cell table:formula="oooc:=[.A457]+[.C$2]" office:value-type="float" office:value="502">
            <text:p>502</text:p>
          </table:table-cell>
          <table:table-cell/>
          <table:table-cell table:formula="oooc:=COMBIN([.C457];[.D457])" office:value-type="float" office:value="0">
            <text:p>Err:503</text:p>
          </table:table-cell>
          <table:table-cell table:formula="oooc:=2^(3*[.A457]+[.D$2])" office:value-type="float" office:value="0">
            <text:p>Err:503</text:p>
          </table:table-cell>
          <table:table-cell table:formula="oooc:=[.F457]/[.G457]" office:value-type="float" office:value="0">
            <text:p>Err:503</text:p>
          </table:table-cell>
          <table:table-cell table:formula="oooc:=BINOMDIST([.D457];[.C457];0.5;0)" office:value-type="float" office:value="0">
            <text:p>#VALUE!</text:p>
          </table:table-cell>
          <table:table-cell table:formula="oooc:=1-[.I457]" office:value-type="float" office:value="0">
            <text:p>#VALUE!</text:p>
          </table:table-cell>
          <table:table-cell table:formula="oooc:=LOG([.J457];2)" office:value-type="float" office:value="0">
            <text:p>#VALUE!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/>
          <table:table-cell table:formula="oooc:=3*[.A458]+[.D$2]" office:value-type="float" office:value="1409">
            <text:p>1409</text:p>
          </table:table-cell>
          <table:table-cell table:formula="oooc:=[.A458]+[.C$2]" office:value-type="float" office:value="503">
            <text:p>503</text:p>
          </table:table-cell>
          <table:table-cell/>
          <table:table-cell table:formula="oooc:=COMBIN([.C458];[.D458])" office:value-type="float" office:value="0">
            <text:p>Err:503</text:p>
          </table:table-cell>
          <table:table-cell table:formula="oooc:=2^(3*[.A458]+[.D$2])" office:value-type="float" office:value="0">
            <text:p>Err:503</text:p>
          </table:table-cell>
          <table:table-cell table:formula="oooc:=[.F458]/[.G458]" office:value-type="float" office:value="0">
            <text:p>Err:503</text:p>
          </table:table-cell>
          <table:table-cell table:formula="oooc:=BINOMDIST([.D458];[.C458];0.5;0)" office:value-type="float" office:value="0">
            <text:p>#VALUE!</text:p>
          </table:table-cell>
          <table:table-cell table:formula="oooc:=1-[.I458]" office:value-type="float" office:value="0">
            <text:p>#VALUE!</text:p>
          </table:table-cell>
          <table:table-cell table:formula="oooc:=LOG([.J458];2)" office:value-type="float" office:value="0">
            <text:p>#VALUE!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/>
          <table:table-cell table:formula="oooc:=3*[.A459]+[.D$2]" office:value-type="float" office:value="1412">
            <text:p>1412</text:p>
          </table:table-cell>
          <table:table-cell table:formula="oooc:=[.A459]+[.C$2]" office:value-type="float" office:value="504">
            <text:p>504</text:p>
          </table:table-cell>
          <table:table-cell/>
          <table:table-cell table:formula="oooc:=COMBIN([.C459];[.D459])" office:value-type="float" office:value="0">
            <text:p>Err:503</text:p>
          </table:table-cell>
          <table:table-cell table:formula="oooc:=2^(3*[.A459]+[.D$2])" office:value-type="float" office:value="0">
            <text:p>Err:503</text:p>
          </table:table-cell>
          <table:table-cell table:formula="oooc:=[.F459]/[.G459]" office:value-type="float" office:value="0">
            <text:p>Err:503</text:p>
          </table:table-cell>
          <table:table-cell table:formula="oooc:=BINOMDIST([.D459];[.C459];0.5;0)" office:value-type="float" office:value="0">
            <text:p>#VALUE!</text:p>
          </table:table-cell>
          <table:table-cell table:formula="oooc:=1-[.I459]" office:value-type="float" office:value="0">
            <text:p>#VALUE!</text:p>
          </table:table-cell>
          <table:table-cell table:formula="oooc:=LOG([.J459];2)" office:value-type="float" office:value="0">
            <text:p>#VALUE!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/>
          <table:table-cell table:formula="oooc:=3*[.A460]+[.D$2]" office:value-type="float" office:value="1415">
            <text:p>1415</text:p>
          </table:table-cell>
          <table:table-cell table:formula="oooc:=[.A460]+[.C$2]" office:value-type="float" office:value="505">
            <text:p>505</text:p>
          </table:table-cell>
          <table:table-cell/>
          <table:table-cell table:formula="oooc:=COMBIN([.C460];[.D460])" office:value-type="float" office:value="0">
            <text:p>Err:503</text:p>
          </table:table-cell>
          <table:table-cell table:formula="oooc:=2^(3*[.A460]+[.D$2])" office:value-type="float" office:value="0">
            <text:p>Err:503</text:p>
          </table:table-cell>
          <table:table-cell table:formula="oooc:=[.F460]/[.G460]" office:value-type="float" office:value="0">
            <text:p>Err:503</text:p>
          </table:table-cell>
          <table:table-cell table:formula="oooc:=BINOMDIST([.D460];[.C460];0.5;0)" office:value-type="float" office:value="0">
            <text:p>#VALUE!</text:p>
          </table:table-cell>
          <table:table-cell table:formula="oooc:=1-[.I460]" office:value-type="float" office:value="0">
            <text:p>#VALUE!</text:p>
          </table:table-cell>
          <table:table-cell table:formula="oooc:=LOG([.J460];2)" office:value-type="float" office:value="0">
            <text:p>#VALUE!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/>
          <table:table-cell table:formula="oooc:=3*[.A461]+[.D$2]" office:value-type="float" office:value="1418">
            <text:p>1418</text:p>
          </table:table-cell>
          <table:table-cell table:formula="oooc:=[.A461]+[.C$2]" office:value-type="float" office:value="506">
            <text:p>506</text:p>
          </table:table-cell>
          <table:table-cell/>
          <table:table-cell table:formula="oooc:=COMBIN([.C461];[.D461])" office:value-type="float" office:value="0">
            <text:p>Err:503</text:p>
          </table:table-cell>
          <table:table-cell table:formula="oooc:=2^(3*[.A461]+[.D$2])" office:value-type="float" office:value="0">
            <text:p>Err:503</text:p>
          </table:table-cell>
          <table:table-cell table:formula="oooc:=[.F461]/[.G461]" office:value-type="float" office:value="0">
            <text:p>Err:503</text:p>
          </table:table-cell>
          <table:table-cell table:formula="oooc:=BINOMDIST([.D461];[.C461];0.5;0)" office:value-type="float" office:value="0">
            <text:p>#VALUE!</text:p>
          </table:table-cell>
          <table:table-cell table:formula="oooc:=1-[.I461]" office:value-type="float" office:value="0">
            <text:p>#VALUE!</text:p>
          </table:table-cell>
          <table:table-cell table:formula="oooc:=LOG([.J461];2)" office:value-type="float" office:value="0">
            <text:p>#VALUE!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/>
          <table:table-cell table:formula="oooc:=3*[.A462]+[.D$2]" office:value-type="float" office:value="1421">
            <text:p>1421</text:p>
          </table:table-cell>
          <table:table-cell table:formula="oooc:=[.A462]+[.C$2]" office:value-type="float" office:value="507">
            <text:p>507</text:p>
          </table:table-cell>
          <table:table-cell/>
          <table:table-cell table:formula="oooc:=COMBIN([.C462];[.D462])" office:value-type="float" office:value="0">
            <text:p>Err:503</text:p>
          </table:table-cell>
          <table:table-cell table:formula="oooc:=2^(3*[.A462]+[.D$2])" office:value-type="float" office:value="0">
            <text:p>Err:503</text:p>
          </table:table-cell>
          <table:table-cell table:formula="oooc:=[.F462]/[.G462]" office:value-type="float" office:value="0">
            <text:p>Err:503</text:p>
          </table:table-cell>
          <table:table-cell table:formula="oooc:=BINOMDIST([.D462];[.C462];0.5;0)" office:value-type="float" office:value="0">
            <text:p>#VALUE!</text:p>
          </table:table-cell>
          <table:table-cell table:formula="oooc:=1-[.I462]" office:value-type="float" office:value="0">
            <text:p>#VALUE!</text:p>
          </table:table-cell>
          <table:table-cell table:formula="oooc:=LOG([.J462];2)" office:value-type="float" office:value="0">
            <text:p>#VALUE!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/>
          <table:table-cell table:formula="oooc:=3*[.A463]+[.D$2]" office:value-type="float" office:value="1424">
            <text:p>1424</text:p>
          </table:table-cell>
          <table:table-cell table:formula="oooc:=[.A463]+[.C$2]" office:value-type="float" office:value="508">
            <text:p>508</text:p>
          </table:table-cell>
          <table:table-cell/>
          <table:table-cell table:formula="oooc:=COMBIN([.C463];[.D463])" office:value-type="float" office:value="0">
            <text:p>Err:503</text:p>
          </table:table-cell>
          <table:table-cell table:formula="oooc:=2^(3*[.A463]+[.D$2])" office:value-type="float" office:value="0">
            <text:p>Err:503</text:p>
          </table:table-cell>
          <table:table-cell table:formula="oooc:=[.F463]/[.G463]" office:value-type="float" office:value="0">
            <text:p>Err:503</text:p>
          </table:table-cell>
          <table:table-cell table:formula="oooc:=BINOMDIST([.D463];[.C463];0.5;0)" office:value-type="float" office:value="0">
            <text:p>#VALUE!</text:p>
          </table:table-cell>
          <table:table-cell table:formula="oooc:=1-[.I463]" office:value-type="float" office:value="0">
            <text:p>#VALUE!</text:p>
          </table:table-cell>
          <table:table-cell table:formula="oooc:=LOG([.J463];2)" office:value-type="float" office:value="0">
            <text:p>#VALUE!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/>
          <table:table-cell table:formula="oooc:=3*[.A464]+[.D$2]" office:value-type="float" office:value="1427">
            <text:p>1427</text:p>
          </table:table-cell>
          <table:table-cell table:formula="oooc:=[.A464]+[.C$2]" office:value-type="float" office:value="509">
            <text:p>509</text:p>
          </table:table-cell>
          <table:table-cell/>
          <table:table-cell table:formula="oooc:=COMBIN([.C464];[.D464])" office:value-type="float" office:value="0">
            <text:p>Err:503</text:p>
          </table:table-cell>
          <table:table-cell table:formula="oooc:=2^(3*[.A464]+[.D$2])" office:value-type="float" office:value="0">
            <text:p>Err:503</text:p>
          </table:table-cell>
          <table:table-cell table:formula="oooc:=[.F464]/[.G464]" office:value-type="float" office:value="0">
            <text:p>Err:503</text:p>
          </table:table-cell>
          <table:table-cell table:formula="oooc:=BINOMDIST([.D464];[.C464];0.5;0)" office:value-type="float" office:value="0">
            <text:p>#VALUE!</text:p>
          </table:table-cell>
          <table:table-cell table:formula="oooc:=1-[.I464]" office:value-type="float" office:value="0">
            <text:p>#VALUE!</text:p>
          </table:table-cell>
          <table:table-cell table:formula="oooc:=LOG([.J464];2)" office:value-type="float" office:value="0">
            <text:p>#VALUE!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/>
          <table:table-cell table:formula="oooc:=3*[.A465]+[.D$2]" office:value-type="float" office:value="1430">
            <text:p>1430</text:p>
          </table:table-cell>
          <table:table-cell table:formula="oooc:=[.A465]+[.C$2]" office:value-type="float" office:value="510">
            <text:p>510</text:p>
          </table:table-cell>
          <table:table-cell/>
          <table:table-cell table:formula="oooc:=COMBIN([.C465];[.D465])" office:value-type="float" office:value="0">
            <text:p>Err:503</text:p>
          </table:table-cell>
          <table:table-cell table:formula="oooc:=2^(3*[.A465]+[.D$2])" office:value-type="float" office:value="0">
            <text:p>Err:503</text:p>
          </table:table-cell>
          <table:table-cell table:formula="oooc:=[.F465]/[.G465]" office:value-type="float" office:value="0">
            <text:p>Err:503</text:p>
          </table:table-cell>
          <table:table-cell table:formula="oooc:=BINOMDIST([.D465];[.C465];0.5;0)" office:value-type="float" office:value="0">
            <text:p>#VALUE!</text:p>
          </table:table-cell>
          <table:table-cell table:formula="oooc:=1-[.I465]" office:value-type="float" office:value="0">
            <text:p>#VALUE!</text:p>
          </table:table-cell>
          <table:table-cell table:formula="oooc:=LOG([.J465];2)" office:value-type="float" office:value="0">
            <text:p>#VALUE!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/>
          <table:table-cell table:formula="oooc:=3*[.A466]+[.D$2]" office:value-type="float" office:value="1433">
            <text:p>1433</text:p>
          </table:table-cell>
          <table:table-cell table:formula="oooc:=[.A466]+[.C$2]" office:value-type="float" office:value="511">
            <text:p>511</text:p>
          </table:table-cell>
          <table:table-cell/>
          <table:table-cell table:formula="oooc:=COMBIN([.C466];[.D466])" office:value-type="float" office:value="0">
            <text:p>Err:503</text:p>
          </table:table-cell>
          <table:table-cell table:formula="oooc:=2^(3*[.A466]+[.D$2])" office:value-type="float" office:value="0">
            <text:p>Err:503</text:p>
          </table:table-cell>
          <table:table-cell table:formula="oooc:=[.F466]/[.G466]" office:value-type="float" office:value="0">
            <text:p>Err:503</text:p>
          </table:table-cell>
          <table:table-cell table:formula="oooc:=BINOMDIST([.D466];[.C466];0.5;0)" office:value-type="float" office:value="0">
            <text:p>#VALUE!</text:p>
          </table:table-cell>
          <table:table-cell table:formula="oooc:=1-[.I466]" office:value-type="float" office:value="0">
            <text:p>#VALUE!</text:p>
          </table:table-cell>
          <table:table-cell table:formula="oooc:=LOG([.J466];2)" office:value-type="float" office:value="0">
            <text:p>#VALUE!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/>
          <table:table-cell table:formula="oooc:=3*[.A467]+[.D$2]" office:value-type="float" office:value="1436">
            <text:p>1436</text:p>
          </table:table-cell>
          <table:table-cell table:formula="oooc:=[.A467]+[.C$2]" office:value-type="float" office:value="512">
            <text:p>512</text:p>
          </table:table-cell>
          <table:table-cell/>
          <table:table-cell table:formula="oooc:=COMBIN([.C467];[.D467])" office:value-type="float" office:value="0">
            <text:p>Err:503</text:p>
          </table:table-cell>
          <table:table-cell table:formula="oooc:=2^(3*[.A467]+[.D$2])" office:value-type="float" office:value="0">
            <text:p>Err:503</text:p>
          </table:table-cell>
          <table:table-cell table:formula="oooc:=[.F467]/[.G467]" office:value-type="float" office:value="0">
            <text:p>Err:503</text:p>
          </table:table-cell>
          <table:table-cell table:formula="oooc:=BINOMDIST([.D467];[.C467];0.5;0)" office:value-type="float" office:value="0">
            <text:p>#VALUE!</text:p>
          </table:table-cell>
          <table:table-cell table:formula="oooc:=1-[.I467]" office:value-type="float" office:value="0">
            <text:p>#VALUE!</text:p>
          </table:table-cell>
          <table:table-cell table:formula="oooc:=LOG([.J467];2)" office:value-type="float" office:value="0">
            <text:p>#VALUE!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/>
          <table:table-cell table:formula="oooc:=3*[.A468]+[.D$2]" office:value-type="float" office:value="1439">
            <text:p>1439</text:p>
          </table:table-cell>
          <table:table-cell table:formula="oooc:=[.A468]+[.C$2]" office:value-type="float" office:value="513">
            <text:p>513</text:p>
          </table:table-cell>
          <table:table-cell/>
          <table:table-cell table:formula="oooc:=COMBIN([.C468];[.D468])" office:value-type="float" office:value="0">
            <text:p>Err:503</text:p>
          </table:table-cell>
          <table:table-cell table:formula="oooc:=2^(3*[.A468]+[.D$2])" office:value-type="float" office:value="0">
            <text:p>Err:503</text:p>
          </table:table-cell>
          <table:table-cell table:formula="oooc:=[.F468]/[.G468]" office:value-type="float" office:value="0">
            <text:p>Err:503</text:p>
          </table:table-cell>
          <table:table-cell table:formula="oooc:=BINOMDIST([.D468];[.C468];0.5;0)" office:value-type="float" office:value="0">
            <text:p>#VALUE!</text:p>
          </table:table-cell>
          <table:table-cell table:formula="oooc:=1-[.I468]" office:value-type="float" office:value="0">
            <text:p>#VALUE!</text:p>
          </table:table-cell>
          <table:table-cell table:formula="oooc:=LOG([.J468];2)" office:value-type="float" office:value="0">
            <text:p>#VALUE!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/>
          <table:table-cell table:formula="oooc:=3*[.A469]+[.D$2]" office:value-type="float" office:value="1442">
            <text:p>1442</text:p>
          </table:table-cell>
          <table:table-cell table:formula="oooc:=[.A469]+[.C$2]" office:value-type="float" office:value="514">
            <text:p>514</text:p>
          </table:table-cell>
          <table:table-cell/>
          <table:table-cell table:formula="oooc:=COMBIN([.C469];[.D469])" office:value-type="float" office:value="0">
            <text:p>Err:503</text:p>
          </table:table-cell>
          <table:table-cell table:formula="oooc:=2^(3*[.A469]+[.D$2])" office:value-type="float" office:value="0">
            <text:p>Err:503</text:p>
          </table:table-cell>
          <table:table-cell table:formula="oooc:=[.F469]/[.G469]" office:value-type="float" office:value="0">
            <text:p>Err:503</text:p>
          </table:table-cell>
          <table:table-cell table:formula="oooc:=BINOMDIST([.D469];[.C469];0.5;0)" office:value-type="float" office:value="0">
            <text:p>#VALUE!</text:p>
          </table:table-cell>
          <table:table-cell table:formula="oooc:=1-[.I469]" office:value-type="float" office:value="0">
            <text:p>#VALUE!</text:p>
          </table:table-cell>
          <table:table-cell table:formula="oooc:=LOG([.J469];2)" office:value-type="float" office:value="0">
            <text:p>#VALUE!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/>
          <table:table-cell table:formula="oooc:=3*[.A470]+[.D$2]" office:value-type="float" office:value="1445">
            <text:p>1445</text:p>
          </table:table-cell>
          <table:table-cell table:formula="oooc:=[.A470]+[.C$2]" office:value-type="float" office:value="515">
            <text:p>515</text:p>
          </table:table-cell>
          <table:table-cell/>
          <table:table-cell table:formula="oooc:=COMBIN([.C470];[.D470])" office:value-type="float" office:value="0">
            <text:p>Err:503</text:p>
          </table:table-cell>
          <table:table-cell table:formula="oooc:=2^(3*[.A470]+[.D$2])" office:value-type="float" office:value="0">
            <text:p>Err:503</text:p>
          </table:table-cell>
          <table:table-cell table:formula="oooc:=[.F470]/[.G470]" office:value-type="float" office:value="0">
            <text:p>Err:503</text:p>
          </table:table-cell>
          <table:table-cell table:formula="oooc:=BINOMDIST([.D470];[.C470];0.5;0)" office:value-type="float" office:value="0">
            <text:p>#VALUE!</text:p>
          </table:table-cell>
          <table:table-cell table:formula="oooc:=1-[.I470]" office:value-type="float" office:value="0">
            <text:p>#VALUE!</text:p>
          </table:table-cell>
          <table:table-cell table:formula="oooc:=LOG([.J470];2)" office:value-type="float" office:value="0">
            <text:p>#VALUE!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/>
          <table:table-cell table:formula="oooc:=3*[.A471]+[.D$2]" office:value-type="float" office:value="1448">
            <text:p>1448</text:p>
          </table:table-cell>
          <table:table-cell table:formula="oooc:=[.A471]+[.C$2]" office:value-type="float" office:value="516">
            <text:p>516</text:p>
          </table:table-cell>
          <table:table-cell/>
          <table:table-cell table:formula="oooc:=COMBIN([.C471];[.D471])" office:value-type="float" office:value="0">
            <text:p>Err:503</text:p>
          </table:table-cell>
          <table:table-cell table:formula="oooc:=2^(3*[.A471]+[.D$2])" office:value-type="float" office:value="0">
            <text:p>Err:503</text:p>
          </table:table-cell>
          <table:table-cell table:formula="oooc:=[.F471]/[.G471]" office:value-type="float" office:value="0">
            <text:p>Err:503</text:p>
          </table:table-cell>
          <table:table-cell table:formula="oooc:=BINOMDIST([.D471];[.C471];0.5;0)" office:value-type="float" office:value="0">
            <text:p>#VALUE!</text:p>
          </table:table-cell>
          <table:table-cell table:formula="oooc:=1-[.I471]" office:value-type="float" office:value="0">
            <text:p>#VALUE!</text:p>
          </table:table-cell>
          <table:table-cell table:formula="oooc:=LOG([.J471];2)" office:value-type="float" office:value="0">
            <text:p>#VALUE!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/>
          <table:table-cell table:formula="oooc:=3*[.A472]+[.D$2]" office:value-type="float" office:value="1451">
            <text:p>1451</text:p>
          </table:table-cell>
          <table:table-cell table:formula="oooc:=[.A472]+[.C$2]" office:value-type="float" office:value="517">
            <text:p>517</text:p>
          </table:table-cell>
          <table:table-cell/>
          <table:table-cell table:formula="oooc:=COMBIN([.C472];[.D472])" office:value-type="float" office:value="0">
            <text:p>Err:503</text:p>
          </table:table-cell>
          <table:table-cell table:formula="oooc:=2^(3*[.A472]+[.D$2])" office:value-type="float" office:value="0">
            <text:p>Err:503</text:p>
          </table:table-cell>
          <table:table-cell table:formula="oooc:=[.F472]/[.G472]" office:value-type="float" office:value="0">
            <text:p>Err:503</text:p>
          </table:table-cell>
          <table:table-cell table:formula="oooc:=BINOMDIST([.D472];[.C472];0.5;0)" office:value-type="float" office:value="0">
            <text:p>#VALUE!</text:p>
          </table:table-cell>
          <table:table-cell table:formula="oooc:=1-[.I472]" office:value-type="float" office:value="0">
            <text:p>#VALUE!</text:p>
          </table:table-cell>
          <table:table-cell table:formula="oooc:=LOG([.J472];2)" office:value-type="float" office:value="0">
            <text:p>#VALUE!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/>
          <table:table-cell table:formula="oooc:=3*[.A473]+[.D$2]" office:value-type="float" office:value="1454">
            <text:p>1454</text:p>
          </table:table-cell>
          <table:table-cell table:formula="oooc:=[.A473]+[.C$2]" office:value-type="float" office:value="518">
            <text:p>518</text:p>
          </table:table-cell>
          <table:table-cell/>
          <table:table-cell table:formula="oooc:=COMBIN([.C473];[.D473])" office:value-type="float" office:value="0">
            <text:p>Err:503</text:p>
          </table:table-cell>
          <table:table-cell table:formula="oooc:=2^(3*[.A473]+[.D$2])" office:value-type="float" office:value="0">
            <text:p>Err:503</text:p>
          </table:table-cell>
          <table:table-cell table:formula="oooc:=[.F473]/[.G473]" office:value-type="float" office:value="0">
            <text:p>Err:503</text:p>
          </table:table-cell>
          <table:table-cell table:formula="oooc:=BINOMDIST([.D473];[.C473];0.5;0)" office:value-type="float" office:value="0">
            <text:p>#VALUE!</text:p>
          </table:table-cell>
          <table:table-cell table:formula="oooc:=1-[.I473]" office:value-type="float" office:value="0">
            <text:p>#VALUE!</text:p>
          </table:table-cell>
          <table:table-cell table:formula="oooc:=LOG([.J473];2)" office:value-type="float" office:value="0">
            <text:p>#VALUE!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/>
          <table:table-cell table:formula="oooc:=3*[.A474]+[.D$2]" office:value-type="float" office:value="1457">
            <text:p>1457</text:p>
          </table:table-cell>
          <table:table-cell table:formula="oooc:=[.A474]+[.C$2]" office:value-type="float" office:value="519">
            <text:p>519</text:p>
          </table:table-cell>
          <table:table-cell/>
          <table:table-cell table:formula="oooc:=COMBIN([.C474];[.D474])" office:value-type="float" office:value="0">
            <text:p>Err:503</text:p>
          </table:table-cell>
          <table:table-cell table:formula="oooc:=2^(3*[.A474]+[.D$2])" office:value-type="float" office:value="0">
            <text:p>Err:503</text:p>
          </table:table-cell>
          <table:table-cell table:formula="oooc:=[.F474]/[.G474]" office:value-type="float" office:value="0">
            <text:p>Err:503</text:p>
          </table:table-cell>
          <table:table-cell table:formula="oooc:=BINOMDIST([.D474];[.C474];0.5;0)" office:value-type="float" office:value="0">
            <text:p>#VALUE!</text:p>
          </table:table-cell>
          <table:table-cell table:formula="oooc:=1-[.I474]" office:value-type="float" office:value="0">
            <text:p>#VALUE!</text:p>
          </table:table-cell>
          <table:table-cell table:formula="oooc:=LOG([.J474];2)" office:value-type="float" office:value="0">
            <text:p>#VALUE!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/>
          <table:table-cell table:formula="oooc:=3*[.A475]+[.D$2]" office:value-type="float" office:value="1460">
            <text:p>1460</text:p>
          </table:table-cell>
          <table:table-cell table:formula="oooc:=[.A475]+[.C$2]" office:value-type="float" office:value="520">
            <text:p>520</text:p>
          </table:table-cell>
          <table:table-cell/>
          <table:table-cell table:formula="oooc:=COMBIN([.C475];[.D475])" office:value-type="float" office:value="0">
            <text:p>Err:503</text:p>
          </table:table-cell>
          <table:table-cell table:formula="oooc:=2^(3*[.A475]+[.D$2])" office:value-type="float" office:value="0">
            <text:p>Err:503</text:p>
          </table:table-cell>
          <table:table-cell table:formula="oooc:=[.F475]/[.G475]" office:value-type="float" office:value="0">
            <text:p>Err:503</text:p>
          </table:table-cell>
          <table:table-cell table:formula="oooc:=BINOMDIST([.D475];[.C475];0.5;0)" office:value-type="float" office:value="0">
            <text:p>#VALUE!</text:p>
          </table:table-cell>
          <table:table-cell table:formula="oooc:=1-[.I475]" office:value-type="float" office:value="0">
            <text:p>#VALUE!</text:p>
          </table:table-cell>
          <table:table-cell table:formula="oooc:=LOG([.J475];2)" office:value-type="float" office:value="0">
            <text:p>#VALUE!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/>
          <table:table-cell table:formula="oooc:=3*[.A476]+[.D$2]" office:value-type="float" office:value="1463">
            <text:p>1463</text:p>
          </table:table-cell>
          <table:table-cell table:formula="oooc:=[.A476]+[.C$2]" office:value-type="float" office:value="521">
            <text:p>521</text:p>
          </table:table-cell>
          <table:table-cell/>
          <table:table-cell table:formula="oooc:=COMBIN([.C476];[.D476])" office:value-type="float" office:value="0">
            <text:p>Err:503</text:p>
          </table:table-cell>
          <table:table-cell table:formula="oooc:=2^(3*[.A476]+[.D$2])" office:value-type="float" office:value="0">
            <text:p>Err:503</text:p>
          </table:table-cell>
          <table:table-cell table:formula="oooc:=[.F476]/[.G476]" office:value-type="float" office:value="0">
            <text:p>Err:503</text:p>
          </table:table-cell>
          <table:table-cell table:formula="oooc:=BINOMDIST([.D476];[.C476];0.5;0)" office:value-type="float" office:value="0">
            <text:p>#VALUE!</text:p>
          </table:table-cell>
          <table:table-cell table:formula="oooc:=1-[.I476]" office:value-type="float" office:value="0">
            <text:p>#VALUE!</text:p>
          </table:table-cell>
          <table:table-cell table:formula="oooc:=LOG([.J476];2)" office:value-type="float" office:value="0">
            <text:p>#VALUE!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/>
          <table:table-cell table:formula="oooc:=3*[.A477]+[.D$2]" office:value-type="float" office:value="1466">
            <text:p>1466</text:p>
          </table:table-cell>
          <table:table-cell table:formula="oooc:=[.A477]+[.C$2]" office:value-type="float" office:value="522">
            <text:p>522</text:p>
          </table:table-cell>
          <table:table-cell/>
          <table:table-cell table:formula="oooc:=COMBIN([.C477];[.D477])" office:value-type="float" office:value="0">
            <text:p>Err:503</text:p>
          </table:table-cell>
          <table:table-cell table:formula="oooc:=2^(3*[.A477]+[.D$2])" office:value-type="float" office:value="0">
            <text:p>Err:503</text:p>
          </table:table-cell>
          <table:table-cell table:formula="oooc:=[.F477]/[.G477]" office:value-type="float" office:value="0">
            <text:p>Err:503</text:p>
          </table:table-cell>
          <table:table-cell table:formula="oooc:=BINOMDIST([.D477];[.C477];0.5;0)" office:value-type="float" office:value="0">
            <text:p>#VALUE!</text:p>
          </table:table-cell>
          <table:table-cell table:formula="oooc:=1-[.I477]" office:value-type="float" office:value="0">
            <text:p>#VALUE!</text:p>
          </table:table-cell>
          <table:table-cell table:formula="oooc:=LOG([.J477];2)" office:value-type="float" office:value="0">
            <text:p>#VALUE!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/>
          <table:table-cell table:formula="oooc:=3*[.A478]+[.D$2]" office:value-type="float" office:value="1469">
            <text:p>1469</text:p>
          </table:table-cell>
          <table:table-cell table:formula="oooc:=[.A478]+[.C$2]" office:value-type="float" office:value="523">
            <text:p>523</text:p>
          </table:table-cell>
          <table:table-cell/>
          <table:table-cell table:formula="oooc:=COMBIN([.C478];[.D478])" office:value-type="float" office:value="0">
            <text:p>Err:503</text:p>
          </table:table-cell>
          <table:table-cell table:formula="oooc:=2^(3*[.A478]+[.D$2])" office:value-type="float" office:value="0">
            <text:p>Err:503</text:p>
          </table:table-cell>
          <table:table-cell table:formula="oooc:=[.F478]/[.G478]" office:value-type="float" office:value="0">
            <text:p>Err:503</text:p>
          </table:table-cell>
          <table:table-cell table:formula="oooc:=BINOMDIST([.D478];[.C478];0.5;0)" office:value-type="float" office:value="0">
            <text:p>#VALUE!</text:p>
          </table:table-cell>
          <table:table-cell table:formula="oooc:=1-[.I478]" office:value-type="float" office:value="0">
            <text:p>#VALUE!</text:p>
          </table:table-cell>
          <table:table-cell table:formula="oooc:=LOG([.J478];2)" office:value-type="float" office:value="0">
            <text:p>#VALUE!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/>
          <table:table-cell table:formula="oooc:=3*[.A479]+[.D$2]" office:value-type="float" office:value="1472">
            <text:p>1472</text:p>
          </table:table-cell>
          <table:table-cell table:formula="oooc:=[.A479]+[.C$2]" office:value-type="float" office:value="524">
            <text:p>524</text:p>
          </table:table-cell>
          <table:table-cell/>
          <table:table-cell table:formula="oooc:=COMBIN([.C479];[.D479])" office:value-type="float" office:value="0">
            <text:p>Err:503</text:p>
          </table:table-cell>
          <table:table-cell table:formula="oooc:=2^(3*[.A479]+[.D$2])" office:value-type="float" office:value="0">
            <text:p>Err:503</text:p>
          </table:table-cell>
          <table:table-cell table:formula="oooc:=[.F479]/[.G479]" office:value-type="float" office:value="0">
            <text:p>Err:503</text:p>
          </table:table-cell>
          <table:table-cell table:formula="oooc:=BINOMDIST([.D479];[.C479];0.5;0)" office:value-type="float" office:value="0">
            <text:p>#VALUE!</text:p>
          </table:table-cell>
          <table:table-cell table:formula="oooc:=1-[.I479]" office:value-type="float" office:value="0">
            <text:p>#VALUE!</text:p>
          </table:table-cell>
          <table:table-cell table:formula="oooc:=LOG([.J479];2)" office:value-type="float" office:value="0">
            <text:p>#VALUE!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/>
          <table:table-cell table:formula="oooc:=3*[.A480]+[.D$2]" office:value-type="float" office:value="1475">
            <text:p>1475</text:p>
          </table:table-cell>
          <table:table-cell table:formula="oooc:=[.A480]+[.C$2]" office:value-type="float" office:value="525">
            <text:p>525</text:p>
          </table:table-cell>
          <table:table-cell/>
          <table:table-cell table:formula="oooc:=COMBIN([.C480];[.D480])" office:value-type="float" office:value="0">
            <text:p>Err:503</text:p>
          </table:table-cell>
          <table:table-cell table:formula="oooc:=2^(3*[.A480]+[.D$2])" office:value-type="float" office:value="0">
            <text:p>Err:503</text:p>
          </table:table-cell>
          <table:table-cell table:formula="oooc:=[.F480]/[.G480]" office:value-type="float" office:value="0">
            <text:p>Err:503</text:p>
          </table:table-cell>
          <table:table-cell table:formula="oooc:=BINOMDIST([.D480];[.C480];0.5;0)" office:value-type="float" office:value="0">
            <text:p>#VALUE!</text:p>
          </table:table-cell>
          <table:table-cell table:formula="oooc:=1-[.I480]" office:value-type="float" office:value="0">
            <text:p>#VALUE!</text:p>
          </table:table-cell>
          <table:table-cell table:formula="oooc:=LOG([.J480];2)" office:value-type="float" office:value="0">
            <text:p>#VALUE!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/>
          <table:table-cell table:formula="oooc:=3*[.A481]+[.D$2]" office:value-type="float" office:value="1478">
            <text:p>1478</text:p>
          </table:table-cell>
          <table:table-cell table:formula="oooc:=[.A481]+[.C$2]" office:value-type="float" office:value="526">
            <text:p>526</text:p>
          </table:table-cell>
          <table:table-cell/>
          <table:table-cell table:formula="oooc:=COMBIN([.C481];[.D481])" office:value-type="float" office:value="0">
            <text:p>Err:503</text:p>
          </table:table-cell>
          <table:table-cell table:formula="oooc:=2^(3*[.A481]+[.D$2])" office:value-type="float" office:value="0">
            <text:p>Err:503</text:p>
          </table:table-cell>
          <table:table-cell table:formula="oooc:=[.F481]/[.G481]" office:value-type="float" office:value="0">
            <text:p>Err:503</text:p>
          </table:table-cell>
          <table:table-cell table:formula="oooc:=BINOMDIST([.D481];[.C481];0.5;0)" office:value-type="float" office:value="0">
            <text:p>#VALUE!</text:p>
          </table:table-cell>
          <table:table-cell table:formula="oooc:=1-[.I481]" office:value-type="float" office:value="0">
            <text:p>#VALUE!</text:p>
          </table:table-cell>
          <table:table-cell table:formula="oooc:=LOG([.J481];2)" office:value-type="float" office:value="0">
            <text:p>#VALUE!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/>
          <table:table-cell table:formula="oooc:=3*[.A482]+[.D$2]" office:value-type="float" office:value="1481">
            <text:p>1481</text:p>
          </table:table-cell>
          <table:table-cell table:formula="oooc:=[.A482]+[.C$2]" office:value-type="float" office:value="527">
            <text:p>527</text:p>
          </table:table-cell>
          <table:table-cell/>
          <table:table-cell table:formula="oooc:=COMBIN([.C482];[.D482])" office:value-type="float" office:value="0">
            <text:p>Err:503</text:p>
          </table:table-cell>
          <table:table-cell table:formula="oooc:=2^(3*[.A482]+[.D$2])" office:value-type="float" office:value="0">
            <text:p>Err:503</text:p>
          </table:table-cell>
          <table:table-cell table:formula="oooc:=[.F482]/[.G482]" office:value-type="float" office:value="0">
            <text:p>Err:503</text:p>
          </table:table-cell>
          <table:table-cell table:formula="oooc:=BINOMDIST([.D482];[.C482];0.5;0)" office:value-type="float" office:value="0">
            <text:p>#VALUE!</text:p>
          </table:table-cell>
          <table:table-cell table:formula="oooc:=1-[.I482]" office:value-type="float" office:value="0">
            <text:p>#VALUE!</text:p>
          </table:table-cell>
          <table:table-cell table:formula="oooc:=LOG([.J482];2)" office:value-type="float" office:value="0">
            <text:p>#VALUE!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/>
          <table:table-cell table:formula="oooc:=3*[.A483]+[.D$2]" office:value-type="float" office:value="1484">
            <text:p>1484</text:p>
          </table:table-cell>
          <table:table-cell table:formula="oooc:=[.A483]+[.C$2]" office:value-type="float" office:value="528">
            <text:p>528</text:p>
          </table:table-cell>
          <table:table-cell/>
          <table:table-cell table:formula="oooc:=COMBIN([.C483];[.D483])" office:value-type="float" office:value="0">
            <text:p>Err:503</text:p>
          </table:table-cell>
          <table:table-cell table:formula="oooc:=2^(3*[.A483]+[.D$2])" office:value-type="float" office:value="0">
            <text:p>Err:503</text:p>
          </table:table-cell>
          <table:table-cell table:formula="oooc:=[.F483]/[.G483]" office:value-type="float" office:value="0">
            <text:p>Err:503</text:p>
          </table:table-cell>
          <table:table-cell table:formula="oooc:=BINOMDIST([.D483];[.C483];0.5;0)" office:value-type="float" office:value="0">
            <text:p>#VALUE!</text:p>
          </table:table-cell>
          <table:table-cell table:formula="oooc:=1-[.I483]" office:value-type="float" office:value="0">
            <text:p>#VALUE!</text:p>
          </table:table-cell>
          <table:table-cell table:formula="oooc:=LOG([.J483];2)" office:value-type="float" office:value="0">
            <text:p>#VALUE!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/>
          <table:table-cell table:formula="oooc:=3*[.A484]+[.D$2]" office:value-type="float" office:value="1487">
            <text:p>1487</text:p>
          </table:table-cell>
          <table:table-cell table:formula="oooc:=[.A484]+[.C$2]" office:value-type="float" office:value="529">
            <text:p>529</text:p>
          </table:table-cell>
          <table:table-cell/>
          <table:table-cell table:formula="oooc:=COMBIN([.C484];[.D484])" office:value-type="float" office:value="0">
            <text:p>Err:503</text:p>
          </table:table-cell>
          <table:table-cell table:formula="oooc:=2^(3*[.A484]+[.D$2])" office:value-type="float" office:value="0">
            <text:p>Err:503</text:p>
          </table:table-cell>
          <table:table-cell table:formula="oooc:=[.F484]/[.G484]" office:value-type="float" office:value="0">
            <text:p>Err:503</text:p>
          </table:table-cell>
          <table:table-cell table:formula="oooc:=BINOMDIST([.D484];[.C484];0.5;0)" office:value-type="float" office:value="0">
            <text:p>#VALUE!</text:p>
          </table:table-cell>
          <table:table-cell table:formula="oooc:=1-[.I484]" office:value-type="float" office:value="0">
            <text:p>#VALUE!</text:p>
          </table:table-cell>
          <table:table-cell table:formula="oooc:=LOG([.J484];2)" office:value-type="float" office:value="0">
            <text:p>#VALUE!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/>
          <table:table-cell table:formula="oooc:=3*[.A485]+[.D$2]" office:value-type="float" office:value="1490">
            <text:p>1490</text:p>
          </table:table-cell>
          <table:table-cell table:formula="oooc:=[.A485]+[.C$2]" office:value-type="float" office:value="530">
            <text:p>530</text:p>
          </table:table-cell>
          <table:table-cell/>
          <table:table-cell table:formula="oooc:=COMBIN([.C485];[.D485])" office:value-type="float" office:value="0">
            <text:p>Err:503</text:p>
          </table:table-cell>
          <table:table-cell table:formula="oooc:=2^(3*[.A485]+[.D$2])" office:value-type="float" office:value="0">
            <text:p>Err:503</text:p>
          </table:table-cell>
          <table:table-cell table:formula="oooc:=[.F485]/[.G485]" office:value-type="float" office:value="0">
            <text:p>Err:503</text:p>
          </table:table-cell>
          <table:table-cell table:formula="oooc:=BINOMDIST([.D485];[.C485];0.5;0)" office:value-type="float" office:value="0">
            <text:p>#VALUE!</text:p>
          </table:table-cell>
          <table:table-cell table:formula="oooc:=1-[.I485]" office:value-type="float" office:value="0">
            <text:p>#VALUE!</text:p>
          </table:table-cell>
          <table:table-cell table:formula="oooc:=LOG([.J485];2)" office:value-type="float" office:value="0">
            <text:p>#VALUE!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/>
          <table:table-cell table:formula="oooc:=3*[.A486]+[.D$2]" office:value-type="float" office:value="1493">
            <text:p>1493</text:p>
          </table:table-cell>
          <table:table-cell table:formula="oooc:=[.A486]+[.C$2]" office:value-type="float" office:value="531">
            <text:p>531</text:p>
          </table:table-cell>
          <table:table-cell/>
          <table:table-cell table:formula="oooc:=COMBIN([.C486];[.D486])" office:value-type="float" office:value="0">
            <text:p>Err:503</text:p>
          </table:table-cell>
          <table:table-cell table:formula="oooc:=2^(3*[.A486]+[.D$2])" office:value-type="float" office:value="0">
            <text:p>Err:503</text:p>
          </table:table-cell>
          <table:table-cell table:formula="oooc:=[.F486]/[.G486]" office:value-type="float" office:value="0">
            <text:p>Err:503</text:p>
          </table:table-cell>
          <table:table-cell table:formula="oooc:=BINOMDIST([.D486];[.C486];0.5;0)" office:value-type="float" office:value="0">
            <text:p>#VALUE!</text:p>
          </table:table-cell>
          <table:table-cell table:formula="oooc:=1-[.I486]" office:value-type="float" office:value="0">
            <text:p>#VALUE!</text:p>
          </table:table-cell>
          <table:table-cell table:formula="oooc:=LOG([.J486];2)" office:value-type="float" office:value="0">
            <text:p>#VALUE!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/>
          <table:table-cell table:formula="oooc:=3*[.A487]+[.D$2]" office:value-type="float" office:value="1496">
            <text:p>1496</text:p>
          </table:table-cell>
          <table:table-cell table:formula="oooc:=[.A487]+[.C$2]" office:value-type="float" office:value="532">
            <text:p>532</text:p>
          </table:table-cell>
          <table:table-cell/>
          <table:table-cell table:formula="oooc:=COMBIN([.C487];[.D487])" office:value-type="float" office:value="0">
            <text:p>Err:503</text:p>
          </table:table-cell>
          <table:table-cell table:formula="oooc:=2^(3*[.A487]+[.D$2])" office:value-type="float" office:value="0">
            <text:p>Err:503</text:p>
          </table:table-cell>
          <table:table-cell table:formula="oooc:=[.F487]/[.G487]" office:value-type="float" office:value="0">
            <text:p>Err:503</text:p>
          </table:table-cell>
          <table:table-cell table:formula="oooc:=BINOMDIST([.D487];[.C487];0.5;0)" office:value-type="float" office:value="0">
            <text:p>#VALUE!</text:p>
          </table:table-cell>
          <table:table-cell table:formula="oooc:=1-[.I487]" office:value-type="float" office:value="0">
            <text:p>#VALUE!</text:p>
          </table:table-cell>
          <table:table-cell table:formula="oooc:=LOG([.J487];2)" office:value-type="float" office:value="0">
            <text:p>#VALUE!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/>
          <table:table-cell table:formula="oooc:=3*[.A488]+[.D$2]" office:value-type="float" office:value="1499">
            <text:p>1499</text:p>
          </table:table-cell>
          <table:table-cell table:formula="oooc:=[.A488]+[.C$2]" office:value-type="float" office:value="533">
            <text:p>533</text:p>
          </table:table-cell>
          <table:table-cell/>
          <table:table-cell table:formula="oooc:=COMBIN([.C488];[.D488])" office:value-type="float" office:value="0">
            <text:p>Err:503</text:p>
          </table:table-cell>
          <table:table-cell table:formula="oooc:=2^(3*[.A488]+[.D$2])" office:value-type="float" office:value="0">
            <text:p>Err:503</text:p>
          </table:table-cell>
          <table:table-cell table:formula="oooc:=[.F488]/[.G488]" office:value-type="float" office:value="0">
            <text:p>Err:503</text:p>
          </table:table-cell>
          <table:table-cell table:formula="oooc:=BINOMDIST([.D488];[.C488];0.5;0)" office:value-type="float" office:value="0">
            <text:p>#VALUE!</text:p>
          </table:table-cell>
          <table:table-cell table:formula="oooc:=1-[.I488]" office:value-type="float" office:value="0">
            <text:p>#VALUE!</text:p>
          </table:table-cell>
          <table:table-cell table:formula="oooc:=LOG([.J488];2)" office:value-type="float" office:value="0">
            <text:p>#VALUE!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/>
          <table:table-cell table:formula="oooc:=3*[.A489]+[.D$2]" office:value-type="float" office:value="1502">
            <text:p>1502</text:p>
          </table:table-cell>
          <table:table-cell table:formula="oooc:=[.A489]+[.C$2]" office:value-type="float" office:value="534">
            <text:p>534</text:p>
          </table:table-cell>
          <table:table-cell/>
          <table:table-cell table:formula="oooc:=COMBIN([.C489];[.D489])" office:value-type="float" office:value="0">
            <text:p>Err:503</text:p>
          </table:table-cell>
          <table:table-cell table:formula="oooc:=2^(3*[.A489]+[.D$2])" office:value-type="float" office:value="0">
            <text:p>Err:503</text:p>
          </table:table-cell>
          <table:table-cell table:formula="oooc:=[.F489]/[.G489]" office:value-type="float" office:value="0">
            <text:p>Err:503</text:p>
          </table:table-cell>
          <table:table-cell table:formula="oooc:=BINOMDIST([.D489];[.C489];0.5;0)" office:value-type="float" office:value="0">
            <text:p>#VALUE!</text:p>
          </table:table-cell>
          <table:table-cell table:formula="oooc:=1-[.I489]" office:value-type="float" office:value="0">
            <text:p>#VALUE!</text:p>
          </table:table-cell>
          <table:table-cell table:formula="oooc:=LOG([.J489];2)" office:value-type="float" office:value="0">
            <text:p>#VALUE!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/>
          <table:table-cell table:formula="oooc:=3*[.A490]+[.D$2]" office:value-type="float" office:value="1505">
            <text:p>1505</text:p>
          </table:table-cell>
          <table:table-cell table:formula="oooc:=[.A490]+[.C$2]" office:value-type="float" office:value="535">
            <text:p>535</text:p>
          </table:table-cell>
          <table:table-cell/>
          <table:table-cell table:formula="oooc:=COMBIN([.C490];[.D490])" office:value-type="float" office:value="0">
            <text:p>Err:503</text:p>
          </table:table-cell>
          <table:table-cell table:formula="oooc:=2^(3*[.A490]+[.D$2])" office:value-type="float" office:value="0">
            <text:p>Err:503</text:p>
          </table:table-cell>
          <table:table-cell table:formula="oooc:=[.F490]/[.G490]" office:value-type="float" office:value="0">
            <text:p>Err:503</text:p>
          </table:table-cell>
          <table:table-cell table:formula="oooc:=BINOMDIST([.D490];[.C490];0.5;0)" office:value-type="float" office:value="0">
            <text:p>#VALUE!</text:p>
          </table:table-cell>
          <table:table-cell table:formula="oooc:=1-[.I490]" office:value-type="float" office:value="0">
            <text:p>#VALUE!</text:p>
          </table:table-cell>
          <table:table-cell table:formula="oooc:=LOG([.J490];2)" office:value-type="float" office:value="0">
            <text:p>#VALUE!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/>
          <table:table-cell table:formula="oooc:=3*[.A491]+[.D$2]" office:value-type="float" office:value="1508">
            <text:p>1508</text:p>
          </table:table-cell>
          <table:table-cell table:formula="oooc:=[.A491]+[.C$2]" office:value-type="float" office:value="536">
            <text:p>536</text:p>
          </table:table-cell>
          <table:table-cell/>
          <table:table-cell table:formula="oooc:=COMBIN([.C491];[.D491])" office:value-type="float" office:value="0">
            <text:p>Err:503</text:p>
          </table:table-cell>
          <table:table-cell table:formula="oooc:=2^(3*[.A491]+[.D$2])" office:value-type="float" office:value="0">
            <text:p>Err:503</text:p>
          </table:table-cell>
          <table:table-cell table:formula="oooc:=[.F491]/[.G491]" office:value-type="float" office:value="0">
            <text:p>Err:503</text:p>
          </table:table-cell>
          <table:table-cell table:formula="oooc:=BINOMDIST([.D491];[.C491];0.5;0)" office:value-type="float" office:value="0">
            <text:p>#VALUE!</text:p>
          </table:table-cell>
          <table:table-cell table:formula="oooc:=1-[.I491]" office:value-type="float" office:value="0">
            <text:p>#VALUE!</text:p>
          </table:table-cell>
          <table:table-cell table:formula="oooc:=LOG([.J491];2)" office:value-type="float" office:value="0">
            <text:p>#VALUE!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/>
          <table:table-cell table:formula="oooc:=3*[.A492]+[.D$2]" office:value-type="float" office:value="1511">
            <text:p>1511</text:p>
          </table:table-cell>
          <table:table-cell table:formula="oooc:=[.A492]+[.C$2]" office:value-type="float" office:value="537">
            <text:p>537</text:p>
          </table:table-cell>
          <table:table-cell/>
          <table:table-cell table:formula="oooc:=COMBIN([.C492];[.D492])" office:value-type="float" office:value="0">
            <text:p>Err:503</text:p>
          </table:table-cell>
          <table:table-cell table:formula="oooc:=2^(3*[.A492]+[.D$2])" office:value-type="float" office:value="0">
            <text:p>Err:503</text:p>
          </table:table-cell>
          <table:table-cell table:formula="oooc:=[.F492]/[.G492]" office:value-type="float" office:value="0">
            <text:p>Err:503</text:p>
          </table:table-cell>
          <table:table-cell table:formula="oooc:=BINOMDIST([.D492];[.C492];0.5;0)" office:value-type="float" office:value="0">
            <text:p>#VALUE!</text:p>
          </table:table-cell>
          <table:table-cell table:formula="oooc:=1-[.I492]" office:value-type="float" office:value="0">
            <text:p>#VALUE!</text:p>
          </table:table-cell>
          <table:table-cell table:formula="oooc:=LOG([.J492];2)" office:value-type="float" office:value="0">
            <text:p>#VALUE!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/>
          <table:table-cell table:formula="oooc:=3*[.A493]+[.D$2]" office:value-type="float" office:value="1514">
            <text:p>1514</text:p>
          </table:table-cell>
          <table:table-cell table:formula="oooc:=[.A493]+[.C$2]" office:value-type="float" office:value="538">
            <text:p>538</text:p>
          </table:table-cell>
          <table:table-cell/>
          <table:table-cell table:formula="oooc:=COMBIN([.C493];[.D493])" office:value-type="float" office:value="0">
            <text:p>Err:503</text:p>
          </table:table-cell>
          <table:table-cell table:formula="oooc:=2^(3*[.A493]+[.D$2])" office:value-type="float" office:value="0">
            <text:p>Err:503</text:p>
          </table:table-cell>
          <table:table-cell table:formula="oooc:=[.F493]/[.G493]" office:value-type="float" office:value="0">
            <text:p>Err:503</text:p>
          </table:table-cell>
          <table:table-cell table:formula="oooc:=BINOMDIST([.D493];[.C493];0.5;0)" office:value-type="float" office:value="0">
            <text:p>#VALUE!</text:p>
          </table:table-cell>
          <table:table-cell table:formula="oooc:=1-[.I493]" office:value-type="float" office:value="0">
            <text:p>#VALUE!</text:p>
          </table:table-cell>
          <table:table-cell table:formula="oooc:=LOG([.J493];2)" office:value-type="float" office:value="0">
            <text:p>#VALUE!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/>
          <table:table-cell table:formula="oooc:=3*[.A494]+[.D$2]" office:value-type="float" office:value="1517">
            <text:p>1517</text:p>
          </table:table-cell>
          <table:table-cell table:formula="oooc:=[.A494]+[.C$2]" office:value-type="float" office:value="539">
            <text:p>539</text:p>
          </table:table-cell>
          <table:table-cell/>
          <table:table-cell table:formula="oooc:=COMBIN([.C494];[.D494])" office:value-type="float" office:value="0">
            <text:p>Err:503</text:p>
          </table:table-cell>
          <table:table-cell table:formula="oooc:=2^(3*[.A494]+[.D$2])" office:value-type="float" office:value="0">
            <text:p>Err:503</text:p>
          </table:table-cell>
          <table:table-cell table:formula="oooc:=[.F494]/[.G494]" office:value-type="float" office:value="0">
            <text:p>Err:503</text:p>
          </table:table-cell>
          <table:table-cell table:formula="oooc:=BINOMDIST([.D494];[.C494];0.5;0)" office:value-type="float" office:value="0">
            <text:p>#VALUE!</text:p>
          </table:table-cell>
          <table:table-cell table:formula="oooc:=1-[.I494]" office:value-type="float" office:value="0">
            <text:p>#VALUE!</text:p>
          </table:table-cell>
          <table:table-cell table:formula="oooc:=LOG([.J494];2)" office:value-type="float" office:value="0">
            <text:p>#VALUE!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/>
          <table:table-cell table:formula="oooc:=3*[.A495]+[.D$2]" office:value-type="float" office:value="1520">
            <text:p>1520</text:p>
          </table:table-cell>
          <table:table-cell table:formula="oooc:=[.A495]+[.C$2]" office:value-type="float" office:value="540">
            <text:p>540</text:p>
          </table:table-cell>
          <table:table-cell/>
          <table:table-cell table:formula="oooc:=COMBIN([.C495];[.D495])" office:value-type="float" office:value="0">
            <text:p>Err:503</text:p>
          </table:table-cell>
          <table:table-cell table:formula="oooc:=2^(3*[.A495]+[.D$2])" office:value-type="float" office:value="0">
            <text:p>Err:503</text:p>
          </table:table-cell>
          <table:table-cell table:formula="oooc:=[.F495]/[.G495]" office:value-type="float" office:value="0">
            <text:p>Err:503</text:p>
          </table:table-cell>
          <table:table-cell table:formula="oooc:=BINOMDIST([.D495];[.C495];0.5;0)" office:value-type="float" office:value="0">
            <text:p>#VALUE!</text:p>
          </table:table-cell>
          <table:table-cell table:formula="oooc:=1-[.I495]" office:value-type="float" office:value="0">
            <text:p>#VALUE!</text:p>
          </table:table-cell>
          <table:table-cell table:formula="oooc:=LOG([.J495];2)" office:value-type="float" office:value="0">
            <text:p>#VALUE!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/>
          <table:table-cell table:formula="oooc:=3*[.A496]+[.D$2]" office:value-type="float" office:value="1523">
            <text:p>1523</text:p>
          </table:table-cell>
          <table:table-cell table:formula="oooc:=[.A496]+[.C$2]" office:value-type="float" office:value="541">
            <text:p>541</text:p>
          </table:table-cell>
          <table:table-cell/>
          <table:table-cell table:formula="oooc:=COMBIN([.C496];[.D496])" office:value-type="float" office:value="0">
            <text:p>Err:503</text:p>
          </table:table-cell>
          <table:table-cell table:formula="oooc:=2^(3*[.A496]+[.D$2])" office:value-type="float" office:value="0">
            <text:p>Err:503</text:p>
          </table:table-cell>
          <table:table-cell table:formula="oooc:=[.F496]/[.G496]" office:value-type="float" office:value="0">
            <text:p>Err:503</text:p>
          </table:table-cell>
          <table:table-cell table:formula="oooc:=BINOMDIST([.D496];[.C496];0.5;0)" office:value-type="float" office:value="0">
            <text:p>#VALUE!</text:p>
          </table:table-cell>
          <table:table-cell table:formula="oooc:=1-[.I496]" office:value-type="float" office:value="0">
            <text:p>#VALUE!</text:p>
          </table:table-cell>
          <table:table-cell table:formula="oooc:=LOG([.J496];2)" office:value-type="float" office:value="0">
            <text:p>#VALUE!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/>
          <table:table-cell table:formula="oooc:=3*[.A497]+[.D$2]" office:value-type="float" office:value="1526">
            <text:p>1526</text:p>
          </table:table-cell>
          <table:table-cell table:formula="oooc:=[.A497]+[.C$2]" office:value-type="float" office:value="542">
            <text:p>542</text:p>
          </table:table-cell>
          <table:table-cell/>
          <table:table-cell table:formula="oooc:=COMBIN([.C497];[.D497])" office:value-type="float" office:value="0">
            <text:p>Err:503</text:p>
          </table:table-cell>
          <table:table-cell table:formula="oooc:=2^(3*[.A497]+[.D$2])" office:value-type="float" office:value="0">
            <text:p>Err:503</text:p>
          </table:table-cell>
          <table:table-cell table:formula="oooc:=[.F497]/[.G497]" office:value-type="float" office:value="0">
            <text:p>Err:503</text:p>
          </table:table-cell>
          <table:table-cell table:formula="oooc:=BINOMDIST([.D497];[.C497];0.5;0)" office:value-type="float" office:value="0">
            <text:p>#VALUE!</text:p>
          </table:table-cell>
          <table:table-cell table:formula="oooc:=1-[.I497]" office:value-type="float" office:value="0">
            <text:p>#VALUE!</text:p>
          </table:table-cell>
          <table:table-cell table:formula="oooc:=LOG([.J497];2)" office:value-type="float" office:value="0">
            <text:p>#VALUE!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/>
          <table:table-cell table:formula="oooc:=3*[.A498]+[.D$2]" office:value-type="float" office:value="1529">
            <text:p>1529</text:p>
          </table:table-cell>
          <table:table-cell table:formula="oooc:=[.A498]+[.C$2]" office:value-type="float" office:value="543">
            <text:p>543</text:p>
          </table:table-cell>
          <table:table-cell/>
          <table:table-cell table:formula="oooc:=COMBIN([.C498];[.D498])" office:value-type="float" office:value="0">
            <text:p>Err:503</text:p>
          </table:table-cell>
          <table:table-cell table:formula="oooc:=2^(3*[.A498]+[.D$2])" office:value-type="float" office:value="0">
            <text:p>Err:503</text:p>
          </table:table-cell>
          <table:table-cell table:formula="oooc:=[.F498]/[.G498]" office:value-type="float" office:value="0">
            <text:p>Err:503</text:p>
          </table:table-cell>
          <table:table-cell table:formula="oooc:=BINOMDIST([.D498];[.C498];0.5;0)" office:value-type="float" office:value="0">
            <text:p>#VALUE!</text:p>
          </table:table-cell>
          <table:table-cell table:formula="oooc:=1-[.I498]" office:value-type="float" office:value="0">
            <text:p>#VALUE!</text:p>
          </table:table-cell>
          <table:table-cell table:formula="oooc:=LOG([.J498];2)" office:value-type="float" office:value="0">
            <text:p>#VALUE!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/>
          <table:table-cell table:formula="oooc:=3*[.A499]+[.D$2]" office:value-type="float" office:value="1532">
            <text:p>1532</text:p>
          </table:table-cell>
          <table:table-cell table:formula="oooc:=[.A499]+[.C$2]" office:value-type="float" office:value="544">
            <text:p>544</text:p>
          </table:table-cell>
          <table:table-cell/>
          <table:table-cell table:formula="oooc:=COMBIN([.C499];[.D499])" office:value-type="float" office:value="0">
            <text:p>Err:503</text:p>
          </table:table-cell>
          <table:table-cell table:formula="oooc:=2^(3*[.A499]+[.D$2])" office:value-type="float" office:value="0">
            <text:p>Err:503</text:p>
          </table:table-cell>
          <table:table-cell table:formula="oooc:=[.F499]/[.G499]" office:value-type="float" office:value="0">
            <text:p>Err:503</text:p>
          </table:table-cell>
          <table:table-cell table:formula="oooc:=BINOMDIST([.D499];[.C499];0.5;0)" office:value-type="float" office:value="0">
            <text:p>#VALUE!</text:p>
          </table:table-cell>
          <table:table-cell table:formula="oooc:=1-[.I499]" office:value-type="float" office:value="0">
            <text:p>#VALUE!</text:p>
          </table:table-cell>
          <table:table-cell table:formula="oooc:=LOG([.J499];2)" office:value-type="float" office:value="0">
            <text:p>#VALUE!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/>
          <table:table-cell table:formula="oooc:=3*[.A500]+[.D$2]" office:value-type="float" office:value="1535">
            <text:p>1535</text:p>
          </table:table-cell>
          <table:table-cell table:formula="oooc:=[.A500]+[.C$2]" office:value-type="float" office:value="545">
            <text:p>545</text:p>
          </table:table-cell>
          <table:table-cell/>
          <table:table-cell table:formula="oooc:=COMBIN([.C500];[.D500])" office:value-type="float" office:value="0">
            <text:p>Err:503</text:p>
          </table:table-cell>
          <table:table-cell table:formula="oooc:=2^(3*[.A500]+[.D$2])" office:value-type="float" office:value="0">
            <text:p>Err:503</text:p>
          </table:table-cell>
          <table:table-cell table:formula="oooc:=[.F500]/[.G500]" office:value-type="float" office:value="0">
            <text:p>Err:503</text:p>
          </table:table-cell>
          <table:table-cell table:formula="oooc:=BINOMDIST([.D500];[.C500];0.5;0)" office:value-type="float" office:value="0">
            <text:p>#VALUE!</text:p>
          </table:table-cell>
          <table:table-cell table:formula="oooc:=1-[.I500]" office:value-type="float" office:value="0">
            <text:p>#VALUE!</text:p>
          </table:table-cell>
          <table:table-cell table:formula="oooc:=LOG([.J500];2)" office:value-type="float" office:value="0">
            <text:p>#VALUE!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/>
          <table:table-cell table:formula="oooc:=3*[.A501]+[.D$2]" office:value-type="float" office:value="1538">
            <text:p>1538</text:p>
          </table:table-cell>
          <table:table-cell table:formula="oooc:=[.A501]+[.C$2]" office:value-type="float" office:value="546">
            <text:p>546</text:p>
          </table:table-cell>
          <table:table-cell/>
          <table:table-cell table:formula="oooc:=COMBIN([.C501];[.D501])" office:value-type="float" office:value="0">
            <text:p>Err:503</text:p>
          </table:table-cell>
          <table:table-cell table:formula="oooc:=2^(3*[.A501]+[.D$2])" office:value-type="float" office:value="0">
            <text:p>Err:503</text:p>
          </table:table-cell>
          <table:table-cell table:formula="oooc:=[.F501]/[.G501]" office:value-type="float" office:value="0">
            <text:p>Err:503</text:p>
          </table:table-cell>
          <table:table-cell table:formula="oooc:=BINOMDIST([.D501];[.C501];0.5;0)" office:value-type="float" office:value="0">
            <text:p>#VALUE!</text:p>
          </table:table-cell>
          <table:table-cell table:formula="oooc:=1-[.I501]" office:value-type="float" office:value="0">
            <text:p>#VALUE!</text:p>
          </table:table-cell>
          <table:table-cell table:formula="oooc:=LOG([.J501];2)" office:value-type="float" office:value="0">
            <text:p>#VALUE!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/>
          <table:table-cell table:formula="oooc:=3*[.A502]+[.D$2]" office:value-type="float" office:value="1541">
            <text:p>1541</text:p>
          </table:table-cell>
          <table:table-cell table:formula="oooc:=[.A502]+[.C$2]" office:value-type="float" office:value="547">
            <text:p>547</text:p>
          </table:table-cell>
          <table:table-cell/>
          <table:table-cell table:formula="oooc:=COMBIN([.C502];[.D502])" office:value-type="float" office:value="0">
            <text:p>Err:503</text:p>
          </table:table-cell>
          <table:table-cell table:formula="oooc:=2^(3*[.A502]+[.D$2])" office:value-type="float" office:value="0">
            <text:p>Err:503</text:p>
          </table:table-cell>
          <table:table-cell table:formula="oooc:=[.F502]/[.G502]" office:value-type="float" office:value="0">
            <text:p>Err:503</text:p>
          </table:table-cell>
          <table:table-cell table:formula="oooc:=BINOMDIST([.D502];[.C502];0.5;0)" office:value-type="float" office:value="0">
            <text:p>#VALUE!</text:p>
          </table:table-cell>
          <table:table-cell table:formula="oooc:=1-[.I502]" office:value-type="float" office:value="0">
            <text:p>#VALUE!</text:p>
          </table:table-cell>
          <table:table-cell table:formula="oooc:=LOG([.J502];2)" office:value-type="float" office:value="0">
            <text:p>#VALUE!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/>
          <table:table-cell table:formula="oooc:=3*[.A503]+[.D$2]" office:value-type="float" office:value="1544">
            <text:p>1544</text:p>
          </table:table-cell>
          <table:table-cell table:formula="oooc:=[.A503]+[.C$2]" office:value-type="float" office:value="548">
            <text:p>548</text:p>
          </table:table-cell>
          <table:table-cell/>
          <table:table-cell table:formula="oooc:=COMBIN([.C503];[.D503])" office:value-type="float" office:value="0">
            <text:p>Err:503</text:p>
          </table:table-cell>
          <table:table-cell table:formula="oooc:=2^(3*[.A503]+[.D$2])" office:value-type="float" office:value="0">
            <text:p>Err:503</text:p>
          </table:table-cell>
          <table:table-cell table:formula="oooc:=[.F503]/[.G503]" office:value-type="float" office:value="0">
            <text:p>Err:503</text:p>
          </table:table-cell>
          <table:table-cell table:formula="oooc:=BINOMDIST([.D503];[.C503];0.5;0)" office:value-type="float" office:value="0">
            <text:p>#VALUE!</text:p>
          </table:table-cell>
          <table:table-cell table:formula="oooc:=1-[.I503]" office:value-type="float" office:value="0">
            <text:p>#VALUE!</text:p>
          </table:table-cell>
          <table:table-cell table:formula="oooc:=LOG([.J503];2)" office:value-type="float" office:value="0">
            <text:p>#VALUE!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/>
          <table:table-cell table:formula="oooc:=3*[.A504]+[.D$2]" office:value-type="float" office:value="1547">
            <text:p>1547</text:p>
          </table:table-cell>
          <table:table-cell table:formula="oooc:=[.A504]+[.C$2]" office:value-type="float" office:value="549">
            <text:p>549</text:p>
          </table:table-cell>
          <table:table-cell/>
          <table:table-cell table:formula="oooc:=COMBIN([.C504];[.D504])" office:value-type="float" office:value="0">
            <text:p>Err:503</text:p>
          </table:table-cell>
          <table:table-cell table:formula="oooc:=2^(3*[.A504]+[.D$2])" office:value-type="float" office:value="0">
            <text:p>Err:503</text:p>
          </table:table-cell>
          <table:table-cell table:formula="oooc:=[.F504]/[.G504]" office:value-type="float" office:value="0">
            <text:p>Err:503</text:p>
          </table:table-cell>
          <table:table-cell table:formula="oooc:=BINOMDIST([.D504];[.C504];0.5;0)" office:value-type="float" office:value="0">
            <text:p>#VALUE!</text:p>
          </table:table-cell>
          <table:table-cell table:formula="oooc:=1-[.I504]" office:value-type="float" office:value="0">
            <text:p>#VALUE!</text:p>
          </table:table-cell>
          <table:table-cell table:formula="oooc:=LOG([.J504];2)" office:value-type="float" office:value="0">
            <text:p>#VALUE!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/>
          <table:table-cell table:formula="oooc:=3*[.A505]+[.D$2]" office:value-type="float" office:value="1550">
            <text:p>1550</text:p>
          </table:table-cell>
          <table:table-cell table:formula="oooc:=[.A505]+[.C$2]" office:value-type="float" office:value="550">
            <text:p>550</text:p>
          </table:table-cell>
          <table:table-cell/>
          <table:table-cell table:formula="oooc:=COMBIN([.C505];[.D505])" office:value-type="float" office:value="0">
            <text:p>Err:503</text:p>
          </table:table-cell>
          <table:table-cell table:formula="oooc:=2^(3*[.A505]+[.D$2])" office:value-type="float" office:value="0">
            <text:p>Err:503</text:p>
          </table:table-cell>
          <table:table-cell table:formula="oooc:=[.F505]/[.G505]" office:value-type="float" office:value="0">
            <text:p>Err:503</text:p>
          </table:table-cell>
          <table:table-cell table:formula="oooc:=BINOMDIST([.D505];[.C505];0.5;0)" office:value-type="float" office:value="0">
            <text:p>#VALUE!</text:p>
          </table:table-cell>
          <table:table-cell table:formula="oooc:=1-[.I505]" office:value-type="float" office:value="0">
            <text:p>#VALUE!</text:p>
          </table:table-cell>
          <table:table-cell table:formula="oooc:=LOG([.J505];2)" office:value-type="float" office:value="0">
            <text:p>#VALUE!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/>
          <table:table-cell table:formula="oooc:=3*[.A506]+[.D$2]" office:value-type="float" office:value="1553">
            <text:p>1553</text:p>
          </table:table-cell>
          <table:table-cell table:formula="oooc:=[.A506]+[.C$2]" office:value-type="float" office:value="551">
            <text:p>551</text:p>
          </table:table-cell>
          <table:table-cell/>
          <table:table-cell table:formula="oooc:=COMBIN([.C506];[.D506])" office:value-type="float" office:value="0">
            <text:p>Err:503</text:p>
          </table:table-cell>
          <table:table-cell table:formula="oooc:=2^(3*[.A506]+[.D$2])" office:value-type="float" office:value="0">
            <text:p>Err:503</text:p>
          </table:table-cell>
          <table:table-cell table:formula="oooc:=[.F506]/[.G506]" office:value-type="float" office:value="0">
            <text:p>Err:503</text:p>
          </table:table-cell>
          <table:table-cell table:formula="oooc:=BINOMDIST([.D506];[.C506];0.5;0)" office:value-type="float" office:value="0">
            <text:p>#VALUE!</text:p>
          </table:table-cell>
          <table:table-cell table:formula="oooc:=1-[.I506]" office:value-type="float" office:value="0">
            <text:p>#VALUE!</text:p>
          </table:table-cell>
          <table:table-cell table:formula="oooc:=LOG([.J506];2)" office:value-type="float" office:value="0">
            <text:p>#VALUE!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/>
          <table:table-cell table:formula="oooc:=3*[.A507]+[.D$2]" office:value-type="float" office:value="1556">
            <text:p>1556</text:p>
          </table:table-cell>
          <table:table-cell table:formula="oooc:=[.A507]+[.C$2]" office:value-type="float" office:value="552">
            <text:p>552</text:p>
          </table:table-cell>
          <table:table-cell/>
          <table:table-cell table:formula="oooc:=COMBIN([.C507];[.D507])" office:value-type="float" office:value="0">
            <text:p>Err:503</text:p>
          </table:table-cell>
          <table:table-cell table:formula="oooc:=2^(3*[.A507]+[.D$2])" office:value-type="float" office:value="0">
            <text:p>Err:503</text:p>
          </table:table-cell>
          <table:table-cell table:formula="oooc:=[.F507]/[.G507]" office:value-type="float" office:value="0">
            <text:p>Err:503</text:p>
          </table:table-cell>
          <table:table-cell table:formula="oooc:=BINOMDIST([.D507];[.C507];0.5;0)" office:value-type="float" office:value="0">
            <text:p>#VALUE!</text:p>
          </table:table-cell>
          <table:table-cell table:formula="oooc:=1-[.I507]" office:value-type="float" office:value="0">
            <text:p>#VALUE!</text:p>
          </table:table-cell>
          <table:table-cell table:formula="oooc:=LOG([.J507];2)" office:value-type="float" office:value="0">
            <text:p>#VALUE!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/>
          <table:table-cell table:formula="oooc:=3*[.A508]+[.D$2]" office:value-type="float" office:value="1559">
            <text:p>1559</text:p>
          </table:table-cell>
          <table:table-cell table:formula="oooc:=[.A508]+[.C$2]" office:value-type="float" office:value="553">
            <text:p>553</text:p>
          </table:table-cell>
          <table:table-cell/>
          <table:table-cell table:formula="oooc:=COMBIN([.C508];[.D508])" office:value-type="float" office:value="0">
            <text:p>Err:503</text:p>
          </table:table-cell>
          <table:table-cell table:formula="oooc:=2^(3*[.A508]+[.D$2])" office:value-type="float" office:value="0">
            <text:p>Err:503</text:p>
          </table:table-cell>
          <table:table-cell table:formula="oooc:=[.F508]/[.G508]" office:value-type="float" office:value="0">
            <text:p>Err:503</text:p>
          </table:table-cell>
          <table:table-cell table:formula="oooc:=BINOMDIST([.D508];[.C508];0.5;0)" office:value-type="float" office:value="0">
            <text:p>#VALUE!</text:p>
          </table:table-cell>
          <table:table-cell table:formula="oooc:=1-[.I508]" office:value-type="float" office:value="0">
            <text:p>#VALUE!</text:p>
          </table:table-cell>
          <table:table-cell table:formula="oooc:=LOG([.J508];2)" office:value-type="float" office:value="0">
            <text:p>#VALUE!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/>
          <table:table-cell table:formula="oooc:=3*[.A509]+[.D$2]" office:value-type="float" office:value="1562">
            <text:p>1562</text:p>
          </table:table-cell>
          <table:table-cell table:formula="oooc:=[.A509]+[.C$2]" office:value-type="float" office:value="554">
            <text:p>554</text:p>
          </table:table-cell>
          <table:table-cell/>
          <table:table-cell table:formula="oooc:=COMBIN([.C509];[.D509])" office:value-type="float" office:value="0">
            <text:p>Err:503</text:p>
          </table:table-cell>
          <table:table-cell table:formula="oooc:=2^(3*[.A509]+[.D$2])" office:value-type="float" office:value="0">
            <text:p>Err:503</text:p>
          </table:table-cell>
          <table:table-cell table:formula="oooc:=[.F509]/[.G509]" office:value-type="float" office:value="0">
            <text:p>Err:503</text:p>
          </table:table-cell>
          <table:table-cell table:formula="oooc:=BINOMDIST([.D509];[.C509];0.5;0)" office:value-type="float" office:value="0">
            <text:p>#VALUE!</text:p>
          </table:table-cell>
          <table:table-cell table:formula="oooc:=1-[.I509]" office:value-type="float" office:value="0">
            <text:p>#VALUE!</text:p>
          </table:table-cell>
          <table:table-cell table:formula="oooc:=LOG([.J509];2)" office:value-type="float" office:value="0">
            <text:p>#VALUE!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/>
          <table:table-cell table:formula="oooc:=3*[.A510]+[.D$2]" office:value-type="float" office:value="1565">
            <text:p>1565</text:p>
          </table:table-cell>
          <table:table-cell table:formula="oooc:=[.A510]+[.C$2]" office:value-type="float" office:value="555">
            <text:p>555</text:p>
          </table:table-cell>
          <table:table-cell/>
          <table:table-cell table:formula="oooc:=COMBIN([.C510];[.D510])" office:value-type="float" office:value="0">
            <text:p>Err:503</text:p>
          </table:table-cell>
          <table:table-cell table:formula="oooc:=2^(3*[.A510]+[.D$2])" office:value-type="float" office:value="0">
            <text:p>Err:503</text:p>
          </table:table-cell>
          <table:table-cell table:formula="oooc:=[.F510]/[.G510]" office:value-type="float" office:value="0">
            <text:p>Err:503</text:p>
          </table:table-cell>
          <table:table-cell table:formula="oooc:=BINOMDIST([.D510];[.C510];0.5;0)" office:value-type="float" office:value="0">
            <text:p>#VALUE!</text:p>
          </table:table-cell>
          <table:table-cell table:formula="oooc:=1-[.I510]" office:value-type="float" office:value="0">
            <text:p>#VALUE!</text:p>
          </table:table-cell>
          <table:table-cell table:formula="oooc:=LOG([.J510];2)" office:value-type="float" office:value="0">
            <text:p>#VALUE!</text:p>
          </table:table-cell>
        </table:table-row>
        <table:table-row table:style-name="ro1" table:number-rows-repeated="49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2" number:min-integer-digits="1"/>
    </number:number-style>
    <number:number-style style:name="N107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8">04/28/2007</text:date>, <text:time>18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Chris Shannon</meta:initial-creator>
    <meta:creation-date>2007-04-28T14:10:43</meta:creation-date>
    <dc:creator>Chris Shannon</dc:creator>
    <dc:date>2007-04-28T18:45:28</dc:date>
    <dc:language>en-US</dc:language>
    <meta:editing-cycles>7</meta:editing-cycles>
    <meta:editing-duration>PT4H34M46S</meta:editing-duration>
    <meta:user-defined meta:name="Info 1"/>
    <meta:user-defined meta:name="Info 2"/>
    <meta:user-defined meta:name="Info 3"/>
    <meta:user-defined meta:name="Info 4"/>
    <meta:document-statistic meta:table-count="3" meta:cell-count="49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9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1.2000007629395pt" style:font-family-asian="Tahoma" style:font-family-generic-asian="system" style:font-pitch-asian="variable" style:font-size-asian="21.2000007629395pt" style:font-family-complex="Tahoma" style:font-family-generic-complex="system" style:font-pitch-complex="variable" style:font-size-complex="21.2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69999980926514pt" style:font-family-asian="Tahoma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999996185303pt" style:font-family-asian="Tahoma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6" style:family="chart" style:data-style-name="N107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3999996185303pt" style:font-family-asian="Tahoma" style:font-family-generic-asian="system" style:font-pitch-asian="variable" style:font-size-asian="11.3999996185303pt" style:font-family-complex="Tahoma" style:font-family-generic-complex="system" style:font-pitch-complex="variable" style:font-size-complex="11.3999996185303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9.69999980926514pt" style:font-family-asian="Tahoma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3.359cm" svg:height="11.505cm" chart:class="chart:scatter" chart:style-name="ch1">
        <chart:title svg:x="10.061cm" svg:y="0.23cm" chart:style-name="ch2">
          <text:p>Main Title</text:p>
        </chart:title>
        <chart:legend chart:legend-position="end" svg:x="17.983cm" svg:y="5.452cm" chart:style-name="ch3"/>
        <chart:plot-area chart:style-name="ch4" table:cell-range-address="Sheet1.$A$4:.$A$300 Sheet1.$K$4:.$K$300" chart:data-source-has-labels="row" chart:table-number-list="0 0" svg:x="0.466cm" svg:y="1.528cm" svg:width="16.586cm" svg:height="9.747cm">
          <chart:axis chart:dimension="x" chart:name="primary-x" chart:style-name="ch5">
            <chart:categories table:cell-range-address="local-table.A2:.A2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</text:p>
              </table:table-cell>
              <table:table-cell office:value-type="string">
                <text:p>-log2(1-(3k+q,k+w)/2^(3k+q))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0">
                <text:p>0</text:p>
              </table:table-cell>
              <table:table-cell office:value-type="float" office:value="1.28137060152597E-015">
                <text:p>1.28137060152597E-01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">
                <text:p>1</text:p>
              </table:table-cell>
              <table:table-cell office:value-type="float" office:value="0.000000000000220716086112865">
                <text:p>0.00000000000022071608611286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">
                <text:p>2</text:p>
              </table:table-cell>
              <table:table-cell office:value-type="float" office:value="0.00000000000735362571085108">
                <text:p>0.0000000000073536257108510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3">
                <text:p>3</text:p>
              </table:table-cell>
              <table:table-cell office:value-type="float" office:value="0.000000000112764296879171">
                <text:p>0.000000000112764296879171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4">
                <text:p>4</text:p>
              </table:table-cell>
              <table:table-cell office:value-type="float" office:value="0.00000000105772466192047">
                <text:p>0.0000000010577246619204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5">
                <text:p>5</text:p>
              </table:table-cell>
              <table:table-cell office:value-type="float" office:value="0.00000000700021426580643">
                <text:p>0.00000000700021426580643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">
                <text:p>6</text:p>
              </table:table-cell>
              <table:table-cell office:value-type="float" office:value="0.000000035594839759582">
                <text:p>0.00000003559483975958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7">
                <text:p>7</text:p>
              </table:table-cell>
              <table:table-cell office:value-type="float" office:value="0.00000014708090972613">
                <text:p>0.0000001470809097261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8">
                <text:p>8</text:p>
              </table:table-cell>
              <table:table-cell office:value-type="float" office:value="0.000000513705501340015">
                <text:p>0.00000051370550134001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9">
                <text:p>9</text:p>
              </table:table-cell>
              <table:table-cell office:value-type="float" office:value="0.00000156104898066703">
                <text:p>0.0000015610489806670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0">
                <text:p>10</text:p>
              </table:table-cell>
              <table:table-cell office:value-type="float" office:value="0.00000421894415787552">
                <text:p>0.0000042189441578755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1">
                <text:p>11</text:p>
              </table:table-cell>
              <table:table-cell office:value-type="float" office:value="0.0000103162025579404">
                <text:p>0.000010316202557940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2">
                <text:p>12</text:p>
              </table:table-cell>
              <table:table-cell office:value-type="float" office:value="0.0000231365020314928">
                <text:p>0.0000231365020314928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3">
                <text:p>13</text:p>
              </table:table-cell>
              <table:table-cell office:value-type="float" office:value="0.0000481226459602097">
                <text:p>0.0000481226459602097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4">
                <text:p>14</text:p>
              </table:table-cell>
              <table:table-cell office:value-type="float" office:value="0.0000936777233921872">
                <text:p>0.0000936777233921872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5">
                <text:p>15</text:p>
              </table:table-cell>
              <table:table-cell office:value-type="float" office:value="0.000171972863745251">
                <text:p>0.00017197286374525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6">
                <text:p>16</text:p>
              </table:table-cell>
              <table:table-cell office:value-type="float" office:value="0.000299641931047192">
                <text:p>0.00029964193104719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7">
                <text:p>17</text:p>
              </table:table-cell>
              <table:table-cell office:value-type="float" office:value="0.000498231748513955">
                <text:p>0.00049823174851395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8">
                <text:p>18</text:p>
              </table:table-cell>
              <table:table-cell office:value-type="float" office:value="0.000794286619807392">
                <text:p>0.00079428661980739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9">
                <text:p>19</text:p>
              </table:table-cell>
              <table:table-cell office:value-type="float" office:value="0.00121897754425009">
                <text:p>0.00121897754425009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0">
                <text:p>20</text:p>
              </table:table-cell>
              <table:table-cell office:value-type="float" office:value="0.00180723464908803">
                <text:p>0.00180723464908803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1">
                <text:p>21</text:p>
              </table:table-cell>
              <table:table-cell office:value-type="float" office:value="0.00259639794835767">
                <text:p>0.00259639794835767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2">
                <text:p>22</text:p>
              </table:table-cell>
              <table:table-cell office:value-type="float" office:value="0.00362445744872975">
                <text:p>0.0036244574487297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3">
                <text:p>23</text:p>
              </table:table-cell>
              <table:table-cell office:value-type="float" office:value="0.00492800056811888">
                <text:p>0.0049280005681188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4">
                <text:p>24</text:p>
              </table:table-cell>
              <table:table-cell office:value-type="float" office:value="0.00654001683292922">
                <text:p>0.0065400168329292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5">
                <text:p>25</text:p>
              </table:table-cell>
              <table:table-cell office:value-type="float" office:value="0.00848772393585314">
                <text:p>0.0084877239358531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6">
                <text:p>26</text:p>
              </table:table-cell>
              <table:table-cell office:value-type="float" office:value="0.0107905755575658">
                <text:p>0.0107905755575658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7">
                <text:p>27</text:p>
              </table:table-cell>
              <table:table-cell office:value-type="float" office:value="0.0134585924102923">
                <text:p>0.013458592410292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8">
                <text:p>28</text:p>
              </table:table-cell>
              <table:table-cell office:value-type="float" office:value="0.0164911278117495">
                <text:p>0.0164911278117495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9">
                <text:p>29</text:p>
              </table:table-cell>
              <table:table-cell office:value-type="float" office:value="0.0198761423903696">
                <text:p>0.0198761423903696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30">
                <text:p>30</text:p>
              </table:table-cell>
              <table:table-cell office:value-type="float" office:value="0.0235900236896269">
                <text:p>0.0235900236896269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1">
                <text:p>31</text:p>
              </table:table-cell>
              <table:table-cell office:value-type="float" office:value="0.0275979491673354">
                <text:p>0.0275979491673354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2">
                <text:p>32</text:p>
              </table:table-cell>
              <table:table-cell office:value-type="float" office:value="0.0318547580653098">
                <text:p>0.0318547580653098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3">
                <text:p>33</text:p>
              </table:table-cell>
              <table:table-cell office:value-type="float" office:value="0.0363062705345359">
                <text:p>0.036306270534535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4">
                <text:p>34</text:p>
              </table:table-cell>
              <table:table-cell office:value-type="float" office:value="0.0408909720479536">
                <text:p>0.040890972047953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5">
                <text:p>35</text:p>
              </table:table-cell>
              <table:table-cell office:value-type="float" office:value="0.0455419676633262">
                <text:p>0.0455419676633262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6">
                <text:p>36</text:p>
              </table:table-cell>
              <table:table-cell office:value-type="float" office:value="0.0501891038129877">
                <text:p>0.0501891038129877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7">
                <text:p>37</text:p>
              </table:table-cell>
              <table:table-cell office:value-type="float" office:value="0.0547611544265696">
                <text:p>0.0547611544265696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8">
                <text:p>38</text:p>
              </table:table-cell>
              <table:table-cell office:value-type="float" office:value="0.0591879726185154">
                <text:p>0.0591879726185154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39">
                <text:p>39</text:p>
              </table:table-cell>
              <table:table-cell office:value-type="float" office:value="0.0634025180918355">
                <text:p>0.0634025180918355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0">
                <text:p>40</text:p>
              </table:table-cell>
              <table:table-cell office:value-type="float" office:value="0.067342682962951">
                <text:p>0.06734268296295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1">
                <text:p>41</text:p>
              </table:table-cell>
              <table:table-cell office:value-type="float" office:value="0.0709528539881727">
                <text:p>0.070952853988172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2">
                <text:p>42</text:p>
              </table:table-cell>
              <table:table-cell office:value-type="float" office:value="0.0741851662125359">
                <text:p>0.0741851662125359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3">
                <text:p>43</text:p>
              </table:table-cell>
              <table:table-cell office:value-type="float" office:value="0.0770004208789249">
                <text:p>0.0770004208789249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4">
                <text:p>44</text:p>
              </table:table-cell>
              <table:table-cell office:value-type="float" office:value="0.0793686580468627">
                <text:p>0.0793686580468627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5">
                <text:p>45</text:p>
              </table:table-cell>
              <table:table-cell office:value-type="float" office:value="0.0812693908481043">
                <text:p>0.0812693908481043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6">
                <text:p>46</text:p>
              </table:table-cell>
              <table:table-cell office:value-type="float" office:value="0.0826915228360111">
                <text:p>0.0826915228360111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7">
                <text:p>47</text:p>
              </table:table-cell>
              <table:table-cell office:value-type="float" office:value="0.0836329818241143">
                <text:p>0.0836329818241143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48">
                <text:p>48</text:p>
              </table:table-cell>
              <table:table-cell office:value-type="float" office:value="0.0841001125277886">
                <text:p>0.0841001125277886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9">
                <text:p>49</text:p>
              </table:table-cell>
              <table:table-cell office:value-type="float" office:value="0.0841068760317345">
                <text:p>0.084106876031734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50">
                <text:p>50</text:p>
              </table:table-cell>
              <table:table-cell office:value-type="float" office:value="0.0836739066525891">
                <text:p>0.0836739066525891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1">
                <text:p>51</text:p>
              </table:table-cell>
              <table:table-cell office:value-type="float" office:value="0.0828274764098682">
                <text:p>0.0828274764098682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2">
                <text:p>52</text:p>
              </table:table-cell>
              <table:table-cell office:value-type="float" office:value="0.0815984144861338">
                <text:p>0.0815984144861338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3">
                <text:p>53</text:p>
              </table:table-cell>
              <table:table-cell office:value-type="float" office:value="0.0800210242854503">
                <text:p>0.0800210242854503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4">
                <text:p>54</text:p>
              </table:table-cell>
              <table:table-cell office:value-type="float" office:value="0.0781320345745253">
                <text:p>0.0781320345745253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5">
                <text:p>55</text:p>
              </table:table-cell>
              <table:table-cell office:value-type="float" office:value="0.0759696142940643">
                <text:p>0.0759696142940643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6">
                <text:p>56</text:p>
              </table:table-cell>
              <table:table-cell office:value-type="float" office:value="0.0735724734876717">
                <text:p>0.0735724734876717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7">
                <text:p>57</text:p>
              </table:table-cell>
              <table:table-cell office:value-type="float" office:value="0.0709790658569687">
                <text:p>0.0709790658569687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8">
                <text:p>58</text:p>
              </table:table-cell>
              <table:table-cell office:value-type="float" office:value="0.0682269020574524">
                <text:p>0.0682269020574524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9">
                <text:p>59</text:p>
              </table:table-cell>
              <table:table-cell office:value-type="float" office:value="0.0653519772365655">
                <text:p>0.0653519772365655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0">
                <text:p>60</text:p>
              </table:table-cell>
              <table:table-cell office:value-type="float" office:value="0.0623883116195144">
                <text:p>0.0623883116195144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1">
                <text:p>61</text:p>
              </table:table-cell>
              <table:table-cell office:value-type="float" office:value="0.0593675992185121">
                <text:p>0.0593675992185121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2">
                <text:p>62</text:p>
              </table:table-cell>
              <table:table-cell office:value-type="float" office:value="0.0563189569566497">
                <text:p>0.056318956956649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3">
                <text:p>63</text:p>
              </table:table-cell>
              <table:table-cell office:value-type="float" office:value="0.0532687645869343">
                <text:p>0.0532687645869343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4">
                <text:p>64</text:p>
              </table:table-cell>
              <table:table-cell office:value-type="float" office:value="0.0502405846456842">
                <text:p>0.050240584645684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5">
                <text:p>65</text:p>
              </table:table-cell>
              <table:table-cell office:value-type="float" office:value="0.0472551511855288">
                <text:p>0.0472551511855288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6">
                <text:p>66</text:p>
              </table:table-cell>
              <table:table-cell office:value-type="float" office:value="0.0443304160600646">
                <text:p>0.0443304160600646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7">
                <text:p>67</text:p>
              </table:table-cell>
              <table:table-cell office:value-type="float" office:value="0.0414816419575745">
                <text:p>0.041481641957574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8">
                <text:p>68</text:p>
              </table:table-cell>
              <table:table-cell office:value-type="float" office:value="0.0387215320937555">
                <text:p>0.0387215320937555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9">
                <text:p>69</text:p>
              </table:table-cell>
              <table:table-cell office:value-type="float" office:value="0.0360603873761559">
                <text:p>0.0360603873761559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70">
                <text:p>70</text:p>
              </table:table-cell>
              <table:table-cell office:value-type="float" office:value="0.0335062828650564">
                <text:p>0.0335062828650564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1">
                <text:p>71</text:p>
              </table:table-cell>
              <table:table-cell office:value-type="float" office:value="0.0310652564118868">
                <text:p>0.0310652564118868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2">
                <text:p>72</text:p>
              </table:table-cell>
              <table:table-cell office:value-type="float" office:value="0.028741503407008">
                <text:p>0.028741503407008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3">
                <text:p>73</text:p>
              </table:table-cell>
              <table:table-cell office:value-type="float" office:value="0.0265375725771699">
                <text:p>0.0265375725771699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4">
                <text:p>74</text:p>
              </table:table-cell>
              <table:table-cell office:value-type="float" office:value="0.0244545587139623">
                <text:p>0.0244545587139623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5">
                <text:p>75</text:p>
              </table:table-cell>
              <table:table-cell office:value-type="float" office:value="0.0224922890721702">
                <text:p>0.0224922890721702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6">
                <text:p>76</text:p>
              </table:table-cell>
              <table:table-cell office:value-type="float" office:value="0.0206495009427102">
                <text:p>0.0206495009427102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7">
                <text:p>77</text:p>
              </table:table-cell>
              <table:table-cell office:value-type="float" office:value="0.0189240085759531">
                <text:p>0.018924008575953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78">
                <text:p>78</text:p>
              </table:table-cell>
              <table:table-cell office:value-type="float" office:value="0.017312858209145">
                <text:p>0.017312858209145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79">
                <text:p>79</text:p>
              </table:table-cell>
              <table:table-cell office:value-type="float" office:value="0.0158124704406939">
                <text:p>0.0158124704406939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80">
                <text:p>80</text:p>
              </table:table-cell>
              <table:table-cell office:value-type="float" office:value="0.014418769600547">
                <text:p>0.014418769600547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1">
                <text:p>81</text:p>
              </table:table-cell>
              <table:table-cell office:value-type="float" office:value="0.0131273000971765">
                <text:p>0.0131273000971765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2">
                <text:p>82</text:p>
              </table:table-cell>
              <table:table-cell office:value-type="float" office:value="0.0119333299857797">
                <text:p>0.0119333299857797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3">
                <text:p>83</text:p>
              </table:table-cell>
              <table:table-cell office:value-type="float" office:value="0.0108319422072238">
                <text:p>0.0108319422072238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4">
                <text:p>84</text:p>
              </table:table-cell>
              <table:table-cell office:value-type="float" office:value="0.00981811410089149">
                <text:p>0.00981811410089149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5">
                <text:p>85</text:p>
              </table:table-cell>
              <table:table-cell office:value-type="float" office:value="0.00888678590431092">
                <text:p>0.0088867859043109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6">
                <text:p>86</text:p>
              </table:table-cell>
              <table:table-cell office:value-type="float" office:value="0.00803291902517678">
                <text:p>0.00803291902517678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7">
                <text:p>87</text:p>
              </table:table-cell>
              <table:table-cell office:value-type="float" office:value="0.00725154491330883">
                <text:p>0.0072515449133088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88">
                <text:p>88</text:p>
              </table:table-cell>
              <table:table-cell office:value-type="float" office:value="0.00653780537687512">
                <text:p>0.0065378053768751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89">
                <text:p>89</text:p>
              </table:table-cell>
              <table:table-cell office:value-type="float" office:value="0.00588698518375229">
                <text:p>0.00588698518375229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90">
                <text:p>90</text:p>
              </table:table-cell>
              <table:table-cell office:value-type="float" office:value="0.00529453776954287">
                <text:p>0.00529453776954287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1">
                <text:p>91</text:p>
              </table:table-cell>
              <table:table-cell office:value-type="float" office:value="0.004756104842248">
                <text:p>0.004756104842248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92">
                <text:p>92</text:p>
              </table:table-cell>
              <table:table-cell office:value-type="float" office:value="0.00426753063309134">
                <text:p>0.0042675306330913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93">
                <text:p>93</text:p>
              </table:table-cell>
              <table:table-cell office:value-type="float" office:value="0.00382487149620114">
                <text:p>0.00382487149620114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94">
                <text:p>94</text:p>
              </table:table-cell>
              <table:table-cell office:value-type="float" office:value="0.00342440150904144">
                <text:p>0.00342440150904144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95">
                <text:p>95</text:p>
              </table:table-cell>
              <table:table-cell office:value-type="float" office:value="0.00306261467246716">
                <text:p>0.00306261467246716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96">
                <text:p>96</text:p>
              </table:table-cell>
              <table:table-cell office:value-type="float" office:value="0.0027362242556004">
                <text:p>0.0027362242556004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97">
                <text:p>97</text:p>
              </table:table-cell>
              <table:table-cell office:value-type="float" office:value="0.00244215977754285">
                <text:p>0.00244215977754285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98">
                <text:p>98</text:p>
              </table:table-cell>
              <table:table-cell office:value-type="float" office:value="0.00217756206622839">
                <text:p>0.00217756206622839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99">
                <text:p>99</text:p>
              </table:table-cell>
              <table:table-cell office:value-type="float" office:value="0.00193977678514463">
                <text:p>0.00193977678514463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100">
                <text:p>100</text:p>
              </table:table-cell>
              <table:table-cell office:value-type="float" office:value="0.00172634677176444">
                <text:p>0.00172634677176444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101">
                <text:p>101</text:p>
              </table:table-cell>
              <table:table-cell office:value-type="float" office:value="0.00153500348765902">
                <text:p>0.00153500348765902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02">
                <text:p>102</text:p>
              </table:table-cell>
              <table:table-cell office:value-type="float" office:value="0.00136365783963115">
                <text:p>0.00136365783963115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103">
                <text:p>103</text:p>
              </table:table-cell>
              <table:table-cell office:value-type="float" office:value="0.00121039059394211">
                <text:p>0.00121039059394211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04">
                <text:p>104</text:p>
              </table:table-cell>
              <table:table-cell office:value-type="float" office:value="0.00107344257179246">
                <text:p>0.00107344257179246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05">
                <text:p>105</text:p>
              </table:table-cell>
              <table:table-cell office:value-type="float" office:value="0.000951204783639671">
                <text:p>0.000951204783639671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06">
                <text:p>106</text:p>
              </table:table-cell>
              <table:table-cell office:value-type="float" office:value="0.000842208632566339">
                <text:p>0.000842208632566339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107">
                <text:p>107</text:p>
              </table:table-cell>
              <table:table-cell office:value-type="float" office:value="0.000745116292613876">
                <text:p>0.000745116292613876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108">
                <text:p>108</text:p>
              </table:table-cell>
              <table:table-cell office:value-type="float" office:value="0.000658711346592499">
                <text:p>0.000658711346592499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09">
                <text:p>109</text:p>
              </table:table-cell>
              <table:table-cell office:value-type="float" office:value="0.000581889749178056">
                <text:p>0.000581889749178056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10">
                <text:p>110</text:p>
              </table:table-cell>
              <table:table-cell office:value-type="float" office:value="0.000513651164891501">
                <text:p>0.000513651164891501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11">
                <text:p>111</text:p>
              </table:table-cell>
              <table:table-cell office:value-type="float" office:value="0.000453090716636228">
                <text:p>0.000453090716636228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2">
                <text:p>112</text:p>
              </table:table-cell>
              <table:table-cell office:value-type="float" office:value="0.000399391168609514">
                <text:p>0.000399391168609514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13">
                <text:p>113</text:p>
              </table:table-cell>
              <table:table-cell office:value-type="float" office:value="0.000351815557419723">
                <text:p>0.000351815557419723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14">
                <text:p>114</text:p>
              </table:table-cell>
              <table:table-cell office:value-type="float" office:value="0.000309700276921926">
                <text:p>0.000309700276921926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15">
                <text:p>115</text:p>
              </table:table-cell>
              <table:table-cell office:value-type="float" office:value="0.00027244861544356">
                <text:p>0.00027244861544356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16">
                <text:p>116</text:p>
              </table:table-cell>
              <table:table-cell office:value-type="float" office:value="0.000239524738534412">
                <text:p>0.000239524738534412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17">
                <text:p>117</text:p>
              </table:table-cell>
              <table:table-cell office:value-type="float" office:value="0.000210448105973755">
                <text:p>0.000210448105973755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18">
                <text:p>118</text:p>
              </table:table-cell>
              <table:table-cell office:value-type="float" office:value="0.000184788308360389">
                <text:p>0.000184788308360389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19">
                <text:p>119</text:p>
              </table:table-cell>
              <table:table-cell office:value-type="float" office:value="0.000162160306035862">
                <text:p>0.000162160306035862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20">
                <text:p>120</text:p>
              </table:table-cell>
              <table:table-cell office:value-type="float" office:value="0.000142220051260458">
                <text:p>0.000142220051260458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21">
                <text:p>121</text:p>
              </table:table-cell>
              <table:table-cell office:value-type="float" office:value="0.000124660473321233">
                <text:p>0.000124660473321233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122">
                <text:p>122</text:p>
              </table:table-cell>
              <table:table-cell office:value-type="float" office:value="0.000109207805538469">
                <text:p>0.000109207805538469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123">
                <text:p>123</text:p>
              </table:table-cell>
              <table:table-cell office:value-type="float" office:value="0.0000956182328351654">
                <text:p>0.0000956182328351654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124">
                <text:p>124</text:p>
              </table:table-cell>
              <table:table-cell office:value-type="float" office:value="0.0000836748385822784">
                <text:p>0.0000836748385822784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25">
                <text:p>125</text:p>
              </table:table-cell>
              <table:table-cell office:value-type="float" office:value="0.0000731848297574409">
                <text:p>0.0000731848297574409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26">
                <text:p>126</text:p>
              </table:table-cell>
              <table:table-cell office:value-type="float" office:value="0.0000639770199947482">
                <text:p>0.0000639770199947482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127">
                <text:p>127</text:p>
              </table:table-cell>
              <table:table-cell office:value-type="float" office:value="0.0000558995508140139">
                <text:p>0.0000558995508140139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128">
                <text:p>128</text:p>
              </table:table-cell>
              <table:table-cell office:value-type="float" office:value="0.0000488178321497074">
                <text:p>0.0000488178321497074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29">
                <text:p>129</text:p>
              </table:table-cell>
              <table:table-cell office:value-type="float" office:value="0.0000426126842234899">
                <text:p>0.0000426126842234899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130">
                <text:p>130</text:p>
              </table:table-cell>
              <table:table-cell office:value-type="float" office:value="0.0000371786637817454">
                <text:p>0.0000371786637817454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31">
                <text:p>131</text:p>
              </table:table-cell>
              <table:table-cell office:value-type="float" office:value="0.0000324225587321565">
                <text:p>0.0000324225587321565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132">
                <text:p>132</text:p>
              </table:table-cell>
              <table:table-cell office:value-type="float" office:value="0.0000282620362359936">
                <text:p>0.0000282620362359936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133">
                <text:p>133</text:p>
              </table:table-cell>
              <table:table-cell office:value-type="float" office:value="0.000024624430332646">
                <text:p>0.000024624430332646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134">
                <text:p>134</text:p>
              </table:table-cell>
              <table:table-cell office:value-type="float" office:value="0.0000214456561701292">
                <text:p>0.0000214456561701292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135">
                <text:p>135</text:p>
              </table:table-cell>
              <table:table-cell office:value-type="float" office:value="0.0000186692388890625">
                <text:p>0.0000186692388890625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136">
                <text:p>136</text:p>
              </table:table-cell>
              <table:table-cell office:value-type="float" office:value="0.0000162454461427802">
                <text:p>0.0000162454461427802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137">
                <text:p>137</text:p>
              </table:table-cell>
              <table:table-cell office:value-type="float" office:value="0.0000141305141278607">
                <text:p>0.0000141305141278607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138">
                <text:p>138</text:p>
              </table:table-cell>
              <table:table-cell office:value-type="float" office:value="0.0000122859578476863">
                <text:p>0.0000122859578476863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39">
                <text:p>139</text:p>
              </table:table-cell>
              <table:table-cell office:value-type="float" office:value="0.0000106779571301586">
                <text:p>0.0000106779571301586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40">
                <text:p>140</text:p>
              </table:table-cell>
              <table:table-cell office:value-type="float" office:value="0.0000092768106700473">
                <text:p>0.0000092768106700473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41">
                <text:p>141</text:p>
              </table:table-cell>
              <table:table-cell office:value-type="float" office:value="0.00000805645106532402">
                <text:p>0.00000805645106532402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42">
                <text:p>142</text:p>
              </table:table-cell>
              <table:table-cell office:value-type="float" office:value="0.00000699401446838351">
                <text:p>0.00000699401446838351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43">
                <text:p>143</text:p>
              </table:table-cell>
              <table:table-cell office:value-type="float" office:value="0.00000606945907143988">
                <text:p>0.00000606945907143988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144">
                <text:p>144</text:p>
              </table:table-cell>
              <table:table-cell office:value-type="float" office:value="0.00000526522720604393">
                <text:p>0.00000526522720604393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145">
                <text:p>145</text:p>
              </table:table-cell>
              <table:table-cell office:value-type="float" office:value="0.00000456594634171791">
                <text:p>0.00000456594634171791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146">
                <text:p>146</text:p>
              </table:table-cell>
              <table:table-cell office:value-type="float" office:value="0.00000395816473932671">
                <text:p>0.00000395816473932671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147">
                <text:p>147</text:p>
              </table:table-cell>
              <table:table-cell office:value-type="float" office:value="0.00000343011794462798">
                <text:p>0.00000343011794462798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148">
                <text:p>148</text:p>
              </table:table-cell>
              <table:table-cell office:value-type="float" office:value="0.00000297152269248723">
                <text:p>0.00000297152269248723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49">
                <text:p>149</text:p>
              </table:table-cell>
              <table:table-cell office:value-type="float" office:value="0.00000257339515287151">
                <text:p>0.00000257339515287151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150">
                <text:p>150</text:p>
              </table:table-cell>
              <table:table-cell office:value-type="float" office:value="0.00000222789076674064">
                <text:p>0.00000222789076674064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51">
                <text:p>151</text:p>
              </table:table-cell>
              <table:table-cell office:value-type="float" office:value="0.00000192816321657599">
                <text:p>0.00000192816321657599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152">
                <text:p>152</text:p>
              </table:table-cell>
              <table:table-cell office:value-type="float" office:value="0.00000166824033459401">
                <text:p>0.00000166824033459401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153">
                <text:p>153</text:p>
              </table:table-cell>
              <table:table-cell office:value-type="float" office:value="0.00000144291499491683">
                <text:p>0.00000144291499491683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154">
                <text:p>154</text:p>
              </table:table-cell>
              <table:table-cell office:value-type="float" office:value="0.00000124764924490124">
                <text:p>0.00000124764924490124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55">
                <text:p>155</text:p>
              </table:table-cell>
              <table:table-cell office:value-type="float" office:value="0.00000107849012884949">
                <text:p>0.00000107849012884949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156">
                <text:p>156</text:p>
              </table:table-cell>
              <table:table-cell office:value-type="float" office:value="0.000000931995824101859">
                <text:p>0.000000931995824101859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57">
                <text:p>157</text:p>
              </table:table-cell>
              <table:table-cell office:value-type="float" office:value="0.000000805170869552044">
                <text:p>0.000000805170869552044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158">
                <text:p>158</text:p>
              </table:table-cell>
              <table:table-cell office:value-type="float" office:value="0.000000695409401993262">
                <text:p>0.000000695409401993262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159">
                <text:p>159</text:p>
              </table:table-cell>
              <table:table-cell office:value-type="float" office:value="0.000000600445440333774">
                <text:p>0.000000600445440333774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160">
                <text:p>160</text:p>
              </table:table-cell>
              <table:table-cell office:value-type="float" office:value="0.000000518309369853451">
                <text:p>0.000000518309369853451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61">
                <text:p>161</text:p>
              </table:table-cell>
              <table:table-cell office:value-type="float" office:value="0.000000447289872703601">
                <text:p>0.000000447289872703601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162">
                <text:p>162</text:p>
              </table:table-cell>
              <table:table-cell office:value-type="float" office:value="0.000000385900644880475">
                <text:p>0.000000385900644880475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163">
                <text:p>163</text:p>
              </table:table-cell>
              <table:table-cell office:value-type="float" office:value="0.000000332851310704376">
                <text:p>0.000000332851310704376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164">
                <text:p>164</text:p>
              </table:table-cell>
              <table:table-cell office:value-type="float" office:value="0.0000002870220217619">
                <text:p>0.0000002870220217619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165">
                <text:p>165</text:p>
              </table:table-cell>
              <table:table-cell office:value-type="float" office:value="0.000000247441283652497">
                <text:p>0.000000247441283652497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166">
                <text:p>166</text:p>
              </table:table-cell>
              <table:table-cell office:value-type="float" office:value="0.000000213266610583717">
                <text:p>0.000000213266610583717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67">
                <text:p>167</text:p>
              </table:table-cell>
              <table:table-cell office:value-type="float" office:value="0.000000183767655272134">
                <text:p>0.000000183767655272134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168">
                <text:p>168</text:p>
              </table:table-cell>
              <table:table-cell office:value-type="float" office:value="0.000000158311505495333">
                <text:p>0.000000158311505495333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169">
                <text:p>169</text:p>
              </table:table-cell>
              <table:table-cell office:value-type="float" office:value="0.000000136349874519844">
                <text:p>0.000000136349874519844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170">
                <text:p>170</text:p>
              </table:table-cell>
              <table:table-cell office:value-type="float" office:value="0.000000117407946106509">
                <text:p>0.000000117407946106509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171">
                <text:p>171</text:p>
              </table:table-cell>
              <table:table-cell office:value-type="float" office:value="0.00000010107466586867">
                <text:p>0.00000010107466586867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172">
                <text:p>172</text:p>
              </table:table-cell>
              <table:table-cell office:value-type="float" office:value="0.0000000869942946245229">
                <text:p>0.0000000869942946245229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173">
                <text:p>173</text:p>
              </table:table-cell>
              <table:table-cell office:value-type="float" office:value="0.0000000748590629305775">
                <text:p>0.0000000748590629305775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174">
                <text:p>174</text:p>
              </table:table-cell>
              <table:table-cell office:value-type="float" office:value="0.0000000644027856844477">
                <text:p>0.0000000644027856844477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175">
                <text:p>175</text:p>
              </table:table-cell>
              <table:table-cell office:value-type="float" office:value="0.0000000553953147458329">
                <text:p>0.0000000553953147458329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176">
                <text:p>176</text:p>
              </table:table-cell>
              <table:table-cell office:value-type="float" office:value="0.0000000476377193773541">
                <text:p>0.0000000476377193773541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177">
                <text:p>177</text:p>
              </table:table-cell>
              <table:table-cell office:value-type="float" office:value="0.0000000409581035275925">
                <text:p>0.0000000409581035275925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178">
                <text:p>178</text:p>
              </table:table-cell>
              <table:table-cell office:value-type="float" office:value="0.0000000352079744245866">
                <text:p>0.0000000352079744245866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179">
                <text:p>179</text:p>
              </table:table-cell>
              <table:table-cell office:value-type="float" office:value="0.000000030259093285583">
                <text:p>0.000000030259093285583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180">
                <text:p>180</text:p>
              </table:table-cell>
              <table:table-cell office:value-type="float" office:value="0.0000000260007437540255">
                <text:p>0.0000000260007437540255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181">
                <text:p>181</text:p>
              </table:table-cell>
              <table:table-cell office:value-type="float" office:value="0.0000000223373634452536">
                <text:p>0.0000000223373634452536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182">
                <text:p>182</text:p>
              </table:table-cell>
              <table:table-cell office:value-type="float" office:value="0.0000000191864931121725">
                <text:p>0.0000000191864931121725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183">
                <text:p>183</text:p>
              </table:table-cell>
              <table:table-cell office:value-type="float" office:value="0.0000000164769976218377">
                <text:p>0.0000000164769976218377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184">
                <text:p>184</text:p>
              </table:table-cell>
              <table:table-cell office:value-type="float" office:value="0.0000000141475281501848">
                <text:p>0.0000000141475281501848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185">
                <text:p>185</text:p>
              </table:table-cell>
              <table:table-cell office:value-type="float" office:value="0.0000000121451882749538">
                <text:p>0.0000000121451882749538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186">
                <text:p>186</text:p>
              </table:table-cell>
              <table:table-cell office:value-type="float" office:value="0.0000000104243817029678">
                <text:p>0.0000000104243817029678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187">
                <text:p>187</text:p>
              </table:table-cell>
              <table:table-cell office:value-type="float" office:value="0.00000000894581424245145">
                <text:p>0.00000000894581424245145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188">
                <text:p>188</text:p>
              </table:table-cell>
              <table:table-cell office:value-type="float" office:value="0.0000000076756309599878">
                <text:p>0.0000000076756309599878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189">
                <text:p>189</text:p>
              </table:table-cell>
              <table:table-cell office:value-type="float" office:value="0.00000000658467042274354">
                <text:p>0.00000000658467042274354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190">
                <text:p>190</text:p>
              </table:table-cell>
              <table:table-cell office:value-type="float" office:value="0.00000000564781968847957">
                <text:p>0.00000000564781968847957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191">
                <text:p>191</text:p>
              </table:table-cell>
              <table:table-cell office:value-type="float" office:value="0.00000000484345738980673">
                <text:p>0.00000000484345738980673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192">
                <text:p>192</text:p>
              </table:table-cell>
              <table:table-cell office:value-type="float" office:value="0.00000000415297257949051">
                <text:p>0.00000000415297257949051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193">
                <text:p>193</text:p>
              </table:table-cell>
              <table:table-cell office:value-type="float" office:value="0.00000000356034924600799">
                <text:p>0.00000000356034924600799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194">
                <text:p>194</text:p>
              </table:table-cell>
              <table:table-cell office:value-type="float" office:value="0.0000000030518072094179">
                <text:p>0.0000000030518072094179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195">
                <text:p>195</text:p>
              </table:table-cell>
              <table:table-cell office:value-type="float" office:value="0.0000000026154926703464">
                <text:p>0.0000000026154926703464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196">
                <text:p>196</text:p>
              </table:table-cell>
              <table:table-cell office:value-type="float" office:value="0.00000000224121136454898">
                <text:p>0.00000000224121136454898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197">
                <text:p>197</text:p>
              </table:table-cell>
              <table:table-cell office:value-type="float" office:value="0.00000000192019775602328">
                <text:p>0.00000000192019775602328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198">
                <text:p>198</text:p>
              </table:table-cell>
              <table:table-cell office:value-type="float" office:value="0.00000000164491658473155">
                <text:p>0.00000000164491658473155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199">
                <text:p>199</text:p>
              </table:table-cell>
              <table:table-cell office:value-type="float" office:value="0.00000000140889132310717">
                <text:p>0.00000000140889132310717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200">
                <text:p>200</text:p>
              </table:table-cell>
              <table:table-cell office:value-type="float" office:value="0.00000000120655649808981">
                <text:p>0.00000000120655649808981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201">
                <text:p>201</text:p>
              </table:table-cell>
              <table:table-cell office:value-type="float" office:value="0.00000000103313067526226">
                <text:p>0.00000000103313067526226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202">
                <text:p>202</text:p>
              </table:table-cell>
              <table:table-cell office:value-type="float" office:value="0.000000000884506901662365">
                <text:p>0.000000000884506901662365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03">
                <text:p>203</text:p>
              </table:table-cell>
              <table:table-cell office:value-type="float" office:value="0.000000000757157724185925">
                <text:p>0.000000000757157724185925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204">
                <text:p>204</text:p>
              </table:table-cell>
              <table:table-cell office:value-type="float" office:value="0.000000000648054463237911">
                <text:p>0.000000000648054463237911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205">
                <text:p>205</text:p>
              </table:table-cell>
              <table:table-cell office:value-type="float" office:value="0.000000000554596897520035">
                <text:p>0.000000000554596897520035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206">
                <text:p>206</text:p>
              </table:table-cell>
              <table:table-cell office:value-type="float" office:value="0.000000000474553199783313">
                <text:p>0.000000000474553199783313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207">
                <text:p>207</text:p>
              </table:table-cell>
              <table:table-cell office:value-type="float" office:value="0.000000000406008201489665">
                <text:p>0.000000000406008201489665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208">
                <text:p>208</text:p>
              </table:table-cell>
              <table:table-cell office:value-type="float" office:value="0.000000000347318544840599">
                <text:p>0.000000000347318544840599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209">
                <text:p>209</text:p>
              </table:table-cell>
              <table:table-cell office:value-type="float" office:value="0.000000000297074241658968">
                <text:p>0.000000000297074241658968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210">
                <text:p>210</text:p>
              </table:table-cell>
              <table:table-cell office:value-type="float" office:value="0.00000000025406615860981">
                <text:p>0.00000000025406615860981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211">
                <text:p>211</text:p>
              </table:table-cell>
              <table:table-cell office:value-type="float" office:value="0.000000000217257026190387">
                <text:p>0.000000000217257026190387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212">
                <text:p>212</text:p>
              </table:table-cell>
              <table:table-cell office:value-type="float" office:value="0.0000000001857578935453">
                <text:p>0.0000000001857578935453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213">
                <text:p>213</text:p>
              </table:table-cell>
              <table:table-cell office:value-type="float" office:value="0.000000000158806184994886">
                <text:p>0.000000000158806184994886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214">
                <text:p>214</text:p>
              </table:table-cell>
              <table:table-cell office:value-type="float" office:value="0.000000000135748561703373">
                <text:p>0.000000000135748561703373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215">
                <text:p>215</text:p>
              </table:table-cell>
              <table:table-cell office:value-type="float" office:value="0.000000000116024744375013">
                <text:p>0.000000000116024744375013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216">
                <text:p>216</text:p>
              </table:table-cell>
              <table:table-cell office:value-type="float" office:value="0.000000000099155180062015">
                <text:p>0.000000000099155180062015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217">
                <text:p>217</text:p>
              </table:table-cell>
              <table:table-cell office:value-type="float" office:value="0.0000000000847285488011651">
                <text:p>0.0000000000847285488011651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218">
                <text:p>218</text:p>
              </table:table-cell>
              <table:table-cell office:value-type="float" office:value="0.0000000000723926338482777">
                <text:p>0.0000000000723926338482777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219">
                <text:p>219</text:p>
              </table:table-cell>
              <table:table-cell office:value-type="float" office:value="0.000000000061845832597952">
                <text:p>0.000000000061845832597952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220">
                <text:p>220</text:p>
              </table:table-cell>
              <table:table-cell office:value-type="float" office:value="0.0000000000528296285312814">
                <text:p>0.0000000000528296285312814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21">
                <text:p>221</text:p>
              </table:table-cell>
              <table:table-cell office:value-type="float" office:value="0.0000000000451228250481418">
                <text:p>0.0000000000451228250481418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22">
                <text:p>222</text:p>
              </table:table-cell>
              <table:table-cell office:value-type="float" office:value="0.0000000000385360996421318">
                <text:p>0.0000000000385360996421318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3">
                <text:p>223</text:p>
              </table:table-cell>
              <table:table-cell office:value-type="float" office:value="0.0000000000329073589321392">
                <text:p>0.0000000000329073589321392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24">
                <text:p>224</text:p>
              </table:table-cell>
              <table:table-cell office:value-type="float" office:value="0.0000000000280977343792098">
                <text:p>0.0000000000280977343792098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25">
                <text:p>225</text:p>
              </table:table-cell>
              <table:table-cell office:value-type="float" office:value="0.0000000000239885390313671">
                <text:p>0.0000000000239885390313671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26">
                <text:p>226</text:p>
              </table:table-cell>
              <table:table-cell office:value-type="float" office:value="0.0000000000204782242684326">
                <text:p>0.0000000000204782242684326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27">
                <text:p>227</text:p>
              </table:table-cell>
              <table:table-cell office:value-type="float" office:value="0.0000000000174798170608224">
                <text:p>0.0000000000174798170608224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28">
                <text:p>228</text:p>
              </table:table-cell>
              <table:table-cell office:value-type="float" office:value="0.0000000000149188377423188">
                <text:p>0.0000000000149188377423188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29">
                <text:p>229</text:p>
              </table:table-cell>
              <table:table-cell office:value-type="float" office:value="0.0000000000127318584681434">
                <text:p>0.0000000000127318584681434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30">
                <text:p>230</text:p>
              </table:table-cell>
              <table:table-cell office:value-type="float" office:value="0.0000000000108644209877292">
                <text:p>0.0000000000108644209877292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231">
                <text:p>231</text:p>
              </table:table-cell>
              <table:table-cell office:value-type="float" office:value="0.00000000000927007561676939">
                <text:p>0.00000000000927007561676939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232">
                <text:p>232</text:p>
              </table:table-cell>
              <table:table-cell office:value-type="float" office:value="0.00000000000790877952396514">
                <text:p>0.00000000000790877952396514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233">
                <text:p>233</text:p>
              </table:table-cell>
              <table:table-cell office:value-type="float" office:value="0.00000000000674673655970037">
                <text:p>0.00000000000674673655970037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234">
                <text:p>234</text:p>
              </table:table-cell>
              <table:table-cell office:value-type="float" office:value="0.00000000000575495571411498">
                <text:p>0.00000000000575495571411498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235">
                <text:p>235</text:p>
              </table:table-cell>
              <table:table-cell office:value-type="float" office:value="0.00000000000490861043180395">
                <text:p>0.00000000000490861043180395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236">
                <text:p>236</text:p>
              </table:table-cell>
              <table:table-cell office:value-type="float" office:value="0.00000000000418623775519141">
                <text:p>0.00000000000418623775519141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237">
                <text:p>237</text:p>
              </table:table-cell>
              <table:table-cell office:value-type="float" office:value="0.00000000000356989849585576">
                <text:p>0.00000000000356989849585576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238">
                <text:p>238</text:p>
              </table:table-cell>
              <table:table-cell office:value-type="float" office:value="0.00000000000304389586392815">
                <text:p>0.00000000000304389586392815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239">
                <text:p>239</text:p>
              </table:table-cell>
              <table:table-cell office:value-type="float" office:value="0.00000000000259525598206799">
                <text:p>0.00000000000259525598206799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240">
                <text:p>240</text:p>
              </table:table-cell>
              <table:table-cell office:value-type="float" office:value="0.00000000000221260668618666">
                <text:p>0.00000000000221260668618666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241">
                <text:p>241</text:p>
              </table:table-cell>
              <table:table-cell office:value-type="float" office:value="0.00000000000188617752544746">
                <text:p>0.00000000000188617752544746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242">
                <text:p>242</text:p>
              </table:table-cell>
              <table:table-cell office:value-type="float" office:value="0.0000000000016077997622656">
                <text:p>0.0000000000016077997622656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243">
                <text:p>243</text:p>
              </table:table-cell>
              <table:table-cell office:value-type="float" office:value="0.00000000000137026568700748">
                <text:p>0.00000000000137026568700748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244">
                <text:p>244</text:p>
              </table:table-cell>
              <table:table-cell office:value-type="float" office:value="0.0000000000011678091319662">
                <text:p>0.0000000000011678091319662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245">
                <text:p>245</text:p>
              </table:table-cell>
              <table:table-cell office:value-type="float" office:value="0.000000000000995144443410448">
                <text:p>0.000000000000995144443410448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246">
                <text:p>246</text:p>
              </table:table-cell>
              <table:table-cell office:value-type="float" office:value="0.000000000000848107166885249">
                <text:p>0.000000000000848107166885249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247">
                <text:p>247</text:p>
              </table:table-cell>
              <table:table-cell office:value-type="float" office:value="0.000000000000722532847935636">
                <text:p>0.000000000000722532847935636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248">
                <text:p>248</text:p>
              </table:table-cell>
              <table:table-cell office:value-type="float" office:value="0.000000000000615538402708168">
                <text:p>0.000000000000615538402708168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249">
                <text:p>249</text:p>
              </table:table-cell>
              <table:table-cell office:value-type="float" office:value="0.000000000000524400918674597">
                <text:p>0.000000000000524400918674597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250">
                <text:p>250</text:p>
              </table:table-cell>
              <table:table-cell office:value-type="float" office:value="0.00000000000044671782595706">
                <text:p>0.00000000000044671782595706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251">
                <text:p>251</text:p>
              </table:table-cell>
              <table:table-cell office:value-type="float" office:value="0.000000000000380567068653262">
                <text:p>0.000000000000380567068653262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252">
                <text:p>252</text:p>
              </table:table-cell>
              <table:table-cell office:value-type="float" office:value="0.000000000000324026590860915">
                <text:p>0.000000000000324026590860915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253">
                <text:p>253</text:p>
              </table:table-cell>
              <table:table-cell office:value-type="float" office:value="0.000000000000275975193303682">
                <text:p>0.000000000000275975193303682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254">
                <text:p>254</text:p>
              </table:table-cell>
              <table:table-cell office:value-type="float" office:value="0.000000000000234971334054843">
                <text:p>0.000000000000234971334054843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255">
                <text:p>255</text:p>
              </table:table-cell>
              <table:table-cell office:value-type="float" office:value="0.000000000000200214156488446">
                <text:p>0.000000000000200214156488446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256">
                <text:p>256</text:p>
              </table:table-cell>
              <table:table-cell office:value-type="float" office:value="0.000000000000170422290002964">
                <text:p>0.000000000000170422290002964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257">
                <text:p>257</text:p>
              </table:table-cell>
              <table:table-cell office:value-type="float" office:value="0.000000000000145115220622823">
                <text:p>0.000000000000145115220622823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258">
                <text:p>258</text:p>
              </table:table-cell>
              <table:table-cell office:value-type="float" office:value="0.00000000000012349209172207">
                <text:p>0.00000000000012349209172207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259">
                <text:p>259</text:p>
              </table:table-cell>
              <table:table-cell office:value-type="float" office:value="0.000000000000105072389325133">
                <text:p>0.000000000000105072389325133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260">
                <text:p>260</text:p>
              </table:table-cell>
              <table:table-cell office:value-type="float" office:value="0.0000000000000895357707816297">
                <text:p>0.0000000000000895357707816297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261">
                <text:p>261</text:p>
              </table:table-cell>
              <table:table-cell office:value-type="float" office:value="0.0000000000000762415507907971">
                <text:p>0.0000000000000762415507907971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262">
                <text:p>262</text:p>
              </table:table-cell>
              <table:table-cell office:value-type="float" office:value="0.0000000000000648693867022535">
                <text:p>0.0000000000000648693867022535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263">
                <text:p>263</text:p>
              </table:table-cell>
              <table:table-cell office:value-type="float" office:value="0.0000000000000552591071908084">
                <text:p>0.0000000000000552591071908084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264">
                <text:p>264</text:p>
              </table:table-cell>
              <table:table-cell office:value-type="float" office:value="0.0000000000000469301982808893">
                <text:p>0.0000000000000469301982808893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265">
                <text:p>265</text:p>
              </table:table-cell>
              <table:table-cell office:value-type="float" office:value="0.0000000000000398826599724963">
                <text:p>0.0000000000000398826599724963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266">
                <text:p>266</text:p>
              </table:table-cell>
              <table:table-cell office:value-type="float" office:value="0.0000000000000339563209404385">
                <text:p>0.0000000000000339563209404385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267">
                <text:p>267</text:p>
              </table:table-cell>
              <table:table-cell office:value-type="float" office:value="0.0000000000000289910098595253">
                <text:p>0.0000000000000289910098595253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268">
                <text:p>268</text:p>
              </table:table-cell>
              <table:table-cell office:value-type="float" office:value="0.0000000000000246663840793751">
                <text:p>0.0000000000000246663840793751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269">
                <text:p>269</text:p>
              </table:table-cell>
              <table:table-cell office:value-type="float" office:value="0.0000000000000209824435999879">
                <text:p>0.0000000000000209824435999879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270">
                <text:p>270</text:p>
              </table:table-cell>
              <table:table-cell office:value-type="float" office:value="0.0000000000000177790170961729">
                <text:p>0.0000000000000177790170961729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271">
                <text:p>271</text:p>
              </table:table-cell>
              <table:table-cell office:value-type="float" office:value="0.0000000000000152162758931209">
                <text:p>0.0000000000000152162758931209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272">
                <text:p>272</text:p>
              </table:table-cell>
              <table:table-cell office:value-type="float" office:value="0.0000000000000128137060152597">
                <text:p>0.0000000000000128137060152597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273">
                <text:p>273</text:p>
              </table:table-cell>
              <table:table-cell office:value-type="float" office:value="0.0000000000000108916501129708">
                <text:p>0.0000000000000108916501129708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274">
                <text:p>274</text:p>
              </table:table-cell>
              <table:table-cell office:value-type="float" office:value="9.28993686106329E-015">
                <text:p>9.28993686106329E-015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275">
                <text:p>275</text:p>
              </table:table-cell>
              <table:table-cell office:value-type="float" office:value="7.84839493434657E-015">
                <text:p>7.84839493434657E-015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276">
                <text:p>276</text:p>
              </table:table-cell>
              <table:table-cell office:value-type="float" office:value="6.72719565801134E-015">
                <text:p>6.72719565801134E-015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277">
                <text:p>277</text:p>
              </table:table-cell>
              <table:table-cell office:value-type="float" office:value="5.76616770686686E-015">
                <text:p>5.76616770686686E-015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278">
                <text:p>278</text:p>
              </table:table-cell>
              <table:table-cell office:value-type="float" office:value="4.80513975572239E-015">
                <text:p>4.80513975572239E-015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279">
                <text:p>279</text:p>
              </table:table-cell>
              <table:table-cell office:value-type="float" office:value="4.1644544549594E-015">
                <text:p>4.1644544549594E-015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280">
                <text:p>280</text:p>
              </table:table-cell>
              <table:table-cell office:value-type="float" office:value="3.52376915419641E-015">
                <text:p>3.52376915419641E-015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281">
                <text:p>281</text:p>
              </table:table-cell>
              <table:table-cell office:value-type="float" office:value="3.04325517862418E-015">
                <text:p>3.04325517862418E-015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282">
                <text:p>282</text:p>
              </table:table-cell>
              <table:table-cell office:value-type="float" office:value="2.56274120305194E-015">
                <text:p>2.56274120305194E-015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283">
                <text:p>283</text:p>
              </table:table-cell>
              <table:table-cell office:value-type="float" office:value="2.24239855267044E-015">
                <text:p>2.24239855267044E-015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284">
                <text:p>284</text:p>
              </table:table-cell>
              <table:table-cell office:value-type="float" office:value="1.76188457709821E-015">
                <text:p>1.76188457709821E-015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285">
                <text:p>285</text:p>
              </table:table-cell>
              <table:table-cell office:value-type="float" office:value="1.60171325190746E-015">
                <text:p>1.60171325190746E-015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286">
                <text:p>286</text:p>
              </table:table-cell>
              <table:table-cell office:value-type="float" office:value="1.28137060152597E-015">
                <text:p>1.28137060152597E-015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287">
                <text:p>287</text:p>
              </table:table-cell>
              <table:table-cell office:value-type="float" office:value="1.12119927633522E-015">
                <text:p>1.12119927633522E-015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288">
                <text:p>288</text:p>
              </table:table-cell>
              <table:table-cell office:value-type="float" office:value="9.61027951144476E-016">
                <text:p>9.61027951144476E-016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289">
                <text:p>289</text:p>
              </table:table-cell>
              <table:table-cell office:value-type="float" office:value="8.0085662595373E-016">
                <text:p>8.0085662595373E-016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290">
                <text:p>290</text:p>
              </table:table-cell>
              <table:table-cell office:value-type="float" office:value="6.40685300762984E-016">
                <text:p>6.40685300762984E-016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291">
                <text:p>291</text:p>
              </table:table-cell>
              <table:table-cell office:value-type="float" office:value="6.40685300762984E-016">
                <text:p>6.40685300762984E-016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292">
                <text:p>292</text:p>
              </table:table-cell>
              <table:table-cell office:value-type="float" office:value="4.80513975572238E-016">
                <text:p>4.80513975572238E-016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293">
                <text:p>293</text:p>
              </table:table-cell>
              <table:table-cell office:value-type="float" office:value="4.80513975572238E-016">
                <text:p>4.80513975572238E-016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294">
                <text:p>294</text:p>
              </table:table-cell>
              <table:table-cell office:value-type="float" office:value="3.20342650381492E-016">
                <text:p>3.20342650381492E-016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295">
                <text:p>295</text:p>
              </table:table-cell>
              <table:table-cell office:value-type="float" office:value="3.20342650381492E-016">
                <text:p>3.20342650381492E-01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